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31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59946863507274" calcext:value-type="float">
            <text:p>0.0559946863507274</text:p>
          </table:table-cell>
          <table:table-cell office:value-type="float" office:value="0.149211658273051" calcext:value-type="float">
            <text:p>0.149211658273051</text:p>
          </table:table-cell>
          <table:table-cell office:value-type="float" office:value="0.0987461984573336" calcext:value-type="float">
            <text:p>0.0987461984573336</text:p>
          </table:table-cell>
          <table:table-cell office:value-type="float" office:value="0.111757542529817" calcext:value-type="float">
            <text:p>0.111757542529817</text:p>
          </table:table-cell>
          <table:table-cell office:value-type="float" office:value="0.0769685925323218" calcext:value-type="float">
            <text:p>0.0769685925323218</text:p>
          </table:table-cell>
          <table:table-cell office:value-type="float" office:value="0.293751144206381" calcext:value-type="float">
            <text:p>0.293751144206381</text:p>
          </table:table-cell>
          <table:table-cell office:value-type="float" office:value="0.298520673525017" calcext:value-type="float">
            <text:p>0.298520673525017</text:p>
          </table:table-cell>
          <table:table-cell table:number-columns-repeated="3"/>
          <table:table-cell office:value-type="float" office:value="37.2670239108638" calcext:value-type="float">
            <text:p>37.2670239108638</text:p>
          </table:table-cell>
          <table:table-cell office:value-type="float" office:value="9.8609865313674" calcext:value-type="float">
            <text:p>9.8609865313674</text:p>
          </table:table-cell>
          <table:table-cell office:value-type="float" office:value="7.41360018276757" calcext:value-type="float">
            <text:p>7.41360018276757</text:p>
          </table:table-cell>
          <table:table-cell office:value-type="float" office:value="5.04301183665542" calcext:value-type="float">
            <text:p>5.04301183665542</text:p>
          </table:table-cell>
          <table:table-cell office:value-type="float" office:value="11.8259263599328" calcext:value-type="float">
            <text:p>11.8259263599328</text:p>
          </table:table-cell>
          <table:table-cell office:value-type="float" office:value="11.9785796666605" calcext:value-type="float">
            <text:p>11.9785796666605</text:p>
          </table:table-cell>
          <table:table-cell table:number-columns-repeated="3"/>
          <table:table-cell office:value-type="float" office:value="0.17442353597862" calcext:value-type="float">
            <text:p>0.17442353597862</text:p>
          </table:table-cell>
          <table:table-cell office:value-type="float" office:value="0.109328775285683" calcext:value-type="float">
            <text:p>0.109328775285683</text:p>
          </table:table-cell>
          <table:table-cell office:value-type="float" office:value="0.12622514728346" calcext:value-type="float">
            <text:p>0.12622514728346</text:p>
          </table:table-cell>
          <table:table-cell office:value-type="float" office:value="0.0839766073134013" calcext:value-type="float">
            <text:p>0.0839766073134013</text:p>
          </table:table-cell>
          <table:table-cell office:value-type="float" office:value="0.415441696163612" calcext:value-type="float">
            <text:p>0.415441696163612</text:p>
          </table:table-cell>
          <table:table-cell office:value-type="float" office:value="0.423525766114166" calcext:value-type="float">
            <text:p>0.4235257661141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75479543606717" calcext:value-type="float">
            <text:p>0.0775479543606717</text:p>
          </table:table-cell>
          <table:table-cell office:value-type="float" office:value="0.272006001382007" calcext:value-type="float">
            <text:p>0.272006001382007</text:p>
          </table:table-cell>
          <table:table-cell office:value-type="float" office:value="0.18023664738686" calcext:value-type="float">
            <text:p>0.18023664738686</text:p>
          </table:table-cell>
          <table:table-cell office:value-type="float" office:value="0.201006362529405" calcext:value-type="float">
            <text:p>0.201006362529405</text:p>
          </table:table-cell>
          <table:table-cell office:value-type="float" office:value="0.137777062092777" calcext:value-type="float">
            <text:p>0.137777062092777</text:p>
          </table:table-cell>
          <table:table-cell office:value-type="float" office:value="0.538626821941188" calcext:value-type="float">
            <text:p>0.538626821941188</text:p>
          </table:table-cell>
          <table:table-cell office:value-type="float" office:value="0.544787945656742" calcext:value-type="float">
            <text:p>0.544787945656742</text:p>
          </table:table-cell>
          <table:table-cell table:number-columns-repeated="3"/>
          <table:table-cell office:value-type="float" office:value="67.9873574366425" calcext:value-type="float">
            <text:p>67.9873574366425</text:p>
          </table:table-cell>
          <table:table-cell office:value-type="float" office:value="17.96764869224" calcext:value-type="float">
            <text:p>17.96764869224</text:p>
          </table:table-cell>
          <table:table-cell office:value-type="float" office:value="13.4601922347787" calcext:value-type="float">
            <text:p>13.4601922347787</text:p>
          </table:table-cell>
          <table:table-cell office:value-type="float" office:value="9.07263082034516" calcext:value-type="float">
            <text:p>9.07263082034516</text:p>
          </table:table-cell>
          <table:table-cell office:value-type="float" office:value="21.6609416797796" calcext:value-type="float">
            <text:p>21.6609416797796</text:p>
          </table:table-cell>
          <table:table-cell office:value-type="float" office:value="21.9273754422305" calcext:value-type="float">
            <text:p>21.9273754422305</text:p>
          </table:table-cell>
          <table:table-cell table:number-columns-repeated="3"/>
          <table:table-cell office:value-type="float" office:value="0.367561460331947" calcext:value-type="float">
            <text:p>0.367561460331947</text:p>
          </table:table-cell>
          <table:table-cell office:value-type="float" office:value="0.219645368852595" calcext:value-type="float">
            <text:p>0.219645368852595</text:p>
          </table:table-cell>
          <table:table-cell office:value-type="float" office:value="0.252519052993668" calcext:value-type="float">
            <text:p>0.252519052993668</text:p>
          </table:table-cell>
          <table:table-cell office:value-type="float" office:value="0.159880903214146" calcext:value-type="float">
            <text:p>0.159880903214146</text:p>
          </table:table-cell>
          <table:table-cell office:value-type="float" office:value="1.20081716732118" calcext:value-type="float">
            <text:p>1.20081716732118</text:p>
          </table:table-cell>
          <table:table-cell office:value-type="float" office:value="1.17979166948986" calcext:value-type="float">
            <text:p>1.179791669489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4209679893675" calcext:value-type="float">
            <text:p>0.144209679893675</text:p>
          </table:table-cell>
          <table:table-cell office:value-type="float" office:value="0.395275192931362" calcext:value-type="float">
            <text:p>0.395275192931362</text:p>
          </table:table-cell>
          <table:table-cell office:value-type="float" office:value="0.262092879939374" calcext:value-type="float">
            <text:p>0.262092879939374</text:p>
          </table:table-cell>
          <table:table-cell office:value-type="float" office:value="0.294922508722809" calcext:value-type="float">
            <text:p>0.294922508722809</text:p>
          </table:table-cell>
          <table:table-cell office:value-type="float" office:value="0.19734153315037" calcext:value-type="float">
            <text:p>0.19734153315037</text:p>
          </table:table-cell>
          <table:table-cell office:value-type="float" office:value="0.785497999373684" calcext:value-type="float">
            <text:p>0.785497999373684</text:p>
          </table:table-cell>
          <table:table-cell office:value-type="float" office:value="0.793624970429637" calcext:value-type="float">
            <text:p>0.793624970429637</text:p>
          </table:table-cell>
          <table:table-cell table:number-columns-repeated="3"/>
          <table:table-cell office:value-type="float" office:value="98.8866946048387" calcext:value-type="float">
            <text:p>98.8866946048387</text:p>
          </table:table-cell>
          <table:table-cell office:value-type="float" office:value="26.2035174593983" calcext:value-type="float">
            <text:p>26.2035174593983</text:p>
          </table:table-cell>
          <table:table-cell office:value-type="float" office:value="19.6311148212811" calcext:value-type="float">
            <text:p>19.6311148212811</text:p>
          </table:table-cell>
          <table:table-cell office:value-type="float" office:value="13.091410993542" calcext:value-type="float">
            <text:p>13.091410993542</text:p>
          </table:table-cell>
          <table:table-cell office:value-type="float" office:value="31.4852773178296" calcext:value-type="float">
            <text:p>31.4852773178296</text:p>
          </table:table-cell>
          <table:table-cell office:value-type="float" office:value="31.8379782509105" calcext:value-type="float">
            <text:p>31.8379782509105</text:p>
          </table:table-cell>
          <table:table-cell table:number-columns-repeated="3"/>
          <table:table-cell office:value-type="float" office:value="0.63514607480567" calcext:value-type="float">
            <text:p>0.63514607480567</text:p>
          </table:table-cell>
          <table:table-cell office:value-type="float" office:value="0.35287210813963" calcext:value-type="float">
            <text:p>0.35287210813963</text:p>
          </table:table-cell>
          <table:table-cell office:value-type="float" office:value="0.420817891594365" calcext:value-type="float">
            <text:p>0.420817891594365</text:p>
          </table:table-cell>
          <table:table-cell office:value-type="float" office:value="0.247048604922447" calcext:value-type="float">
            <text:p>0.247048604922447</text:p>
          </table:table-cell>
          <table:table-cell office:value-type="float" office:value="3.78861476881677" calcext:value-type="float">
            <text:p>3.78861476881677</text:p>
          </table:table-cell>
          <table:table-cell office:value-type="float" office:value="3.68734850937786" calcext:value-type="float">
            <text:p>3.687348509377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490936829873" calcext:value-type="float">
            <text:p>2.0490936829873</text:p>
          </table:table-cell>
          <table:table-cell office:value-type="float" office:value="0.494269576492852" calcext:value-type="float">
            <text:p>0.494269576492852</text:p>
          </table:table-cell>
          <table:table-cell office:value-type="float" office:value="0.327697819468095" calcext:value-type="float">
            <text:p>0.327697819468095</text:p>
          </table:table-cell>
          <table:table-cell office:value-type="float" office:value="0.370195924844331" calcext:value-type="float">
            <text:p>0.370195924844331</text:p>
          </table:table-cell>
          <table:table-cell office:value-type="float" office:value="0.244179952432401" calcext:value-type="float">
            <text:p>0.244179952432401</text:p>
          </table:table-cell>
          <table:table-cell office:value-type="float" office:value="0.981766665844436" calcext:value-type="float">
            <text:p>0.981766665844436</text:p>
          </table:table-cell>
          <table:table-cell office:value-type="float" office:value="0.990213134925304" calcext:value-type="float">
            <text:p>0.990213134925304</text:p>
          </table:table-cell>
          <table:table-cell table:number-columns-repeated="3"/>
          <table:table-cell office:value-type="float" office:value="123.583937889196" calcext:value-type="float">
            <text:p>123.583937889196</text:p>
          </table:table-cell>
          <table:table-cell office:value-type="float" office:value="32.8175342587278" calcext:value-type="float">
            <text:p>32.8175342587278</text:p>
          </table:table-cell>
          <table:table-cell office:value-type="float" office:value="24.5254575618075" calcext:value-type="float">
            <text:p>24.5254575618075</text:p>
          </table:table-cell>
          <table:table-cell office:value-type="float" office:value="16.2224101573328" calcext:value-type="float">
            <text:p>16.2224101573328</text:p>
          </table:table-cell>
          <table:table-cell office:value-type="float" office:value="39.3230400319845" calcext:value-type="float">
            <text:p>39.3230400319845</text:p>
          </table:table-cell>
          <table:table-cell office:value-type="float" office:value="39.6825207459223" calcext:value-type="float">
            <text:p>39.6825207459223</text:p>
          </table:table-cell>
          <table:table-cell table:number-columns-repeated="3"/>
          <table:table-cell office:value-type="float" office:value="0.941731226516143" calcext:value-type="float">
            <text:p>0.941731226516143</text:p>
          </table:table-cell>
          <table:table-cell office:value-type="float" office:value="0.483594057922659" calcext:value-type="float">
            <text:p>0.483594057922659</text:p>
          </table:table-cell>
          <table:table-cell office:value-type="float" office:value="0.589628566392732" calcext:value-type="float">
            <text:p>0.589628566392732</text:p>
          </table:table-cell>
          <table:table-cell office:value-type="float" office:value="0.32516814947223" calcext:value-type="float">
            <text:p>0.32516814947223</text:p>
          </table:table-cell>
          <table:table-cell office:value-type="float" office:value="93.6645584614969" calcext:value-type="float">
            <text:p>93.6645584614969</text:p>
          </table:table-cell>
          <table:table-cell office:value-type="float" office:value="65.8464278941092" calcext:value-type="float">
            <text:p>65.84642789410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5042127499665" calcext:value-type="float">
            <text:p>0.0575042127499665</text:p>
          </table:table-cell>
          <table:table-cell office:value-type="float" office:value="0.223553960189216" calcext:value-type="float">
            <text:p>0.223553960189216</text:p>
          </table:table-cell>
          <table:table-cell office:value-type="float" office:value="0.149236144760582" calcext:value-type="float">
            <text:p>0.149236144760582</text:p>
          </table:table-cell>
          <table:table-cell office:value-type="float" office:value="0.165890900157923" calcext:value-type="float">
            <text:p>0.165890900157923</text:p>
          </table:table-cell>
          <table:table-cell office:value-type="float" office:value="0.113259423973183" calcext:value-type="float">
            <text:p>0.113259423973183</text:p>
          </table:table-cell>
          <table:table-cell office:value-type="float" office:value="0.297929461364977" calcext:value-type="float">
            <text:p>0.297929461364977</text:p>
          </table:table-cell>
          <table:table-cell office:value-type="float" office:value="0.296789004072773" calcext:value-type="float">
            <text:p>0.296789004072773</text:p>
          </table:table-cell>
          <table:table-cell office:value-type="float" office:value="0.297745641611434" calcext:value-type="float">
            <text:p>0.297745641611434</text:p>
          </table:table-cell>
          <table:table-cell table:number-columns-repeated="2"/>
          <table:table-cell office:value-type="float" office:value="55.9067178133001" calcext:value-type="float">
            <text:p>55.9067178133001</text:p>
          </table:table-cell>
          <table:table-cell office:value-type="float" office:value="14.8223501942174" calcext:value-type="float">
            <text:p>14.8223501942174</text:p>
          </table:table-cell>
          <table:table-cell office:value-type="float" office:value="11.0629402143843" calcext:value-type="float">
            <text:p>11.0629402143843</text:p>
          </table:table-cell>
          <table:table-cell office:value-type="float" office:value="7.46610310738" calcext:value-type="float">
            <text:p>7.46610310738</text:p>
          </table:table-cell>
          <table:table-cell office:value-type="float" office:value="12.0062448298696" calcext:value-type="float">
            <text:p>12.0062448298696</text:p>
          </table:table-cell>
          <table:table-cell office:value-type="float" office:value="11.897757027496" calcext:value-type="float">
            <text:p>11.897757027496</text:p>
          </table:table-cell>
          <table:table-cell office:value-type="float" office:value="11.9375991238705" calcext:value-type="float">
            <text:p>11.9375991238705</text:p>
          </table:table-cell>
          <table:table-cell table:number-columns-repeated="2"/>
          <table:table-cell office:value-type="float" office:value="0.284941870954688" calcext:value-type="float">
            <text:p>0.284941870954688</text:p>
          </table:table-cell>
          <table:table-cell office:value-type="float" office:value="0.174946424804713" calcext:value-type="float">
            <text:p>0.174946424804713</text:p>
          </table:table-cell>
          <table:table-cell office:value-type="float" office:value="0.19928264916489" calcext:value-type="float">
            <text:p>0.19928264916489</text:p>
          </table:table-cell>
          <table:table-cell office:value-type="float" office:value="0.128228479277398" calcext:value-type="float">
            <text:p>0.128228479277398</text:p>
          </table:table-cell>
          <table:table-cell office:value-type="float" office:value="0.428257767673451" calcext:value-type="float">
            <text:p>0.428257767673451</text:p>
          </table:table-cell>
          <table:table-cell office:value-type="float" office:value="0.4207983997279" calcext:value-type="float">
            <text:p>0.4207983997279</text:p>
          </table:table-cell>
          <table:table-cell office:value-type="float" office:value="0.424669413566862" calcext:value-type="float">
            <text:p>0.4246694135668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7449463757071" calcext:value-type="float">
            <text:p>0.0817449463757071</text:p>
          </table:table-cell>
          <table:table-cell office:value-type="float" office:value="0.409556668610134" calcext:value-type="float">
            <text:p>0.409556668610134</text:p>
          </table:table-cell>
          <table:table-cell office:value-type="float" office:value="0.271306509000359" calcext:value-type="float">
            <text:p>0.271306509000359</text:p>
          </table:table-cell>
          <table:table-cell office:value-type="float" office:value="0.30497854728678" calcext:value-type="float">
            <text:p>0.30497854728678</text:p>
          </table:table-cell>
          <table:table-cell office:value-type="float" office:value="0.204547736245911" calcext:value-type="float">
            <text:p>0.204547736245911</text:p>
          </table:table-cell>
          <table:table-cell office:value-type="float" office:value="0.542657901072252" calcext:value-type="float">
            <text:p>0.542657901072252</text:p>
          </table:table-cell>
          <table:table-cell office:value-type="float" office:value="0.541358139198255" calcext:value-type="float">
            <text:p>0.541358139198255</text:p>
          </table:table-cell>
          <table:table-cell office:value-type="float" office:value="0.549162633881502" calcext:value-type="float">
            <text:p>0.549162633881502</text:p>
          </table:table-cell>
          <table:table-cell table:number-columns-repeated="2"/>
          <table:table-cell office:value-type="float" office:value="102.455340475255" calcext:value-type="float">
            <text:p>102.455340475255</text:p>
          </table:table-cell>
          <table:table-cell office:value-type="float" office:value="27.1094176476988" calcext:value-type="float">
            <text:p>27.1094176476988</text:p>
          </table:table-cell>
          <table:table-cell office:value-type="float" office:value="20.3096335201862" calcext:value-type="float">
            <text:p>20.3096335201862</text:p>
          </table:table-cell>
          <table:table-cell office:value-type="float" office:value="13.5438295146926" calcext:value-type="float">
            <text:p>13.5438295146926</text:p>
          </table:table-cell>
          <table:table-cell office:value-type="float" office:value="21.831726174152" calcext:value-type="float">
            <text:p>21.831726174152</text:p>
          </table:table-cell>
          <table:table-cell office:value-type="float" office:value="21.7990643852446" calcext:value-type="float">
            <text:p>21.7990643852446</text:p>
          </table:table-cell>
          <table:table-cell office:value-type="float" office:value="21.9843477000336" calcext:value-type="float">
            <text:p>21.9843477000336</text:p>
          </table:table-cell>
          <table:table-cell table:number-columns-repeated="2"/>
          <table:table-cell office:value-type="float" office:value="0.679426482667043" calcext:value-type="float">
            <text:p>0.679426482667043</text:p>
          </table:table-cell>
          <table:table-cell office:value-type="float" office:value="0.370070007986301" calcext:value-type="float">
            <text:p>0.370070007986301</text:p>
          </table:table-cell>
          <table:table-cell office:value-type="float" office:value="0.43915728014387" calcext:value-type="float">
            <text:p>0.43915728014387</text:p>
          </table:table-cell>
          <table:table-cell office:value-type="float" office:value="0.260126332767492" calcext:value-type="float">
            <text:p>0.260126332767492</text:p>
          </table:table-cell>
          <table:table-cell office:value-type="float" office:value="1.21185324630316" calcext:value-type="float">
            <text:p>1.21185324630316</text:p>
          </table:table-cell>
          <table:table-cell office:value-type="float" office:value="1.16788682715763" calcext:value-type="float">
            <text:p>1.16788682715763</text:p>
          </table:table-cell>
          <table:table-cell office:value-type="float" office:value="1.23523619034786" calcext:value-type="float">
            <text:p>1.2352361903478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3597401644137" calcext:value-type="float">
            <text:p>0.153597401644137</text:p>
          </table:table-cell>
          <table:table-cell office:value-type="float" office:value="0.593835158214344" calcext:value-type="float">
            <text:p>0.593835158214344</text:p>
          </table:table-cell>
          <table:table-cell office:value-type="float" office:value="0.394150825782411" calcext:value-type="float">
            <text:p>0.394150825782411</text:p>
          </table:table-cell>
          <table:table-cell office:value-type="float" office:value="0.444573348215958" calcext:value-type="float">
            <text:p>0.444573348215958</text:p>
          </table:table-cell>
          <table:table-cell office:value-type="float" office:value="0.29299809707192" calcext:value-type="float">
            <text:p>0.29299809707192</text:p>
          </table:table-cell>
          <table:table-cell office:value-type="float" office:value="0.789504158977877" calcext:value-type="float">
            <text:p>0.789504158977877</text:p>
          </table:table-cell>
          <table:table-cell office:value-type="float" office:value="0.787684063244277" calcext:value-type="float">
            <text:p>0.787684063244277</text:p>
          </table:table-cell>
          <table:table-cell office:value-type="float" office:value="0.793353697062317" calcext:value-type="float">
            <text:p>0.793353697062317</text:p>
          </table:table-cell>
          <table:table-cell table:number-columns-repeated="2"/>
          <table:table-cell office:value-type="float" office:value="148.437621488735" calcext:value-type="float">
            <text:p>148.437621488735</text:p>
          </table:table-cell>
          <table:table-cell office:value-type="float" office:value="39.4303526957797" calcext:value-type="float">
            <text:p>39.4303526957797</text:p>
          </table:table-cell>
          <table:table-cell office:value-type="float" office:value="29.4564006177186" calcext:value-type="float">
            <text:p>29.4564006177186</text:p>
          </table:table-cell>
          <table:table-cell office:value-type="float" office:value="19.573127641221" calcext:value-type="float">
            <text:p>19.573127641221</text:p>
          </table:table-cell>
          <table:table-cell office:value-type="float" office:value="31.6553240642833" calcext:value-type="float">
            <text:p>31.6553240642833</text:p>
          </table:table-cell>
          <table:table-cell office:value-type="float" office:value="31.5890976435011" calcext:value-type="float">
            <text:p>31.5890976435011</text:p>
          </table:table-cell>
          <table:table-cell office:value-type="float" office:value="31.753349905572" calcext:value-type="float">
            <text:p>31.753349905572</text:p>
          </table:table-cell>
          <table:table-cell table:number-columns-repeated="2"/>
          <table:table-cell office:value-type="float" office:value="1.41787543229919" calcext:value-type="float">
            <text:p>1.41787543229919</text:p>
          </table:table-cell>
          <table:table-cell office:value-type="float" office:value="0.645572186904033" calcext:value-type="float">
            <text:p>0.645572186904033</text:p>
          </table:table-cell>
          <table:table-cell office:value-type="float" office:value="0.797433379280572" calcext:value-type="float">
            <text:p>0.797433379280572</text:p>
          </table:table-cell>
          <table:table-cell office:value-type="float" office:value="0.419055854655281" calcext:value-type="float">
            <text:p>0.419055854655281</text:p>
          </table:table-cell>
          <table:table-cell office:value-type="float" office:value="3.87023075909169" calcext:value-type="float">
            <text:p>3.87023075909169</text:p>
          </table:table-cell>
          <table:table-cell office:value-type="float" office:value="3.55264205112585" calcext:value-type="float">
            <text:p>3.55264205112585</text:p>
          </table:table-cell>
          <table:table-cell office:value-type="float" office:value="3.88892957779441" calcext:value-type="float">
            <text:p>3.888929577794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8525574832726" calcext:value-type="float">
            <text:p>2.08525574832726</text:p>
          </table:table-cell>
          <table:table-cell office:value-type="float" office:value="0.742576207090171" calcext:value-type="float">
            <text:p>0.742576207090171</text:p>
          </table:table-cell>
          <table:table-cell office:value-type="float" office:value="0.492886476058743" calcext:value-type="float">
            <text:p>0.492886476058743</text:p>
          </table:table-cell>
          <table:table-cell office:value-type="float" office:value="0.556525003609176" calcext:value-type="float">
            <text:p>0.556525003609176</text:p>
          </table:table-cell>
          <table:table-cell office:value-type="float" office:value="0.366349467428399" calcext:value-type="float">
            <text:p>0.366349467428399</text:p>
          </table:table-cell>
          <table:table-cell office:value-type="float" office:value="0.987881429997054" calcext:value-type="float">
            <text:p>0.987881429997054</text:p>
          </table:table-cell>
          <table:table-cell office:value-type="float" office:value="0.986534315794444" calcext:value-type="float">
            <text:p>0.986534315794444</text:p>
          </table:table-cell>
          <table:table-cell office:value-type="float" office:value="0.991360272190091" calcext:value-type="float">
            <text:p>0.991360272190091</text:p>
          </table:table-cell>
          <table:table-cell table:number-columns-repeated="2"/>
          <table:table-cell office:value-type="float" office:value="185.728053038407" calcext:value-type="float">
            <text:p>185.728053038407</text:p>
          </table:table-cell>
          <table:table-cell office:value-type="float" office:value="49.2725945525845" calcext:value-type="float">
            <text:p>49.2725945525845</text:p>
          </table:table-cell>
          <table:table-cell office:value-type="float" office:value="36.9241117487123" calcext:value-type="float">
            <text:p>36.9241117487123</text:p>
          </table:table-cell>
          <table:table-cell office:value-type="float" office:value="24.5163517927147" calcext:value-type="float">
            <text:p>24.5163517927147</text:p>
          </table:table-cell>
          <table:table-cell office:value-type="float" office:value="39.5794485910208" calcext:value-type="float">
            <text:p>39.5794485910208</text:p>
          </table:table-cell>
          <table:table-cell office:value-type="float" office:value="39.5429854574935" calcext:value-type="float">
            <text:p>39.5429854574935</text:p>
          </table:table-cell>
          <table:table-cell office:value-type="float" office:value="39.6947614566238" calcext:value-type="float">
            <text:p>39.6947614566238</text:p>
          </table:table-cell>
          <table:table-cell table:number-columns-repeated="2"/>
          <table:table-cell office:value-type="float" office:value="2.80536535302926" calcext:value-type="float">
            <text:p>2.80536535302926</text:p>
          </table:table-cell>
          <table:table-cell office:value-type="float" office:value="0.968581052809606" calcext:value-type="float">
            <text:p>0.968581052809606</text:p>
          </table:table-cell>
          <table:table-cell office:value-type="float" office:value="1.24398901883779" calcext:value-type="float">
            <text:p>1.24398901883779</text:p>
          </table:table-cell>
          <table:table-cell office:value-type="float" office:value="0.586116074616516" calcext:value-type="float">
            <text:p>0.586116074616516</text:p>
          </table:table-cell>
          <table:table-cell office:value-type="float" office:value="83.5519129354791" calcext:value-type="float">
            <text:p>83.5519129354791</text:p>
          </table:table-cell>
          <table:table-cell office:value-type="float" office:value="65.6935829790768" calcext:value-type="float">
            <text:p>65.6935829790768</text:p>
          </table:table-cell>
          <table:table-cell office:value-type="float" office:value="92.914016063761" calcext:value-type="float">
            <text:p>92.9140160637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386209709682" calcext:value-type="float">
            <text:p>0.059386209709682</text:p>
          </table:table-cell>
          <table:table-cell office:value-type="float" office:value="0.298407056409258" calcext:value-type="float">
            <text:p>0.298407056409258</text:p>
          </table:table-cell>
          <table:table-cell office:value-type="float" office:value="0.196945225620466" calcext:value-type="float">
            <text:p>0.196945225620466</text:p>
          </table:table-cell>
          <table:table-cell office:value-type="float" office:value="0.22312334353505" calcext:value-type="float">
            <text:p>0.22312334353505</text:p>
          </table:table-cell>
          <table:table-cell office:value-type="float" office:value="0.152214915900281" calcext:value-type="float">
            <text:p>0.152214915900281</text:p>
          </table:table-cell>
          <table:table-cell office:value-type="float" office:value="0.296782591881932" calcext:value-type="float">
            <text:p>0.296782591881932</text:p>
          </table:table-cell>
          <table:table-cell office:value-type="float" office:value="0.299192216543732" calcext:value-type="float">
            <text:p>0.299192216543732</text:p>
          </table:table-cell>
          <table:table-cell office:value-type="float" office:value="0.297561840105086" calcext:value-type="float">
            <text:p>0.297561840105086</text:p>
          </table:table-cell>
          <table:table-cell office:value-type="float" office:value="0.300635212389452" calcext:value-type="float">
            <text:p>0.300635212389452</text:p>
          </table:table-cell>
          <table:table-cell/>
          <table:table-cell office:value-type="float" office:value="74.4360026084141" calcext:value-type="float">
            <text:p>74.4360026084141</text:p>
          </table:table-cell>
          <table:table-cell office:value-type="float" office:value="19.6897075665399" calcext:value-type="float">
            <text:p>19.6897075665399</text:p>
          </table:table-cell>
          <table:table-cell office:value-type="float" office:value="14.9654645247312" calcext:value-type="float">
            <text:p>14.9654645247312</text:p>
          </table:table-cell>
          <table:table-cell office:value-type="float" office:value="10.0714114171328" calcext:value-type="float">
            <text:p>10.0714114171328</text:p>
          </table:table-cell>
          <table:table-cell office:value-type="float" office:value="11.8576106041619" calcext:value-type="float">
            <text:p>11.8576106041619</text:p>
          </table:table-cell>
          <table:table-cell office:value-type="float" office:value="11.9085894099395" calcext:value-type="float">
            <text:p>11.9085894099395</text:p>
          </table:table-cell>
          <table:table-cell office:value-type="float" office:value="11.9239647563365" calcext:value-type="float">
            <text:p>11.9239647563365</text:p>
          </table:table-cell>
          <table:table-cell office:value-type="float" office:value="11.8966895735539" calcext:value-type="float">
            <text:p>11.8966895735539</text:p>
          </table:table-cell>
          <table:table-cell/>
          <table:table-cell office:value-type="float" office:value="0.417683987718224" calcext:value-type="float">
            <text:p>0.417683987718224</text:p>
          </table:table-cell>
          <table:table-cell office:value-type="float" office:value="0.243970488800513" calcext:value-type="float">
            <text:p>0.243970488800513</text:p>
          </table:table-cell>
          <table:table-cell office:value-type="float" office:value="0.286893132048649" calcext:value-type="float">
            <text:p>0.286893132048649</text:p>
          </table:table-cell>
          <table:table-cell office:value-type="float" office:value="0.177953735643775" calcext:value-type="float">
            <text:p>0.177953735643775</text:p>
          </table:table-cell>
          <table:table-cell office:value-type="float" office:value="0.42745679910447" calcext:value-type="float">
            <text:p>0.42745679910447</text:p>
          </table:table-cell>
          <table:table-cell office:value-type="float" office:value="0.425037217206178" calcext:value-type="float">
            <text:p>0.425037217206178</text:p>
          </table:table-cell>
          <table:table-cell office:value-type="float" office:value="0.419498071638469" calcext:value-type="float">
            <text:p>0.419498071638469</text:p>
          </table:table-cell>
          <table:table-cell office:value-type="float" office:value="0.427586801734118" calcext:value-type="float">
            <text:p>0.4275868017341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1386053612911" calcext:value-type="float">
            <text:p>0.0871386053612911</text:p>
          </table:table-cell>
          <table:table-cell office:value-type="float" office:value="0.546098534234636" calcext:value-type="float">
            <text:p>0.546098534234636</text:p>
          </table:table-cell>
          <table:table-cell office:value-type="float" office:value="0.363201956978879" calcext:value-type="float">
            <text:p>0.363201956978879</text:p>
          </table:table-cell>
          <table:table-cell office:value-type="float" office:value="0.41244921509156" calcext:value-type="float">
            <text:p>0.41244921509156</text:p>
          </table:table-cell>
          <table:table-cell office:value-type="float" office:value="0.270584952775739" calcext:value-type="float">
            <text:p>0.270584952775739</text:p>
          </table:table-cell>
          <table:table-cell office:value-type="float" office:value="0.543372173627255" calcext:value-type="float">
            <text:p>0.543372173627255</text:p>
          </table:table-cell>
          <table:table-cell office:value-type="float" office:value="0.548788484042312" calcext:value-type="float">
            <text:p>0.548788484042312</text:p>
          </table:table-cell>
          <table:table-cell office:value-type="float" office:value="0.547118323066928" calcext:value-type="float">
            <text:p>0.547118323066928</text:p>
          </table:table-cell>
          <table:table-cell office:value-type="float" office:value="0.543265130234211" calcext:value-type="float">
            <text:p>0.543265130234211</text:p>
          </table:table-cell>
          <table:table-cell/>
          <table:table-cell office:value-type="float" office:value="136.194804055532" calcext:value-type="float">
            <text:p>136.194804055532</text:p>
          </table:table-cell>
          <table:table-cell office:value-type="float" office:value="36.2425906770894" calcext:value-type="float">
            <text:p>36.2425906770894</text:p>
          </table:table-cell>
          <table:table-cell office:value-type="float" office:value="27.3614772837254" calcext:value-type="float">
            <text:p>27.3614772837254</text:p>
          </table:table-cell>
          <table:table-cell office:value-type="float" office:value="18.23198377463" calcext:value-type="float">
            <text:p>18.23198377463</text:p>
          </table:table-cell>
          <table:table-cell office:value-type="float" office:value="21.5491146678102" calcext:value-type="float">
            <text:p>21.5491146678102</text:p>
          </table:table-cell>
          <table:table-cell office:value-type="float" office:value="21.8790980307157" calcext:value-type="float">
            <text:p>21.8790980307157</text:p>
          </table:table-cell>
          <table:table-cell office:value-type="float" office:value="21.9350081681636" calcext:value-type="float">
            <text:p>21.9350081681636</text:p>
          </table:table-cell>
          <table:table-cell office:value-type="float" office:value="21.9144746115446" calcext:value-type="float">
            <text:p>21.9144746115446</text:p>
          </table:table-cell>
          <table:table-cell/>
          <table:table-cell office:value-type="float" office:value="1.17452634315242" calcext:value-type="float">
            <text:p>1.17452634315242</text:p>
          </table:table-cell>
          <table:table-cell office:value-type="float" office:value="0.567847209141393" calcext:value-type="float">
            <text:p>0.567847209141393</text:p>
          </table:table-cell>
          <table:table-cell office:value-type="float" office:value="0.70106781598902" calcext:value-type="float">
            <text:p>0.70106781598902</text:p>
          </table:table-cell>
          <table:table-cell office:value-type="float" office:value="0.370612347632428" calcext:value-type="float">
            <text:p>0.370612347632428</text:p>
          </table:table-cell>
          <table:table-cell office:value-type="float" office:value="1.19559519312671" calcext:value-type="float">
            <text:p>1.19559519312671</text:p>
          </table:table-cell>
          <table:table-cell office:value-type="float" office:value="1.20734255705113" calcext:value-type="float">
            <text:p>1.20734255705113</text:p>
          </table:table-cell>
          <table:table-cell office:value-type="float" office:value="1.20028063239604" calcext:value-type="float">
            <text:p>1.20028063239604</text:p>
          </table:table-cell>
          <table:table-cell office:value-type="float" office:value="1.1880516203298" calcext:value-type="float">
            <text:p>1.18805162032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8189603663383" calcext:value-type="float">
            <text:p>0.178189603663383</text:p>
          </table:table-cell>
          <table:table-cell office:value-type="float" office:value="0.791537704857852" calcext:value-type="float">
            <text:p>0.791537704857852</text:p>
          </table:table-cell>
          <table:table-cell office:value-type="float" office:value="0.523974993436789" calcext:value-type="float">
            <text:p>0.523974993436789</text:p>
          </table:table-cell>
          <table:table-cell office:value-type="float" office:value="0.596581699933801" calcext:value-type="float">
            <text:p>0.596581699933801</text:p>
          </table:table-cell>
          <table:table-cell office:value-type="float" office:value="0.393700892329216" calcext:value-type="float">
            <text:p>0.393700892329216</text:p>
          </table:table-cell>
          <table:table-cell office:value-type="float" office:value="0.791958794646659" calcext:value-type="float">
            <text:p>0.791958794646659</text:p>
          </table:table-cell>
          <table:table-cell office:value-type="float" office:value="0.795404590424331" calcext:value-type="float">
            <text:p>0.795404590424331</text:p>
          </table:table-cell>
          <table:table-cell office:value-type="float" office:value="0.783504630273094" calcext:value-type="float">
            <text:p>0.783504630273094</text:p>
          </table:table-cell>
          <table:table-cell office:value-type="float" office:value="0.797366666712991" calcext:value-type="float">
            <text:p>0.797366666712991</text:p>
          </table:table-cell>
          <table:table-cell/>
          <table:table-cell office:value-type="float" office:value="197.378165618601" calcext:value-type="float">
            <text:p>197.378165618601</text:p>
          </table:table-cell>
          <table:table-cell office:value-type="float" office:value="52.4304794319544" calcext:value-type="float">
            <text:p>52.4304794319544</text:p>
          </table:table-cell>
          <table:table-cell office:value-type="float" office:value="39.6001967195801" calcext:value-type="float">
            <text:p>39.6001967195801</text:p>
          </table:table-cell>
          <table:table-cell office:value-type="float" office:value="26.236908391889" calcext:value-type="float">
            <text:p>26.236908391889</text:p>
          </table:table-cell>
          <table:table-cell office:value-type="float" office:value="31.7183338588235" calcext:value-type="float">
            <text:p>31.7183338588235</text:p>
          </table:table-cell>
          <table:table-cell office:value-type="float" office:value="31.6145095184524" calcext:value-type="float">
            <text:p>31.6145095184524</text:p>
          </table:table-cell>
          <table:table-cell office:value-type="float" office:value="31.3980259223376" calcext:value-type="float">
            <text:p>31.3980259223376</text:p>
          </table:table-cell>
          <table:table-cell office:value-type="float" office:value="31.6891805098213" calcext:value-type="float">
            <text:p>31.6891805098213</text:p>
          </table:table-cell>
          <table:table-cell/>
          <table:table-cell office:value-type="float" office:value="3.67110185376112" calcext:value-type="float">
            <text:p>3.67110185376112</text:p>
          </table:table-cell>
          <table:table-cell office:value-type="float" office:value="1.08794732639407" calcext:value-type="float">
            <text:p>1.08794732639407</text:p>
          </table:table-cell>
          <table:table-cell office:value-type="float" office:value="1.46776627695472" calcext:value-type="float">
            <text:p>1.46776627695472</text:p>
          </table:table-cell>
          <table:table-cell office:value-type="float" office:value="0.649102889863881" calcext:value-type="float">
            <text:p>0.649102889863881</text:p>
          </table:table-cell>
          <table:table-cell office:value-type="float" office:value="3.81116167171493" calcext:value-type="float">
            <text:p>3.81116167171493</text:p>
          </table:table-cell>
          <table:table-cell office:value-type="float" office:value="4.07652898586209" calcext:value-type="float">
            <text:p>4.07652898586209</text:p>
          </table:table-cell>
          <table:table-cell office:value-type="float" office:value="3.81000564402477" calcext:value-type="float">
            <text:p>3.81000564402477</text:p>
          </table:table-cell>
          <table:table-cell office:value-type="float" office:value="3.95365195324871" calcext:value-type="float">
            <text:p>3.953651953248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17556338973832" calcext:value-type="float">
            <text:p>3.17556338973832</text:p>
          </table:table-cell>
          <table:table-cell office:value-type="float" office:value="0.989365503225178" calcext:value-type="float">
            <text:p>0.989365503225178</text:p>
          </table:table-cell>
          <table:table-cell office:value-type="float" office:value="0.657479361564614" calcext:value-type="float">
            <text:p>0.657479361564614</text:p>
          </table:table-cell>
          <table:table-cell office:value-type="float" office:value="0.745141500264087" calcext:value-type="float">
            <text:p>0.745141500264087</text:p>
          </table:table-cell>
          <table:table-cell office:value-type="float" office:value="0.494598362953475" calcext:value-type="float">
            <text:p>0.494598362953475</text:p>
          </table:table-cell>
          <table:table-cell office:value-type="float" office:value="0.983214809614014" calcext:value-type="float">
            <text:p>0.983214809614014</text:p>
          </table:table-cell>
          <table:table-cell office:value-type="float" office:value="0.986728176682302" calcext:value-type="float">
            <text:p>0.986728176682302</text:p>
          </table:table-cell>
          <table:table-cell office:value-type="float" office:value="0.983183144439723" calcext:value-type="float">
            <text:p>0.983183144439723</text:p>
          </table:table-cell>
          <table:table-cell office:value-type="float" office:value="0.990065551652765" calcext:value-type="float">
            <text:p>0.990065551652765</text:p>
          </table:table-cell>
          <table:table-cell/>
          <table:table-cell office:value-type="float" office:value="246.627139807158" calcext:value-type="float">
            <text:p>246.627139807158</text:p>
          </table:table-cell>
          <table:table-cell office:value-type="float" office:value="65.6368400037503" calcext:value-type="float">
            <text:p>65.6368400037503</text:p>
          </table:table-cell>
          <table:table-cell office:value-type="float" office:value="49.3305733542181" calcext:value-type="float">
            <text:p>49.3305733542181</text:p>
          </table:table-cell>
          <table:table-cell office:value-type="float" office:value="33.0551249585813" calcext:value-type="float">
            <text:p>33.0551249585813</text:p>
          </table:table-cell>
          <table:table-cell office:value-type="float" office:value="39.4266685138314" calcext:value-type="float">
            <text:p>39.4266685138314</text:p>
          </table:table-cell>
          <table:table-cell office:value-type="float" office:value="39.364945272513" calcext:value-type="float">
            <text:p>39.364945272513</text:p>
          </table:table-cell>
          <table:table-cell office:value-type="float" office:value="39.28885869796" calcext:value-type="float">
            <text:p>39.28885869796</text:p>
          </table:table-cell>
          <table:table-cell office:value-type="float" office:value="39.5214477704351" calcext:value-type="float">
            <text:p>39.5214477704351</text:p>
          </table:table-cell>
          <table:table-cell/>
          <table:table-cell office:value-type="float" office:value="152.893494208274" calcext:value-type="float">
            <text:p>152.893494208274</text:p>
          </table:table-cell>
          <table:table-cell office:value-type="float" office:value="1.89871903158407" calcext:value-type="float">
            <text:p>1.89871903158407</text:p>
          </table:table-cell>
          <table:table-cell office:value-type="float" office:value="2.8661045464911" calcext:value-type="float">
            <text:p>2.8661045464911</text:p>
          </table:table-cell>
          <table:table-cell office:value-type="float" office:value="0.978457744265578" calcext:value-type="float">
            <text:p>0.978457744265578</text:p>
          </table:table-cell>
          <table:table-cell office:value-type="float" office:value="55.646750622872" calcext:value-type="float">
            <text:p>55.646750622872</text:p>
          </table:table-cell>
          <table:table-cell office:value-type="float" office:value="98.0369419217908" calcext:value-type="float">
            <text:p>98.0369419217908</text:p>
          </table:table-cell>
          <table:table-cell office:value-type="float" office:value="50.2737457533156" calcext:value-type="float">
            <text:p>50.2737457533156</text:p>
          </table:table-cell>
          <table:table-cell office:value-type="float" office:value="137.924680093717" calcext:value-type="float">
            <text:p>137.9246800937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757102801091" calcext:value-type="float">
            <text:p>0.056757102801091</text:p>
          </table:table-cell>
          <table:table-cell office:value-type="float" office:value="0.298452867395477" calcext:value-type="float">
            <text:p>0.298452867395477</text:p>
          </table:table-cell>
          <table:table-cell office:value-type="float" office:value="0.197315130370711" calcext:value-type="float">
            <text:p>0.197315130370711</text:p>
          </table:table-cell>
          <table:table-cell office:value-type="float" office:value="0.222736408522284" calcext:value-type="float">
            <text:p>0.222736408522284</text:p>
          </table:table-cell>
          <table:table-cell office:value-type="float" office:value="0.148998409807269" calcext:value-type="float">
            <text:p>0.148998409807269</text:p>
          </table:table-cell>
          <table:table-cell office:value-type="float" office:value="0.235182953334073" calcext:value-type="float">
            <text:p>0.235182953334073</text:p>
          </table:table-cell>
          <table:table-cell office:value-type="float" office:value="0.237522049824889" calcext:value-type="float">
            <text:p>0.237522049824889</text:p>
          </table:table-cell>
          <table:table-cell office:value-type="float" office:value="0.245673660626117" calcext:value-type="float">
            <text:p>0.245673660626117</text:p>
          </table:table-cell>
          <table:table-cell office:value-type="float" office:value="0.240933689751108" calcext:value-type="float">
            <text:p>0.240933689751108</text:p>
          </table:table-cell>
          <table:table-cell office:value-type="float" office:value="0.241542865542919" calcext:value-type="float">
            <text:p>0.241542865542919</text:p>
          </table:table-cell>
          <table:table-cell office:value-type="float" office:value="74.3370395625444" calcext:value-type="float">
            <text:p>74.3370395625444</text:p>
          </table:table-cell>
          <table:table-cell office:value-type="float" office:value="19.5841532195609" calcext:value-type="float">
            <text:p>19.5841532195609</text:p>
          </table:table-cell>
          <table:table-cell office:value-type="float" office:value="14.7779333523598" calcext:value-type="float">
            <text:p>14.7779333523598</text:p>
          </table:table-cell>
          <table:table-cell office:value-type="float" office:value="10.0640523592542" calcext:value-type="float">
            <text:p>10.0640523592542</text:p>
          </table:table-cell>
          <table:table-cell office:value-type="float" office:value="9.36855530625147" calcext:value-type="float">
            <text:p>9.36855530625147</text:p>
          </table:table-cell>
          <table:table-cell office:value-type="float" office:value="9.48430901826811" calcext:value-type="float">
            <text:p>9.48430901826811</text:p>
          </table:table-cell>
          <table:table-cell office:value-type="float" office:value="9.6621889279621" calcext:value-type="float">
            <text:p>9.6621889279621</text:p>
          </table:table-cell>
          <table:table-cell office:value-type="float" office:value="9.56492926791994" calcext:value-type="float">
            <text:p>9.56492926791994</text:p>
          </table:table-cell>
          <table:table-cell office:value-type="float" office:value="9.57007318382646" calcext:value-type="float">
            <text:p>9.57007318382646</text:p>
          </table:table-cell>
          <table:table-cell office:value-type="float" office:value="0.419225510515506" calcext:value-type="float">
            <text:p>0.419225510515506</text:p>
          </table:table-cell>
          <table:table-cell office:value-type="float" office:value="0.244746343225906" calcext:value-type="float">
            <text:p>0.244746343225906</text:p>
          </table:table-cell>
          <table:table-cell office:value-type="float" office:value="0.287222615835406" calcext:value-type="float">
            <text:p>0.287222615835406</text:p>
          </table:table-cell>
          <table:table-cell office:value-type="float" office:value="0.17530803907245" calcext:value-type="float">
            <text:p>0.17530803907245</text:p>
          </table:table-cell>
          <table:table-cell office:value-type="float" office:value="0.306258389116015" calcext:value-type="float">
            <text:p>0.306258389116015</text:p>
          </table:table-cell>
          <table:table-cell office:value-type="float" office:value="0.308967621395974" calcext:value-type="float">
            <text:p>0.308967621395974</text:p>
          </table:table-cell>
          <table:table-cell office:value-type="float" office:value="0.327230002082269" calcext:value-type="float">
            <text:p>0.327230002082269</text:p>
          </table:table-cell>
          <table:table-cell office:value-type="float" office:value="0.318939999941439" calcext:value-type="float">
            <text:p>0.318939999941439</text:p>
          </table:table-cell>
          <table:table-cell office:value-type="float" office:value="0.316625360539781" calcext:value-type="float">
            <text:p>0.316625360539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53506859948638" calcext:value-type="float">
            <text:p>0.0753506859948638</text:p>
          </table:table-cell>
          <table:table-cell office:value-type="float" office:value="0.540430162295187" calcext:value-type="float">
            <text:p>0.540430162295187</text:p>
          </table:table-cell>
          <table:table-cell office:value-type="float" office:value="0.358234716108388" calcext:value-type="float">
            <text:p>0.358234716108388</text:p>
          </table:table-cell>
          <table:table-cell office:value-type="float" office:value="0.409297453896866" calcext:value-type="float">
            <text:p>0.409297453896866</text:p>
          </table:table-cell>
          <table:table-cell office:value-type="float" office:value="0.270529961742451" calcext:value-type="float">
            <text:p>0.270529961742451</text:p>
          </table:table-cell>
          <table:table-cell office:value-type="float" office:value="0.430028503746018" calcext:value-type="float">
            <text:p>0.430028503746018</text:p>
          </table:table-cell>
          <table:table-cell office:value-type="float" office:value="0.426682586234156" calcext:value-type="float">
            <text:p>0.426682586234156</text:p>
          </table:table-cell>
          <table:table-cell office:value-type="float" office:value="0.431188761275294" calcext:value-type="float">
            <text:p>0.431188761275294</text:p>
          </table:table-cell>
          <table:table-cell office:value-type="float" office:value="0.436949889394842" calcext:value-type="float">
            <text:p>0.436949889394842</text:p>
          </table:table-cell>
          <table:table-cell office:value-type="float" office:value="0.435346885928821" calcext:value-type="float">
            <text:p>0.435346885928821</text:p>
          </table:table-cell>
          <table:table-cell office:value-type="float" office:value="135.343593487724" calcext:value-type="float">
            <text:p>135.343593487724</text:p>
          </table:table-cell>
          <table:table-cell office:value-type="float" office:value="36.0835584744038" calcext:value-type="float">
            <text:p>36.0835584744038</text:p>
          </table:table-cell>
          <table:table-cell office:value-type="float" office:value="27.2965935499036" calcext:value-type="float">
            <text:p>27.2965935499036</text:p>
          </table:table-cell>
          <table:table-cell office:value-type="float" office:value="18.0505321826955" calcext:value-type="float">
            <text:p>18.0505321826955</text:p>
          </table:table-cell>
          <table:table-cell office:value-type="float" office:value="17.2922444295459" calcext:value-type="float">
            <text:p>17.2922444295459</text:p>
          </table:table-cell>
          <table:table-cell office:value-type="float" office:value="17.2428208260915" calcext:value-type="float">
            <text:p>17.2428208260915</text:p>
          </table:table-cell>
          <table:table-cell office:value-type="float" office:value="17.2926986802046" calcext:value-type="float">
            <text:p>17.2926986802046</text:p>
          </table:table-cell>
          <table:table-cell office:value-type="float" office:value="17.4648365064366" calcext:value-type="float">
            <text:p>17.4648365064366</text:p>
          </table:table-cell>
          <table:table-cell office:value-type="float" office:value="17.4461334375817" calcext:value-type="float">
            <text:p>17.4461334375817</text:p>
          </table:table-cell>
          <table:table-cell office:value-type="float" office:value="1.14640782916001" calcext:value-type="float">
            <text:p>1.14640782916001</text:p>
          </table:table-cell>
          <table:table-cell office:value-type="float" office:value="0.554326997125695" calcext:value-type="float">
            <text:p>0.554326997125695</text:p>
          </table:table-cell>
          <table:table-cell office:value-type="float" office:value="0.686474846070967" calcext:value-type="float">
            <text:p>0.686474846070967</text:p>
          </table:table-cell>
          <table:table-cell office:value-type="float" office:value="0.374573277395178" calcext:value-type="float">
            <text:p>0.374573277395178</text:p>
          </table:table-cell>
          <table:table-cell office:value-type="float" office:value="0.74650328924841" calcext:value-type="float">
            <text:p>0.74650328924841</text:p>
          </table:table-cell>
          <table:table-cell office:value-type="float" office:value="0.737247768464703" calcext:value-type="float">
            <text:p>0.737247768464703</text:p>
          </table:table-cell>
          <table:table-cell office:value-type="float" office:value="0.749469077724254" calcext:value-type="float">
            <text:p>0.749469077724254</text:p>
          </table:table-cell>
          <table:table-cell office:value-type="float" office:value="0.775808489114882" calcext:value-type="float">
            <text:p>0.775808489114882</text:p>
          </table:table-cell>
          <table:table-cell office:value-type="float" office:value="0.765050572903889" calcext:value-type="float">
            <text:p>0.765050572903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4692875896788" calcext:value-type="float">
            <text:p>0.124692875896788</text:p>
          </table:table-cell>
          <table:table-cell office:value-type="float" office:value="0.796854588047298" calcext:value-type="float">
            <text:p>0.796854588047298</text:p>
          </table:table-cell>
          <table:table-cell office:value-type="float" office:value="0.529994352085188" calcext:value-type="float">
            <text:p>0.529994352085188</text:p>
          </table:table-cell>
          <table:table-cell office:value-type="float" office:value="0.599871412138206" calcext:value-type="float">
            <text:p>0.599871412138206</text:p>
          </table:table-cell>
          <table:table-cell office:value-type="float" office:value="0.397940525318801" calcext:value-type="float">
            <text:p>0.397940525318801</text:p>
          </table:table-cell>
          <table:table-cell office:value-type="float" office:value="0.634017280396603" calcext:value-type="float">
            <text:p>0.634017280396603</text:p>
          </table:table-cell>
          <table:table-cell office:value-type="float" office:value="0.639827452627203" calcext:value-type="float">
            <text:p>0.639827452627203</text:p>
          </table:table-cell>
          <table:table-cell office:value-type="float" office:value="0.636716627099626" calcext:value-type="float">
            <text:p>0.636716627099626</text:p>
          </table:table-cell>
          <table:table-cell office:value-type="float" office:value="0.631400317719819" calcext:value-type="float">
            <text:p>0.631400317719819</text:p>
          </table:table-cell>
          <table:table-cell office:value-type="float" office:value="0.638218227229168" calcext:value-type="float">
            <text:p>0.638218227229168</text:p>
          </table:table-cell>
          <table:table-cell office:value-type="float" office:value="198.698899207165" calcext:value-type="float">
            <text:p>198.698899207165</text:p>
          </table:table-cell>
          <table:table-cell office:value-type="float" office:value="52.8000786847775" calcext:value-type="float">
            <text:p>52.8000786847775</text:p>
          </table:table-cell>
          <table:table-cell office:value-type="float" office:value="39.7895891710521" calcext:value-type="float">
            <text:p>39.7895891710521</text:p>
          </table:table-cell>
          <table:table-cell office:value-type="float" office:value="26.5036226588333" calcext:value-type="float">
            <text:p>26.5036226588333</text:p>
          </table:table-cell>
          <table:table-cell office:value-type="float" office:value="25.2789235057081" calcext:value-type="float">
            <text:p>25.2789235057081</text:p>
          </table:table-cell>
          <table:table-cell office:value-type="float" office:value="25.4908805492793" calcext:value-type="float">
            <text:p>25.4908805492793</text:p>
          </table:table-cell>
          <table:table-cell office:value-type="float" office:value="25.4911077604791" calcext:value-type="float">
            <text:p>25.4911077604791</text:p>
          </table:table-cell>
          <table:table-cell office:value-type="float" office:value="25.3847419863722" calcext:value-type="float">
            <text:p>25.3847419863722</text:p>
          </table:table-cell>
          <table:table-cell office:value-type="float" office:value="25.3025828359415" calcext:value-type="float">
            <text:p>25.3025828359415</text:p>
          </table:table-cell>
          <table:table-cell office:value-type="float" office:value="3.7968919282222" calcext:value-type="float">
            <text:p>3.7968919282222</text:p>
          </table:table-cell>
          <table:table-cell office:value-type="float" office:value="1.12690621617123" calcext:value-type="float">
            <text:p>1.12690621617123</text:p>
          </table:table-cell>
          <table:table-cell office:value-type="float" office:value="1.47836507238673" calcext:value-type="float">
            <text:p>1.47836507238673</text:p>
          </table:table-cell>
          <table:table-cell office:value-type="float" office:value="0.66272883916313" calcext:value-type="float">
            <text:p>0.66272883916313</text:p>
          </table:table-cell>
          <table:table-cell office:value-type="float" office:value="1.73453128444134" calcext:value-type="float">
            <text:p>1.73453128444134</text:p>
          </table:table-cell>
          <table:table-cell office:value-type="float" office:value="1.80422855333993" calcext:value-type="float">
            <text:p>1.80422855333993</text:p>
          </table:table-cell>
          <table:table-cell office:value-type="float" office:value="1.75909434482352" calcext:value-type="float">
            <text:p>1.75909434482352</text:p>
          </table:table-cell>
          <table:table-cell office:value-type="float" office:value="1.71960159850842" calcext:value-type="float">
            <text:p>1.71960159850842</text:p>
          </table:table-cell>
          <table:table-cell office:value-type="float" office:value="1.74749900549547" calcext:value-type="float">
            <text:p>1.74749900549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27490290648374" calcext:value-type="float">
            <text:p>0.627490290648374</text:p>
          </table:table-cell>
          <table:table-cell office:value-type="float" office:value="0.990423477095821" calcext:value-type="float">
            <text:p>0.990423477095821</text:p>
          </table:table-cell>
          <table:table-cell office:value-type="float" office:value="0.657459840461865" calcext:value-type="float">
            <text:p>0.657459840461865</text:p>
          </table:table-cell>
          <table:table-cell office:value-type="float" office:value="0.740426286389401" calcext:value-type="float">
            <text:p>0.740426286389401</text:p>
          </table:table-cell>
          <table:table-cell office:value-type="float" office:value="0.494069187537074" calcext:value-type="float">
            <text:p>0.494069187537074</text:p>
          </table:table-cell>
          <table:table-cell office:value-type="float" office:value="0.785471154733943" calcext:value-type="float">
            <text:p>0.785471154733943</text:p>
          </table:table-cell>
          <table:table-cell office:value-type="float" office:value="0.790260195013364" calcext:value-type="float">
            <text:p>0.790260195013364</text:p>
          </table:table-cell>
          <table:table-cell office:value-type="float" office:value="0.795650207463797" calcext:value-type="float">
            <text:p>0.795650207463797</text:p>
          </table:table-cell>
          <table:table-cell office:value-type="float" office:value="0.80008721903086" calcext:value-type="float">
            <text:p>0.80008721903086</text:p>
          </table:table-cell>
          <table:table-cell office:value-type="float" office:value="0.78903329088695" calcext:value-type="float">
            <text:p>0.78903329088695</text:p>
          </table:table-cell>
          <table:table-cell office:value-type="float" office:value="247.123687547767" calcext:value-type="float">
            <text:p>247.123687547767</text:p>
          </table:table-cell>
          <table:table-cell office:value-type="float" office:value="65.6566393367402" calcext:value-type="float">
            <text:p>65.6566393367402</text:p>
          </table:table-cell>
          <table:table-cell office:value-type="float" office:value="49.3720885229565" calcext:value-type="float">
            <text:p>49.3720885229565</text:p>
          </table:table-cell>
          <table:table-cell office:value-type="float" office:value="32.9470972403303" calcext:value-type="float">
            <text:p>32.9470972403303</text:p>
          </table:table-cell>
          <table:table-cell office:value-type="float" office:value="31.3874309819978" calcext:value-type="float">
            <text:p>31.3874309819978</text:p>
          </table:table-cell>
          <table:table-cell office:value-type="float" office:value="31.5430027722296" calcext:value-type="float">
            <text:p>31.5430027722296</text:p>
          </table:table-cell>
          <table:table-cell office:value-type="float" office:value="31.8083250525057" calcext:value-type="float">
            <text:p>31.8083250525057</text:p>
          </table:table-cell>
          <table:table-cell office:value-type="float" office:value="31.7960867104442" calcext:value-type="float">
            <text:p>31.7960867104442</text:p>
          </table:table-cell>
          <table:table-cell office:value-type="float" office:value="31.6311876918515" calcext:value-type="float">
            <text:p>31.6311876918515</text:p>
          </table:table-cell>
          <table:table-cell office:value-type="float" office:value="74.2456706696603" calcext:value-type="float">
            <text:p>74.2456706696603</text:p>
          </table:table-cell>
          <table:table-cell office:value-type="float" office:value="1.91949052400391" calcext:value-type="float">
            <text:p>1.91949052400391</text:p>
          </table:table-cell>
          <table:table-cell office:value-type="float" office:value="2.91552529106742" calcext:value-type="float">
            <text:p>2.91552529106742</text:p>
          </table:table-cell>
          <table:table-cell office:value-type="float" office:value="0.969091725159447" calcext:value-type="float">
            <text:p>0.969091725159447</text:p>
          </table:table-cell>
          <table:table-cell office:value-type="float" office:value="3.66819093497057" calcext:value-type="float">
            <text:p>3.66819093497057</text:p>
          </table:table-cell>
          <table:table-cell office:value-type="float" office:value="3.78960783514426" calcext:value-type="float">
            <text:p>3.78960783514426</text:p>
          </table:table-cell>
          <table:table-cell office:value-type="float" office:value="3.85850128097924" calcext:value-type="float">
            <text:p>3.85850128097924</text:p>
          </table:table-cell>
          <table:table-cell office:value-type="float" office:value="4.04021795997128" calcext:value-type="float">
            <text:p>4.04021795997128</text:p>
          </table:table-cell>
          <table:table-cell office:value-type="float" office:value="3.83846837351555" calcext:value-type="float">
            <text:p>3.83846837351555</text:p>
          </table:table-cell>
        </table:table-row>
      </table:table>
      <table:table table:name="rezultati_analiticki" table:style-name="ta1"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" table:default-cell-style-name="ce6"/>
        <table:table-column table:style-name="co11" table:default-cell-style-name="ce6"/>
        <table:table-column table:style-name="co13" table:default-cell-style-name="ce6"/>
        <table:table-column table:style-name="co8" table:default-cell-style-name="ce6"/>
        <table:table-column table:style-name="co9" table:default-cell-style-name="ce6"/>
        <table:table-column table:style-name="co14" table:default-cell-style-name="ce6"/>
        <table:table-column table:style-name="co6" table:number-columns-repeated="4" table:default-cell-style-name="ce6"/>
        <table:table-column table:style-name="co4" table:number-columns-repeated="3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6" table:number-columns-repeated="16354" table:default-cell-style-name="ce6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1770021176456" calcext:value-type="float">
            <text:p>0.0562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099" calcext:value-type="float">
            <text:p>0.0990 </text:p>
          </table:table-cell>
          <table:table-cell office:value-type="float" office:value="0.111375" calcext:value-type="float">
            <text:p>0.1114 </text:p>
          </table:table-cell>
          <table:table-cell office:value-type="float" office:value="0.07425" calcext:value-type="float">
            <text:p>0.0743 </text:p>
          </table:table-cell>
          <table:table-cell table:number-columns-repeated="2" office:value-type="float" office:value="0.297" calcext:value-type="float">
            <text:p>0.297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9.9" calcext:value-type="float">
            <text:p>9.9000 </text:p>
          </table:table-cell>
          <table:table-cell office:value-type="float" office:value="7.425" calcext:value-type="float">
            <text:p>7.4250 </text:p>
          </table:table-cell>
          <table:table-cell office:value-type="float" office:value="4.95" calcext:value-type="float">
            <text:p>4.9500 </text:p>
          </table:table-cell>
          <table:table-cell table:number-columns-repeated="2" office:value-type="float" office:value="11.88" calcext:value-type="float">
            <text:p>11.8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174398120963006" calcext:value-type="float">
            <text:p>0.1744 </text:p>
          </table:table-cell>
          <table:table-cell office:value-type="float" office:value="0.109877913429523" calcext:value-type="float">
            <text:p>0.1099 </text:p>
          </table:table-cell>
          <table:table-cell office:value-type="float" office:value="0.125334083556056" calcext:value-type="float">
            <text:p>0.1253 </text:p>
          </table:table-cell>
          <table:table-cell office:value-type="float" office:value="0.0802052389954091" calcext:value-type="float">
            <text:p>0.0802 </text:p>
          </table:table-cell>
          <table:table-cell table:number-columns-repeated="2" office:value-type="float" office:value="0.422475106685633" calcext:value-type="float">
            <text:p>0.4225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80710970535245" calcext:value-type="float">
            <text:p>0.0781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1815" calcext:value-type="float">
            <text:p>0.1815 </text:p>
          </table:table-cell>
          <table:table-cell office:value-type="float" office:value="0.2041875" calcext:value-type="float">
            <text:p>0.2042 </text:p>
          </table:table-cell>
          <table:table-cell office:value-type="float" office:value="0.136125" calcext:value-type="float">
            <text:p>0.1361 </text:p>
          </table:table-cell>
          <table:table-cell table:number-columns-repeated="2" office:value-type="float" office:value="0.5445" calcext:value-type="float">
            <text:p>0.5445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68.0625" calcext:value-type="float">
            <text:p>68.0625 </text:p>
          </table:table-cell>
          <table:table-cell office:value-type="float" office:value="18.15" calcext:value-type="float">
            <text:p>18.1500 </text:p>
          </table:table-cell>
          <table:table-cell office:value-type="float" office:value="13.6125" calcext:value-type="float">
            <text:p>13.6125 </text:p>
          </table:table-cell>
          <table:table-cell office:value-type="float" office:value="9.075" calcext:value-type="float">
            <text:p>9.0750 </text:p>
          </table:table-cell>
          <table:table-cell table:number-columns-repeated="2" office:value-type="float" office:value="21.78" calcext:value-type="float">
            <text:p>21.7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221747098350642" calcext:value-type="float">
            <text:p>0.2217 </text:p>
          </table:table-cell>
          <table:table-cell office:value-type="float" office:value="0.256577397314066" calcext:value-type="float">
            <text:p>0.2566 </text:p>
          </table:table-cell>
          <table:table-cell office:value-type="float" office:value="0.15757488062509" calcext:value-type="float">
            <text:p>0.1576 </text:p>
          </table:table-cell>
          <table:table-cell table:number-columns-repeated="2" office:value-type="float" office:value="1.1953896816685" calcext:value-type="float">
            <text:p>1.1954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4676558248634" calcext:value-type="float">
            <text:p>0.1468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264" calcext:value-type="float">
            <text:p>0.2640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table:number-columns-repeated="2" office:value-type="float" office:value="0.792" calcext:value-type="float">
            <text:p>0.792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99" calcext:value-type="float">
            <text:p>99.0000 </text:p>
          </table:table-cell>
          <table:table-cell office:value-type="float" office:value="26.4" calcext:value-type="float">
            <text:p>26.40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3.2" calcext:value-type="float">
            <text:p>13.2000 </text:p>
          </table:table-cell>
          <table:table-cell table:number-columns-repeated="2" office:value-type="float" office:value="31.68" calcext:value-type="float">
            <text:p>31.6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358695652173913" calcext:value-type="float">
            <text:p>0.3587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table:number-columns-repeated="2" office:value-type="float" office:value="3.80769230769231" calcext:value-type="float">
            <text:p>3.8077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3020323540634" calcext:value-type="float">
            <text:p>2.5302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33" calcext:value-type="float">
            <text:p>0.3300 </text:p>
          </table:table-cell>
          <table:table-cell office:value-type="float" office:value="0.37125" calcext:value-type="float">
            <text:p>0.3713 </text:p>
          </table:table-cell>
          <table:table-cell office:value-type="float" office:value="0.2475" calcext:value-type="float">
            <text:p>0.2475 </text:p>
          </table:table-cell>
          <table:table-cell table:number-columns-repeated="2" office:value-type="float" office:value="0.99" calcext:value-type="float">
            <text:p>0.99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123.75" calcext:value-type="float">
            <text:p>123.7500 </text:p>
          </table:table-cell>
          <table:table-cell office:value-type="float" office:value="33" calcext:value-type="float">
            <text:p>33.0000 </text:p>
          </table:table-cell>
          <table:table-cell office:value-type="float" office:value="24.75" calcext:value-type="float">
            <text:p>24.7500 </text:p>
          </table:table-cell>
          <table:table-cell office:value-type="float" office:value="16.5" calcext:value-type="float">
            <text:p>16.5000 </text:p>
          </table:table-cell>
          <table:table-cell table:number-columns-repeated="2" office:value-type="float" office:value="39.6" calcext:value-type="float">
            <text:p>39.60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98019801980198" calcext:value-type="float">
            <text:p>0.9802 </text:p>
          </table:table-cell>
          <table:table-cell office:value-type="float" office:value="0.492537313432836" calcext:value-type="float">
            <text:p>0.4925 </text:p>
          </table:table-cell>
          <table:table-cell office:value-type="float" office:value="0.590457256461233" calcext:value-type="float">
            <text:p>0.5905 </text:p>
          </table:table-cell>
          <table:table-cell office:value-type="float" office:value="0.32890365448505" calcext:value-type="float">
            <text:p>0.3289 </text:p>
          </table:table-cell>
          <table:table-cell table:number-columns-repeated="2" office:value-type="float" office:value="99.0000000000006" calcext:value-type="float">
            <text:p>99.0000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76407161214774" calcext:value-type="float">
            <text:p>0.0576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1670625" calcext:value-type="float">
            <text:p>0.1671 </text:p>
          </table:table-cell>
          <table:table-cell office:value-type="float" office:value="0.111375" calcext:value-type="float">
            <text:p>0.1114 </text:p>
          </table:table-cell>
          <table:table-cell table:number-columns-repeated="3" office:value-type="float" office:value="0.297" calcext:value-type="float">
            <text:p>0.297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55.6875" calcext:value-type="float">
            <text:p>55.6875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11.1375" calcext:value-type="float">
            <text:p>11.1375 </text:p>
          </table:table-cell>
          <table:table-cell office:value-type="float" office:value="7.425" calcext:value-type="float">
            <text:p>7.4250 </text:p>
          </table:table-cell>
          <table:table-cell table:number-columns-repeated="3" office:value-type="float" office:value="11.88" calcext:value-type="float">
            <text:p>11.8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office:value-type="float" office:value="0.200570270878667" calcext:value-type="float">
            <text:p>0.2006 </text:p>
          </table:table-cell>
          <table:table-cell office:value-type="float" office:value="0.125334083556056" calcext:value-type="float">
            <text:p>0.1253 </text:p>
          </table:table-cell>
          <table:table-cell table:number-columns-repeated="3" office:value-type="float" office:value="0.422475106685633" calcext:value-type="float">
            <text:p>0.4225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18581411380693" calcext:value-type="float">
            <text:p>0.0819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30628125" calcext:value-type="float">
            <text:p>0.3063 </text:p>
          </table:table-cell>
          <table:table-cell office:value-type="float" office:value="0.2041875" calcext:value-type="float">
            <text:p>0.2042 </text:p>
          </table:table-cell>
          <table:table-cell table:number-columns-repeated="3" office:value-type="float" office:value="0.5445" calcext:value-type="float">
            <text:p>0.5445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02.09375" calcext:value-type="float">
            <text:p>102.0938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20.41875" calcext:value-type="float">
            <text:p>20.4188 </text:p>
          </table:table-cell>
          <table:table-cell office:value-type="float" office:value="13.6125" calcext:value-type="float">
            <text:p>13.6125 </text:p>
          </table:table-cell>
          <table:table-cell table:number-columns-repeated="3" office:value-type="float" office:value="21.78" calcext:value-type="float">
            <text:p>21.7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441506374160998" calcext:value-type="float">
            <text:p>0.4415 </text:p>
          </table:table-cell>
          <table:table-cell office:value-type="float" office:value="0.256577397314066" calcext:value-type="float">
            <text:p>0.2566 </text:p>
          </table:table-cell>
          <table:table-cell table:number-columns-repeated="3" office:value-type="float" office:value="1.1953896816685" calcext:value-type="float">
            <text:p>1.1954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55383647584146" calcext:value-type="float">
            <text:p>0.1554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4455" calcext:value-type="float">
            <text:p>0.4455 </text:p>
          </table:table-cell>
          <table:table-cell office:value-type="float" office:value="0.297" calcext:value-type="float">
            <text:p>0.2970 </text:p>
          </table:table-cell>
          <table:table-cell table:number-columns-repeated="3" office:value-type="float" office:value="0.792" calcext:value-type="float">
            <text:p>0.792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48.5" calcext:value-type="float">
            <text:p>148.5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9.7" calcext:value-type="float">
            <text:p>29.7000 </text:p>
          </table:table-cell>
          <table:table-cell office:value-type="float" office:value="19.8" calcext:value-type="float">
            <text:p>19.8000 </text:p>
          </table:table-cell>
          <table:table-cell table:number-columns-repeated="3" office:value-type="float" office:value="31.68" calcext:value-type="float">
            <text:p>31.6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803426510369703" calcext:value-type="float">
            <text:p>0.8034 </text:p>
          </table:table-cell>
          <table:table-cell office:value-type="float" office:value="0.422475106685633" calcext:value-type="float">
            <text:p>0.4225 </text:p>
          </table:table-cell>
          <table:table-cell table:number-columns-repeated="3" office:value-type="float" office:value="3.80769230769231" calcext:value-type="float">
            <text:p>3.8077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4807112793569" calcext:value-type="float">
            <text:p>2.5481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556875" calcext:value-type="float">
            <text:p>0.5569 </text:p>
          </table:table-cell>
          <table:table-cell office:value-type="float" office:value="0.37125" calcext:value-type="float">
            <text:p>0.3713 </text:p>
          </table:table-cell>
          <table:table-cell table:number-columns-repeated="3" office:value-type="float" office:value="0.99" calcext:value-type="float">
            <text:p>0.99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85.625" calcext:value-type="float">
            <text:p>185.625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24.75" calcext:value-type="float">
            <text:p>24.7500 </text:p>
          </table:table-cell>
          <table:table-cell table:number-columns-repeated="3" office:value-type="float" office:value="39.6" calcext:value-type="float">
            <text:p>39.60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office:value-type="float" office:value="1.25669957686883" calcext:value-type="float">
            <text:p>1.2567 </text:p>
          </table:table-cell>
          <table:table-cell office:value-type="float" office:value="0.590457256461233" calcext:value-type="float">
            <text:p>0.5905 </text:p>
          </table:table-cell>
          <table:table-cell table:number-columns-repeated="3" office:value-type="float" office:value="98.9999999999989" calcext:value-type="float">
            <text:p>99.0000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93485642786923" calcext:value-type="float">
            <text:p>0.0593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4" office:value-type="float" office:value="0.297" calcext:value-type="float">
            <text:p>0.2970 </text:p>
          </table:table-cell>
          <table:table-cell office:value-type="float" office:value="0" calcext:value-type="float">
            <text:p>0.0000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4" office:value-type="float" office:value="11.88" calcext:value-type="float">
            <text:p>11.8800 </text:p>
          </table:table-cell>
          <table:table-cell office:value-type="float" office:value="0" calcext:value-type="float">
            <text:p>0.000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6" calcext:value-type="float">
            <text:p>0.1744 </text:p>
          </table:table-cell>
          <table:table-cell table:number-columns-repeated="4" office:value-type="float" office:value="0.422475106685633" calcext:value-type="float">
            <text:p>0.4225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7364155722443" calcext:value-type="float">
            <text:p>0.0874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4" office:value-type="float" office:value="0.5445" calcext:value-type="float">
            <text:p>0.5445 </text:p>
          </table:table-cell>
          <table:table-cell office:value-type="float" office:value="0" calcext:value-type="float">
            <text:p>0.0000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4" office:value-type="float" office:value="21.78" calcext:value-type="float">
            <text:p>21.7800 </text:p>
          </table:table-cell>
          <table:table-cell office:value-type="float" office:value="0" calcext:value-type="float">
            <text:p>0.000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4" office:value-type="float" office:value="1.1953896816685" calcext:value-type="float">
            <text:p>1.1954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7578747579327" calcext:value-type="float">
            <text:p>0.175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4" office:value-type="float" office:value="0.792" calcext:value-type="float">
            <text:p>0.7920 </text:p>
          </table:table-cell>
          <table:table-cell office:value-type="float" office:value="0" calcext:value-type="float">
            <text:p>0.0000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4" office:value-type="float" office:value="31.68" calcext:value-type="float">
            <text:p>31.6800 </text:p>
          </table:table-cell>
          <table:table-cell office:value-type="float" office:value="0" calcext:value-type="float">
            <text:p>0.000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4" office:value-type="float" office:value="3.80769230769231" calcext:value-type="float">
            <text:p>3.8077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3.16164690426782" calcext:value-type="float">
            <text:p>3.1616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4" office:value-type="float" office:value="0.99" calcext:value-type="float">
            <text:p>0.9900 </text:p>
          </table:table-cell>
          <table:table-cell office:value-type="float" office:value="0" calcext:value-type="float">
            <text:p>0.000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4" office:value-type="float" office:value="39.6" calcext:value-type="float">
            <text:p>39.6000 </text:p>
          </table:table-cell>
          <table:table-cell office:value-type="float" office:value="0" calcext:value-type="float">
            <text:p>0.0000 </text:p>
          </table:table-cell>
          <table:table-cell office:value-type="float" office:value="98.9999999999988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" calcext:value-type="float">
            <text:p>0.9802 </text:p>
          </table:table-cell>
          <table:table-cell table:number-columns-repeated="4" office:value-type="float" office:value="99.0000000000006" calcext:value-type="float">
            <text:p>99.0000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5778723408274" calcext:value-type="float">
            <text:p>0.0566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5" office:value-type="float" office:value="0.2376" calcext:value-type="float">
            <text:p>0.2376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5" office:value-type="float" office:value="9.504" calcext:value-type="float">
            <text:p>9.504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table:number-columns-repeated="5" office:value-type="float" office:value="0.311647429171039" calcext:value-type="float">
            <text:p>0.3116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67742400450112" calcext:value-type="float">
            <text:p>0.0768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5" office:value-type="float" office:value="0.4356" calcext:value-type="float">
            <text:p>0.4356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5" office:value-type="float" office:value="17.424" calcext:value-type="float">
            <text:p>17.424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5" office:value-type="float" office:value="0.771793054571227" calcext:value-type="float">
            <text:p>0.7718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23826609148997" calcext:value-type="float">
            <text:p>0.123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5" office:value-type="float" office:value="0.6336" calcext:value-type="float">
            <text:p>0.6336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5" office:value-type="float" office:value="25.344" calcext:value-type="float">
            <text:p>25.344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5" office:value-type="float" office:value="1.7292576419214" calcext:value-type="float">
            <text:p>1.7293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0.781839211960125" calcext:value-type="float">
            <text:p>0.7818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5" office:value-type="float" office:value="0.792" calcext:value-type="float">
            <text:p>0.792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5" office:value-type="float" office:value="31.68" calcext:value-type="float">
            <text:p>31.6800 </text:p>
          </table:table-cell>
          <table:table-cell office:value-type="float" office:value="99.000000000001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table:number-columns-repeated="5" office:value-type="float" office:value="3.80769230769231" calcext:value-type="float">
            <text:p>3.8077 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" table:style-name="ta1">
        <table:table-column table:style-name="co6" table:number-columns-repeated="30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table:formula="of:=ABS([$rezultati_analiticki.A2]-[$rezultati_simulacija.A2])/[$rezultati_analiticki.A2]" office:value-type="float" office:value="0" calcext:value-type="float">
            <text:p>0.0000</text:p>
          </table:table-cell>
          <table:table-cell table:formula="of:=ABS([$rezultati_analiticki.B2]-[$rezultati_simulacija.B2])/[$rezultati_analiticki.B2]" office:value-type="float" office:value="0" calcext:value-type="float">
            <text:p>0.0000</text:p>
          </table:table-cell>
          <table:table-cell table:formula="of:=ABS([$rezultati_analiticki.C2]-[$rezultati_simulacija.C2])/[$rezultati_analiticki.C2]" office:value-type="float" office:value="0.00324538085062626" calcext:value-type="float">
            <text:p>0.0032</text:p>
          </table:table-cell>
          <table:table-cell table:formula="of:=ABS([$rezultati_analiticki.D2]-[$rezultati_simulacija.D2])/[$rezultati_analiticki.D2]" office:value-type="float" office:value="0.00479231160303705" calcext:value-type="float">
            <text:p>0.0048</text:p>
          </table:table-cell>
          <table:table-cell table:formula="of:=ABS([$rezultati_analiticki.E2]-[$rezultati_simulacija.E2])/[$rezultati_analiticki.E2]" office:value-type="float" office:value="0.00256365194612535" calcext:value-type="float">
            <text:p>0.0026</text:p>
          </table:table-cell>
          <table:table-cell table:formula="of:=ABS([$rezultati_analiticki.F2]-[$rezultati_simulacija.F2])/[$rezultati_analiticki.F2]" office:value-type="float" office:value="0.00343472529577549" calcext:value-type="float">
            <text:p>0.0034</text:p>
          </table:table-cell>
          <table:table-cell table:formula="of:=ABS([$rezultati_analiticki.G2]-[$rezultati_simulacija.G2])/[$rezultati_analiticki.G2]" office:value-type="float" office:value="0.0366140408393509" calcext:value-type="float">
            <text:p>0.0366</text:p>
          </table:table-cell>
          <table:table-cell table:formula="of:=ABS([$rezultati_analiticki.H2]-[$rezultati_simulacija.H2])/[$rezultati_analiticki.H2]" office:value-type="float" office:value="0.0109389083960236" calcext:value-type="float">
            <text:p>0.0109</text:p>
          </table:table-cell>
          <table:table-cell table:formula="of:=ABS([$rezultati_analiticki.I2]-[$rezultati_simulacija.I2])/[$rezultati_analiticki.I2]" office:value-type="float" office:value="0.00512011287884513" calcext:value-type="float">
            <text:p>0.0051</text:p>
          </table:table-cell>
          <table:table-cell table:formula="of:=ABS([$rezultati_analiticki.J2]-[$rezultati_simulacija.J2])/[$rezultati_analiticki.J2]" office:value-type="string" office:string-value="" calcext:value-type="error">
            <text:p>#DIV/0!</text:p>
          </table:table-cell>
          <table:table-cell table:formula="of:=ABS([$rezultati_analiticki.K2]-[$rezultati_simulacija.K2])/[$rezultati_analiticki.K2]" office:value-type="string" office:string-value="" calcext:value-type="error">
            <text:p>#DIV/0!</text:p>
          </table:table-cell>
          <table:table-cell table:formula="of:=ABS([$rezultati_analiticki.L2]-[$rezultati_simulacija.L2])/[$rezultati_analiticki.L2]" office:value-type="string" office:string-value="" calcext:value-type="error">
            <text:p>#DIV/0!</text:p>
          </table:table-cell>
          <table:table-cell table:formula="of:=ABS([$rezultati_analiticki.M2]-[$rezultati_simulacija.M2])/[$rezultati_analiticki.M2]" office:value-type="float" office:value="0.00382555988858717" calcext:value-type="float">
            <text:p>0.0038</text:p>
          </table:table-cell>
          <table:table-cell table:formula="of:=ABS([$rezultati_analiticki.N2]-[$rezultati_simulacija.N2])/[$rezultati_analiticki.N2]" office:value-type="float" office:value="0.00394075440733334" calcext:value-type="float">
            <text:p>0.0039</text:p>
          </table:table-cell>
          <table:table-cell table:formula="of:=ABS([$rezultati_analiticki.O2]-[$rezultati_simulacija.O2])/[$rezultati_analiticki.O2]" office:value-type="float" office:value="0.00153532892019261" calcext:value-type="float">
            <text:p>0.0015</text:p>
          </table:table-cell>
          <table:table-cell table:formula="of:=ABS([$rezultati_analiticki.P2]-[$rezultati_simulacija.P2])/[$rezultati_analiticki.P2]" office:value-type="float" office:value="0.018790270031398" calcext:value-type="float">
            <text:p>0.0188</text:p>
          </table:table-cell>
          <table:table-cell table:formula="of:=ABS([$rezultati_analiticki.Q2]-[$rezultati_simulacija.Q2])/[$rezultati_analiticki.Q2]" office:value-type="float" office:value="0.00455165320430976" calcext:value-type="float">
            <text:p>0.0046</text:p>
          </table:table-cell>
          <table:table-cell table:formula="of:=ABS([$rezultati_analiticki.R2]-[$rezultati_simulacija.R2])/[$rezultati_analiticki.R2]" office:value-type="float" office:value="0.00829795173909919" calcext:value-type="float">
            <text:p>0.0083</text:p>
          </table:table-cell>
          <table:table-cell table:formula="of:=ABS([$rezultati_analiticki.S2]-[$rezultati_simulacija.S2])/[$rezultati_analiticki.S2]" office:value-type="string" office:string-value="" calcext:value-type="error">
            <text:p>#DIV/0!</text:p>
          </table:table-cell>
          <table:table-cell table:formula="of:=ABS([$rezultati_analiticki.T2]-[$rezultati_simulacija.T2])/[$rezultati_analiticki.T2]" office:value-type="string" office:string-value="" calcext:value-type="error">
            <text:p>#DIV/0!</text:p>
          </table:table-cell>
          <table:table-cell table:formula="of:=ABS([$rezultati_analiticki.U2]-[$rezultati_simulacija.U2])/[$rezultati_analiticki.U2]" office:value-type="string" office:string-value="" calcext:value-type="error">
            <text:p>#DIV/0!</text:p>
          </table:table-cell>
          <table:table-cell table:formula="of:=ABS([$rezultati_analiticki.V2]-[$rezultati_simulacija.V2])/[$rezultati_analiticki.V2]" office:value-type="float" office:value="0.000145729870675625" calcext:value-type="float">
            <text:p>0.0001</text:p>
          </table:table-cell>
          <table:table-cell table:formula="of:=ABS([$rezultati_analiticki.W2]-[$rezultati_simulacija.W2])/[$rezultati_analiticki.W2]" office:value-type="float" office:value="0.00499771179393777" calcext:value-type="float">
            <text:p>0.0050</text:p>
          </table:table-cell>
          <table:table-cell table:formula="of:=ABS([$rezultati_analiticki.X2]-[$rezultati_simulacija.X2])/[$rezultati_analiticki.X2]" office:value-type="float" office:value="0.00710950846028619" calcext:value-type="float">
            <text:p>0.0071</text:p>
          </table:table-cell>
          <table:table-cell table:formula="of:=ABS([$rezultati_analiticki.Y2]-[$rezultati_simulacija.Y2])/[$rezultati_analiticki.Y2]" office:value-type="float" office:value="0.0470214709815661" calcext:value-type="float">
            <text:p>0.0470</text:p>
          </table:table-cell>
          <table:table-cell table:formula="of:=ABS([$rezultati_analiticki.Z2]-[$rezultati_simulacija.Z2])/[$rezultati_analiticki.Z2]" office:value-type="float" office:value="0.0166481063871406" calcext:value-type="float">
            <text:p>0.0166</text:p>
          </table:table-cell>
          <table:table-cell table:formula="of:=ABS([$rezultati_analiticki.AA2]-[$rezultati_simulacija.AA2])/[$rezultati_analiticki.AA2]" office:value-type="float" office:value="0.00248691440491144" calcext:value-type="float">
            <text:p>0.0025</text:p>
          </table:table-cell>
          <table:table-cell table:formula="of:=ABS([$rezultati_analiticki.AB2]-[$rezultati_simulacija.AB2])/[$rezultati_analiticki.AB2]" office:value-type="string" office:string-value="" calcext:value-type="error">
            <text:p>#DIV/0!</text:p>
          </table:table-cell>
          <table:table-cell table:formula="of:=ABS([$rezultati_analiticki.AC2]-[$rezultati_simulacija.AC2])/[$rezultati_analiticki.AC2]" office:value-type="string" office:string-value="" calcext:value-type="error">
            <text:p>#DIV/0!</text:p>
          </table:table-cell>
          <table:table-cell table:formula="of:=ABS([$rezultati_analiticki.AD2]-[$rezultati_simulacija.AD2])/[$rezultati_analiticki.AD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3]-[$rezultati_simulacija.A3])/[$rezultati_analiticki.A3]" office:value-type="float" office:value="0" calcext:value-type="float">
            <text:p>0.0000</text:p>
          </table:table-cell>
          <table:table-cell table:formula="of:=ABS([$rezultati_analiticki.B3]-[$rezultati_simulacija.B3])/[$rezultati_analiticki.B3]" office:value-type="float" office:value="0" calcext:value-type="float">
            <text:p>0.0000</text:p>
          </table:table-cell>
          <table:table-cell table:formula="of:=ABS([$rezultati_analiticki.C3]-[$rezultati_simulacija.C3])/[$rezultati_analiticki.C3]" office:value-type="float" office:value="0.0067008497715119" calcext:value-type="float">
            <text:p>0.0067</text:p>
          </table:table-cell>
          <table:table-cell table:formula="of:=ABS([$rezultati_analiticki.D3]-[$rezultati_simulacija.D3])/[$rezultati_analiticki.D3]" office:value-type="float" office:value="0.000896230001810884" calcext:value-type="float">
            <text:p>0.0009</text:p>
          </table:table-cell>
          <table:table-cell table:formula="of:=ABS([$rezultati_analiticki.E3]-[$rezultati_simulacija.E3])/[$rezultati_analiticki.E3]" office:value-type="float" office:value="0.00696062045807166" calcext:value-type="float">
            <text:p>0.0070</text:p>
          </table:table-cell>
          <table:table-cell table:formula="of:=ABS([$rezultati_analiticki.F3]-[$rezultati_simulacija.F3])/[$rezultati_analiticki.F3]" office:value-type="float" office:value="0.0155794917445729" calcext:value-type="float">
            <text:p>0.0156</text:p>
          </table:table-cell>
          <table:table-cell table:formula="of:=ABS([$rezultati_analiticki.G3]-[$rezultati_simulacija.G3])/[$rezultati_analiticki.G3]" office:value-type="float" office:value="0.0121363606448264" calcext:value-type="float">
            <text:p>0.0121</text:p>
          </table:table-cell>
          <table:table-cell table:formula="of:=ABS([$rezultati_analiticki.H3]-[$rezultati_simulacija.H3])/[$rezultati_analiticki.H3]" office:value-type="float" office:value="0.0107863692540164" calcext:value-type="float">
            <text:p>0.0108</text:p>
          </table:table-cell>
          <table:table-cell table:formula="of:=ABS([$rezultati_analiticki.I3]-[$rezultati_simulacija.I3])/[$rezultati_analiticki.I3]" office:value-type="float" office:value="0.000528825815871554" calcext:value-type="float">
            <text:p>0.0005</text:p>
          </table:table-cell>
          <table:table-cell table:formula="of:=ABS([$rezultati_analiticki.J3]-[$rezultati_simulacija.J3])/[$rezultati_analiticki.J3]" office:value-type="string" office:string-value="" calcext:value-type="error">
            <text:p>#DIV/0!</text:p>
          </table:table-cell>
          <table:table-cell table:formula="of:=ABS([$rezultati_analiticki.K3]-[$rezultati_simulacija.K3])/[$rezultati_analiticki.K3]" office:value-type="string" office:string-value="" calcext:value-type="error">
            <text:p>#DIV/0!</text:p>
          </table:table-cell>
          <table:table-cell table:formula="of:=ABS([$rezultati_analiticki.L3]-[$rezultati_simulacija.L3])/[$rezultati_analiticki.L3]" office:value-type="string" office:string-value="" calcext:value-type="error">
            <text:p>#DIV/0!</text:p>
          </table:table-cell>
          <table:table-cell table:formula="of:=ABS([$rezultati_analiticki.M3]-[$rezultati_simulacija.M3])/[$rezultati_analiticki.M3]" office:value-type="float" office:value="0.00110402296943989" calcext:value-type="float">
            <text:p>0.0011</text:p>
          </table:table-cell>
          <table:table-cell table:formula="of:=ABS([$rezultati_analiticki.N3]-[$rezultati_simulacija.N3])/[$rezultati_analiticki.N3]" office:value-type="float" office:value="0.0100469040088153" calcext:value-type="float">
            <text:p>0.0100</text:p>
          </table:table-cell>
          <table:table-cell table:formula="of:=ABS([$rezultati_analiticki.O3]-[$rezultati_simulacija.O3])/[$rezultati_analiticki.O3]" office:value-type="float" office:value="0.0111888165451827" calcext:value-type="float">
            <text:p>0.0112</text:p>
          </table:table-cell>
          <table:table-cell table:formula="of:=ABS([$rezultati_analiticki.P3]-[$rezultati_simulacija.P3])/[$rezultati_analiticki.P3]" office:value-type="float" office:value="0.000261066628632331" calcext:value-type="float">
            <text:p>0.0003</text:p>
          </table:table-cell>
          <table:table-cell table:formula="of:=ABS([$rezultati_analiticki.Q3]-[$rezultati_simulacija.Q3])/[$rezultati_analiticki.Q3]" office:value-type="float" office:value="0.00546640588707072" calcext:value-type="float">
            <text:p>0.0055</text:p>
          </table:table-cell>
          <table:table-cell table:formula="of:=ABS([$rezultati_analiticki.R3]-[$rezultati_simulacija.R3])/[$rezultati_analiticki.R3]" office:value-type="float" office:value="0.0067665492300504" calcext:value-type="float">
            <text:p>0.0068</text:p>
          </table:table-cell>
          <table:table-cell table:formula="of:=ABS([$rezultati_analiticki.S3]-[$rezultati_simulacija.S3])/[$rezultati_analiticki.S3]" office:value-type="string" office:string-value="" calcext:value-type="error">
            <text:p>#DIV/0!</text:p>
          </table:table-cell>
          <table:table-cell table:formula="of:=ABS([$rezultati_analiticki.T3]-[$rezultati_simulacija.T3])/[$rezultati_analiticki.T3]" office:value-type="string" office:string-value="" calcext:value-type="error">
            <text:p>#DIV/0!</text:p>
          </table:table-cell>
          <table:table-cell table:formula="of:=ABS([$rezultati_analiticki.U3]-[$rezultati_simulacija.U3])/[$rezultati_analiticki.U3]" office:value-type="string" office:string-value="" calcext:value-type="error">
            <text:p>#DIV/0!</text:p>
          </table:table-cell>
          <table:table-cell table:formula="of:=ABS([$rezultati_analiticki.V3]-[$rezultati_simulacija.V3])/[$rezultati_analiticki.V3]" office:value-type="float" office:value="0.0174734517664858" calcext:value-type="float">
            <text:p>0.0175</text:p>
          </table:table-cell>
          <table:table-cell table:formula="of:=ABS([$rezultati_analiticki.W3]-[$rezultati_simulacija.W3])/[$rezultati_analiticki.W3]" office:value-type="float" office:value="0.00947804735069673" calcext:value-type="float">
            <text:p>0.0095</text:p>
          </table:table-cell>
          <table:table-cell table:formula="of:=ABS([$rezultati_analiticki.X3]-[$rezultati_simulacija.X3])/[$rezultati_analiticki.X3]" office:value-type="float" office:value="0.0158172323941314" calcext:value-type="float">
            <text:p>0.0158</text:p>
          </table:table-cell>
          <table:table-cell table:formula="of:=ABS([$rezultati_analiticki.Y3]-[$rezultati_simulacija.Y3])/[$rezultati_analiticki.Y3]" office:value-type="float" office:value="0.0146344555674619" calcext:value-type="float">
            <text:p>0.0146</text:p>
          </table:table-cell>
          <table:table-cell table:formula="of:=ABS([$rezultati_analiticki.Z3]-[$rezultati_simulacija.Z3])/[$rezultati_analiticki.Z3]" office:value-type="float" office:value="0.0045403484201943" calcext:value-type="float">
            <text:p>0.0045</text:p>
          </table:table-cell>
          <table:table-cell table:formula="of:=ABS([$rezultati_analiticki.AA3]-[$rezultati_simulacija.AA3])/[$rezultati_analiticki.AA3]" office:value-type="float" office:value="0.0130484748344728" calcext:value-type="float">
            <text:p>0.0130</text:p>
          </table:table-cell>
          <table:table-cell table:formula="of:=ABS([$rezultati_analiticki.AB3]-[$rezultati_simulacija.AB3])/[$rezultati_analiticki.AB3]" office:value-type="string" office:string-value="" calcext:value-type="error">
            <text:p>#DIV/0!</text:p>
          </table:table-cell>
          <table:table-cell table:formula="of:=ABS([$rezultati_analiticki.AC3]-[$rezultati_simulacija.AC3])/[$rezultati_analiticki.AC3]" office:value-type="string" office:string-value="" calcext:value-type="error">
            <text:p>#DIV/0!</text:p>
          </table:table-cell>
          <table:table-cell table:formula="of:=ABS([$rezultati_analiticki.AD3]-[$rezultati_simulacija.AD3])/[$rezultati_analiticki.AD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4]-[$rezultati_simulacija.A4])/[$rezultati_analiticki.A4]" office:value-type="float" office:value="0" calcext:value-type="float">
            <text:p>0.0000</text:p>
          </table:table-cell>
          <table:table-cell table:formula="of:=ABS([$rezultati_analiticki.B4]-[$rezultati_simulacija.B4])/[$rezultati_analiticki.B4]" office:value-type="float" office:value="0" calcext:value-type="float">
            <text:p>0.0000</text:p>
          </table:table-cell>
          <table:table-cell table:formula="of:=ABS([$rezultati_analiticki.C4]-[$rezultati_simulacija.C4])/[$rezultati_analiticki.C4]" office:value-type="float" office:value="0.0174148635488357" calcext:value-type="float">
            <text:p>0.0174</text:p>
          </table:table-cell>
          <table:table-cell table:formula="of:=ABS([$rezultati_analiticki.D4]-[$rezultati_simulacija.D4])/[$rezultati_analiticki.D4]" office:value-type="float" office:value="0.00183032088039908" calcext:value-type="float">
            <text:p>0.0018</text:p>
          </table:table-cell>
          <table:table-cell table:formula="of:=ABS([$rezultati_analiticki.E4]-[$rezultati_simulacija.E4])/[$rezultati_analiticki.E4]" office:value-type="float" office:value="0.00722393962358329" calcext:value-type="float">
            <text:p>0.0072</text:p>
          </table:table-cell>
          <table:table-cell table:formula="of:=ABS([$rezultati_analiticki.F4]-[$rezultati_simulacija.F4])/[$rezultati_analiticki.F4]" office:value-type="float" office:value="0.00699492012522215" calcext:value-type="float">
            <text:p>0.0070</text:p>
          </table:table-cell>
          <table:table-cell table:formula="of:=ABS([$rezultati_analiticki.G4]-[$rezultati_simulacija.G4])/[$rezultati_analiticki.G4]" office:value-type="float" office:value="0.00332559014964647" calcext:value-type="float">
            <text:p>0.0033</text:p>
          </table:table-cell>
          <table:table-cell table:formula="of:=ABS([$rezultati_analiticki.H4]-[$rezultati_simulacija.H4])/[$rezultati_analiticki.H4]" office:value-type="float" office:value="0.008209596750399" calcext:value-type="float">
            <text:p>0.0082</text:p>
          </table:table-cell>
          <table:table-cell table:formula="of:=ABS([$rezultati_analiticki.I4]-[$rezultati_simulacija.I4])/[$rezultati_analiticki.I4]" office:value-type="float" office:value="0.00205173034045068" calcext:value-type="float">
            <text:p>0.0021</text:p>
          </table:table-cell>
          <table:table-cell table:formula="of:=ABS([$rezultati_analiticki.J4]-[$rezultati_simulacija.J4])/[$rezultati_analiticki.J4]" office:value-type="string" office:string-value="" calcext:value-type="error">
            <text:p>#DIV/0!</text:p>
          </table:table-cell>
          <table:table-cell table:formula="of:=ABS([$rezultati_analiticki.K4]-[$rezultati_simulacija.K4])/[$rezultati_analiticki.K4]" office:value-type="string" office:string-value="" calcext:value-type="error">
            <text:p>#DIV/0!</text:p>
          </table:table-cell>
          <table:table-cell table:formula="of:=ABS([$rezultati_analiticki.L4]-[$rezultati_simulacija.L4])/[$rezultati_analiticki.L4]" office:value-type="string" office:string-value="" calcext:value-type="error">
            <text:p>#DIV/0!</text:p>
          </table:table-cell>
          <table:table-cell table:formula="of:=ABS([$rezultati_analiticki.M4]-[$rezultati_simulacija.M4])/[$rezultati_analiticki.M4]" office:value-type="float" office:value="0.00114449894102328" calcext:value-type="float">
            <text:p>0.0011</text:p>
          </table:table-cell>
          <table:table-cell table:formula="of:=ABS([$rezultati_analiticki.N4]-[$rezultati_simulacija.N4])/[$rezultati_analiticki.N4]" office:value-type="float" office:value="0.00744252047733712" calcext:value-type="float">
            <text:p>0.0074</text:p>
          </table:table-cell>
          <table:table-cell table:formula="of:=ABS([$rezultati_analiticki.O4]-[$rezultati_simulacija.O4])/[$rezultati_analiticki.O4]" office:value-type="float" office:value="0.00852955448075264" calcext:value-type="float">
            <text:p>0.0085</text:p>
          </table:table-cell>
          <table:table-cell table:formula="of:=ABS([$rezultati_analiticki.P4]-[$rezultati_simulacija.P4])/[$rezultati_analiticki.P4]" office:value-type="float" office:value="0.00822643988318173" calcext:value-type="float">
            <text:p>0.0082</text:p>
          </table:table-cell>
          <table:table-cell table:formula="of:=ABS([$rezultati_analiticki.Q4]-[$rezultati_simulacija.Q4])/[$rezultati_analiticki.Q4]" office:value-type="float" office:value="0.00614654931093436" calcext:value-type="float">
            <text:p>0.0061</text:p>
          </table:table-cell>
          <table:table-cell table:formula="of:=ABS([$rezultati_analiticki.R4]-[$rezultati_simulacija.R4])/[$rezultati_analiticki.R4]" office:value-type="float" office:value="0.00498668721308395" calcext:value-type="float">
            <text:p>0.0050</text:p>
          </table:table-cell>
          <table:table-cell table:formula="of:=ABS([$rezultati_analiticki.S4]-[$rezultati_simulacija.S4])/[$rezultati_analiticki.S4]" office:value-type="string" office:string-value="" calcext:value-type="error">
            <text:p>#DIV/0!</text:p>
          </table:table-cell>
          <table:table-cell table:formula="of:=ABS([$rezultati_analiticki.T4]-[$rezultati_simulacija.T4])/[$rezultati_analiticki.T4]" office:value-type="string" office:string-value="" calcext:value-type="error">
            <text:p>#DIV/0!</text:p>
          </table:table-cell>
          <table:table-cell table:formula="of:=ABS([$rezultati_analiticki.U4]-[$rezultati_simulacija.U4])/[$rezultati_analiticki.U4]" office:value-type="string" office:string-value="" calcext:value-type="error">
            <text:p>#DIV/0!</text:p>
          </table:table-cell>
          <table:table-cell table:formula="of:=ABS([$rezultati_analiticki.V4]-[$rezultati_simulacija.V4])/[$rezultati_analiticki.V4]" office:value-type="float" office:value="0.0312418454984231" calcext:value-type="float">
            <text:p>0.0312</text:p>
          </table:table-cell>
          <table:table-cell table:formula="of:=ABS([$rezultati_analiticki.W4]-[$rezultati_simulacija.W4])/[$rezultati_analiticki.W4]" office:value-type="float" office:value="0.0162353348834557" calcext:value-type="float">
            <text:p>0.0162</text:p>
          </table:table-cell>
          <table:table-cell table:formula="of:=ABS([$rezultati_analiticki.X4]-[$rezultati_simulacija.X4])/[$rezultati_analiticki.X4]" office:value-type="float" office:value="0.00392263370088011" calcext:value-type="float">
            <text:p>0.0039</text:p>
          </table:table-cell>
          <table:table-cell table:formula="of:=ABS([$rezultati_analiticki.Y4]-[$rezultati_simulacija.Y4])/[$rezultati_analiticki.Y4]" office:value-type="float" office:value="0.000671621958599969" calcext:value-type="float">
            <text:p>0.0007</text:p>
          </table:table-cell>
          <table:table-cell table:formula="of:=ABS([$rezultati_analiticki.Z4]-[$rezultati_simulacija.Z4])/[$rezultati_analiticki.Z4]" office:value-type="float" office:value="0.00501026273499029" calcext:value-type="float">
            <text:p>0.0050</text:p>
          </table:table-cell>
          <table:table-cell table:formula="of:=ABS([$rezultati_analiticki.AA4]-[$rezultati_simulacija.AA4])/[$rezultati_analiticki.AA4]" office:value-type="float" office:value="0.0316054419815728" calcext:value-type="float">
            <text:p>0.0316</text:p>
          </table:table-cell>
          <table:table-cell table:formula="of:=ABS([$rezultati_analiticki.AB4]-[$rezultati_simulacija.AB4])/[$rezultati_analiticki.AB4]" office:value-type="string" office:string-value="" calcext:value-type="error">
            <text:p>#DIV/0!</text:p>
          </table:table-cell>
          <table:table-cell table:formula="of:=ABS([$rezultati_analiticki.AC4]-[$rezultati_simulacija.AC4])/[$rezultati_analiticki.AC4]" office:value-type="string" office:string-value="" calcext:value-type="error">
            <text:p>#DIV/0!</text:p>
          </table:table-cell>
          <table:table-cell table:formula="of:=ABS([$rezultati_analiticki.AD4]-[$rezultati_simulacija.AD4])/[$rezultati_analiticki.AD4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5]-[$rezultati_simulacija.A5])/[$rezultati_analiticki.A5]" office:value-type="float" office:value="0" calcext:value-type="float">
            <text:p>0.0000</text:p>
          </table:table-cell>
          <table:table-cell table:formula="of:=ABS([$rezultati_analiticki.B5]-[$rezultati_simulacija.B5])/[$rezultati_analiticki.B5]" office:value-type="float" office:value="0" calcext:value-type="float">
            <text:p>0.0000</text:p>
          </table:table-cell>
          <table:table-cell table:formula="of:=ABS([$rezultati_analiticki.C5]-[$rezultati_simulacija.C5])/[$rezultati_analiticki.C5]" office:value-type="float" office:value="0.190146603911751" calcext:value-type="float">
            <text:p>0.1901</text:p>
          </table:table-cell>
          <table:table-cell table:formula="of:=ABS([$rezultati_analiticki.D5]-[$rezultati_simulacija.D5])/[$rezultati_analiticki.D5]" office:value-type="float" office:value="0.00147560304474337" calcext:value-type="float">
            <text:p>0.0015</text:p>
          </table:table-cell>
          <table:table-cell table:formula="of:=ABS([$rezultati_analiticki.E5]-[$rezultati_simulacija.E5])/[$rezultati_analiticki.E5]" office:value-type="float" office:value="0.00697630464213639" calcext:value-type="float">
            <text:p>0.0070</text:p>
          </table:table-cell>
          <table:table-cell table:formula="of:=ABS([$rezultati_analiticki.F5]-[$rezultati_simulacija.F5])/[$rezultati_analiticki.F5]" office:value-type="float" office:value="0.00283925967856975" calcext:value-type="float">
            <text:p>0.0028</text:p>
          </table:table-cell>
          <table:table-cell table:formula="of:=ABS([$rezultati_analiticki.G5]-[$rezultati_simulacija.G5])/[$rezultati_analiticki.G5]" office:value-type="float" office:value="0.0134143336064606" calcext:value-type="float">
            <text:p>0.0134</text:p>
          </table:table-cell>
          <table:table-cell table:formula="of:=ABS([$rezultati_analiticki.H5]-[$rezultati_simulacija.H5])/[$rezultati_analiticki.H5]" office:value-type="float" office:value="0.00831649914703439" calcext:value-type="float">
            <text:p>0.0083</text:p>
          </table:table-cell>
          <table:table-cell table:formula="of:=ABS([$rezultati_analiticki.I5]-[$rezultati_simulacija.I5])/[$rezultati_analiticki.I5]" office:value-type="float" office:value="0.000215287803337434" calcext:value-type="float">
            <text:p>0.0002</text:p>
          </table:table-cell>
          <table:table-cell table:formula="of:=ABS([$rezultati_analiticki.J5]-[$rezultati_simulacija.J5])/[$rezultati_analiticki.J5]" office:value-type="string" office:string-value="" calcext:value-type="error">
            <text:p>#DIV/0!</text:p>
          </table:table-cell>
          <table:table-cell table:formula="of:=ABS([$rezultati_analiticki.K5]-[$rezultati_simulacija.K5])/[$rezultati_analiticki.K5]" office:value-type="string" office:string-value="" calcext:value-type="error">
            <text:p>#DIV/0!</text:p>
          </table:table-cell>
          <table:table-cell table:formula="of:=ABS([$rezultati_analiticki.L5]-[$rezultati_simulacija.L5])/[$rezultati_analiticki.L5]" office:value-type="string" office:string-value="" calcext:value-type="error">
            <text:p>#DIV/0!</text:p>
          </table:table-cell>
          <table:table-cell table:formula="of:=ABS([$rezultati_analiticki.M5]-[$rezultati_simulacija.M5])/[$rezultati_analiticki.M5]" office:value-type="float" office:value="0.00134191604690106" calcext:value-type="float">
            <text:p>0.0013</text:p>
          </table:table-cell>
          <table:table-cell table:formula="of:=ABS([$rezultati_analiticki.N5]-[$rezultati_simulacija.N5])/[$rezultati_analiticki.N5]" office:value-type="float" office:value="0.00552926488703646" calcext:value-type="float">
            <text:p>0.0055</text:p>
          </table:table-cell>
          <table:table-cell table:formula="of:=ABS([$rezultati_analiticki.O5]-[$rezultati_simulacija.O5])/[$rezultati_analiticki.O5]" office:value-type="float" office:value="0.00907242174515154" calcext:value-type="float">
            <text:p>0.0091</text:p>
          </table:table-cell>
          <table:table-cell table:formula="of:=ABS([$rezultati_analiticki.P5]-[$rezultati_simulacija.P5])/[$rezultati_analiticki.P5]" office:value-type="float" office:value="0.0168236268283152" calcext:value-type="float">
            <text:p>0.0168</text:p>
          </table:table-cell>
          <table:table-cell table:formula="of:=ABS([$rezultati_analiticki.Q5]-[$rezultati_simulacija.Q5])/[$rezultati_analiticki.Q5]" office:value-type="float" office:value="0.0069939385862501" calcext:value-type="float">
            <text:p>0.0070</text:p>
          </table:table-cell>
          <table:table-cell table:formula="of:=ABS([$rezultati_analiticki.R5]-[$rezultati_simulacija.R5])/[$rezultati_analiticki.R5]" office:value-type="float" office:value="0.00208385722025998" calcext:value-type="float">
            <text:p>0.0021</text:p>
          </table:table-cell>
          <table:table-cell table:formula="of:=ABS([$rezultati_analiticki.S5]-[$rezultati_simulacija.S5])/[$rezultati_analiticki.S5]" office:value-type="string" office:string-value="" calcext:value-type="error">
            <text:p>#DIV/0!</text:p>
          </table:table-cell>
          <table:table-cell table:formula="of:=ABS([$rezultati_analiticki.T5]-[$rezultati_simulacija.T5])/[$rezultati_analiticki.T5]" office:value-type="string" office:string-value="" calcext:value-type="error">
            <text:p>#DIV/0!</text:p>
          </table:table-cell>
          <table:table-cell table:formula="of:=ABS([$rezultati_analiticki.U5]-[$rezultati_simulacija.U5])/[$rezultati_analiticki.U5]" office:value-type="string" office:string-value="" calcext:value-type="error">
            <text:p>#DIV/0!</text:p>
          </table:table-cell>
          <table:table-cell table:formula="of:=ABS([$rezultati_analiticki.V5]-[$rezultati_simulacija.V5])/[$rezultati_analiticki.V5]" office:value-type="float" office:value="0.0392439002209043" calcext:value-type="float">
            <text:p>0.0392</text:p>
          </table:table-cell>
          <table:table-cell table:formula="of:=ABS([$rezultati_analiticki.W5]-[$rezultati_simulacija.W5])/[$rezultati_analiticki.W5]" office:value-type="float" office:value="0.0181575187630866" calcext:value-type="float">
            <text:p>0.0182</text:p>
          </table:table-cell>
          <table:table-cell table:formula="of:=ABS([$rezultati_analiticki.X5]-[$rezultati_simulacija.X5])/[$rezultati_analiticki.X5]" office:value-type="float" office:value="0.00140347173217519" calcext:value-type="float">
            <text:p>0.0014</text:p>
          </table:table-cell>
          <table:table-cell table:formula="of:=ABS([$rezultati_analiticki.Y5]-[$rezultati_simulacija.Y5])/[$rezultati_analiticki.Y5]" office:value-type="float" office:value="0.0113574445339275" calcext:value-type="float">
            <text:p>0.0114</text:p>
          </table:table-cell>
          <table:table-cell table:formula="of:=ABS([$rezultati_analiticki.Z5]-[$rezultati_simulacija.Z5])/[$rezultati_analiticki.Z5]" office:value-type="float" office:value="0.0538933488737744" calcext:value-type="float">
            <text:p>0.0539</text:p>
          </table:table-cell>
          <table:table-cell table:formula="of:=ABS([$rezultati_analiticki.AA5]-[$rezultati_simulacija.AA5])/[$rezultati_analiticki.AA5]" office:value-type="float" office:value="0.334884566726174" calcext:value-type="float">
            <text:p>0.3349</text:p>
          </table:table-cell>
          <table:table-cell table:formula="of:=ABS([$rezultati_analiticki.AB5]-[$rezultati_simulacija.AB5])/[$rezultati_analiticki.AB5]" office:value-type="string" office:string-value="" calcext:value-type="error">
            <text:p>#DIV/0!</text:p>
          </table:table-cell>
          <table:table-cell table:formula="of:=ABS([$rezultati_analiticki.AC5]-[$rezultati_simulacija.AC5])/[$rezultati_analiticki.AC5]" office:value-type="string" office:string-value="" calcext:value-type="error">
            <text:p>#DIV/0!</text:p>
          </table:table-cell>
          <table:table-cell table:formula="of:=ABS([$rezultati_analiticki.AD5]-[$rezultati_simulacija.AD5])/[$rezultati_analiticki.AD5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6]-[$rezultati_simulacija.A6])/[$rezultati_analiticki.A6]" office:value-type="float" office:value="0" calcext:value-type="float">
            <text:p>0.0000</text:p>
          </table:table-cell>
          <table:table-cell table:formula="of:=ABS([$rezultati_analiticki.B6]-[$rezultati_simulacija.B6])/[$rezultati_analiticki.B6]" office:value-type="float" office:value="0" calcext:value-type="float">
            <text:p>0.0000</text:p>
          </table:table-cell>
          <table:table-cell table:formula="of:=ABS([$rezultati_analiticki.C6]-[$rezultati_simulacija.C6])/[$rezultati_analiticki.C6]" office:value-type="float" office:value="0.00236817619030308" calcext:value-type="float">
            <text:p>0.0024</text:p>
          </table:table-cell>
          <table:table-cell table:formula="of:=ABS([$rezultati_analiticki.D6]-[$rezultati_simulacija.D6])/[$rezultati_analiticki.D6]" office:value-type="float" office:value="0.00360924888536923" calcext:value-type="float">
            <text:p>0.0036</text:p>
          </table:table-cell>
          <table:table-cell table:formula="of:=ABS([$rezultati_analiticki.E6]-[$rezultati_simulacija.E6])/[$rezultati_analiticki.E6]" office:value-type="float" office:value="0.00495720377496302" calcext:value-type="float">
            <text:p>0.0050</text:p>
          </table:table-cell>
          <table:table-cell table:formula="of:=ABS([$rezultati_analiticki.F6]-[$rezultati_simulacija.F6])/[$rezultati_analiticki.F6]" office:value-type="float" office:value="0.00701294331209586" calcext:value-type="float">
            <text:p>0.0070</text:p>
          </table:table-cell>
          <table:table-cell table:formula="of:=ABS([$rezultati_analiticki.G6]-[$rezultati_simulacija.G6])/[$rezultati_analiticki.G6]" office:value-type="float" office:value="0.0169196316335174" calcext:value-type="float">
            <text:p>0.0169</text:p>
          </table:table-cell>
          <table:table-cell table:formula="of:=ABS([$rezultati_analiticki.H6]-[$rezultati_simulacija.H6])/[$rezultati_analiticki.H6]" office:value-type="float" office:value="0.00312949954537715" calcext:value-type="float">
            <text:p>0.0031</text:p>
          </table:table-cell>
          <table:table-cell table:formula="of:=ABS([$rezultati_analiticki.I6]-[$rezultati_simulacija.I6])/[$rezultati_analiticki.I6]" office:value-type="float" office:value="0.000710423997397337" calcext:value-type="float">
            <text:p>0.0007</text:p>
          </table:table-cell>
          <table:table-cell table:formula="of:=ABS([$rezultati_analiticki.J6]-[$rezultati_simulacija.J6])/[$rezultati_analiticki.J6]" office:value-type="float" office:value="0.00251057781627621" calcext:value-type="float">
            <text:p>0.0025</text:p>
          </table:table-cell>
          <table:table-cell table:formula="of:=ABS([$rezultati_analiticki.K6]-[$rezultati_simulacija.K6])/[$rezultati_analiticki.K6]" office:value-type="string" office:string-value="" calcext:value-type="error">
            <text:p>#DIV/0!</text:p>
          </table:table-cell>
          <table:table-cell table:formula="of:=ABS([$rezultati_analiticki.L6]-[$rezultati_simulacija.L6])/[$rezultati_analiticki.L6]" office:value-type="string" office:string-value="" calcext:value-type="error">
            <text:p>#DIV/0!</text:p>
          </table:table-cell>
          <table:table-cell table:formula="of:=ABS([$rezultati_analiticki.M6]-[$rezultati_simulacija.M6])/[$rezultati_analiticki.M6]" office:value-type="float" office:value="0.00393657128260557" calcext:value-type="float">
            <text:p>0.0039</text:p>
          </table:table-cell>
          <table:table-cell table:formula="of:=ABS([$rezultati_analiticki.N6]-[$rezultati_simulacija.N6])/[$rezultati_analiticki.N6]" office:value-type="float" office:value="0.00186193978334007" calcext:value-type="float">
            <text:p>0.0019</text:p>
          </table:table-cell>
          <table:table-cell table:formula="of:=ABS([$rezultati_analiticki.O6]-[$rezultati_simulacija.O6])/[$rezultati_analiticki.O6]" office:value-type="float" office:value="0.00669448131229625" calcext:value-type="float">
            <text:p>0.0067</text:p>
          </table:table-cell>
          <table:table-cell table:formula="of:=ABS([$rezultati_analiticki.P6]-[$rezultati_simulacija.P6])/[$rezultati_analiticki.P6]" office:value-type="float" office:value="0.00553577203771051" calcext:value-type="float">
            <text:p>0.0055</text:p>
          </table:table-cell>
          <table:table-cell table:formula="of:=ABS([$rezultati_analiticki.Q6]-[$rezultati_simulacija.Q6])/[$rezultati_analiticki.Q6]" office:value-type="float" office:value="0.0106266691809426" calcext:value-type="float">
            <text:p>0.0106</text:p>
          </table:table-cell>
          <table:table-cell table:formula="of:=ABS([$rezultati_analiticki.R6]-[$rezultati_simulacija.R6])/[$rezultati_analiticki.R6]" office:value-type="float" office:value="0.00149469928417506" calcext:value-type="float">
            <text:p>0.0015</text:p>
          </table:table-cell>
          <table:table-cell table:formula="of:=ABS([$rezultati_analiticki.S6]-[$rezultati_simulacija.S6])/[$rezultati_analiticki.S6]" office:value-type="float" office:value="0.00484841110021039" calcext:value-type="float">
            <text:p>0.0048</text:p>
          </table:table-cell>
          <table:table-cell table:formula="of:=ABS([$rezultati_analiticki.T6]-[$rezultati_simulacija.T6])/[$rezultati_analiticki.T6]" office:value-type="string" office:string-value="" calcext:value-type="error">
            <text:p>#DIV/0!</text:p>
          </table:table-cell>
          <table:table-cell table:formula="of:=ABS([$rezultati_analiticki.U6]-[$rezultati_simulacija.U6])/[$rezultati_analiticki.U6]" office:value-type="string" office:string-value="" calcext:value-type="error">
            <text:p>#DIV/0!</text:p>
          </table:table-cell>
          <table:table-cell table:formula="of:=ABS([$rezultati_analiticki.V6]-[$rezultati_simulacija.V6])/[$rezultati_analiticki.V6]" office:value-type="float" office:value="0.00574155241512375" calcext:value-type="float">
            <text:p>0.0057</text:p>
          </table:table-cell>
          <table:table-cell table:formula="of:=ABS([$rezultati_analiticki.W6]-[$rezultati_simulacija.W6])/[$rezultati_analiticki.W6]" office:value-type="float" office:value="0.00314397792062402" calcext:value-type="float">
            <text:p>0.0031</text:p>
          </table:table-cell>
          <table:table-cell table:formula="of:=ABS([$rezultati_analiticki.X6]-[$rezultati_simulacija.X6])/[$rezultati_analiticki.X6]" office:value-type="float" office:value="0.00641980343415866" calcext:value-type="float">
            <text:p>0.0064</text:p>
          </table:table-cell>
          <table:table-cell table:formula="of:=ABS([$rezultati_analiticki.Y6]-[$rezultati_simulacija.Y6])/[$rezultati_analiticki.Y6]" office:value-type="float" office:value="0.0230934446498544" calcext:value-type="float">
            <text:p>0.0231</text:p>
          </table:table-cell>
          <table:table-cell table:formula="of:=ABS([$rezultati_analiticki.Z6]-[$rezultati_simulacija.Z6])/[$rezultati_analiticki.Z6]" office:value-type="float" office:value="0.0136875780284042" calcext:value-type="float">
            <text:p>0.0137</text:p>
          </table:table-cell>
          <table:table-cell table:formula="of:=ABS([$rezultati_analiticki.AA6]-[$rezultati_simulacija.AA6])/[$rezultati_analiticki.AA6]" office:value-type="float" office:value="0.00396877101443193" calcext:value-type="float">
            <text:p>0.0040</text:p>
          </table:table-cell>
          <table:table-cell table:formula="of:=ABS([$rezultati_analiticki.AB6]-[$rezultati_simulacija.AB6])/[$rezultati_analiticki.AB6]" office:value-type="float" office:value="0.00519393177610773" calcext:value-type="float">
            <text:p>0.0052</text:p>
          </table:table-cell>
          <table:table-cell table:formula="of:=ABS([$rezultati_analiticki.AC6]-[$rezultati_simulacija.AC6])/[$rezultati_analiticki.AC6]" office:value-type="string" office:string-value="" calcext:value-type="error">
            <text:p>#DIV/0!</text:p>
          </table:table-cell>
          <table:table-cell table:formula="of:=ABS([$rezultati_analiticki.AD6]-[$rezultati_simulacija.AD6])/[$rezultati_analiticki.AD6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7]-[$rezultati_simulacija.A7])/[$rezultati_analiticki.A7]" office:value-type="float" office:value="0" calcext:value-type="float">
            <text:p>0.0000</text:p>
          </table:table-cell>
          <table:table-cell table:formula="of:=ABS([$rezultati_analiticki.B7]-[$rezultati_simulacija.B7])/[$rezultati_analiticki.B7]" office:value-type="float" office:value="0" calcext:value-type="float">
            <text:p>0.0000</text:p>
          </table:table-cell>
          <table:table-cell table:formula="of:=ABS([$rezultati_analiticki.C7]-[$rezultati_simulacija.C7])/[$rezultati_analiticki.C7]" office:value-type="float" office:value="0.00138281618405277" calcext:value-type="float">
            <text:p>0.0014</text:p>
          </table:table-cell>
          <table:table-cell table:formula="of:=ABS([$rezultati_analiticki.D7]-[$rezultati_simulacija.D7])/[$rezultati_analiticki.D7]" office:value-type="float" office:value="0.00289358704654796" calcext:value-type="float">
            <text:p>0.0029</text:p>
          </table:table-cell>
          <table:table-cell table:formula="of:=ABS([$rezultati_analiticki.E7]-[$rezultati_simulacija.E7])/[$rezultati_analiticki.E7]" office:value-type="float" office:value="0.00346553167912203" calcext:value-type="float">
            <text:p>0.0035</text:p>
          </table:table-cell>
          <table:table-cell table:formula="of:=ABS([$rezultati_analiticki.F7]-[$rezultati_simulacija.F7])/[$rezultati_analiticki.F7]" office:value-type="float" office:value="0.00425328913611273" calcext:value-type="float">
            <text:p>0.0043</text:p>
          </table:table-cell>
          <table:table-cell table:formula="of:=ABS([$rezultati_analiticki.G7]-[$rezultati_simulacija.G7])/[$rezultati_analiticki.G7]" office:value-type="float" office:value="0.00176424240421671" calcext:value-type="float">
            <text:p>0.0018</text:p>
          </table:table-cell>
          <table:table-cell table:formula="of:=ABS([$rezultati_analiticki.H7]-[$rezultati_simulacija.H7])/[$rezultati_analiticki.H7]" office:value-type="float" office:value="0.00338310179568045" calcext:value-type="float">
            <text:p>0.0034</text:p>
          </table:table-cell>
          <table:table-cell table:formula="of:=ABS([$rezultati_analiticki.I7]-[$rezultati_simulacija.I7])/[$rezultati_analiticki.I7]" office:value-type="float" office:value="0.00577017594443516" calcext:value-type="float">
            <text:p>0.0058</text:p>
          </table:table-cell>
          <table:table-cell table:formula="of:=ABS([$rezultati_analiticki.J7]-[$rezultati_simulacija.J7])/[$rezultati_analiticki.J7]" office:value-type="float" office:value="0.00856314762442977" calcext:value-type="float">
            <text:p>0.0086</text:p>
          </table:table-cell>
          <table:table-cell table:formula="of:=ABS([$rezultati_analiticki.K7]-[$rezultati_simulacija.K7])/[$rezultati_analiticki.K7]" office:value-type="string" office:string-value="" calcext:value-type="error">
            <text:p>#DIV/0!</text:p>
          </table:table-cell>
          <table:table-cell table:formula="of:=ABS([$rezultati_analiticki.L7]-[$rezultati_simulacija.L7])/[$rezultati_analiticki.L7]" office:value-type="string" office:string-value="" calcext:value-type="error">
            <text:p>#DIV/0!</text:p>
          </table:table-cell>
          <table:table-cell table:formula="of:=ABS([$rezultati_analiticki.M7]-[$rezultati_simulacija.M7])/[$rezultati_analiticki.M7]" office:value-type="float" office:value="0.00354174937501071" calcext:value-type="float">
            <text:p>0.0035</text:p>
          </table:table-cell>
          <table:table-cell table:formula="of:=ABS([$rezultati_analiticki.N7]-[$rezultati_simulacija.N7])/[$rezultati_analiticki.N7]" office:value-type="float" office:value="0.00424544912033804" calcext:value-type="float">
            <text:p>0.0042</text:p>
          </table:table-cell>
          <table:table-cell table:formula="of:=ABS([$rezultati_analiticki.O7]-[$rezultati_simulacija.O7])/[$rezultati_analiticki.O7]" office:value-type="float" office:value="0.00534393534441626" calcext:value-type="float">
            <text:p>0.0053</text:p>
          </table:table-cell>
          <table:table-cell table:formula="of:=ABS([$rezultati_analiticki.P7]-[$rezultati_simulacija.P7])/[$rezultati_analiticki.P7]" office:value-type="float" office:value="0.00504466375077322" calcext:value-type="float">
            <text:p>0.0050</text:p>
          </table:table-cell>
          <table:table-cell table:formula="of:=ABS([$rezultati_analiticki.Q7]-[$rezultati_simulacija.Q7])/[$rezultati_analiticki.Q7]" office:value-type="float" office:value="0.00237493912543609" calcext:value-type="float">
            <text:p>0.0024</text:p>
          </table:table-cell>
          <table:table-cell table:formula="of:=ABS([$rezultati_analiticki.R7]-[$rezultati_simulacija.R7])/[$rezultati_analiticki.R7]" office:value-type="float" office:value="0.000875316126932842" calcext:value-type="float">
            <text:p>0.0009</text:p>
          </table:table-cell>
          <table:table-cell table:formula="of:=ABS([$rezultati_analiticki.S7]-[$rezultati_simulacija.S7])/[$rezultati_analiticki.S7]" office:value-type="float" office:value="0.00938235537344342" calcext:value-type="float">
            <text:p>0.0094</text:p>
          </table:table-cell>
          <table:table-cell table:formula="of:=ABS([$rezultati_analiticki.T7]-[$rezultati_simulacija.T7])/[$rezultati_analiticki.T7]" office:value-type="string" office:string-value="" calcext:value-type="error">
            <text:p>#DIV/0!</text:p>
          </table:table-cell>
          <table:table-cell table:formula="of:=ABS([$rezultati_analiticki.U7]-[$rezultati_simulacija.U7])/[$rezultati_analiticki.U7]" office:value-type="string" office:string-value="" calcext:value-type="error">
            <text:p>#DIV/0!</text:p>
          </table:table-cell>
          <table:table-cell table:formula="of:=ABS([$rezultati_analiticki.V7]-[$rezultati_simulacija.V7])/[$rezultati_analiticki.V7]" office:value-type="float" office:value="0.0156946610152697" calcext:value-type="float">
            <text:p>0.0157</text:p>
          </table:table-cell>
          <table:table-cell table:formula="of:=ABS([$rezultati_analiticki.W7]-[$rezultati_simulacija.W7])/[$rezultati_analiticki.W7]" office:value-type="float" office:value="0.0107678666224779" calcext:value-type="float">
            <text:p>0.0108</text:p>
          </table:table-cell>
          <table:table-cell table:formula="of:=ABS([$rezultati_analiticki.X7]-[$rezultati_simulacija.X7])/[$rezultati_analiticki.X7]" office:value-type="float" office:value="0.00532063443385623" calcext:value-type="float">
            <text:p>0.0053</text:p>
          </table:table-cell>
          <table:table-cell table:formula="of:=ABS([$rezultati_analiticki.Y7]-[$rezultati_simulacija.Y7])/[$rezultati_analiticki.Y7]" office:value-type="float" office:value="0.0138318319952474" calcext:value-type="float">
            <text:p>0.0138</text:p>
          </table:table-cell>
          <table:table-cell table:formula="of:=ABS([$rezultati_analiticki.Z7]-[$rezultati_simulacija.Z7])/[$rezultati_analiticki.Z7]" office:value-type="float" office:value="0.0137725503968551" calcext:value-type="float">
            <text:p>0.0138</text:p>
          </table:table-cell>
          <table:table-cell table:formula="of:=ABS([$rezultati_analiticki.AA7]-[$rezultati_simulacija.AA7])/[$rezultati_analiticki.AA7]" office:value-type="float" office:value="0.0230074384383861" calcext:value-type="float">
            <text:p>0.0230</text:p>
          </table:table-cell>
          <table:table-cell table:formula="of:=ABS([$rezultati_analiticki.AB7]-[$rezultati_simulacija.AB7])/[$rezultati_analiticki.AB7]" office:value-type="float" office:value="0.0333334888952221" calcext:value-type="float">
            <text:p>0.0333</text:p>
          </table:table-cell>
          <table:table-cell table:formula="of:=ABS([$rezultati_analiticki.AC7]-[$rezultati_simulacija.AC7])/[$rezultati_analiticki.AC7]" office:value-type="string" office:string-value="" calcext:value-type="error">
            <text:p>#DIV/0!</text:p>
          </table:table-cell>
          <table:table-cell table:formula="of:=ABS([$rezultati_analiticki.AD7]-[$rezultati_simulacija.AD7])/[$rezultati_analiticki.AD7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8]-[$rezultati_simulacija.A8])/[$rezultati_analiticki.A8]" office:value-type="float" office:value="0" calcext:value-type="float">
            <text:p>0.0000</text:p>
          </table:table-cell>
          <table:table-cell table:formula="of:=ABS([$rezultati_analiticki.B8]-[$rezultati_simulacija.B8])/[$rezultati_analiticki.B8]" office:value-type="float" office:value="0" calcext:value-type="float">
            <text:p>0.0000</text:p>
          </table:table-cell>
          <table:table-cell table:formula="of:=ABS([$rezultati_analiticki.C8]-[$rezultati_simulacija.C8])/[$rezultati_analiticki.C8]" office:value-type="float" office:value="0.0114957137882974" calcext:value-type="float">
            <text:p>0.0115</text:p>
          </table:table-cell>
          <table:table-cell table:formula="of:=ABS([$rezultati_analiticki.D8]-[$rezultati_simulacija.D8])/[$rezultati_analiticki.D8]" office:value-type="float" office:value="0.000277511423663319" calcext:value-type="float">
            <text:p>0.0003</text:p>
          </table:table-cell>
          <table:table-cell table:formula="of:=ABS([$rezultati_analiticki.E8]-[$rezultati_simulacija.E8])/[$rezultati_analiticki.E8]" office:value-type="float" office:value="0.00466963186259851" calcext:value-type="float">
            <text:p>0.0047</text:p>
          </table:table-cell>
          <table:table-cell table:formula="of:=ABS([$rezultati_analiticki.F8]-[$rezultati_simulacija.F8])/[$rezultati_analiticki.F8]" office:value-type="float" office:value="0.00208002645127272" calcext:value-type="float">
            <text:p>0.0021</text:p>
          </table:table-cell>
          <table:table-cell table:formula="of:=ABS([$rezultati_analiticki.G8]-[$rezultati_simulacija.G8])/[$rezultati_analiticki.G8]" office:value-type="float" office:value="0.013474420633266" calcext:value-type="float">
            <text:p>0.0135</text:p>
          </table:table-cell>
          <table:table-cell table:formula="of:=ABS([$rezultati_analiticki.H8]-[$rezultati_simulacija.H8])/[$rezultati_analiticki.H8]" office:value-type="float" office:value="0.00315131442187258" calcext:value-type="float">
            <text:p>0.0032</text:p>
          </table:table-cell>
          <table:table-cell table:formula="of:=ABS([$rezultati_analiticki.I8]-[$rezultati_simulacija.I8])/[$rezultati_analiticki.I8]" office:value-type="float" office:value="0.00544941509560992" calcext:value-type="float">
            <text:p>0.0054</text:p>
          </table:table-cell>
          <table:table-cell table:formula="of:=ABS([$rezultati_analiticki.J8]-[$rezultati_simulacija.J8])/[$rezultati_analiticki.J8]" office:value-type="float" office:value="0.00170921346252136" calcext:value-type="float">
            <text:p>0.0017</text:p>
          </table:table-cell>
          <table:table-cell table:formula="of:=ABS([$rezultati_analiticki.K8]-[$rezultati_simulacija.K8])/[$rezultati_analiticki.K8]" office:value-type="string" office:string-value="" calcext:value-type="error">
            <text:p>#DIV/0!</text:p>
          </table:table-cell>
          <table:table-cell table:formula="of:=ABS([$rezultati_analiticki.L8]-[$rezultati_simulacija.L8])/[$rezultati_analiticki.L8]" office:value-type="string" office:string-value="" calcext:value-type="error">
            <text:p>#DIV/0!</text:p>
          </table:table-cell>
          <table:table-cell table:formula="of:=ABS([$rezultati_analiticki.M8]-[$rezultati_simulacija.M8])/[$rezultati_analiticki.M8]" office:value-type="float" office:value="0.000420057314915795" calcext:value-type="float">
            <text:p>0.0004</text:p>
          </table:table-cell>
          <table:table-cell table:formula="of:=ABS([$rezultati_analiticki.N8]-[$rezultati_simulacija.N8])/[$rezultati_analiticki.N8]" office:value-type="float" office:value="0.00428402283384591" calcext:value-type="float">
            <text:p>0.0043</text:p>
          </table:table-cell>
          <table:table-cell table:formula="of:=ABS([$rezultati_analiticki.O8]-[$rezultati_simulacija.O8])/[$rezultati_analiticki.O8]" office:value-type="float" office:value="0.00820199940341411" calcext:value-type="float">
            <text:p>0.0082</text:p>
          </table:table-cell>
          <table:table-cell table:formula="of:=ABS([$rezultati_analiticki.P8]-[$rezultati_simulacija.P8])/[$rezultati_analiticki.P8]" office:value-type="float" office:value="0.0114581999383334" calcext:value-type="float">
            <text:p>0.0115</text:p>
          </table:table-cell>
          <table:table-cell table:formula="of:=ABS([$rezultati_analiticki.Q8]-[$rezultati_simulacija.Q8])/[$rezultati_analiticki.Q8]" office:value-type="float" office:value="0.000778912112269596" calcext:value-type="float">
            <text:p>0.0008</text:p>
          </table:table-cell>
          <table:table-cell table:formula="of:=ABS([$rezultati_analiticki.R8]-[$rezultati_simulacija.R8])/[$rezultati_analiticki.R8]" office:value-type="float" office:value="0.0028693925662532" calcext:value-type="float">
            <text:p>0.0029</text:p>
          </table:table-cell>
          <table:table-cell table:formula="of:=ABS([$rezultati_analiticki.S8]-[$rezultati_simulacija.S8])/[$rezultati_analiticki.S8]" office:value-type="float" office:value="0.00231533792840915" calcext:value-type="float">
            <text:p>0.0023</text:p>
          </table:table-cell>
          <table:table-cell table:formula="of:=ABS([$rezultati_analiticki.T8]-[$rezultati_simulacija.T8])/[$rezultati_analiticki.T8]" office:value-type="string" office:string-value="" calcext:value-type="error">
            <text:p>#DIV/0!</text:p>
          </table:table-cell>
          <table:table-cell table:formula="of:=ABS([$rezultati_analiticki.U8]-[$rezultati_simulacija.U8])/[$rezultati_analiticki.U8]" office:value-type="string" office:string-value="" calcext:value-type="error">
            <text:p>#DIV/0!</text:p>
          </table:table-cell>
          <table:table-cell table:formula="of:=ABS([$rezultati_analiticki.V8]-[$rezultati_simulacija.V8])/[$rezultati_analiticki.V8]" office:value-type="float" office:value="0.0308797550278276" calcext:value-type="float">
            <text:p>0.0309</text:p>
          </table:table-cell>
          <table:table-cell table:formula="of:=ABS([$rezultati_analiticki.W8]-[$rezultati_simulacija.W8])/[$rezultati_analiticki.W8]" office:value-type="float" office:value="0.0153393916918291" calcext:value-type="float">
            <text:p>0.0153</text:p>
          </table:table-cell>
          <table:table-cell table:formula="of:=ABS([$rezultati_analiticki.X8]-[$rezultati_simulacija.X8])/[$rezultati_analiticki.X8]" office:value-type="float" office:value="0.00745946394820011" calcext:value-type="float">
            <text:p>0.0075</text:p>
          </table:table-cell>
          <table:table-cell table:formula="of:=ABS([$rezultati_analiticki.Y8]-[$rezultati_simulacija.Y8])/[$rezultati_analiticki.Y8]" office:value-type="float" office:value="0.00809338106847624" calcext:value-type="float">
            <text:p>0.0081</text:p>
          </table:table-cell>
          <table:table-cell table:formula="of:=ABS([$rezultati_analiticki.Z8]-[$rezultati_simulacija.Z8])/[$rezultati_analiticki.Z8]" office:value-type="float" office:value="0.0164242397614532" calcext:value-type="float">
            <text:p>0.0164</text:p>
          </table:table-cell>
          <table:table-cell table:formula="of:=ABS([$rezultati_analiticki.AA8]-[$rezultati_simulacija.AA8])/[$rezultati_analiticki.AA8]" office:value-type="float" office:value="0.0669828956639188" calcext:value-type="float">
            <text:p>0.0670</text:p>
          </table:table-cell>
          <table:table-cell table:formula="of:=ABS([$rezultati_analiticki.AB8]-[$rezultati_simulacija.AB8])/[$rezultati_analiticki.AB8]" office:value-type="float" office:value="0.0213350406328747" calcext:value-type="float">
            <text:p>0.0213</text:p>
          </table:table-cell>
          <table:table-cell table:formula="of:=ABS([$rezultati_analiticki.AC8]-[$rezultati_simulacija.AC8])/[$rezultati_analiticki.AC8]" office:value-type="string" office:string-value="" calcext:value-type="error">
            <text:p>#DIV/0!</text:p>
          </table:table-cell>
          <table:table-cell table:formula="of:=ABS([$rezultati_analiticki.AD8]-[$rezultati_simulacija.AD8])/[$rezultati_analiticki.AD8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9]-[$rezultati_simulacija.A9])/[$rezultati_analiticki.A9]" office:value-type="float" office:value="0" calcext:value-type="float">
            <text:p>0.0000</text:p>
          </table:table-cell>
          <table:table-cell table:formula="of:=ABS([$rezultati_analiticki.B9]-[$rezultati_simulacija.B9])/[$rezultati_analiticki.B9]" office:value-type="float" office:value="0" calcext:value-type="float">
            <text:p>0.0000</text:p>
          </table:table-cell>
          <table:table-cell table:formula="of:=ABS([$rezultati_analiticki.C9]-[$rezultati_simulacija.C9])/[$rezultati_analiticki.C9]" office:value-type="float" office:value="0.181633618675071" calcext:value-type="float">
            <text:p>0.1816</text:p>
          </table:table-cell>
          <table:table-cell table:formula="of:=ABS([$rezultati_analiticki.D9]-[$rezultati_simulacija.D9])/[$rezultati_analiticki.D9]" office:value-type="float" office:value="0.000102635811678083" calcext:value-type="float">
            <text:p>0.0001</text:p>
          </table:table-cell>
          <table:table-cell table:formula="of:=ABS([$rezultati_analiticki.E9]-[$rezultati_simulacija.E9])/[$rezultati_analiticki.E9]" office:value-type="float" office:value="0.00426974533587277" calcext:value-type="float">
            <text:p>0.0043</text:p>
          </table:table-cell>
          <table:table-cell table:formula="of:=ABS([$rezultati_analiticki.F9]-[$rezultati_simulacija.F9])/[$rezultati_analiticki.F9]" office:value-type="float" office:value="0.000628500814049838" calcext:value-type="float">
            <text:p>0.0006</text:p>
          </table:table-cell>
          <table:table-cell table:formula="of:=ABS([$rezultati_analiticki.G9]-[$rezultati_simulacija.G9])/[$rezultati_analiticki.G9]" office:value-type="float" office:value="0.0132000877349522" calcext:value-type="float">
            <text:p>0.0132</text:p>
          </table:table-cell>
          <table:table-cell table:formula="of:=ABS([$rezultati_analiticki.H9]-[$rezultati_simulacija.H9])/[$rezultati_analiticki.H9]" office:value-type="float" office:value="0.00213996969994547" calcext:value-type="float">
            <text:p>0.0021</text:p>
          </table:table-cell>
          <table:table-cell table:formula="of:=ABS([$rezultati_analiticki.I9]-[$rezultati_simulacija.I9])/[$rezultati_analiticki.I9]" office:value-type="float" office:value="0.00350069111672327" calcext:value-type="float">
            <text:p>0.0035</text:p>
          </table:table-cell>
          <table:table-cell table:formula="of:=ABS([$rezultati_analiticki.J9]-[$rezultati_simulacija.J9])/[$rezultati_analiticki.J9]" office:value-type="float" office:value="0.00137401231322328" calcext:value-type="float">
            <text:p>0.0014</text:p>
          </table:table-cell>
          <table:table-cell table:formula="of:=ABS([$rezultati_analiticki.K9]-[$rezultati_simulacija.K9])/[$rezultati_analiticki.K9]" office:value-type="string" office:string-value="" calcext:value-type="error">
            <text:p>#DIV/0!</text:p>
          </table:table-cell>
          <table:table-cell table:formula="of:=ABS([$rezultati_analiticki.L9]-[$rezultati_simulacija.L9])/[$rezultati_analiticki.L9]" office:value-type="string" office:string-value="" calcext:value-type="error">
            <text:p>#DIV/0!</text:p>
          </table:table-cell>
          <table:table-cell table:formula="of:=ABS([$rezultati_analiticki.M9]-[$rezultati_simulacija.M9])/[$rezultati_analiticki.M9]" office:value-type="float" office:value="0.000555167883674138" calcext:value-type="float">
            <text:p>0.0006</text:p>
          </table:table-cell>
          <table:table-cell table:formula="of:=ABS([$rezultati_analiticki.N9]-[$rezultati_simulacija.N9])/[$rezultati_analiticki.N9]" office:value-type="float" office:value="0.00459404944273736" calcext:value-type="float">
            <text:p>0.0046</text:p>
          </table:table-cell>
          <table:table-cell table:formula="of:=ABS([$rezultati_analiticki.O9]-[$rezultati_simulacija.O9])/[$rezultati_analiticki.O9]" office:value-type="float" office:value="0.00541113134781686" calcext:value-type="float">
            <text:p>0.0054</text:p>
          </table:table-cell>
          <table:table-cell table:formula="of:=ABS([$rezultati_analiticki.P9]-[$rezultati_simulacija.P9])/[$rezultati_analiticki.P9]" office:value-type="float" office:value="0.00944033160748682" calcext:value-type="float">
            <text:p>0.0094</text:p>
          </table:table-cell>
          <table:table-cell table:formula="of:=ABS([$rezultati_analiticki.Q9]-[$rezultati_simulacija.Q9])/[$rezultati_analiticki.Q9]" office:value-type="float" office:value="0.000518974974222268" calcext:value-type="float">
            <text:p>0.0005</text:p>
          </table:table-cell>
          <table:table-cell table:formula="of:=ABS([$rezultati_analiticki.R9]-[$rezultati_simulacija.R9])/[$rezultati_analiticki.R9]" office:value-type="float" office:value="0.00143976117440658" calcext:value-type="float">
            <text:p>0.0014</text:p>
          </table:table-cell>
          <table:table-cell table:formula="of:=ABS([$rezultati_analiticki.S9]-[$rezultati_simulacija.S9])/[$rezultati_analiticki.S9]" office:value-type="float" office:value="0.00239296607635859" calcext:value-type="float">
            <text:p>0.0024</text:p>
          </table:table-cell>
          <table:table-cell table:formula="of:=ABS([$rezultati_analiticki.T9]-[$rezultati_simulacija.T9])/[$rezultati_analiticki.T9]" office:value-type="string" office:string-value="" calcext:value-type="error">
            <text:p>#DIV/0!</text:p>
          </table:table-cell>
          <table:table-cell table:formula="of:=ABS([$rezultati_analiticki.U9]-[$rezultati_simulacija.U9])/[$rezultati_analiticki.U9]" office:value-type="string" office:string-value="" calcext:value-type="error">
            <text:p>#DIV/0!</text:p>
          </table:table-cell>
          <table:table-cell table:formula="of:=ABS([$rezultati_analiticki.V9]-[$rezultati_simulacija.V9])/[$rezultati_analiticki.V9]" office:value-type="float" office:value="0.0270955172996175" calcext:value-type="float">
            <text:p>0.0271</text:p>
          </table:table-cell>
          <table:table-cell table:formula="of:=ABS([$rezultati_analiticki.W9]-[$rezultati_simulacija.W9])/[$rezultati_analiticki.W9]" office:value-type="float" office:value="0.0118516531942411" calcext:value-type="float">
            <text:p>0.0119</text:p>
          </table:table-cell>
          <table:table-cell table:formula="of:=ABS([$rezultati_analiticki.X9]-[$rezultati_simulacija.X9])/[$rezultati_analiticki.X9]" office:value-type="float" office:value="0.0101142375353618" calcext:value-type="float">
            <text:p>0.0101</text:p>
          </table:table-cell>
          <table:table-cell table:formula="of:=ABS([$rezultati_analiticki.Y9]-[$rezultati_simulacija.Y9])/[$rezultati_analiticki.Y9]" office:value-type="float" office:value="0.0073522372656318" calcext:value-type="float">
            <text:p>0.0074</text:p>
          </table:table-cell>
          <table:table-cell table:formula="of:=ABS([$rezultati_analiticki.Z9]-[$rezultati_simulacija.Z9])/[$rezultati_analiticki.Z9]" office:value-type="float" office:value="0.15604128348" calcext:value-type="float">
            <text:p>0.1560</text:p>
          </table:table-cell>
          <table:table-cell table:formula="of:=ABS([$rezultati_analiticki.AA9]-[$rezultati_simulacija.AA9])/[$rezultati_analiticki.AA9]" office:value-type="float" office:value="0.336428454756793" calcext:value-type="float">
            <text:p>0.3364</text:p>
          </table:table-cell>
          <table:table-cell table:formula="of:=ABS([$rezultati_analiticki.AB9]-[$rezultati_simulacija.AB9])/[$rezultati_analiticki.AB9]" office:value-type="float" office:value="0.061474585214525" calcext:value-type="float">
            <text:p>0.0615</text:p>
          </table:table-cell>
          <table:table-cell table:formula="of:=ABS([$rezultati_analiticki.AC9]-[$rezultati_simulacija.AC9])/[$rezultati_analiticki.AC9]" office:value-type="string" office:string-value="" calcext:value-type="error">
            <text:p>#DIV/0!</text:p>
          </table:table-cell>
          <table:table-cell table:formula="of:=ABS([$rezultati_analiticki.AD9]-[$rezultati_simulacija.AD9])/[$rezultati_analiticki.AD9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0]-[$rezultati_simulacija.A10])/[$rezultati_analiticki.A10]" office:value-type="float" office:value="0" calcext:value-type="float">
            <text:p>0.0000</text:p>
          </table:table-cell>
          <table:table-cell table:formula="of:=ABS([$rezultati_analiticki.B10]-[$rezultati_simulacija.B10])/[$rezultati_analiticki.B10]" office:value-type="float" office:value="0" calcext:value-type="float">
            <text:p>0.0000</text:p>
          </table:table-cell>
          <table:table-cell table:formula="of:=ABS([$rezultati_analiticki.C10]-[$rezultati_simulacija.C10])/[$rezultati_analiticki.C10]" office:value-type="float" office:value="0.00063431072760122" calcext:value-type="float">
            <text:p>0.0006</text:p>
          </table:table-cell>
          <table:table-cell table:formula="of:=ABS([$rezultati_analiticki.D10]-[$rezultati_simulacija.D10])/[$rezultati_analiticki.D10]" office:value-type="float" office:value="0.00473756366753547" calcext:value-type="float">
            <text:p>0.0047</text:p>
          </table:table-cell>
          <table:table-cell table:formula="of:=ABS([$rezultati_analiticki.E10]-[$rezultati_simulacija.E10])/[$rezultati_analiticki.E10]" office:value-type="float" office:value="0.00532714333097978" calcext:value-type="float">
            <text:p>0.0053</text:p>
          </table:table-cell>
          <table:table-cell table:formula="of:=ABS([$rezultati_analiticki.F10]-[$rezultati_simulacija.F10])/[$rezultati_analiticki.F10]" office:value-type="float" office:value="0.00167606525274973" calcext:value-type="float">
            <text:p>0.0017</text:p>
          </table:table-cell>
          <table:table-cell table:formula="of:=ABS([$rezultati_analiticki.G10]-[$rezultati_simulacija.G10])/[$rezultati_analiticki.G10]" office:value-type="float" office:value="0.025016268688761" calcext:value-type="float">
            <text:p>0.0250</text:p>
          </table:table-cell>
          <table:table-cell table:formula="of:=ABS([$rezultati_analiticki.H10]-[$rezultati_simulacija.H10])/[$rezultati_analiticki.H10]" office:value-type="float" office:value="0.000732013865548735" calcext:value-type="float">
            <text:p>0.0007</text:p>
          </table:table-cell>
          <table:table-cell table:formula="of:=ABS([$rezultati_analiticki.I10]-[$rezultati_simulacija.I10])/[$rezultati_analiticki.I10]" office:value-type="float" office:value="0.00738120048394622" calcext:value-type="float">
            <text:p>0.0074</text:p>
          </table:table-cell>
          <table:table-cell table:formula="of:=ABS([$rezultati_analiticki.J10]-[$rezultati_simulacija.J10])/[$rezultati_analiticki.J10]" office:value-type="float" office:value="0.00189171752554219" calcext:value-type="float">
            <text:p>0.0019</text:p>
          </table:table-cell>
          <table:table-cell table:formula="of:=ABS([$rezultati_analiticki.K10]-[$rezultati_simulacija.K10])/[$rezultati_analiticki.K10]" office:value-type="float" office:value="0.0122397723550573" calcext:value-type="float">
            <text:p>0.0122</text:p>
          </table:table-cell>
          <table:table-cell table:formula="of:=ABS([$rezultati_analiticki.L10]-[$rezultati_simulacija.L10])/[$rezultati_analiticki.L10]" office:value-type="string" office:string-value="" calcext:value-type="error">
            <text:p>#DIV/0!</text:p>
          </table:table-cell>
          <table:table-cell table:formula="of:=ABS([$rezultati_analiticki.M10]-[$rezultati_simulacija.M10])/[$rezultati_analiticki.M10]" office:value-type="float" office:value="0.00250508563520673" calcext:value-type="float">
            <text:p>0.0025</text:p>
          </table:table-cell>
          <table:table-cell table:formula="of:=ABS([$rezultati_analiticki.N10]-[$rezultati_simulacija.N10])/[$rezultati_analiticki.N10]" office:value-type="float" office:value="0.00557032492222723" calcext:value-type="float">
            <text:p>0.0056</text:p>
          </table:table-cell>
          <table:table-cell table:formula="of:=ABS([$rezultati_analiticki.O10]-[$rezultati_simulacija.O10])/[$rezultati_analiticki.O10]" office:value-type="float" office:value="0.00777538887078788" calcext:value-type="float">
            <text:p>0.0078</text:p>
          </table:table-cell>
          <table:table-cell table:formula="of:=ABS([$rezultati_analiticki.P10]-[$rezultati_simulacija.P10])/[$rezultati_analiticki.P10]" office:value-type="float" office:value="0.0173142845588687" calcext:value-type="float">
            <text:p>0.0173</text:p>
          </table:table-cell>
          <table:table-cell table:formula="of:=ABS([$rezultati_analiticki.Q10]-[$rezultati_simulacija.Q10])/[$rezultati_analiticki.Q10]" office:value-type="float" office:value="0.00188462927930139" calcext:value-type="float">
            <text:p>0.0019</text:p>
          </table:table-cell>
          <table:table-cell table:formula="of:=ABS([$rezultati_analiticki.R10]-[$rezultati_simulacija.R10])/[$rezultati_analiticki.R10]" office:value-type="float" office:value="0.00240651598817335" calcext:value-type="float">
            <text:p>0.0024</text:p>
          </table:table-cell>
          <table:table-cell table:formula="of:=ABS([$rezultati_analiticki.S10]-[$rezultati_simulacija.S10])/[$rezultati_analiticki.S10]" office:value-type="float" office:value="0.00370073706536195" calcext:value-type="float">
            <text:p>0.0037</text:p>
          </table:table-cell>
          <table:table-cell table:formula="of:=ABS([$rezultati_analiticki.T10]-[$rezultati_simulacija.T10])/[$rezultati_analiticki.T10]" office:value-type="float" office:value="0.00140484625874571" calcext:value-type="float">
            <text:p>0.0014</text:p>
          </table:table-cell>
          <table:table-cell table:formula="of:=ABS([$rezultati_analiticki.U10]-[$rezultati_simulacija.U10])/[$rezultati_analiticki.U10]" office:value-type="string" office:string-value="" calcext:value-type="error">
            <text:p>#DIV/0!</text:p>
          </table:table-cell>
          <table:table-cell table:formula="of:=ABS([$rezultati_analiticki.V10]-[$rezultati_simulacija.V10])/[$rezultati_analiticki.V10]" office:value-type="float" office:value="0.0113405947275707" calcext:value-type="float">
            <text:p>0.0113</text:p>
          </table:table-cell>
          <table:table-cell table:formula="of:=ABS([$rezultati_analiticki.W10]-[$rezultati_simulacija.W10])/[$rezultati_analiticki.W10]" office:value-type="float" office:value="0.0117963029393348" calcext:value-type="float">
            <text:p>0.0118</text:p>
          </table:table-cell>
          <table:table-cell table:formula="of:=ABS([$rezultati_analiticki.X10]-[$rezultati_simulacija.X10])/[$rezultati_analiticki.X10]" office:value-type="float" office:value="0.00106705672194121" calcext:value-type="float">
            <text:p>0.0011</text:p>
          </table:table-cell>
          <table:table-cell table:formula="of:=ABS([$rezultati_analiticki.Y10]-[$rezultati_simulacija.Y10])/[$rezultati_analiticki.Y10]" office:value-type="float" office:value="0.0203879185230628" calcext:value-type="float">
            <text:p>0.0204</text:p>
          </table:table-cell>
          <table:table-cell table:formula="of:=ABS([$rezultati_analiticki.Z10]-[$rezultati_simulacija.Z10])/[$rezultati_analiticki.Z10]" office:value-type="float" office:value="0.0117916827287623" calcext:value-type="float">
            <text:p>0.0118</text:p>
          </table:table-cell>
          <table:table-cell table:formula="of:=ABS([$rezultati_analiticki.AA10]-[$rezultati_simulacija.AA10])/[$rezultati_analiticki.AA10]" office:value-type="float" office:value="0.00606452422876477" calcext:value-type="float">
            <text:p>0.0061</text:p>
          </table:table-cell>
          <table:table-cell table:formula="of:=ABS([$rezultati_analiticki.AB10]-[$rezultati_simulacija.AB10])/[$rezultati_analiticki.AB10]" office:value-type="float" office:value="0.00704665198032424" calcext:value-type="float">
            <text:p>0.0070</text:p>
          </table:table-cell>
          <table:table-cell table:formula="of:=ABS([$rezultati_analiticki.AC10]-[$rezultati_simulacija.AC10])/[$rezultati_analiticki.AC10]" office:value-type="float" office:value="0.0120993993908585" calcext:value-type="float">
            <text:p>0.0121</text:p>
          </table:table-cell>
          <table:table-cell table:formula="of:=ABS([$rezultati_analiticki.AD10]-[$rezultati_simulacija.AD10])/[$rezultati_analiticki.AD10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1]-[$rezultati_simulacija.A11])/[$rezultati_analiticki.A11]" office:value-type="float" office:value="0" calcext:value-type="float">
            <text:p>0.0000</text:p>
          </table:table-cell>
          <table:table-cell table:formula="of:=ABS([$rezultati_analiticki.B11]-[$rezultati_simulacija.B11])/[$rezultati_analiticki.B11]" office:value-type="float" office:value="0" calcext:value-type="float">
            <text:p>0.0000</text:p>
          </table:table-cell>
          <table:table-cell table:formula="of:=ABS([$rezultati_analiticki.C11]-[$rezultati_simulacija.C11])/[$rezultati_analiticki.C11]" office:value-type="float" office:value="0.00258172655921345" calcext:value-type="float">
            <text:p>0.0026</text:p>
          </table:table-cell>
          <table:table-cell table:formula="of:=ABS([$rezultati_analiticki.D11]-[$rezultati_simulacija.D11])/[$rezultati_analiticki.D11]" office:value-type="float" office:value="0.00293578371833969" calcext:value-type="float">
            <text:p>0.0029</text:p>
          </table:table-cell>
          <table:table-cell table:formula="of:=ABS([$rezultati_analiticki.E11]-[$rezultati_simulacija.E11])/[$rezultati_analiticki.E11]" office:value-type="float" office:value="0.000556355313716354" calcext:value-type="float">
            <text:p>0.0006</text:p>
          </table:table-cell>
          <table:table-cell table:formula="of:=ABS([$rezultati_analiticki.F11]-[$rezultati_simulacija.F11])/[$rezultati_analiticki.F11]" office:value-type="float" office:value="0.00997665158631167" calcext:value-type="float">
            <text:p>0.0100</text:p>
          </table:table-cell>
          <table:table-cell table:formula="of:=ABS([$rezultati_analiticki.G11]-[$rezultati_simulacija.G11])/[$rezultati_analiticki.G11]" office:value-type="float" office:value="0.00611587593851597" calcext:value-type="float">
            <text:p>0.0061</text:p>
          </table:table-cell>
          <table:table-cell table:formula="of:=ABS([$rezultati_analiticki.H11]-[$rezultati_simulacija.H11])/[$rezultati_analiticki.H11]" office:value-type="float" office:value="0.00207130646968779" calcext:value-type="float">
            <text:p>0.0021</text:p>
          </table:table-cell>
          <table:table-cell table:formula="of:=ABS([$rezultati_analiticki.I11]-[$rezultati_simulacija.I11])/[$rezultati_analiticki.I11]" office:value-type="float" office:value="0.00787600375080251" calcext:value-type="float">
            <text:p>0.0079</text:p>
          </table:table-cell>
          <table:table-cell table:formula="of:=ABS([$rezultati_analiticki.J11]-[$rezultati_simulacija.J11])/[$rezultati_analiticki.J11]" office:value-type="float" office:value="0.00480867413577226" calcext:value-type="float">
            <text:p>0.0048</text:p>
          </table:table-cell>
          <table:table-cell table:formula="of:=ABS([$rezultati_analiticki.K11]-[$rezultati_simulacija.K11])/[$rezultati_analiticki.K11]" office:value-type="float" office:value="0.00226789672321215" calcext:value-type="float">
            <text:p>0.0023</text:p>
          </table:table-cell>
          <table:table-cell table:formula="of:=ABS([$rezultati_analiticki.L11]-[$rezultati_simulacija.L11])/[$rezultati_analiticki.L11]" office:value-type="string" office:string-value="" calcext:value-type="error">
            <text:p>#DIV/0!</text:p>
          </table:table-cell>
          <table:table-cell table:formula="of:=ABS([$rezultati_analiticki.M11]-[$rezultati_simulacija.M11])/[$rezultati_analiticki.M11]" office:value-type="float" office:value="0.00051279379637825" calcext:value-type="float">
            <text:p>0.0005</text:p>
          </table:table-cell>
          <table:table-cell table:formula="of:=ABS([$rezultati_analiticki.N11]-[$rezultati_simulacija.N11])/[$rezultati_analiticki.N11]" office:value-type="float" office:value="0.0015815240471238" calcext:value-type="float">
            <text:p>0.0016</text:p>
          </table:table-cell>
          <table:table-cell table:formula="of:=ABS([$rezultati_analiticki.O11]-[$rezultati_simulacija.O11])/[$rezultati_analiticki.O11]" office:value-type="float" office:value="0.00501293971443152" calcext:value-type="float">
            <text:p>0.0050</text:p>
          </table:table-cell>
          <table:table-cell table:formula="of:=ABS([$rezultati_analiticki.P11]-[$rezultati_simulacija.P11])/[$rezultati_analiticki.P11]" office:value-type="float" office:value="0.00451701237630856" calcext:value-type="float">
            <text:p>0.0045</text:p>
          </table:table-cell>
          <table:table-cell table:formula="of:=ABS([$rezultati_analiticki.Q11]-[$rezultati_simulacija.Q11])/[$rezultati_analiticki.Q11]" office:value-type="float" office:value="0.0106007957846556" calcext:value-type="float">
            <text:p>0.0106</text:p>
          </table:table-cell>
          <table:table-cell table:formula="of:=ABS([$rezultati_analiticki.R11]-[$rezultati_simulacija.R11])/[$rezultati_analiticki.R11]" office:value-type="float" office:value="0.00454995549658853" calcext:value-type="float">
            <text:p>0.0045</text:p>
          </table:table-cell>
          <table:table-cell table:formula="of:=ABS([$rezultati_analiticki.S11]-[$rezultati_simulacija.S11])/[$rezultati_analiticki.S11]" office:value-type="float" office:value="0.00711699578345259" calcext:value-type="float">
            <text:p>0.0071</text:p>
          </table:table-cell>
          <table:table-cell table:formula="of:=ABS([$rezultati_analiticki.T11]-[$rezultati_simulacija.T11])/[$rezultati_analiticki.T11]" office:value-type="float" office:value="0.00617422458882448" calcext:value-type="float">
            <text:p>0.0062</text:p>
          </table:table-cell>
          <table:table-cell table:formula="of:=ABS([$rezultati_analiticki.U11]-[$rezultati_simulacija.U11])/[$rezultati_analiticki.U11]" office:value-type="string" office:string-value="" calcext:value-type="error">
            <text:p>#DIV/0!</text:p>
          </table:table-cell>
          <table:table-cell table:formula="of:=ABS([$rezultati_analiticki.V11]-[$rezultati_simulacija.V11])/[$rezultati_analiticki.V11]" office:value-type="float" office:value="0.0174531693187775" calcext:value-type="float">
            <text:p>0.0175</text:p>
          </table:table-cell>
          <table:table-cell table:formula="of:=ABS([$rezultati_analiticki.W11]-[$rezultati_simulacija.W11])/[$rezultati_analiticki.W11]" office:value-type="float" office:value="0.0035298285865921" calcext:value-type="float">
            <text:p>0.0035</text:p>
          </table:table-cell>
          <table:table-cell table:formula="of:=ABS([$rezultati_analiticki.X11]-[$rezultati_simulacija.X11])/[$rezultati_analiticki.X11]" office:value-type="float" office:value="0.015657781780236" calcext:value-type="float">
            <text:p>0.0157</text:p>
          </table:table-cell>
          <table:table-cell table:formula="of:=ABS([$rezultati_analiticki.Y11]-[$rezultati_simulacija.Y11])/[$rezultati_analiticki.Y11]" office:value-type="float" office:value="0.00931814145271146" calcext:value-type="float">
            <text:p>0.0093</text:p>
          </table:table-cell>
          <table:table-cell table:formula="of:=ABS([$rezultati_analiticki.Z11]-[$rezultati_simulacija.Z11])/[$rezultati_analiticki.Z11]" office:value-type="float" office:value="0.000171920053654109" calcext:value-type="float">
            <text:p>0.0002</text:p>
          </table:table-cell>
          <table:table-cell table:formula="of:=ABS([$rezultati_analiticki.AA11]-[$rezultati_simulacija.AA11])/[$rezultati_analiticki.AA11]" office:value-type="float" office:value="0.00999914552210836" calcext:value-type="float">
            <text:p>0.0100</text:p>
          </table:table-cell>
          <table:table-cell table:formula="of:=ABS([$rezultati_analiticki.AB11]-[$rezultati_simulacija.AB11])/[$rezultati_analiticki.AB11]" office:value-type="float" office:value="0.00409151158199174" calcext:value-type="float">
            <text:p>0.0041</text:p>
          </table:table-cell>
          <table:table-cell table:formula="of:=ABS([$rezultati_analiticki.AC11]-[$rezultati_simulacija.AC11])/[$rezultati_analiticki.AC11]" office:value-type="float" office:value="0.00613863533476184" calcext:value-type="float">
            <text:p>0.0061</text:p>
          </table:table-cell>
          <table:table-cell table:formula="of:=ABS([$rezultati_analiticki.AD11]-[$rezultati_simulacija.AD11])/[$rezultati_analiticki.AD11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2]-[$rezultati_simulacija.A12])/[$rezultati_analiticki.A12]" office:value-type="float" office:value="0" calcext:value-type="float">
            <text:p>0.0000</text:p>
          </table:table-cell>
          <table:table-cell table:formula="of:=ABS([$rezultati_analiticki.B12]-[$rezultati_simulacija.B12])/[$rezultati_analiticki.B12]" office:value-type="float" office:value="0" calcext:value-type="float">
            <text:p>0.0000</text:p>
          </table:table-cell>
          <table:table-cell table:formula="of:=ABS([$rezultati_analiticki.C12]-[$rezultati_simulacija.C12])/[$rezultati_analiticki.C12]" office:value-type="float" office:value="0.0136649545667175" calcext:value-type="float">
            <text:p>0.0137</text:p>
          </table:table-cell>
          <table:table-cell table:formula="of:=ABS([$rezultati_analiticki.D12]-[$rezultati_simulacija.D12])/[$rezultati_analiticki.D12]" office:value-type="float" office:value="0.000583705987560628" calcext:value-type="float">
            <text:p>0.0006</text:p>
          </table:table-cell>
          <table:table-cell table:formula="of:=ABS([$rezultati_analiticki.E12]-[$rezultati_simulacija.E12])/[$rezultati_analiticki.E12]" office:value-type="float" office:value="0.00762311849092998" calcext:value-type="float">
            <text:p>0.0076</text:p>
          </table:table-cell>
          <table:table-cell table:formula="of:=ABS([$rezultati_analiticki.F12]-[$rezultati_simulacija.F12])/[$rezultati_analiticki.F12]" office:value-type="float" office:value="0.00434629618485012" calcext:value-type="float">
            <text:p>0.0043</text:p>
          </table:table-cell>
          <table:table-cell table:formula="of:=ABS([$rezultati_analiticki.G12]-[$rezultati_simulacija.G12])/[$rezultati_analiticki.G12]" office:value-type="float" office:value="0.00580582745147476" calcext:value-type="float">
            <text:p>0.0058</text:p>
          </table:table-cell>
          <table:table-cell table:formula="of:=ABS([$rezultati_analiticki.H12]-[$rezultati_simulacija.H12])/[$rezultati_analiticki.H12]" office:value-type="float" office:value="0.0000520269612892263" calcext:value-type="float">
            <text:p>0.0001</text:p>
          </table:table-cell>
          <table:table-cell table:formula="of:=ABS([$rezultati_analiticki.I12]-[$rezultati_simulacija.I12])/[$rezultati_analiticki.I12]" office:value-type="float" office:value="0.00429872528324614" calcext:value-type="float">
            <text:p>0.0043</text:p>
          </table:table-cell>
          <table:table-cell table:formula="of:=ABS([$rezultati_analiticki.J12]-[$rezultati_simulacija.J12])/[$rezultati_analiticki.J12]" office:value-type="float" office:value="0.0107264769279116" calcext:value-type="float">
            <text:p>0.0107</text:p>
          </table:table-cell>
          <table:table-cell table:formula="of:=ABS([$rezultati_analiticki.K12]-[$rezultati_simulacija.K12])/[$rezultati_analiticki.K12]" office:value-type="float" office:value="0.00677609433458448" calcext:value-type="float">
            <text:p>0.0068</text:p>
          </table:table-cell>
          <table:table-cell table:formula="of:=ABS([$rezultati_analiticki.L12]-[$rezultati_simulacija.L12])/[$rezultati_analiticki.L12]" office:value-type="string" office:string-value="" calcext:value-type="error">
            <text:p>#DIV/0!</text:p>
          </table:table-cell>
          <table:table-cell table:formula="of:=ABS([$rezultati_analiticki.M12]-[$rezultati_simulacija.M12])/[$rezultati_analiticki.M12]" office:value-type="float" office:value="0.00314057768383332" calcext:value-type="float">
            <text:p>0.0031</text:p>
          </table:table-cell>
          <table:table-cell table:formula="of:=ABS([$rezultati_analiticki.N12]-[$rezultati_simulacija.N12])/[$rezultati_analiticki.N12]" office:value-type="float" office:value="0.00699849560692413" calcext:value-type="float">
            <text:p>0.0070</text:p>
          </table:table-cell>
          <table:table-cell table:formula="of:=ABS([$rezultati_analiticki.O12]-[$rezultati_simulacija.O12])/[$rezultati_analiticki.O12]" office:value-type="float" office:value="0.00000496766616403577" calcext:value-type="float">
            <text:p>0.0000</text:p>
          </table:table-cell>
          <table:table-cell table:formula="of:=ABS([$rezultati_analiticki.P12]-[$rezultati_simulacija.P12])/[$rezultati_analiticki.P12]" office:value-type="float" office:value="0.00617771242844695" calcext:value-type="float">
            <text:p>0.0062</text:p>
          </table:table-cell>
          <table:table-cell table:formula="of:=ABS([$rezultati_analiticki.Q12]-[$rezultati_simulacija.Q12])/[$rezultati_analiticki.Q12]" office:value-type="float" office:value="0.00121003342245894" calcext:value-type="float">
            <text:p>0.0012</text:p>
          </table:table-cell>
          <table:table-cell table:formula="of:=ABS([$rezultati_analiticki.R12]-[$rezultati_simulacija.R12])/[$rezultati_analiticki.R12]" office:value-type="float" office:value="0.00206725004885097" calcext:value-type="float">
            <text:p>0.0021</text:p>
          </table:table-cell>
          <table:table-cell table:formula="of:=ABS([$rezultati_analiticki.S12]-[$rezultati_simulacija.S12])/[$rezultati_analiticki.S12]" office:value-type="float" office:value="0.00890069689590912" calcext:value-type="float">
            <text:p>0.0089</text:p>
          </table:table-cell>
          <table:table-cell table:formula="of:=ABS([$rezultati_analiticki.T12]-[$rezultati_simulacija.T12])/[$rezultati_analiticki.T12]" office:value-type="float" office:value="0.000289788820116752" calcext:value-type="float">
            <text:p>0.0003</text:p>
          </table:table-cell>
          <table:table-cell table:formula="of:=ABS([$rezultati_analiticki.U12]-[$rezultati_simulacija.U12])/[$rezultati_analiticki.U12]" office:value-type="string" office:string-value="" calcext:value-type="error">
            <text:p>#DIV/0!</text:p>
          </table:table-cell>
          <table:table-cell table:formula="of:=ABS([$rezultati_analiticki.V12]-[$rezultati_simulacija.V12])/[$rezultati_analiticki.V12]" office:value-type="float" office:value="0.0358722404263731" calcext:value-type="float">
            <text:p>0.0359</text:p>
          </table:table-cell>
          <table:table-cell table:formula="of:=ABS([$rezultati_analiticki.W12]-[$rezultati_simulacija.W12])/[$rezultati_analiticki.W12]" office:value-type="float" office:value="0.027441026405301" calcext:value-type="float">
            <text:p>0.0274</text:p>
          </table:table-cell>
          <table:table-cell table:formula="of:=ABS([$rezultati_analiticki.X12]-[$rezultati_simulacija.X12])/[$rezultati_analiticki.X12]" office:value-type="float" office:value="0.00322072128554804" calcext:value-type="float">
            <text:p>0.0032</text:p>
          </table:table-cell>
          <table:table-cell table:formula="of:=ABS([$rezultati_analiticki.Y12]-[$rezultati_simulacija.Y12])/[$rezultati_analiticki.Y12]" office:value-type="float" office:value="0.00995417808640428" calcext:value-type="float">
            <text:p>0.0100</text:p>
          </table:table-cell>
          <table:table-cell table:formula="of:=ABS([$rezultati_analiticki.Z12]-[$rezultati_simulacija.Z12])/[$rezultati_analiticki.Z12]" office:value-type="float" office:value="0.000911146106950704" calcext:value-type="float">
            <text:p>0.0009</text:p>
          </table:table-cell>
          <table:table-cell table:formula="of:=ABS([$rezultati_analiticki.AA12]-[$rezultati_simulacija.AA12])/[$rezultati_analiticki.AA12]" office:value-type="float" office:value="0.0706035720445887" calcext:value-type="float">
            <text:p>0.0706</text:p>
          </table:table-cell>
          <table:table-cell table:formula="of:=ABS([$rezultati_analiticki.AB12]-[$rezultati_simulacija.AB12])/[$rezultati_analiticki.AB12]" office:value-type="float" office:value="0.000607542875191428" calcext:value-type="float">
            <text:p>0.0006</text:p>
          </table:table-cell>
          <table:table-cell table:formula="of:=ABS([$rezultati_analiticki.AC12]-[$rezultati_simulacija.AC12])/[$rezultati_analiticki.AC12]" office:value-type="float" office:value="0.0383328362067312" calcext:value-type="float">
            <text:p>0.0383</text:p>
          </table:table-cell>
          <table:table-cell table:formula="of:=ABS([$rezultati_analiticki.AD12]-[$rezultati_simulacija.AD12])/[$rezultati_analiticki.AD1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3]-[$rezultati_simulacija.A13])/[$rezultati_analiticki.A13]" office:value-type="float" office:value="0" calcext:value-type="float">
            <text:p>0.0000</text:p>
          </table:table-cell>
          <table:table-cell table:formula="of:=ABS([$rezultati_analiticki.B13]-[$rezultati_simulacija.B13])/[$rezultati_analiticki.B13]" office:value-type="float" office:value="0" calcext:value-type="float">
            <text:p>0.0000</text:p>
          </table:table-cell>
          <table:table-cell table:formula="of:=ABS([$rezultati_analiticki.C13]-[$rezultati_simulacija.C13])/[$rezultati_analiticki.C13]" office:value-type="float" office:value="0.0044016570767959" calcext:value-type="float">
            <text:p>0.0044</text:p>
          </table:table-cell>
          <table:table-cell table:formula="of:=ABS([$rezultati_analiticki.D13]-[$rezultati_simulacija.D13])/[$rezultati_analiticki.D13]" office:value-type="float" office:value="0.000640905833153504" calcext:value-type="float">
            <text:p>0.0006</text:p>
          </table:table-cell>
          <table:table-cell table:formula="of:=ABS([$rezultati_analiticki.E13]-[$rezultati_simulacija.E13])/[$rezultati_analiticki.E13]" office:value-type="float" office:value="0.00381914914452436" calcext:value-type="float">
            <text:p>0.0038</text:p>
          </table:table-cell>
          <table:table-cell table:formula="of:=ABS([$rezultati_analiticki.F13]-[$rezultati_simulacija.F13])/[$rezultati_analiticki.F13]" office:value-type="float" office:value="0.0035575761132484" calcext:value-type="float">
            <text:p>0.0036</text:p>
          </table:table-cell>
          <table:table-cell table:formula="of:=ABS([$rezultati_analiticki.G13]-[$rezultati_simulacija.G13])/[$rezultati_analiticki.G13]" office:value-type="float" office:value="0.000811387972777811" calcext:value-type="float">
            <text:p>0.0008</text:p>
          </table:table-cell>
          <table:table-cell table:formula="of:=ABS([$rezultati_analiticki.H13]-[$rezultati_simulacija.H13])/[$rezultati_analiticki.H13]" office:value-type="float" office:value="0.00685372766261214" calcext:value-type="float">
            <text:p>0.0069</text:p>
          </table:table-cell>
          <table:table-cell table:formula="of:=ABS([$rezultati_analiticki.I13]-[$rezultati_simulacija.I13])/[$rezultati_analiticki.I13]" office:value-type="float" office:value="0.00330487203807883" calcext:value-type="float">
            <text:p>0.0033</text:p>
          </table:table-cell>
          <table:table-cell table:formula="of:=ABS([$rezultati_analiticki.J13]-[$rezultati_simulacija.J13])/[$rezultati_analiticki.J13]" office:value-type="float" office:value="0.00688571268714849" calcext:value-type="float">
            <text:p>0.0069</text:p>
          </table:table-cell>
          <table:table-cell table:formula="of:=ABS([$rezultati_analiticki.K13]-[$rezultati_simulacija.K13])/[$rezultati_analiticki.K13]" office:value-type="float" office:value="0.000066213790671723" calcext:value-type="float">
            <text:p>0.0001</text:p>
          </table:table-cell>
          <table:table-cell table:formula="of:=ABS([$rezultati_analiticki.L13]-[$rezultati_simulacija.L13])/[$rezultati_analiticki.L13]" office:value-type="string" office:string-value="" calcext:value-type="error">
            <text:p>#DIV/0!</text:p>
          </table:table-cell>
          <table:table-cell table:formula="of:=ABS([$rezultati_analiticki.M13]-[$rezultati_simulacija.M13])/[$rezultati_analiticki.M13]" office:value-type="float" office:value="0.00352670784986671" calcext:value-type="float">
            <text:p>0.0035</text:p>
          </table:table-cell>
          <table:table-cell table:formula="of:=ABS([$rezultati_analiticki.N13]-[$rezultati_simulacija.N13])/[$rezultati_analiticki.N13]" office:value-type="float" office:value="0.00550242418560161" calcext:value-type="float">
            <text:p>0.0055</text:p>
          </table:table-cell>
          <table:table-cell table:formula="of:=ABS([$rezultati_analiticki.O13]-[$rezultati_simulacija.O13])/[$rezultati_analiticki.O13]" office:value-type="float" office:value="0.0034227605208464" calcext:value-type="float">
            <text:p>0.0034</text:p>
          </table:table-cell>
          <table:table-cell table:formula="of:=ABS([$rezultati_analiticki.P13]-[$rezultati_simulacija.P13])/[$rezultati_analiticki.P13]" office:value-type="float" office:value="0.0016704532903425" calcext:value-type="float">
            <text:p>0.0017</text:p>
          </table:table-cell>
          <table:table-cell table:formula="of:=ABS([$rezultati_analiticki.Q13]-[$rezultati_simulacija.Q13])/[$rezultati_analiticki.Q13]" office:value-type="float" office:value="0.0043770577315303" calcext:value-type="float">
            <text:p>0.0044</text:p>
          </table:table-cell>
          <table:table-cell table:formula="of:=ABS([$rezultati_analiticki.R13]-[$rezultati_simulacija.R13])/[$rezultati_analiticki.R13]" office:value-type="float" office:value="0.00593572544159101" calcext:value-type="float">
            <text:p>0.0059</text:p>
          </table:table-cell>
          <table:table-cell table:formula="of:=ABS([$rezultati_analiticki.S13]-[$rezultati_simulacija.S13])/[$rezultati_analiticki.S13]" office:value-type="float" office:value="0.00785710358686867" calcext:value-type="float">
            <text:p>0.0079</text:p>
          </table:table-cell>
          <table:table-cell table:formula="of:=ABS([$rezultati_analiticki.T13]-[$rezultati_simulacija.T13])/[$rezultati_analiticki.T13]" office:value-type="float" office:value="0.00198364216072977" calcext:value-type="float">
            <text:p>0.0020</text:p>
          </table:table-cell>
          <table:table-cell table:formula="of:=ABS([$rezultati_analiticki.U13]-[$rezultati_simulacija.U13])/[$rezultati_analiticki.U13]" office:value-type="string" office:string-value="" calcext:value-type="error">
            <text:p>#DIV/0!</text:p>
          </table:table-cell>
          <table:table-cell table:formula="of:=ABS([$rezultati_analiticki.V13]-[$rezultati_simulacija.V13])/[$rezultati_analiticki.V13]" office:value-type="float" office:value="0.544378729376524" calcext:value-type="float">
            <text:p>0.5444</text:p>
          </table:table-cell>
          <table:table-cell table:formula="of:=ABS([$rezultati_analiticki.W13]-[$rezultati_simulacija.W13])/[$rezultati_analiticki.W13]" office:value-type="float" office:value="0.0218720140324511" calcext:value-type="float">
            <text:p>0.0219</text:p>
          </table:table-cell>
          <table:table-cell table:formula="of:=ABS([$rezultati_analiticki.X13]-[$rezultati_simulacija.X13])/[$rezultati_analiticki.X13]" office:value-type="float" office:value="0.00603108320342389" calcext:value-type="float">
            <text:p>0.0060</text:p>
          </table:table-cell>
          <table:table-cell table:formula="of:=ABS([$rezultati_analiticki.Y13]-[$rezultati_simulacija.Y13])/[$rezultati_analiticki.Y13]" office:value-type="float" office:value="0.00177543261794547" calcext:value-type="float">
            <text:p>0.0018</text:p>
          </table:table-cell>
          <table:table-cell table:formula="of:=ABS([$rezultati_analiticki.Z13]-[$rezultati_simulacija.Z13])/[$rezultati_analiticki.Z13]" office:value-type="float" office:value="0.437911609869983" calcext:value-type="float">
            <text:p>0.4379</text:p>
          </table:table-cell>
          <table:table-cell table:formula="of:=ABS([$rezultati_analiticki.AA13]-[$rezultati_simulacija.AA13])/[$rezultati_analiticki.AA13]" office:value-type="float" office:value="0.00972785937585649" calcext:value-type="float">
            <text:p>0.0097</text:p>
          </table:table-cell>
          <table:table-cell table:formula="of:=ABS([$rezultati_analiticki.AB13]-[$rezultati_simulacija.AB13])/[$rezultati_analiticki.AB13]" office:value-type="float" office:value="0.492184386330149" calcext:value-type="float">
            <text:p>0.4922</text:p>
          </table:table-cell>
          <table:table-cell table:formula="of:=ABS([$rezultati_analiticki.AC13]-[$rezultati_simulacija.AC13])/[$rezultati_analiticki.AC13]" office:value-type="float" office:value="0.393178586805214" calcext:value-type="float">
            <text:p>0.3932</text:p>
          </table:table-cell>
          <table:table-cell table:formula="of:=ABS([$rezultati_analiticki.AD13]-[$rezultati_simulacija.AD13])/[$rezultati_analiticki.AD1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4]-[$rezultati_simulacija.A14])/[$rezultati_analiticki.A14]" office:value-type="float" office:value="0" calcext:value-type="float">
            <text:p>0.0000</text:p>
          </table:table-cell>
          <table:table-cell table:formula="of:=ABS([$rezultati_analiticki.B14]-[$rezultati_simulacija.B14])/[$rezultati_analiticki.B14]" office:value-type="float" office:value="0" calcext:value-type="float">
            <text:p>0.0000</text:p>
          </table:table-cell>
          <table:table-cell table:formula="of:=ABS([$rezultati_analiticki.C14]-[$rezultati_simulacija.C14])/[$rezultati_analiticki.C14]" office:value-type="float" office:value="0.00316785437218121" calcext:value-type="float">
            <text:p>0.0032</text:p>
          </table:table-cell>
          <table:table-cell table:formula="of:=ABS([$rezultati_analiticki.D14]-[$rezultati_simulacija.D14])/[$rezultati_analiticki.D14]" office:value-type="float" office:value="0.0048918094123805" calcext:value-type="float">
            <text:p>0.0049</text:p>
          </table:table-cell>
          <table:table-cell table:formula="of:=ABS([$rezultati_analiticki.E14]-[$rezultati_simulacija.E14])/[$rezultati_analiticki.E14]" office:value-type="float" office:value="0.00345893752166169" calcext:value-type="float">
            <text:p>0.0035</text:p>
          </table:table-cell>
          <table:table-cell table:formula="of:=ABS([$rezultati_analiticki.F14]-[$rezultati_simulacija.F14])/[$rezultati_analiticki.F14]" office:value-type="float" office:value="0.0000610167349764888" calcext:value-type="float">
            <text:p>0.0001</text:p>
          </table:table-cell>
          <table:table-cell table:formula="of:=ABS([$rezultati_analiticki.G14]-[$rezultati_simulacija.G14])/[$rezultati_analiticki.G14]" office:value-type="float" office:value="0.00335629499844449" calcext:value-type="float">
            <text:p>0.0034</text:p>
          </table:table-cell>
          <table:table-cell table:formula="of:=ABS([$rezultati_analiticki.H14]-[$rezultati_simulacija.H14])/[$rezultati_analiticki.H14]" office:value-type="float" office:value="0.0101727553279756" calcext:value-type="float">
            <text:p>0.0102</text:p>
          </table:table-cell>
          <table:table-cell table:formula="of:=ABS([$rezultati_analiticki.I14]-[$rezultati_simulacija.I14])/[$rezultati_analiticki.I14]" office:value-type="float" office:value="0.000328073127571559" calcext:value-type="float">
            <text:p>0.0003</text:p>
          </table:table-cell>
          <table:table-cell table:formula="of:=ABS([$rezultati_analiticki.J14]-[$rezultati_simulacija.J14])/[$rezultati_analiticki.J14]" office:value-type="float" office:value="0.0339800531402231" calcext:value-type="float">
            <text:p>0.0340</text:p>
          </table:table-cell>
          <table:table-cell table:formula="of:=ABS([$rezultati_analiticki.K14]-[$rezultati_simulacija.K14])/[$rezultati_analiticki.K14]" office:value-type="float" office:value="0.0140306807706565" calcext:value-type="float">
            <text:p>0.0140</text:p>
          </table:table-cell>
          <table:table-cell table:formula="of:=ABS([$rezultati_analiticki.L14]-[$rezultati_simulacija.L14])/[$rezultati_analiticki.L14]" office:value-type="float" office:value="0.0165945519483123" calcext:value-type="float">
            <text:p>0.0166</text:p>
          </table:table-cell>
          <table:table-cell table:formula="of:=ABS([$rezultati_analiticki.M14]-[$rezultati_simulacija.M14])/[$rezultati_analiticki.M14]" office:value-type="float" office:value="0.00117225000059804" calcext:value-type="float">
            <text:p>0.0012</text:p>
          </table:table-cell>
          <table:table-cell table:formula="of:=ABS([$rezultati_analiticki.N14]-[$rezultati_simulacija.N14])/[$rezultati_analiticki.N14]" office:value-type="float" office:value="0.0109013525474293" calcext:value-type="float">
            <text:p>0.0109</text:p>
          </table:table-cell>
          <table:table-cell table:formula="of:=ABS([$rezultati_analiticki.O14]-[$rezultati_simulacija.O14])/[$rezultati_analiticki.O14]" office:value-type="float" office:value="0.00485297290506389" calcext:value-type="float">
            <text:p>0.0049</text:p>
          </table:table-cell>
          <table:table-cell table:formula="of:=ABS([$rezultati_analiticki.P14]-[$rezultati_simulacija.P14])/[$rezultati_analiticki.P14]" office:value-type="float" office:value="0.0165709453792121" calcext:value-type="float">
            <text:p>0.0166</text:p>
          </table:table-cell>
          <table:table-cell table:formula="of:=ABS([$rezultati_analiticki.Q14]-[$rezultati_simulacija.Q14])/[$rezultati_analiticki.Q14]" office:value-type="float" office:value="0.0142513356216888" calcext:value-type="float">
            <text:p>0.0143</text:p>
          </table:table-cell>
          <table:table-cell table:formula="of:=ABS([$rezultati_analiticki.R14]-[$rezultati_simulacija.R14])/[$rezultati_analiticki.R14]" office:value-type="float" office:value="0.00207186255596479" calcext:value-type="float">
            <text:p>0.0021</text:p>
          </table:table-cell>
          <table:table-cell table:formula="of:=ABS([$rezultati_analiticki.S14]-[$rezultati_simulacija.S14])/[$rezultati_analiticki.S14]" office:value-type="float" office:value="0.0166444579084702" calcext:value-type="float">
            <text:p>0.0166</text:p>
          </table:table-cell>
          <table:table-cell table:formula="of:=ABS([$rezultati_analiticki.T14]-[$rezultati_simulacija.T14])/[$rezultati_analiticki.T14]" office:value-type="float" office:value="0.00641090781985903" calcext:value-type="float">
            <text:p>0.0064</text:p>
          </table:table-cell>
          <table:table-cell table:formula="of:=ABS([$rezultati_analiticki.U14]-[$rezultati_simulacija.U14])/[$rezultati_analiticki.U14]" office:value-type="float" office:value="0.00695214476288521" calcext:value-type="float">
            <text:p>0.0070</text:p>
          </table:table-cell>
          <table:table-cell table:formula="of:=ABS([$rezultati_analiticki.V14]-[$rezultati_simulacija.V14])/[$rezultati_analiticki.V14]" office:value-type="float" office:value="0.00769180507609183" calcext:value-type="float">
            <text:p>0.0077</text:p>
          </table:table-cell>
          <table:table-cell table:formula="of:=ABS([$rezultati_analiticki.W14]-[$rezultati_simulacija.W14])/[$rezultati_analiticki.W14]" office:value-type="float" office:value="0.00865370067082377" calcext:value-type="float">
            <text:p>0.0087</text:p>
          </table:table-cell>
          <table:table-cell table:formula="of:=ABS([$rezultati_analiticki.X14]-[$rezultati_simulacija.X14])/[$rezultati_analiticki.X14]" office:value-type="float" office:value="0.00221673696102917" calcext:value-type="float">
            <text:p>0.0022</text:p>
          </table:table-cell>
          <table:table-cell table:formula="of:=ABS([$rezultati_analiticki.Y14]-[$rezultati_simulacija.Y14])/[$rezultati_analiticki.Y14]" office:value-type="float" office:value="0.00521747656694078" calcext:value-type="float">
            <text:p>0.0052</text:p>
          </table:table-cell>
          <table:table-cell table:formula="of:=ABS([$rezultati_analiticki.Z14]-[$rezultati_simulacija.Z14])/[$rezultati_analiticki.Z14]" office:value-type="float" office:value="0.0172921049577033" calcext:value-type="float">
            <text:p>0.0173</text:p>
          </table:table-cell>
          <table:table-cell table:formula="of:=ABS([$rezultati_analiticki.AA14]-[$rezultati_simulacija.AA14])/[$rezultati_analiticki.AA14]" office:value-type="float" office:value="0.00859884447689204" calcext:value-type="float">
            <text:p>0.0086</text:p>
          </table:table-cell>
          <table:table-cell table:formula="of:=ABS([$rezultati_analiticki.AB14]-[$rezultati_simulacija.AB14])/[$rezultati_analiticki.AB14]" office:value-type="float" office:value="0.0500006464121286" calcext:value-type="float">
            <text:p>0.0500</text:p>
          </table:table-cell>
          <table:table-cell table:formula="of:=ABS([$rezultati_analiticki.AC14]-[$rezultati_simulacija.AC14])/[$rezultati_analiticki.AC14]" office:value-type="float" office:value="0.023400067152159" calcext:value-type="float">
            <text:p>0.0234</text:p>
          </table:table-cell>
          <table:table-cell table:formula="of:=ABS([$rezultati_analiticki.AD14]-[$rezultati_simulacija.AD14])/[$rezultati_analiticki.AD14]" office:value-type="float" office:value="0.0159729582303406" calcext:value-type="float">
            <text:p>0.0160</text:p>
          </table:table-cell>
        </table:table-row>
        <table:table-row table:style-name="ro1">
          <table:table-cell table:formula="of:=ABS([$rezultati_analiticki.A15]-[$rezultati_simulacija.A15])/[$rezultati_analiticki.A15]" office:value-type="float" office:value="0" calcext:value-type="float">
            <text:p>0.0000</text:p>
          </table:table-cell>
          <table:table-cell table:formula="of:=ABS([$rezultati_analiticki.B15]-[$rezultati_simulacija.B15])/[$rezultati_analiticki.B15]" office:value-type="float" office:value="0" calcext:value-type="float">
            <text:p>0.0000</text:p>
          </table:table-cell>
          <table:table-cell table:formula="of:=ABS([$rezultati_analiticki.C15]-[$rezultati_simulacija.C15])/[$rezultati_analiticki.C15]" office:value-type="float" office:value="0.0185420793395388" calcext:value-type="float">
            <text:p>0.0185</text:p>
          </table:table-cell>
          <table:table-cell table:formula="of:=ABS([$rezultati_analiticki.D15]-[$rezultati_simulacija.D15])/[$rezultati_analiticki.D15]" office:value-type="float" office:value="0.00747444941196134" calcext:value-type="float">
            <text:p>0.0075</text:p>
          </table:table-cell>
          <table:table-cell table:formula="of:=ABS([$rezultati_analiticki.E15]-[$rezultati_simulacija.E15])/[$rezultati_analiticki.E15]" office:value-type="float" office:value="0.0131275038336419" calcext:value-type="float">
            <text:p>0.0131</text:p>
          </table:table-cell>
          <table:table-cell table:formula="of:=ABS([$rezultati_analiticki.F15]-[$rezultati_simulacija.F15])/[$rezultati_analiticki.F15]" office:value-type="float" office:value="0.00225884027392964" calcext:value-type="float">
            <text:p>0.0023</text:p>
          </table:table-cell>
          <table:table-cell table:formula="of:=ABS([$rezultati_analiticki.G15]-[$rezultati_simulacija.G15])/[$rezultati_analiticki.G15]" office:value-type="float" office:value="0.00631786320495507" calcext:value-type="float">
            <text:p>0.0063</text:p>
          </table:table-cell>
          <table:table-cell table:formula="of:=ABS([$rezultati_analiticki.H15]-[$rezultati_simulacija.H15])/[$rezultati_analiticki.H15]" office:value-type="float" office:value="0.0127903954407301" calcext:value-type="float">
            <text:p>0.0128</text:p>
          </table:table-cell>
          <table:table-cell table:formula="of:=ABS([$rezultati_analiticki.I15]-[$rezultati_simulacija.I15])/[$rezultati_analiticki.I15]" office:value-type="float" office:value="0.0204715651190174" calcext:value-type="float">
            <text:p>0.0205</text:p>
          </table:table-cell>
          <table:table-cell table:formula="of:=ABS([$rezultati_analiticki.J15]-[$rezultati_simulacija.J15])/[$rezultati_analiticki.J15]" office:value-type="float" office:value="0.0101268106627778" calcext:value-type="float">
            <text:p>0.0101</text:p>
          </table:table-cell>
          <table:table-cell table:formula="of:=ABS([$rezultati_analiticki.K15]-[$rezultati_simulacija.K15])/[$rezultati_analiticki.K15]" office:value-type="float" office:value="0.00309891963921484" calcext:value-type="float">
            <text:p>0.0031</text:p>
          </table:table-cell>
          <table:table-cell table:formula="of:=ABS([$rezultati_analiticki.L15]-[$rezultati_simulacija.L15])/[$rezultati_analiticki.L15]" office:value-type="float" office:value="0.000581069952201575" calcext:value-type="float">
            <text:p>0.0006</text:p>
          </table:table-cell>
          <table:table-cell table:formula="of:=ABS([$rezultati_analiticki.M15]-[$rezultati_simulacija.M15])/[$rezultati_analiticki.M15]" office:value-type="float" office:value="0.00574036005345082" calcext:value-type="float">
            <text:p>0.0057</text:p>
          </table:table-cell>
          <table:table-cell table:formula="of:=ABS([$rezultati_analiticki.N15]-[$rezultati_simulacija.N15])/[$rezultati_analiticki.N15]" office:value-type="float" office:value="0.00596257646270511" calcext:value-type="float">
            <text:p>0.0060</text:p>
          </table:table-cell>
          <table:table-cell table:formula="of:=ABS([$rezultati_analiticki.O15]-[$rezultati_simulacija.O15])/[$rezultati_analiticki.O15]" office:value-type="float" office:value="0.0026296988027034" calcext:value-type="float">
            <text:p>0.0026</text:p>
          </table:table-cell>
          <table:table-cell table:formula="of:=ABS([$rezultati_analiticki.P15]-[$rezultati_simulacija.P15])/[$rezultati_analiticki.P15]" office:value-type="float" office:value="0.00548032051264464" calcext:value-type="float">
            <text:p>0.0055</text:p>
          </table:table-cell>
          <table:table-cell table:formula="of:=ABS([$rezultati_analiticki.Q15]-[$rezultati_simulacija.Q15])/[$rezultati_analiticki.Q15]" office:value-type="float" office:value="0.00756172925012053" calcext:value-type="float">
            <text:p>0.0076</text:p>
          </table:table-cell>
          <table:table-cell table:formula="of:=ABS([$rezultati_analiticki.R15]-[$rezultati_simulacija.R15])/[$rezultati_analiticki.R15]" office:value-type="float" office:value="0.0103982537826274" calcext:value-type="float">
            <text:p>0.0104</text:p>
          </table:table-cell>
          <table:table-cell table:formula="of:=ABS([$rezultati_analiticki.S15]-[$rezultati_simulacija.S15])/[$rezultati_analiticki.S15]" office:value-type="float" office:value="0.00753565884959813" calcext:value-type="float">
            <text:p>0.0075</text:p>
          </table:table-cell>
          <table:table-cell table:formula="of:=ABS([$rezultati_analiticki.T15]-[$rezultati_simulacija.T15])/[$rezultati_analiticki.T15]" office:value-type="float" office:value="0.00234369297730726" calcext:value-type="float">
            <text:p>0.0023</text:p>
          </table:table-cell>
          <table:table-cell table:formula="of:=ABS([$rezultati_analiticki.U15]-[$rezultati_simulacija.U15])/[$rezultati_analiticki.U15]" office:value-type="float" office:value="0.00127028452603884" calcext:value-type="float">
            <text:p>0.0013</text:p>
          </table:table-cell>
          <table:table-cell table:formula="of:=ABS([$rezultati_analiticki.V15]-[$rezultati_simulacija.V15])/[$rezultati_analiticki.V15]" office:value-type="float" office:value="0.0409756360286816" calcext:value-type="float">
            <text:p>0.0410</text:p>
          </table:table-cell>
          <table:table-cell table:formula="of:=ABS([$rezultati_analiticki.W15]-[$rezultati_simulacija.W15])/[$rezultati_analiticki.W15]" office:value-type="float" office:value="0.0272553796995387" calcext:value-type="float">
            <text:p>0.0273</text:p>
          </table:table-cell>
          <table:table-cell table:formula="of:=ABS([$rezultati_analiticki.X15]-[$rezultati_simulacija.X15])/[$rezultati_analiticki.X15]" office:value-type="float" office:value="0.00548348746437524" calcext:value-type="float">
            <text:p>0.0055</text:p>
          </table:table-cell>
          <table:table-cell table:formula="of:=ABS([$rezultati_analiticki.Y15]-[$rezultati_simulacija.Y15])/[$rezultati_analiticki.Y15]" office:value-type="float" office:value="0.00126979843651276" calcext:value-type="float">
            <text:p>0.0013</text:p>
          </table:table-cell>
          <table:table-cell table:formula="of:=ABS([$rezultati_analiticki.Z15]-[$rezultati_simulacija.Z15])/[$rezultati_analiticki.Z15]" office:value-type="float" office:value="0.0327675471721715" calcext:value-type="float">
            <text:p>0.0328</text:p>
          </table:table-cell>
          <table:table-cell table:formula="of:=ABS([$rezultati_analiticki.AA15]-[$rezultati_simulacija.AA15])/[$rezultati_analiticki.AA15]" office:value-type="float" office:value="0.0447597784171767" calcext:value-type="float">
            <text:p>0.0448</text:p>
          </table:table-cell>
          <table:table-cell table:formula="of:=ABS([$rezultati_analiticki.AB15]-[$rezultati_simulacija.AB15])/[$rezultati_analiticki.AB15]" office:value-type="float" office:value="0.0289248221589339" calcext:value-type="float">
            <text:p>0.0289</text:p>
          </table:table-cell>
          <table:table-cell table:formula="of:=ABS([$rezultati_analiticki.AC15]-[$rezultati_simulacija.AC15])/[$rezultati_analiticki.AC15]" office:value-type="float" office:value="0.0052027347484822" calcext:value-type="float">
            <text:p>0.0052</text:p>
          </table:table-cell>
          <table:table-cell table:formula="of:=ABS([$rezultati_analiticki.AD15]-[$rezultati_simulacija.AD15])/[$rezultati_analiticki.AD15]" office:value-type="float" office:value="0.00873612638440217" calcext:value-type="float">
            <text:p>0.0087</text:p>
          </table:table-cell>
        </table:table-row>
        <table:table-row table:style-name="ro1">
          <table:table-cell table:formula="of:=ABS([$rezultati_analiticki.A16]-[$rezultati_simulacija.A16])/[$rezultati_analiticki.A16]" office:value-type="float" office:value="0" calcext:value-type="float">
            <text:p>0.0000</text:p>
          </table:table-cell>
          <table:table-cell table:formula="of:=ABS([$rezultati_analiticki.B16]-[$rezultati_simulacija.B16])/[$rezultati_analiticki.B16]" office:value-type="float" office:value="0" calcext:value-type="float">
            <text:p>0.0000</text:p>
          </table:table-cell>
          <table:table-cell table:formula="of:=ABS([$rezultati_analiticki.C16]-[$rezultati_simulacija.C16])/[$rezultati_analiticki.C16]" office:value-type="float" office:value="0.00699580448616376" calcext:value-type="float">
            <text:p>0.0070</text:p>
          </table:table-cell>
          <table:table-cell table:formula="of:=ABS([$rezultati_analiticki.D16]-[$rezultati_simulacija.D16])/[$rezultati_analiticki.D16]" office:value-type="float" office:value="0.00612953036274999" calcext:value-type="float">
            <text:p>0.0061</text:p>
          </table:table-cell>
          <table:table-cell table:formula="of:=ABS([$rezultati_analiticki.E16]-[$rezultati_simulacija.E16])/[$rezultati_analiticki.E16]" office:value-type="float" office:value="0.00377718197952262" calcext:value-type="float">
            <text:p>0.0038</text:p>
          </table:table-cell>
          <table:table-cell table:formula="of:=ABS([$rezultati_analiticki.F16]-[$rezultati_simulacija.F16])/[$rezultati_analiticki.F16]" office:value-type="float" office:value="0.00988453221920215" calcext:value-type="float">
            <text:p>0.0099</text:p>
          </table:table-cell>
          <table:table-cell table:formula="of:=ABS([$rezultati_analiticki.G16]-[$rezultati_simulacija.G16])/[$rezultati_analiticki.G16]" office:value-type="float" office:value="0.00490031646161858" calcext:value-type="float">
            <text:p>0.0049</text:p>
          </table:table-cell>
          <table:table-cell table:formula="of:=ABS([$rezultati_analiticki.H16]-[$rezultati_simulacija.H16])/[$rezultati_analiticki.H16]" office:value-type="float" office:value="0.000658586484537464" calcext:value-type="float">
            <text:p>0.0007</text:p>
          </table:table-cell>
          <table:table-cell table:formula="of:=ABS([$rezultati_analiticki.I16]-[$rezultati_simulacija.I16])/[$rezultati_analiticki.I16]" office:value-type="float" office:value="0.00982868154545916" calcext:value-type="float">
            <text:p>0.0098</text:p>
          </table:table-cell>
          <table:table-cell table:formula="of:=ABS([$rezultati_analiticki.J16]-[$rezultati_simulacija.J16])/[$rezultati_analiticki.J16]" office:value-type="float" office:value="0.00491891903350048" calcext:value-type="float">
            <text:p>0.0049</text:p>
          </table:table-cell>
          <table:table-cell table:formula="of:=ABS([$rezultati_analiticki.K16]-[$rezultati_simulacija.K16])/[$rezultati_analiticki.K16]" office:value-type="float" office:value="0.00347172077048782" calcext:value-type="float">
            <text:p>0.0035</text:p>
          </table:table-cell>
          <table:table-cell table:formula="of:=ABS([$rezultati_analiticki.L16]-[$rezultati_simulacija.L16])/[$rezultati_analiticki.L16]" office:value-type="float" office:value="0.00728886873290394" calcext:value-type="float">
            <text:p>0.0073</text:p>
          </table:table-cell>
          <table:table-cell table:formula="of:=ABS([$rezultati_analiticki.M16]-[$rezultati_simulacija.M16])/[$rezultati_analiticki.M16]" office:value-type="float" office:value="0.0035297939755808" calcext:value-type="float">
            <text:p>0.0035</text:p>
          </table:table-cell>
          <table:table-cell table:formula="of:=ABS([$rezultati_analiticki.N16]-[$rezultati_simulacija.N16])/[$rezultati_analiticki.N16]" office:value-type="float" office:value="0.00000149024199822074" calcext:value-type="float">
            <text:p>0.0000</text:p>
          </table:table-cell>
          <table:table-cell table:formula="of:=ABS([$rezultati_analiticki.O16]-[$rezultati_simulacija.O16])/[$rezultati_analiticki.O16]" office:value-type="float" office:value="0.00478760532959845" calcext:value-type="float">
            <text:p>0.0048</text:p>
          </table:table-cell>
          <table:table-cell table:formula="of:=ABS([$rezultati_analiticki.P16]-[$rezultati_simulacija.P16])/[$rezultati_analiticki.P16]" office:value-type="float" office:value="0.00392510071338266" calcext:value-type="float">
            <text:p>0.0039</text:p>
          </table:table-cell>
          <table:table-cell table:formula="of:=ABS([$rezultati_analiticki.Q16]-[$rezultati_simulacija.Q16])/[$rezultati_analiticki.Q16]" office:value-type="float" office:value="0.00256772783664382" calcext:value-type="float">
            <text:p>0.0026</text:p>
          </table:table-cell>
          <table:table-cell table:formula="of:=ABS([$rezultati_analiticki.R16]-[$rezultati_simulacija.R16])/[$rezultati_analiticki.R16]" office:value-type="float" office:value="0.00579547621840668" calcext:value-type="float">
            <text:p>0.0058</text:p>
          </table:table-cell>
          <table:table-cell table:formula="of:=ABS([$rezultati_analiticki.S16]-[$rezultati_simulacija.S16])/[$rezultati_analiticki.S16]" office:value-type="float" office:value="0.00580444130678261" calcext:value-type="float">
            <text:p>0.0058</text:p>
          </table:table-cell>
          <table:table-cell table:formula="of:=ABS([$rezultati_analiticki.T16]-[$rezultati_simulacija.T16])/[$rezultati_analiticki.T16]" office:value-type="float" office:value="0.00160755943703443" calcext:value-type="float">
            <text:p>0.0016</text:p>
          </table:table-cell>
          <table:table-cell table:formula="of:=ABS([$rezultati_analiticki.U16]-[$rezultati_simulacija.U16])/[$rezultati_analiticki.U16]" office:value-type="float" office:value="0.00163419997074262" calcext:value-type="float">
            <text:p>0.0016</text:p>
          </table:table-cell>
          <table:table-cell table:formula="of:=ABS([$rezultati_analiticki.V16]-[$rezultati_simulacija.V16])/[$rezultati_analiticki.V16]" office:value-type="float" office:value="0.00283646329518044" calcext:value-type="float">
            <text:p>0.0028</text:p>
          </table:table-cell>
          <table:table-cell table:formula="of:=ABS([$rezultati_analiticki.W16]-[$rezultati_simulacija.W16])/[$rezultati_analiticki.W16]" office:value-type="float" office:value="0.00738585991064508" calcext:value-type="float">
            <text:p>0.0074</text:p>
          </table:table-cell>
          <table:table-cell table:formula="of:=ABS([$rezultati_analiticki.X16]-[$rezultati_simulacija.X16])/[$rezultati_analiticki.X16]" office:value-type="float" office:value="0.0104650158064169" calcext:value-type="float">
            <text:p>0.0105</text:p>
          </table:table-cell>
          <table:table-cell table:formula="of:=ABS([$rezultati_analiticki.Y16]-[$rezultati_simulacija.Y16])/[$rezultati_analiticki.Y16]" office:value-type="float" office:value="0.0108288354912381" calcext:value-type="float">
            <text:p>0.0108</text:p>
          </table:table-cell>
          <table:table-cell table:formula="of:=ABS([$rezultati_analiticki.Z16]-[$rezultati_simulacija.Z16])/[$rezultati_analiticki.Z16]" office:value-type="float" office:value="0.00304965691178348" calcext:value-type="float">
            <text:p>0.0030</text:p>
          </table:table-cell>
          <table:table-cell table:formula="of:=ABS([$rezultati_analiticki.AA16]-[$rezultati_simulacija.AA16])/[$rezultati_analiticki.AA16]" office:value-type="float" office:value="0.0433543906940488" calcext:value-type="float">
            <text:p>0.0434</text:p>
          </table:table-cell>
          <table:table-cell table:formula="of:=ABS([$rezultati_analiticki.AB16]-[$rezultati_simulacija.AB16])/[$rezultati_analiticki.AB16]" office:value-type="float" office:value="0.0172540529408723" calcext:value-type="float">
            <text:p>0.0173</text:p>
          </table:table-cell>
          <table:table-cell table:formula="of:=ABS([$rezultati_analiticki.AC16]-[$rezultati_simulacija.AC16])/[$rezultati_analiticki.AC16]" office:value-type="float" office:value="0.00558392409487983" calcext:value-type="float">
            <text:p>0.0056</text:p>
          </table:table-cell>
          <table:table-cell table:formula="of:=ABS([$rezultati_analiticki.AD16]-[$rezultati_simulacija.AD16])/[$rezultati_analiticki.AD16]" office:value-type="float" office:value="0.0105486673193485" calcext:value-type="float">
            <text:p>0.0105</text:p>
          </table:table-cell>
        </table:table-row>
        <table:table-row table:style-name="ro1">
          <table:table-cell table:formula="of:=ABS([$rezultati_analiticki.A17]-[$rezultati_simulacija.A17])/[$rezultati_analiticki.A17]" office:value-type="float" office:value="0" calcext:value-type="float">
            <text:p>0.0000</text:p>
          </table:table-cell>
          <table:table-cell table:formula="of:=ABS([$rezultati_analiticki.B17]-[$rezultati_simulacija.B17])/[$rezultati_analiticki.B17]" office:value-type="float" office:value="0" calcext:value-type="float">
            <text:p>0.0000</text:p>
          </table:table-cell>
          <table:table-cell table:formula="of:=ABS([$rezultati_analiticki.C17]-[$rezultati_simulacija.C17])/[$rezultati_analiticki.C17]" office:value-type="float" office:value="0.197417728543939" calcext:value-type="float">
            <text:p>0.1974</text:p>
          </table:table-cell>
          <table:table-cell table:formula="of:=ABS([$rezultati_analiticki.D17]-[$rezultati_simulacija.D17])/[$rezultati_analiticki.D17]" office:value-type="float" office:value="0.000427754642243458" calcext:value-type="float">
            <text:p>0.0004</text:p>
          </table:table-cell>
          <table:table-cell table:formula="of:=ABS([$rezultati_analiticki.E17]-[$rezultati_simulacija.E17])/[$rezultati_analiticki.E17]" office:value-type="float" office:value="0.00384872657293185" calcext:value-type="float">
            <text:p>0.0038</text:p>
          </table:table-cell>
          <table:table-cell table:formula="of:=ABS([$rezultati_analiticki.F17]-[$rezultati_simulacija.F17])/[$rezultati_analiticki.F17]" office:value-type="float" office:value="0.00279288028363508" calcext:value-type="float">
            <text:p>0.0028</text:p>
          </table:table-cell>
          <table:table-cell table:formula="of:=ABS([$rezultati_analiticki.G17]-[$rezultati_simulacija.G17])/[$rezultati_analiticki.G17]" office:value-type="float" office:value="0.00188042921803228" calcext:value-type="float">
            <text:p>0.0019</text:p>
          </table:table-cell>
          <table:table-cell table:formula="of:=ABS([$rezultati_analiticki.H17]-[$rezultati_simulacija.H17])/[$rezultati_analiticki.H17]" office:value-type="float" office:value="0.00824349149754674" calcext:value-type="float">
            <text:p>0.0082</text:p>
          </table:table-cell>
          <table:table-cell table:formula="of:=ABS([$rezultati_analiticki.I17]-[$rezultati_simulacija.I17])/[$rezultati_analiticki.I17]" office:value-type="float" office:value="0.00219672346797483" calcext:value-type="float">
            <text:p>0.0022</text:p>
          </table:table-cell>
          <table:table-cell table:formula="of:=ABS([$rezultati_analiticki.J17]-[$rezultati_simulacija.J17])/[$rezultati_analiticki.J17]" office:value-type="float" office:value="0.00460884780782445" calcext:value-type="float">
            <text:p>0.0046</text:p>
          </table:table-cell>
          <table:table-cell table:formula="of:=ABS([$rezultati_analiticki.K17]-[$rezultati_simulacija.K17])/[$rezultati_analiticki.K17]" office:value-type="float" office:value="0.0102111351399747" calcext:value-type="float">
            <text:p>0.0102</text:p>
          </table:table-cell>
          <table:table-cell table:formula="of:=ABS([$rezultati_analiticki.L17]-[$rezultati_simulacija.L17])/[$rezultati_analiticki.L17]" office:value-type="float" office:value="0.0037458448397097" calcext:value-type="float">
            <text:p>0.0037</text:p>
          </table:table-cell>
          <table:table-cell table:formula="of:=ABS([$rezultati_analiticki.M17]-[$rezultati_simulacija.M17])/[$rezultati_analiticki.M17]" office:value-type="float" office:value="0.0015204543524566" calcext:value-type="float">
            <text:p>0.0015</text:p>
          </table:table-cell>
          <table:table-cell table:formula="of:=ABS([$rezultati_analiticki.N17]-[$rezultati_simulacija.N17])/[$rezultati_analiticki.N17]" office:value-type="float" office:value="0.00520243429181517" calcext:value-type="float">
            <text:p>0.0052</text:p>
          </table:table-cell>
          <table:table-cell table:formula="of:=ABS([$rezultati_analiticki.O17]-[$rezultati_simulacija.O17])/[$rezultati_analiticki.O17]" office:value-type="float" office:value="0.00258407024330298" calcext:value-type="float">
            <text:p>0.0026</text:p>
          </table:table-cell>
          <table:table-cell table:formula="of:=ABS([$rezultati_analiticki.P17]-[$rezultati_simulacija.P17])/[$rezultati_analiticki.P17]" office:value-type="float" office:value="0.00160311392938482" calcext:value-type="float">
            <text:p>0.0016</text:p>
          </table:table-cell>
          <table:table-cell table:formula="of:=ABS([$rezultati_analiticki.Q17]-[$rezultati_simulacija.Q17])/[$rezultati_analiticki.Q17]" office:value-type="float" office:value="0.00923513314400887" calcext:value-type="float">
            <text:p>0.0092</text:p>
          </table:table-cell>
          <table:table-cell table:formula="of:=ABS([$rezultati_analiticki.R17]-[$rezultati_simulacija.R17])/[$rezultati_analiticki.R17]" office:value-type="float" office:value="0.0043244074422475" calcext:value-type="float">
            <text:p>0.0043</text:p>
          </table:table-cell>
          <table:table-cell table:formula="of:=ABS([$rezultati_analiticki.S17]-[$rezultati_simulacija.S17])/[$rezultati_analiticki.S17]" office:value-type="float" office:value="0.00405066453616482" calcext:value-type="float">
            <text:p>0.0041</text:p>
          </table:table-cell>
          <table:table-cell table:formula="of:=ABS([$rezultati_analiticki.T17]-[$rezultati_simulacija.T17])/[$rezultati_analiticki.T17]" office:value-type="float" office:value="0.00366435323371845" calcext:value-type="float">
            <text:p>0.0037</text:p>
          </table:table-cell>
          <table:table-cell table:formula="of:=ABS([$rezultati_analiticki.U17]-[$rezultati_simulacija.U17])/[$rezultati_analiticki.U17]" office:value-type="float" office:value="0.00154079255519251" calcext:value-type="float">
            <text:p>0.0015</text:p>
          </table:table-cell>
          <table:table-cell table:formula="of:=ABS([$rezultati_analiticki.V17]-[$rezultati_simulacija.V17])/[$rezultati_analiticki.V17]" office:value-type="float" office:value="0.250043730609499" calcext:value-type="float">
            <text:p>0.2500</text:p>
          </table:table-cell>
          <table:table-cell table:formula="of:=ABS([$rezultati_analiticki.W17]-[$rezultati_simulacija.W17])/[$rezultati_analiticki.W17]" office:value-type="float" office:value="0.0111715482404124" calcext:value-type="float">
            <text:p>0.0112</text:p>
          </table:table-cell>
          <table:table-cell table:formula="of:=ABS([$rezultati_analiticki.X17]-[$rezultati_simulacija.X17])/[$rezultati_analiticki.X17]" office:value-type="float" office:value="0.0111080975755693" calcext:value-type="float">
            <text:p>0.0111</text:p>
          </table:table-cell>
          <table:table-cell table:formula="of:=ABS([$rezultati_analiticki.Y17]-[$rezultati_simulacija.Y17])/[$rezultati_analiticki.Y17]" office:value-type="float" office:value="0.011330664231272" calcext:value-type="float">
            <text:p>0.0113</text:p>
          </table:table-cell>
          <table:table-cell table:formula="of:=ABS([$rezultati_analiticki.Z17]-[$rezultati_simulacija.Z17])/[$rezultati_analiticki.Z17]" office:value-type="float" office:value="0.0366367241491439" calcext:value-type="float">
            <text:p>0.0366</text:p>
          </table:table-cell>
          <table:table-cell table:formula="of:=ABS([$rezultati_analiticki.AA17]-[$rezultati_simulacija.AA17])/[$rezultati_analiticki.AA17]" office:value-type="float" office:value="0.00474945743686162" calcext:value-type="float">
            <text:p>0.0047</text:p>
          </table:table-cell>
          <table:table-cell table:formula="of:=ABS([$rezultati_analiticki.AB17]-[$rezultati_simulacija.AB17])/[$rezultati_analiticki.AB17]" office:value-type="float" office:value="0.0133437707622239" calcext:value-type="float">
            <text:p>0.0133</text:p>
          </table:table-cell>
          <table:table-cell table:formula="of:=ABS([$rezultati_analiticki.AC17]-[$rezultati_simulacija.AC17])/[$rezultati_analiticki.AC17]" office:value-type="float" office:value="0.0610673430227598" calcext:value-type="float">
            <text:p>0.0611</text:p>
          </table:table-cell>
          <table:table-cell table:formula="of:=ABS([$rezultati_analiticki.AD17]-[$rezultati_simulacija.AD17])/[$rezultati_analiticki.AD17]" office:value-type="float" office:value="0.00808260314549728" calcext:value-type="float">
            <text:p>0.0081</text:p>
          </table:table-cell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rezultati_simulacija_x100" table:style-name="ta1">
        <table:table-column table:style-name="co6" table:number-columns-repeated="3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1405221076578" calcext:value-type="float">
            <text:p>0.0561405221076578</text:p>
          </table:table-cell>
          <table:table-cell office:value-type="float" office:value="0.147931299944744" calcext:value-type="float">
            <text:p>0.147931299944744</text:p>
          </table:table-cell>
          <table:table-cell office:value-type="float" office:value="0.0985903846240031" calcext:value-type="float">
            <text:p>0.0985903846240031</text:p>
          </table:table-cell>
          <table:table-cell office:value-type="float" office:value="0.110811114228417" calcext:value-type="float">
            <text:p>0.110811114228417</text:p>
          </table:table-cell>
          <table:table-cell office:value-type="float" office:value="0.0744559001997336" calcext:value-type="float">
            <text:p>0.0744559001997336</text:p>
          </table:table-cell>
          <table:table-cell office:value-type="float" office:value="0.296958434038739" calcext:value-type="float">
            <text:p>0.296958434038739</text:p>
          </table:table-cell>
          <table:table-cell office:value-type="float" office:value="0.296017030839058" calcext:value-type="float">
            <text:p>0.296017030839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0460022535657" calcext:value-type="float">
            <text:p>37.0460022535657</text:p>
          </table:table-cell>
          <table:table-cell office:value-type="float" office:value="9.84589078478078" calcext:value-type="float">
            <text:p>9.84589078478078</text:p>
          </table:table-cell>
          <table:table-cell office:value-type="float" office:value="7.39500370104703" calcext:value-type="float">
            <text:p>7.39500370104703</text:p>
          </table:table-cell>
          <table:table-cell office:value-type="float" office:value="4.96215417643607" calcext:value-type="float">
            <text:p>4.96215417643607</text:p>
          </table:table-cell>
          <table:table-cell office:value-type="float" office:value="11.8724151800812" calcext:value-type="float">
            <text:p>11.8724151800812</text:p>
          </table:table-cell>
          <table:table-cell office:value-type="float" office:value="11.8696875716954" calcext:value-type="float">
            <text:p>11.8696875716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013097982172" calcext:value-type="float">
            <text:p>0.173013097982172</text:p>
          </table:table-cell>
          <table:table-cell office:value-type="float" office:value="0.109282391145853" calcext:value-type="float">
            <text:p>0.109282391145853</text:p>
          </table:table-cell>
          <table:table-cell office:value-type="float" office:value="0.124677292464556" calcext:value-type="float">
            <text:p>0.124677292464556</text:p>
          </table:table-cell>
          <table:table-cell office:value-type="float" office:value="0.0803904311443714" calcext:value-type="float">
            <text:p>0.0803904311443714</text:p>
          </table:table-cell>
          <table:table-cell office:value-type="float" office:value="0.423487892317652" calcext:value-type="float">
            <text:p>0.423487892317652</text:p>
          </table:table-cell>
          <table:table-cell office:value-type="float" office:value="0.422065680051453" calcext:value-type="float">
            <text:p>0.422065680051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79999260564674" calcext:value-type="float">
            <text:p>0.0779999260564674</text:p>
          </table:table-cell>
          <table:table-cell office:value-type="float" office:value="0.272294138287239" calcext:value-type="float">
            <text:p>0.272294138287239</text:p>
          </table:table-cell>
          <table:table-cell office:value-type="float" office:value="0.181836585149863" calcext:value-type="float">
            <text:p>0.181836585149863</text:p>
          </table:table-cell>
          <table:table-cell office:value-type="float" office:value="0.204468613094784" calcext:value-type="float">
            <text:p>0.204468613094784</text:p>
          </table:table-cell>
          <table:table-cell office:value-type="float" office:value="0.135696574486064" calcext:value-type="float">
            <text:p>0.135696574486064</text:p>
          </table:table-cell>
          <table:table-cell office:value-type="float" office:value="0.5444288166185" calcext:value-type="float">
            <text:p>0.5444288166185</text:p>
          </table:table-cell>
          <table:table-cell office:value-type="float" office:value="0.544651352776939" calcext:value-type="float">
            <text:p>0.544651352776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0994535716418" calcext:value-type="float">
            <text:p>68.0994535716418</text:p>
          </table:table-cell>
          <table:table-cell office:value-type="float" office:value="18.1230403158171" calcext:value-type="float">
            <text:p>18.1230403158171</text:p>
          </table:table-cell>
          <table:table-cell office:value-type="float" office:value="13.6271536130271" calcext:value-type="float">
            <text:p>13.6271536130271</text:p>
          </table:table-cell>
          <table:table-cell office:value-type="float" office:value="9.0716691891109" calcext:value-type="float">
            <text:p>9.0716691891109</text:p>
          </table:table-cell>
          <table:table-cell office:value-type="float" office:value="21.7897604963113" calcext:value-type="float">
            <text:p>21.7897604963113</text:p>
          </table:table-cell>
          <table:table-cell office:value-type="float" office:value="21.7875197800773" calcext:value-type="float">
            <text:p>21.7875197800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9064462345" calcext:value-type="float">
            <text:p>0.369064462345</text:p>
          </table:table-cell>
          <table:table-cell office:value-type="float" office:value="0.222246268997609" calcext:value-type="float">
            <text:p>0.222246268997609</text:p>
          </table:table-cell>
          <table:table-cell office:value-type="float" office:value="0.257266559901482" calcext:value-type="float">
            <text:p>0.257266559901482</text:p>
          </table:table-cell>
          <table:table-cell office:value-type="float" office:value="0.156970206532347" calcext:value-type="float">
            <text:p>0.156970206532347</text:p>
          </table:table-cell>
          <table:table-cell office:value-type="float" office:value="1.1952487377237" calcext:value-type="float">
            <text:p>1.1952487377237</text:p>
          </table:table-cell>
          <table:table-cell office:value-type="float" office:value="1.1983476718519" calcext:value-type="float">
            <text:p>1.1983476718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5086057407131" calcext:value-type="float">
            <text:p>0.145086057407131</text:p>
          </table:table-cell>
          <table:table-cell office:value-type="float" office:value="0.395653917743387" calcext:value-type="float">
            <text:p>0.395653917743387</text:p>
          </table:table-cell>
          <table:table-cell office:value-type="float" office:value="0.264426422661887" calcext:value-type="float">
            <text:p>0.264426422661887</text:p>
          </table:table-cell>
          <table:table-cell office:value-type="float" office:value="0.296378706568266" calcext:value-type="float">
            <text:p>0.296378706568266</text:p>
          </table:table-cell>
          <table:table-cell office:value-type="float" office:value="0.196509975001133" calcext:value-type="float">
            <text:p>0.196509975001133</text:p>
          </table:table-cell>
          <table:table-cell office:value-type="float" office:value="0.790887994434008" calcext:value-type="float">
            <text:p>0.790887994434008</text:p>
          </table:table-cell>
          <table:table-cell office:value-type="float" office:value="0.790439562096397" calcext:value-type="float">
            <text:p>0.790439562096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493710833338" calcext:value-type="float">
            <text:p>98.9493710833338</text:p>
          </table:table-cell>
          <table:table-cell office:value-type="float" office:value="26.4396159614564" calcext:value-type="float">
            <text:p>26.4396159614564</text:p>
          </table:table-cell>
          <table:table-cell office:value-type="float" office:value="19.7458071145437" calcext:value-type="float">
            <text:p>19.7458071145437</text:p>
          </table:table-cell>
          <table:table-cell office:value-type="float" office:value="13.1217057670651" calcext:value-type="float">
            <text:p>13.1217057670651</text:p>
          </table:table-cell>
          <table:table-cell office:value-type="float" office:value="31.6825047066389" calcext:value-type="float">
            <text:p>31.6825047066389</text:p>
          </table:table-cell>
          <table:table-cell office:value-type="float" office:value="31.6421065847915" calcext:value-type="float">
            <text:p>31.6421065847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8488685947308" calcext:value-type="float">
            <text:p>0.638488685947308</text:p>
          </table:table-cell>
          <table:table-cell office:value-type="float" office:value="0.360339859573866" calcext:value-type="float">
            <text:p>0.360339859573866</text:p>
          </table:table-cell>
          <table:table-cell office:value-type="float" office:value="0.421138801924691" calcext:value-type="float">
            <text:p>0.421138801924691</text:p>
          </table:table-cell>
          <table:table-cell office:value-type="float" office:value="0.244837390253763" calcext:value-type="float">
            <text:p>0.244837390253763</text:p>
          </table:table-cell>
          <table:table-cell office:value-type="float" office:value="3.76569310098055" calcext:value-type="float">
            <text:p>3.76569310098055</text:p>
          </table:table-cell>
          <table:table-cell office:value-type="float" office:value="3.75725806074108" calcext:value-type="float">
            <text:p>3.75725806074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0324575569209" calcext:value-type="float">
            <text:p>2.00324575569209</text:p>
          </table:table-cell>
          <table:table-cell office:value-type="float" office:value="0.495410724280266" calcext:value-type="float">
            <text:p>0.495410724280266</text:p>
          </table:table-cell>
          <table:table-cell office:value-type="float" office:value="0.330170613226938" calcext:value-type="float">
            <text:p>0.330170613226938</text:p>
          </table:table-cell>
          <table:table-cell office:value-type="float" office:value="0.370660733139055" calcext:value-type="float">
            <text:p>0.370660733139055</text:p>
          </table:table-cell>
          <table:table-cell office:value-type="float" office:value="0.247206121447013" calcext:value-type="float">
            <text:p>0.247206121447013</text:p>
          </table:table-cell>
          <table:table-cell office:value-type="float" office:value="0.986515802495152" calcext:value-type="float">
            <text:p>0.986515802495152</text:p>
          </table:table-cell>
          <table:table-cell office:value-type="float" office:value="0.989924973699839" calcext:value-type="float">
            <text:p>0.989924973699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839669692483" calcext:value-type="float">
            <text:p>123.839669692483</text:p>
          </table:table-cell>
          <table:table-cell office:value-type="float" office:value="32.9967191720479" calcext:value-type="float">
            <text:p>32.9967191720479</text:p>
          </table:table-cell>
          <table:table-cell office:value-type="float" office:value="24.7561534029206" calcext:value-type="float">
            <text:p>24.7561534029206</text:p>
          </table:table-cell>
          <table:table-cell office:value-type="float" office:value="16.5109250997384" calcext:value-type="float">
            <text:p>16.5109250997384</text:p>
          </table:table-cell>
          <table:table-cell office:value-type="float" office:value="39.4940482693833" calcext:value-type="float">
            <text:p>39.4940482693833</text:p>
          </table:table-cell>
          <table:table-cell office:value-type="float" office:value="39.5913231529149" calcext:value-type="float">
            <text:p>39.5913231529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9964770777196" calcext:value-type="float">
            <text:p>0.949964770777196</text:p>
          </table:table-cell>
          <table:table-cell office:value-type="float" office:value="0.492747335733897" calcext:value-type="float">
            <text:p>0.492747335733897</text:p>
          </table:table-cell>
          <table:table-cell office:value-type="float" office:value="0.587768553706401" calcext:value-type="float">
            <text:p>0.587768553706401</text:p>
          </table:table-cell>
          <table:table-cell office:value-type="float" office:value="0.327435879985814" calcext:value-type="float">
            <text:p>0.327435879985814</text:p>
          </table:table-cell>
          <table:table-cell office:value-type="float" office:value="73.2648721743997" calcext:value-type="float">
            <text:p>73.2648721743997</text:p>
          </table:table-cell>
          <table:table-cell office:value-type="float" office:value="82.8163389112366" calcext:value-type="float">
            <text:p>82.816338911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6270471261533" calcext:value-type="float">
            <text:p>0.0576270471261533</text:p>
          </table:table-cell>
          <table:table-cell office:value-type="float" office:value="0.22291771985972" calcext:value-type="float">
            <text:p>0.22291771985972</text:p>
          </table:table-cell>
          <table:table-cell office:value-type="float" office:value="0.148991174728377" calcext:value-type="float">
            <text:p>0.148991174728377</text:p>
          </table:table-cell>
          <table:table-cell office:value-type="float" office:value="0.166861328756921" calcext:value-type="float">
            <text:p>0.166861328756921</text:p>
          </table:table-cell>
          <table:table-cell office:value-type="float" office:value="0.11153559996715" calcext:value-type="float">
            <text:p>0.11153559996715</text:p>
          </table:table-cell>
          <table:table-cell office:value-type="float" office:value="0.297218349538754" calcext:value-type="float">
            <text:p>0.297218349538754</text:p>
          </table:table-cell>
          <table:table-cell office:value-type="float" office:value="0.296786621173543" calcext:value-type="float">
            <text:p>0.296786621173543</text:p>
          </table:table-cell>
          <table:table-cell office:value-type="float" office:value="0.297582494775297" calcext:value-type="float">
            <text:p>0.29758249477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947773652505" calcext:value-type="float">
            <text:p>55.6947773652505</text:p>
          </table:table-cell>
          <table:table-cell office:value-type="float" office:value="14.8763068035952" calcext:value-type="float">
            <text:p>14.8763068035952</text:p>
          </table:table-cell>
          <table:table-cell office:value-type="float" office:value="11.1371322197671" calcext:value-type="float">
            <text:p>11.1371322197671</text:p>
          </table:table-cell>
          <table:table-cell office:value-type="float" office:value="7.43970012088801" calcext:value-type="float">
            <text:p>7.43970012088801</text:p>
          </table:table-cell>
          <table:table-cell office:value-type="float" office:value="11.8870566339715" calcext:value-type="float">
            <text:p>11.8870566339715</text:p>
          </table:table-cell>
          <table:table-cell office:value-type="float" office:value="11.8578387914081" calcext:value-type="float">
            <text:p>11.8578387914081</text:p>
          </table:table-cell>
          <table:table-cell office:value-type="float" office:value="11.9010476005364" calcext:value-type="float">
            <text:p>11.9010476005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379784730457" calcext:value-type="float">
            <text:p>0.284379784730457</text:p>
          </table:table-cell>
          <table:table-cell office:value-type="float" office:value="0.175490652668975" calcext:value-type="float">
            <text:p>0.175490652668975</text:p>
          </table:table-cell>
          <table:table-cell office:value-type="float" office:value="0.200455530275099" calcext:value-type="float">
            <text:p>0.200455530275099</text:p>
          </table:table-cell>
          <table:table-cell office:value-type="float" office:value="0.125550295447936" calcext:value-type="float">
            <text:p>0.125550295447936</text:p>
          </table:table-cell>
          <table:table-cell office:value-type="float" office:value="0.422861513030119" calcext:value-type="float">
            <text:p>0.422861513030119</text:p>
          </table:table-cell>
          <table:table-cell office:value-type="float" office:value="0.421874166552751" calcext:value-type="float">
            <text:p>0.421874166552751</text:p>
          </table:table-cell>
          <table:table-cell office:value-type="float" office:value="0.423586413454042" calcext:value-type="float">
            <text:p>0.423586413454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6617528164757" calcext:value-type="float">
            <text:p>0.0816617528164757</text:p>
          </table:table-cell>
          <table:table-cell office:value-type="float" office:value="0.408098596805268" calcext:value-type="float">
            <text:p>0.408098596805268</text:p>
          </table:table-cell>
          <table:table-cell office:value-type="float" office:value="0.272085281258575" calcext:value-type="float">
            <text:p>0.272085281258575</text:p>
          </table:table-cell>
          <table:table-cell office:value-type="float" office:value="0.306950435203521" calcext:value-type="float">
            <text:p>0.306950435203521</text:p>
          </table:table-cell>
          <table:table-cell office:value-type="float" office:value="0.204698477277837" calcext:value-type="float">
            <text:p>0.204698477277837</text:p>
          </table:table-cell>
          <table:table-cell office:value-type="float" office:value="0.544000974708914" calcext:value-type="float">
            <text:p>0.544000974708914</text:p>
          </table:table-cell>
          <table:table-cell office:value-type="float" office:value="0.545350064290788" calcext:value-type="float">
            <text:p>0.545350064290788</text:p>
          </table:table-cell>
          <table:table-cell office:value-type="float" office:value="0.543179767037305" calcext:value-type="float">
            <text:p>0.543179767037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051144952297" calcext:value-type="float">
            <text:p>102.051144952297</text:p>
          </table:table-cell>
          <table:table-cell office:value-type="float" office:value="27.2080871870706" calcext:value-type="float">
            <text:p>27.2080871870706</text:p>
          </table:table-cell>
          <table:table-cell office:value-type="float" office:value="20.4485661823698" calcext:value-type="float">
            <text:p>20.4485661823698</text:p>
          </table:table-cell>
          <table:table-cell office:value-type="float" office:value="13.6025355594566" calcext:value-type="float">
            <text:p>13.6025355594566</text:p>
          </table:table-cell>
          <table:table-cell office:value-type="float" office:value="21.7637654280852" calcext:value-type="float">
            <text:p>21.7637654280852</text:p>
          </table:table-cell>
          <table:table-cell office:value-type="float" office:value="21.7887850333816" calcext:value-type="float">
            <text:p>21.7887850333816</text:p>
          </table:table-cell>
          <table:table-cell office:value-type="float" office:value="21.7406614835184" calcext:value-type="float">
            <text:p>21.74066148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509900675453" calcext:value-type="float">
            <text:p>0.673509900675453</text:p>
          </table:table-cell>
          <table:table-cell office:value-type="float" office:value="0.374398559803974" calcext:value-type="float">
            <text:p>0.374398559803974</text:p>
          </table:table-cell>
          <table:table-cell office:value-type="float" office:value="0.443516623807509" calcext:value-type="float">
            <text:p>0.443516623807509</text:p>
          </table:table-cell>
          <table:table-cell office:value-type="float" office:value="0.258248394315093" calcext:value-type="float">
            <text:p>0.258248394315093</text:p>
          </table:table-cell>
          <table:table-cell office:value-type="float" office:value="1.19507070506068" calcext:value-type="float">
            <text:p>1.19507070506068</text:p>
          </table:table-cell>
          <table:table-cell office:value-type="float" office:value="1.19795359797298" calcext:value-type="float">
            <text:p>1.19795359797298</text:p>
          </table:table-cell>
          <table:table-cell office:value-type="float" office:value="1.18935849521731" calcext:value-type="float">
            <text:p>1.18935849521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4942118826145" calcext:value-type="float">
            <text:p>0.154942118826145</text:p>
          </table:table-cell>
          <table:table-cell office:value-type="float" office:value="0.593568879669005" calcext:value-type="float">
            <text:p>0.593568879669005</text:p>
          </table:table-cell>
          <table:table-cell office:value-type="float" office:value="0.396006642803331" calcext:value-type="float">
            <text:p>0.396006642803331</text:p>
          </table:table-cell>
          <table:table-cell office:value-type="float" office:value="0.44493468293617" calcext:value-type="float">
            <text:p>0.44493468293617</text:p>
          </table:table-cell>
          <table:table-cell office:value-type="float" office:value="0.296704941764339" calcext:value-type="float">
            <text:p>0.296704941764339</text:p>
          </table:table-cell>
          <table:table-cell office:value-type="float" office:value="0.792143974577742" calcext:value-type="float">
            <text:p>0.792143974577742</text:p>
          </table:table-cell>
          <table:table-cell office:value-type="float" office:value="0.791398195366688" calcext:value-type="float">
            <text:p>0.791398195366688</text:p>
          </table:table-cell>
          <table:table-cell office:value-type="float" office:value="0.791265463070048" calcext:value-type="float">
            <text:p>0.79126546307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387779634859" calcext:value-type="float">
            <text:p>148.387779634859</text:p>
          </table:table-cell>
          <table:table-cell office:value-type="float" office:value="39.6024490664932" calcext:value-type="float">
            <text:p>39.6024490664932</text:p>
          </table:table-cell>
          <table:table-cell office:value-type="float" office:value="29.6470212607546" calcext:value-type="float">
            <text:p>29.6470212607546</text:p>
          </table:table-cell>
          <table:table-cell office:value-type="float" office:value="19.7866008937526" calcext:value-type="float">
            <text:p>19.7866008937526</text:p>
          </table:table-cell>
          <table:table-cell office:value-type="float" office:value="31.6926672875592" calcext:value-type="float">
            <text:p>31.6926672875592</text:p>
          </table:table-cell>
          <table:table-cell office:value-type="float" office:value="31.6469914215821" calcext:value-type="float">
            <text:p>31.6469914215821</text:p>
          </table:table-cell>
          <table:table-cell office:value-type="float" office:value="31.6382320312472" calcext:value-type="float">
            <text:p>31.638232031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303573714988" calcext:value-type="float">
            <text:p>1.42303573714988</text:p>
          </table:table-cell>
          <table:table-cell office:value-type="float" office:value="0.65532852380685" calcext:value-type="float">
            <text:p>0.65532852380685</text:p>
          </table:table-cell>
          <table:table-cell office:value-type="float" office:value="0.801971107655612" calcext:value-type="float">
            <text:p>0.801971107655612</text:p>
          </table:table-cell>
          <table:table-cell office:value-type="float" office:value="0.421783101348888" calcext:value-type="float">
            <text:p>0.421783101348888</text:p>
          </table:table-cell>
          <table:table-cell office:value-type="float" office:value="3.8169497854606" calcext:value-type="float">
            <text:p>3.8169497854606</text:p>
          </table:table-cell>
          <table:table-cell office:value-type="float" office:value="3.80432305984452" calcext:value-type="float">
            <text:p>3.80432305984452</text:p>
          </table:table-cell>
          <table:table-cell office:value-type="float" office:value="3.79308783426364" calcext:value-type="float">
            <text:p>3.7930878342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2084607678226" calcext:value-type="float">
            <text:p>2.32084607678226</text:p>
          </table:table-cell>
          <table:table-cell office:value-type="float" office:value="0.743275565501052" calcext:value-type="float">
            <text:p>0.743275565501052</text:p>
          </table:table-cell>
          <table:table-cell office:value-type="float" office:value="0.495007555226462" calcext:value-type="float">
            <text:p>0.495007555226462</text:p>
          </table:table-cell>
          <table:table-cell office:value-type="float" office:value="0.556762744218811" calcext:value-type="float">
            <text:p>0.556762744218811</text:p>
          </table:table-cell>
          <table:table-cell office:value-type="float" office:value="0.372504084999738" calcext:value-type="float">
            <text:p>0.372504084999738</text:p>
          </table:table-cell>
          <table:table-cell office:value-type="float" office:value="0.988580888703418" calcext:value-type="float">
            <text:p>0.988580888703418</text:p>
          </table:table-cell>
          <table:table-cell office:value-type="float" office:value="0.989287097102984" calcext:value-type="float">
            <text:p>0.989287097102984</text:p>
          </table:table-cell>
          <table:table-cell office:value-type="float" office:value="0.988828926552527" calcext:value-type="float">
            <text:p>0.988828926552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736125216706" calcext:value-type="float">
            <text:p>185.736125216706</text:p>
          </table:table-cell>
          <table:table-cell office:value-type="float" office:value="49.5054935645667" calcext:value-type="float">
            <text:p>49.5054935645667</text:p>
          </table:table-cell>
          <table:table-cell office:value-type="float" office:value="37.134823161424" calcext:value-type="float">
            <text:p>37.134823161424</text:p>
          </table:table-cell>
          <table:table-cell office:value-type="float" office:value="24.8187368864808" calcext:value-type="float">
            <text:p>24.8187368864808</text:p>
          </table:table-cell>
          <table:table-cell office:value-type="float" office:value="39.5700410187492" calcext:value-type="float">
            <text:p>39.5700410187492</text:p>
          </table:table-cell>
          <table:table-cell office:value-type="float" office:value="39.554960451635" calcext:value-type="float">
            <text:p>39.554960451635</text:p>
          </table:table-cell>
          <table:table-cell office:value-type="float" office:value="39.5459724260729" calcext:value-type="float">
            <text:p>39.545972426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762538646642" calcext:value-type="float">
            <text:p>2.82762538646642</text:p>
          </table:table-cell>
          <table:table-cell office:value-type="float" office:value="0.978965834928" calcext:value-type="float">
            <text:p>0.978965834928</text:p>
          </table:table-cell>
          <table:table-cell office:value-type="float" office:value="1.25597334814739" calcext:value-type="float">
            <text:p>1.25597334814739</text:p>
          </table:table-cell>
          <table:table-cell office:value-type="float" office:value="0.592624126132329" calcext:value-type="float">
            <text:p>0.592624126132329</text:p>
          </table:table-cell>
          <table:table-cell office:value-type="float" office:value="92.6226199413269" calcext:value-type="float">
            <text:p>92.6226199413269</text:p>
          </table:table-cell>
          <table:table-cell office:value-type="float" office:value="95.3819556489373" calcext:value-type="float">
            <text:p>95.3819556489373</text:p>
          </table:table-cell>
          <table:table-cell office:value-type="float" office:value="81.762902009013" calcext:value-type="float">
            <text:p>81.762902009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3031688634236" calcext:value-type="float">
            <text:p>0.0593031688634236</text:p>
          </table:table-cell>
          <table:table-cell office:value-type="float" office:value="0.297015697590393" calcext:value-type="float">
            <text:p>0.297015697590393</text:p>
          </table:table-cell>
          <table:table-cell office:value-type="float" office:value="0.197801099943335" calcext:value-type="float">
            <text:p>0.197801099943335</text:p>
          </table:table-cell>
          <table:table-cell office:value-type="float" office:value="0.22334698982606" calcext:value-type="float">
            <text:p>0.22334698982606</text:p>
          </table:table-cell>
          <table:table-cell office:value-type="float" office:value="0.148863516944392" calcext:value-type="float">
            <text:p>0.148863516944392</text:p>
          </table:table-cell>
          <table:table-cell office:value-type="float" office:value="0.297398557692819" calcext:value-type="float">
            <text:p>0.297398557692819</text:p>
          </table:table-cell>
          <table:table-cell office:value-type="float" office:value="0.296952801046445" calcext:value-type="float">
            <text:p>0.296952801046445</text:p>
          </table:table-cell>
          <table:table-cell office:value-type="float" office:value="0.297343039191965" calcext:value-type="float">
            <text:p>0.297343039191965</text:p>
          </table:table-cell>
          <table:table-cell office:value-type="float" office:value="0.297230721343998" calcext:value-type="float">
            <text:p>0.297230721343998</text:p>
          </table:table-cell>
          <table:table-cell office:value-type="float" office:value="0" calcext:value-type="float">
            <text:p>0</text:p>
          </table:table-cell>
          <table:table-cell office:value-type="float" office:value="74.2507692167979" calcext:value-type="float">
            <text:p>74.2507692167979</text:p>
          </table:table-cell>
          <table:table-cell office:value-type="float" office:value="19.7739846689599" calcext:value-type="float">
            <text:p>19.7739846689599</text:p>
          </table:table-cell>
          <table:table-cell office:value-type="float" office:value="14.8724419941564" calcext:value-type="float">
            <text:p>14.8724419941564</text:p>
          </table:table-cell>
          <table:table-cell office:value-type="float" office:value="9.91644677215658" calcext:value-type="float">
            <text:p>9.91644677215658</text:p>
          </table:table-cell>
          <table:table-cell office:value-type="float" office:value="11.8733541526001" calcext:value-type="float">
            <text:p>11.8733541526001</text:p>
          </table:table-cell>
          <table:table-cell office:value-type="float" office:value="11.8740424633081" calcext:value-type="float">
            <text:p>11.8740424633081</text:p>
          </table:table-cell>
          <table:table-cell office:value-type="float" office:value="11.8784327197683" calcext:value-type="float">
            <text:p>11.8784327197683</text:p>
          </table:table-cell>
          <table:table-cell office:value-type="float" office:value="11.8969281895399" calcext:value-type="float">
            <text:p>11.8969281895399</text:p>
          </table:table-cell>
          <table:table-cell office:value-type="float" office:value="0" calcext:value-type="float">
            <text:p>0</text:p>
          </table:table-cell>
          <table:table-cell office:value-type="float" office:value="0.416810815765776" calcext:value-type="float">
            <text:p>0.416810815765776</text:p>
          </table:table-cell>
          <table:table-cell office:value-type="float" office:value="0.246804311761918" calcext:value-type="float">
            <text:p>0.246804311761918</text:p>
          </table:table-cell>
          <table:table-cell office:value-type="float" office:value="0.287871987333233" calcext:value-type="float">
            <text:p>0.287871987333233</text:p>
          </table:table-cell>
          <table:table-cell office:value-type="float" office:value="0.175272111852477" calcext:value-type="float">
            <text:p>0.175272111852477</text:p>
          </table:table-cell>
          <table:table-cell office:value-type="float" office:value="0.423569771882225" calcext:value-type="float">
            <text:p>0.423569771882225</text:p>
          </table:table-cell>
          <table:table-cell office:value-type="float" office:value="0.422785592655839" calcext:value-type="float">
            <text:p>0.422785592655839</text:p>
          </table:table-cell>
          <table:table-cell office:value-type="float" office:value="0.422801126563655" calcext:value-type="float">
            <text:p>0.422801126563655</text:p>
          </table:table-cell>
          <table:table-cell office:value-type="float" office:value="0.422358616504162" calcext:value-type="float">
            <text:p>0.42235861650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0465661880563" calcext:value-type="float">
            <text:p>0.0870465661880563</text:p>
          </table:table-cell>
          <table:table-cell office:value-type="float" office:value="0.544971496595404" calcext:value-type="float">
            <text:p>0.544971496595404</text:p>
          </table:table-cell>
          <table:table-cell office:value-type="float" office:value="0.363186609200896" calcext:value-type="float">
            <text:p>0.363186609200896</text:p>
          </table:table-cell>
          <table:table-cell office:value-type="float" office:value="0.409085279874195" calcext:value-type="float">
            <text:p>0.409085279874195</text:p>
          </table:table-cell>
          <table:table-cell office:value-type="float" office:value="0.271944544923272" calcext:value-type="float">
            <text:p>0.271944544923272</text:p>
          </table:table-cell>
          <table:table-cell office:value-type="float" office:value="0.543949074772425" calcext:value-type="float">
            <text:p>0.543949074772425</text:p>
          </table:table-cell>
          <table:table-cell office:value-type="float" office:value="0.544870111012983" calcext:value-type="float">
            <text:p>0.544870111012983</text:p>
          </table:table-cell>
          <table:table-cell office:value-type="float" office:value="0.544542043108141" calcext:value-type="float">
            <text:p>0.544542043108141</text:p>
          </table:table-cell>
          <table:table-cell office:value-type="float" office:value="0.544302190805007" calcext:value-type="float">
            <text:p>0.544302190805007</text:p>
          </table:table-cell>
          <table:table-cell office:value-type="float" office:value="0" calcext:value-type="float">
            <text:p>0</text:p>
          </table:table-cell>
          <table:table-cell office:value-type="float" office:value="136.169159001902" calcext:value-type="float">
            <text:p>136.169159001902</text:p>
          </table:table-cell>
          <table:table-cell office:value-type="float" office:value="36.3032448238131" calcext:value-type="float">
            <text:p>36.3032448238131</text:p>
          </table:table-cell>
          <table:table-cell office:value-type="float" office:value="27.2705365404249" calcext:value-type="float">
            <text:p>27.2705365404249</text:p>
          </table:table-cell>
          <table:table-cell office:value-type="float" office:value="18.1279394382522" calcext:value-type="float">
            <text:p>18.1279394382522</text:p>
          </table:table-cell>
          <table:table-cell office:value-type="float" office:value="21.7883688940917" calcext:value-type="float">
            <text:p>21.7883688940917</text:p>
          </table:table-cell>
          <table:table-cell office:value-type="float" office:value="21.7918412028719" calcext:value-type="float">
            <text:p>21.7918412028719</text:p>
          </table:table-cell>
          <table:table-cell office:value-type="float" office:value="21.7911628880928" calcext:value-type="float">
            <text:p>21.7911628880928</text:p>
          </table:table-cell>
          <table:table-cell office:value-type="float" office:value="21.7607239632394" calcext:value-type="float">
            <text:p>21.7607239632394</text:p>
          </table:table-cell>
          <table:table-cell office:value-type="float" office:value="0" calcext:value-type="float">
            <text:p>0</text:p>
          </table:table-cell>
          <table:table-cell office:value-type="float" office:value="1.17009960190623" calcext:value-type="float">
            <text:p>1.17009960190623</text:p>
          </table:table-cell>
          <table:table-cell office:value-type="float" office:value="0.569525150202826" calcext:value-type="float">
            <text:p>0.569525150202826</text:p>
          </table:table-cell>
          <table:table-cell office:value-type="float" office:value="0.692605788127051" calcext:value-type="float">
            <text:p>0.692605788127051</text:p>
          </table:table-cell>
          <table:table-cell office:value-type="float" office:value="0.374095557043639" calcext:value-type="float">
            <text:p>0.374095557043639</text:p>
          </table:table-cell>
          <table:table-cell office:value-type="float" office:value="1.1916859282645" calcext:value-type="float">
            <text:p>1.1916859282645</text:p>
          </table:table-cell>
          <table:table-cell office:value-type="float" office:value="1.19800271017454" calcext:value-type="float">
            <text:p>1.19800271017454</text:p>
          </table:table-cell>
          <table:table-cell office:value-type="float" office:value="1.1943986876065" calcext:value-type="float">
            <text:p>1.1943986876065</text:p>
          </table:table-cell>
          <table:table-cell office:value-type="float" office:value="1.19424746684916" calcext:value-type="float">
            <text:p>1.1942474668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5775571646599" calcext:value-type="float">
            <text:p>0.175775571646599</text:p>
          </table:table-cell>
          <table:table-cell office:value-type="float" office:value="0.792063971849608" calcext:value-type="float">
            <text:p>0.792063971849608</text:p>
          </table:table-cell>
          <table:table-cell office:value-type="float" office:value="0.528539005885066" calcext:value-type="float">
            <text:p>0.528539005885066</text:p>
          </table:table-cell>
          <table:table-cell office:value-type="float" office:value="0.593981083262735" calcext:value-type="float">
            <text:p>0.593981083262735</text:p>
          </table:table-cell>
          <table:table-cell office:value-type="float" office:value="0.395924400633917" calcext:value-type="float">
            <text:p>0.395924400633917</text:p>
          </table:table-cell>
          <table:table-cell office:value-type="float" office:value="0.791578393550652" calcext:value-type="float">
            <text:p>0.791578393550652</text:p>
          </table:table-cell>
          <table:table-cell office:value-type="float" office:value="0.792168203430717" calcext:value-type="float">
            <text:p>0.792168203430717</text:p>
          </table:table-cell>
          <table:table-cell office:value-type="float" office:value="0.793336909950097" calcext:value-type="float">
            <text:p>0.793336909950097</text:p>
          </table:table-cell>
          <table:table-cell office:value-type="float" office:value="0.792475412235447" calcext:value-type="float">
            <text:p>0.792475412235447</text:p>
          </table:table-cell>
          <table:table-cell office:value-type="float" office:value="0" calcext:value-type="float">
            <text:p>0</text:p>
          </table:table-cell>
          <table:table-cell office:value-type="float" office:value="198.054421249681" calcext:value-type="float">
            <text:p>198.054421249681</text:p>
          </table:table-cell>
          <table:table-cell office:value-type="float" office:value="52.8287098752336" calcext:value-type="float">
            <text:p>52.8287098752336</text:p>
          </table:table-cell>
          <table:table-cell office:value-type="float" office:value="39.582322146823" calcext:value-type="float">
            <text:p>39.582322146823</text:p>
          </table:table-cell>
          <table:table-cell office:value-type="float" office:value="26.4014490361293" calcext:value-type="float">
            <text:p>26.4014490361293</text:p>
          </table:table-cell>
          <table:table-cell office:value-type="float" office:value="31.6666016084836" calcext:value-type="float">
            <text:p>31.6666016084836</text:p>
          </table:table-cell>
          <table:table-cell office:value-type="float" office:value="31.6712898197939" calcext:value-type="float">
            <text:p>31.6712898197939</text:p>
          </table:table-cell>
          <table:table-cell office:value-type="float" office:value="31.71442985513" calcext:value-type="float">
            <text:p>31.71442985513</text:p>
          </table:table-cell>
          <table:table-cell office:value-type="float" office:value="31.6948790114073" calcext:value-type="float">
            <text:p>31.6948790114073</text:p>
          </table:table-cell>
          <table:table-cell office:value-type="float" office:value="0" calcext:value-type="float">
            <text:p>0</text:p>
          </table:table-cell>
          <table:table-cell office:value-type="float" office:value="3.7571621346428" calcext:value-type="float">
            <text:p>3.7571621346428</text:p>
          </table:table-cell>
          <table:table-cell office:value-type="float" office:value="1.12006599099514" calcext:value-type="float">
            <text:p>1.12006599099514</text:p>
          </table:table-cell>
          <table:table-cell office:value-type="float" office:value="1.46067982386723" calcext:value-type="float">
            <text:p>1.46067982386723</text:p>
          </table:table-cell>
          <table:table-cell office:value-type="float" office:value="0.655821325787022" calcext:value-type="float">
            <text:p>0.655821325787022</text:p>
          </table:table-cell>
          <table:table-cell office:value-type="float" office:value="3.78868755558602" calcext:value-type="float">
            <text:p>3.78868755558602</text:p>
          </table:table-cell>
          <table:table-cell office:value-type="float" office:value="3.82898138360984" calcext:value-type="float">
            <text:p>3.82898138360984</text:p>
          </table:table-cell>
          <table:table-cell office:value-type="float" office:value="3.83250353585138" calcext:value-type="float">
            <text:p>3.83250353585138</text:p>
          </table:table-cell>
          <table:table-cell office:value-type="float" office:value="3.83588163936518" calcext:value-type="float">
            <text:p>3.83588163936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0836475855813" calcext:value-type="float">
            <text:p>2.80836475855813</text:p>
          </table:table-cell>
          <table:table-cell office:value-type="float" office:value="0.989868836578204" calcext:value-type="float">
            <text:p>0.989868836578204</text:p>
          </table:table-cell>
          <table:table-cell office:value-type="float" office:value="0.659739426524688" calcext:value-type="float">
            <text:p>0.659739426524688</text:p>
          </table:table-cell>
          <table:table-cell office:value-type="float" office:value="0.741682062409248" calcext:value-type="float">
            <text:p>0.741682062409248</text:p>
          </table:table-cell>
          <table:table-cell office:value-type="float" office:value="0.49487812384705" calcext:value-type="float">
            <text:p>0.49487812384705</text:p>
          </table:table-cell>
          <table:table-cell office:value-type="float" office:value="0.988556574345644" calcext:value-type="float">
            <text:p>0.988556574345644</text:p>
          </table:table-cell>
          <table:table-cell office:value-type="float" office:value="0.988243896592853" calcext:value-type="float">
            <text:p>0.988243896592853</text:p>
          </table:table-cell>
          <table:table-cell office:value-type="float" office:value="0.988572273591779" calcext:value-type="float">
            <text:p>0.988572273591779</text:p>
          </table:table-cell>
          <table:table-cell office:value-type="float" office:value="0.988135179887505" calcext:value-type="float">
            <text:p>0.988135179887505</text:p>
          </table:table-cell>
          <table:table-cell office:value-type="float" office:value="0" calcext:value-type="float">
            <text:p>0</text:p>
          </table:table-cell>
          <table:table-cell office:value-type="float" office:value="247.407238217415" calcext:value-type="float">
            <text:p>247.407238217415</text:p>
          </table:table-cell>
          <table:table-cell office:value-type="float" office:value="65.9737071169935" calcext:value-type="float">
            <text:p>65.9737071169935</text:p>
          </table:table-cell>
          <table:table-cell office:value-type="float" office:value="49.4422145114614" calcext:value-type="float">
            <text:p>49.4422145114614</text:p>
          </table:table-cell>
          <table:table-cell office:value-type="float" office:value="32.9831631934652" calcext:value-type="float">
            <text:p>32.9831631934652</text:p>
          </table:table-cell>
          <table:table-cell office:value-type="float" office:value="39.5177082108635" calcext:value-type="float">
            <text:p>39.5177082108635</text:p>
          </table:table-cell>
          <table:table-cell office:value-type="float" office:value="39.5276060364186" calcext:value-type="float">
            <text:p>39.5276060364186</text:p>
          </table:table-cell>
          <table:table-cell office:value-type="float" office:value="39.526315788676" calcext:value-type="float">
            <text:p>39.526315788676</text:p>
          </table:table-cell>
          <table:table-cell office:value-type="float" office:value="39.5439307746362" calcext:value-type="float">
            <text:p>39.5439307746362</text:p>
          </table:table-cell>
          <table:table-cell office:value-type="float" office:value="0" calcext:value-type="float">
            <text:p>0</text:p>
          </table:table-cell>
          <table:table-cell office:value-type="float" office:value="101.636268482267" calcext:value-type="float">
            <text:p>101.636268482267</text:p>
          </table:table-cell>
          <table:table-cell office:value-type="float" office:value="1.94162301368985" calcext:value-type="float">
            <text:p>1.94162301368985</text:p>
          </table:table-cell>
          <table:table-cell office:value-type="float" office:value="2.86638977351947" calcext:value-type="float">
            <text:p>2.86638977351947</text:p>
          </table:table-cell>
          <table:table-cell office:value-type="float" office:value="0.980069856356551" calcext:value-type="float">
            <text:p>0.980069856356551</text:p>
          </table:table-cell>
          <table:table-cell office:value-type="float" office:value="85.250573230549" calcext:value-type="float">
            <text:p>85.250573230549</text:p>
          </table:table-cell>
          <table:table-cell office:value-type="float" office:value="83.1714429798009" calcext:value-type="float">
            <text:p>83.1714429798009</text:p>
          </table:table-cell>
          <table:table-cell office:value-type="float" office:value="85.5315480402069" calcext:value-type="float">
            <text:p>85.5315480402069</text:p>
          </table:table-cell>
          <table:table-cell office:value-type="float" office:value="82.9079899822514" calcext:value-type="float">
            <text:p>82.907989982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4678935868783" calcext:value-type="float">
            <text:p>0.0564678935868783</text:p>
          </table:table-cell>
          <table:table-cell office:value-type="float" office:value="0.29693527751383" calcext:value-type="float">
            <text:p>0.29693527751383</text:p>
          </table:table-cell>
          <table:table-cell office:value-type="float" office:value="0.198249331098176" calcext:value-type="float">
            <text:p>0.198249331098176</text:p>
          </table:table-cell>
          <table:table-cell office:value-type="float" office:value="0.222917867606351" calcext:value-type="float">
            <text:p>0.222917867606351</text:p>
          </table:table-cell>
          <table:table-cell office:value-type="float" office:value="0.148369641087922" calcext:value-type="float">
            <text:p>0.148369641087922</text:p>
          </table:table-cell>
          <table:table-cell office:value-type="float" office:value="0.238100187833687" calcext:value-type="float">
            <text:p>0.238100187833687</text:p>
          </table:table-cell>
          <table:table-cell office:value-type="float" office:value="0.237708256657214" calcext:value-type="float">
            <text:p>0.237708256657214</text:p>
          </table:table-cell>
          <table:table-cell office:value-type="float" office:value="0.237336443476775" calcext:value-type="float">
            <text:p>0.237336443476775</text:p>
          </table:table-cell>
          <table:table-cell office:value-type="float" office:value="0.237709895615714" calcext:value-type="float">
            <text:p>0.237709895615714</text:p>
          </table:table-cell>
          <table:table-cell office:value-type="float" office:value="0.237406780092257" calcext:value-type="float">
            <text:p>0.237406780092257</text:p>
          </table:table-cell>
          <table:table-cell office:value-type="float" office:value="74.2650572019921" calcext:value-type="float">
            <text:p>74.2650572019921</text:p>
          </table:table-cell>
          <table:table-cell office:value-type="float" office:value="19.8139916871025" calcext:value-type="float">
            <text:p>19.8139916871025</text:p>
          </table:table-cell>
          <table:table-cell office:value-type="float" office:value="14.8741273720345" calcext:value-type="float">
            <text:p>14.8741273720345</text:p>
          </table:table-cell>
          <table:table-cell office:value-type="float" office:value="9.88778915187169" calcext:value-type="float">
            <text:p>9.88778915187169</text:p>
          </table:table-cell>
          <table:table-cell office:value-type="float" office:value="9.52629238804663" calcext:value-type="float">
            <text:p>9.52629238804663</text:p>
          </table:table-cell>
          <table:table-cell office:value-type="float" office:value="9.50484839072895" calcext:value-type="float">
            <text:p>9.50484839072895</text:p>
          </table:table-cell>
          <table:table-cell office:value-type="float" office:value="9.48795845663395" calcext:value-type="float">
            <text:p>9.48795845663395</text:p>
          </table:table-cell>
          <table:table-cell office:value-type="float" office:value="9.51309507126618" calcext:value-type="float">
            <text:p>9.51309507126618</text:p>
          </table:table-cell>
          <table:table-cell office:value-type="float" office:value="9.50095344067048" calcext:value-type="float">
            <text:p>9.50095344067048</text:p>
          </table:table-cell>
          <table:table-cell office:value-type="float" office:value="0.416967913943513" calcext:value-type="float">
            <text:p>0.416967913943513</text:p>
          </table:table-cell>
          <table:table-cell office:value-type="float" office:value="0.247471120898473" calcext:value-type="float">
            <text:p>0.247471120898473</text:p>
          </table:table-cell>
          <table:table-cell office:value-type="float" office:value="0.286958424848686" calcext:value-type="float">
            <text:p>0.286958424848686</text:p>
          </table:table-cell>
          <table:table-cell office:value-type="float" office:value="0.174237430524813" calcext:value-type="float">
            <text:p>0.174237430524813</text:p>
          </table:table-cell>
          <table:table-cell office:value-type="float" office:value="0.312612175027685" calcext:value-type="float">
            <text:p>0.312612175027685</text:p>
          </table:table-cell>
          <table:table-cell office:value-type="float" office:value="0.311710644619087" calcext:value-type="float">
            <text:p>0.311710644619087</text:p>
          </table:table-cell>
          <table:table-cell office:value-type="float" office:value="0.311047948241036" calcext:value-type="float">
            <text:p>0.311047948241036</text:p>
          </table:table-cell>
          <table:table-cell office:value-type="float" office:value="0.31202566881711" calcext:value-type="float">
            <text:p>0.31202566881711</text:p>
          </table:table-cell>
          <table:table-cell office:value-type="float" office:value="0.311074754749196" calcext:value-type="float">
            <text:p>0.311074754749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4798823666067" calcext:value-type="float">
            <text:p>0.0764798823666067</text:p>
          </table:table-cell>
          <table:table-cell office:value-type="float" office:value="0.54438799571439" calcext:value-type="float">
            <text:p>0.54438799571439</text:p>
          </table:table-cell>
          <table:table-cell office:value-type="float" office:value="0.362636063204324" calcext:value-type="float">
            <text:p>0.362636063204324</text:p>
          </table:table-cell>
          <table:table-cell office:value-type="float" office:value="0.408093825335438" calcext:value-type="float">
            <text:p>0.408093825335438</text:p>
          </table:table-cell>
          <table:table-cell office:value-type="float" office:value="0.27176327105384" calcext:value-type="float">
            <text:p>0.27176327105384</text:p>
          </table:table-cell>
          <table:table-cell office:value-type="float" office:value="0.435397651286023" calcext:value-type="float">
            <text:p>0.435397651286023</text:p>
          </table:table-cell>
          <table:table-cell office:value-type="float" office:value="0.435688032813747" calcext:value-type="float">
            <text:p>0.435688032813747</text:p>
          </table:table-cell>
          <table:table-cell office:value-type="float" office:value="0.435312059355121" calcext:value-type="float">
            <text:p>0.435312059355121</text:p>
          </table:table-cell>
          <table:table-cell office:value-type="float" office:value="0.435705547637987" calcext:value-type="float">
            <text:p>0.435705547637987</text:p>
          </table:table-cell>
          <table:table-cell office:value-type="float" office:value="0.435286487909431" calcext:value-type="float">
            <text:p>0.435286487909431</text:p>
          </table:table-cell>
          <table:table-cell office:value-type="float" office:value="136.118052155067" calcext:value-type="float">
            <text:p>136.118052155067</text:p>
          </table:table-cell>
          <table:table-cell office:value-type="float" office:value="36.2963982417828" calcext:value-type="float">
            <text:p>36.2963982417828</text:p>
          </table:table-cell>
          <table:table-cell office:value-type="float" office:value="27.2149988357743" calcext:value-type="float">
            <text:p>27.2149988357743</text:p>
          </table:table-cell>
          <table:table-cell office:value-type="float" office:value="18.1456389709022" calcext:value-type="float">
            <text:p>18.1456389709022</text:p>
          </table:table-cell>
          <table:table-cell office:value-type="float" office:value="17.4121546391173" calcext:value-type="float">
            <text:p>17.4121546391173</text:p>
          </table:table-cell>
          <table:table-cell office:value-type="float" office:value="17.4234426618284" calcext:value-type="float">
            <text:p>17.4234426618284</text:p>
          </table:table-cell>
          <table:table-cell office:value-type="float" office:value="17.4224959252435" calcext:value-type="float">
            <text:p>17.4224959252435</text:p>
          </table:table-cell>
          <table:table-cell office:value-type="float" office:value="17.424589236328" calcext:value-type="float">
            <text:p>17.424589236328</text:p>
          </table:table-cell>
          <table:table-cell office:value-type="float" office:value="17.4181976558409" calcext:value-type="float">
            <text:p>17.4181976558409</text:p>
          </table:table-cell>
          <table:table-cell office:value-type="float" office:value="1.17028384884984" calcext:value-type="float">
            <text:p>1.17028384884984</text:p>
          </table:table-cell>
          <table:table-cell office:value-type="float" office:value="0.569339643612453" calcext:value-type="float">
            <text:p>0.569339643612453</text:p>
          </table:table-cell>
          <table:table-cell office:value-type="float" office:value="0.689503570603376" calcext:value-type="float">
            <text:p>0.689503570603376</text:p>
          </table:table-cell>
          <table:table-cell office:value-type="float" office:value="0.372759962349409" calcext:value-type="float">
            <text:p>0.372759962349409</text:p>
          </table:table-cell>
          <table:table-cell office:value-type="float" office:value="0.772054632426766" calcext:value-type="float">
            <text:p>0.772054632426766</text:p>
          </table:table-cell>
          <table:table-cell office:value-type="float" office:value="0.772426981341835" calcext:value-type="float">
            <text:p>0.772426981341835</text:p>
          </table:table-cell>
          <table:table-cell office:value-type="float" office:value="0.769580700973036" calcext:value-type="float">
            <text:p>0.769580700973036</text:p>
          </table:table-cell>
          <table:table-cell office:value-type="float" office:value="0.771966215021344" calcext:value-type="float">
            <text:p>0.771966215021344</text:p>
          </table:table-cell>
          <table:table-cell office:value-type="float" office:value="0.773611323861845" calcext:value-type="float">
            <text:p>0.773611323861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3290847796544" calcext:value-type="float">
            <text:p>0.123290847796544</text:p>
          </table:table-cell>
          <table:table-cell office:value-type="float" office:value="0.791785585281244" calcext:value-type="float">
            <text:p>0.791785585281244</text:p>
          </table:table-cell>
          <table:table-cell office:value-type="float" office:value="0.528296338794423" calcext:value-type="float">
            <text:p>0.528296338794423</text:p>
          </table:table-cell>
          <table:table-cell office:value-type="float" office:value="0.593894513001158" calcext:value-type="float">
            <text:p>0.593894513001158</text:p>
          </table:table-cell>
          <table:table-cell office:value-type="float" office:value="0.396133368669006" calcext:value-type="float">
            <text:p>0.396133368669006</text:p>
          </table:table-cell>
          <table:table-cell office:value-type="float" office:value="0.632977302442597" calcext:value-type="float">
            <text:p>0.632977302442597</text:p>
          </table:table-cell>
          <table:table-cell office:value-type="float" office:value="0.632272264535698" calcext:value-type="float">
            <text:p>0.632272264535698</text:p>
          </table:table-cell>
          <table:table-cell office:value-type="float" office:value="0.633826549908207" calcext:value-type="float">
            <text:p>0.633826549908207</text:p>
          </table:table-cell>
          <table:table-cell office:value-type="float" office:value="0.63388228835601" calcext:value-type="float">
            <text:p>0.63388228835601</text:p>
          </table:table-cell>
          <table:table-cell office:value-type="float" office:value="0.63344334528174" calcext:value-type="float">
            <text:p>0.63344334528174</text:p>
          </table:table-cell>
          <table:table-cell office:value-type="float" office:value="197.979389607172" calcext:value-type="float">
            <text:p>197.979389607172</text:p>
          </table:table-cell>
          <table:table-cell office:value-type="float" office:value="52.8308485527734" calcext:value-type="float">
            <text:p>52.8308485527734</text:p>
          </table:table-cell>
          <table:table-cell office:value-type="float" office:value="39.6050391736924" calcext:value-type="float">
            <text:p>39.6050391736924</text:p>
          </table:table-cell>
          <table:table-cell office:value-type="float" office:value="26.3859377652811" calcext:value-type="float">
            <text:p>26.3859377652811</text:p>
          </table:table-cell>
          <table:table-cell office:value-type="float" office:value="25.3542851523989" calcext:value-type="float">
            <text:p>25.3542851523989</text:p>
          </table:table-cell>
          <table:table-cell office:value-type="float" office:value="25.3121977461874" calcext:value-type="float">
            <text:p>25.3121977461874</text:p>
          </table:table-cell>
          <table:table-cell office:value-type="float" office:value="25.357095274648" calcext:value-type="float">
            <text:p>25.357095274648</text:p>
          </table:table-cell>
          <table:table-cell office:value-type="float" office:value="25.3470345579433" calcext:value-type="float">
            <text:p>25.3470345579433</text:p>
          </table:table-cell>
          <table:table-cell office:value-type="float" office:value="25.330182097117" calcext:value-type="float">
            <text:p>25.330182097117</text:p>
          </table:table-cell>
          <table:table-cell office:value-type="float" office:value="3.75372663021248" calcext:value-type="float">
            <text:p>3.75372663021248</text:p>
          </table:table-cell>
          <table:table-cell office:value-type="float" office:value="1.1203207575964" calcext:value-type="float">
            <text:p>1.1203207575964</text:p>
          </table:table-cell>
          <table:table-cell office:value-type="float" office:value="1.46080462540992" calcext:value-type="float">
            <text:p>1.46080462540992</text:p>
          </table:table-cell>
          <table:table-cell office:value-type="float" office:value="0.656289741355206" calcext:value-type="float">
            <text:p>0.656289741355206</text:p>
          </table:table-cell>
          <table:table-cell office:value-type="float" office:value="1.72494846832314" calcext:value-type="float">
            <text:p>1.72494846832314</text:p>
          </table:table-cell>
          <table:table-cell office:value-type="float" office:value="1.72162316032828" calcext:value-type="float">
            <text:p>1.72162316032828</text:p>
          </table:table-cell>
          <table:table-cell office:value-type="float" office:value="1.72730352579424" calcext:value-type="float">
            <text:p>1.72730352579424</text:p>
          </table:table-cell>
          <table:table-cell office:value-type="float" office:value="1.72981526689019" calcext:value-type="float">
            <text:p>1.72981526689019</text:p>
          </table:table-cell>
          <table:table-cell office:value-type="float" office:value="1.72645705817214" calcext:value-type="float">
            <text:p>1.72645705817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2792373670357" calcext:value-type="float">
            <text:p>0.762792373670357</text:p>
          </table:table-cell>
          <table:table-cell office:value-type="float" office:value="0.989673543099285" calcext:value-type="float">
            <text:p>0.989673543099285</text:p>
          </table:table-cell>
          <table:table-cell office:value-type="float" office:value="0.660189696849913" calcext:value-type="float">
            <text:p>0.660189696849913</text:p>
          </table:table-cell>
          <table:table-cell office:value-type="float" office:value="0.74231185507631" calcext:value-type="float">
            <text:p>0.74231185507631</text:p>
          </table:table-cell>
          <table:table-cell office:value-type="float" office:value="0.494988754851206" calcext:value-type="float">
            <text:p>0.494988754851206</text:p>
          </table:table-cell>
          <table:table-cell office:value-type="float" office:value="0.791380191599628" calcext:value-type="float">
            <text:p>0.791380191599628</text:p>
          </table:table-cell>
          <table:table-cell office:value-type="float" office:value="0.791962213783919" calcext:value-type="float">
            <text:p>0.791962213783919</text:p>
          </table:table-cell>
          <table:table-cell office:value-type="float" office:value="0.792050949036137" calcext:value-type="float">
            <text:p>0.792050949036137</text:p>
          </table:table-cell>
          <table:table-cell office:value-type="float" office:value="0.791222651284041" calcext:value-type="float">
            <text:p>0.791222651284041</text:p>
          </table:table-cell>
          <table:table-cell office:value-type="float" office:value="0.791979567431552" calcext:value-type="float">
            <text:p>0.791979567431552</text:p>
          </table:table-cell>
          <table:table-cell office:value-type="float" office:value="247.432811225405" calcext:value-type="float">
            <text:p>247.432811225405</text:p>
          </table:table-cell>
          <table:table-cell office:value-type="float" office:value="66.0120010743986" calcext:value-type="float">
            <text:p>66.0120010743986</text:p>
          </table:table-cell>
          <table:table-cell office:value-type="float" office:value="49.4885121282866" calcext:value-type="float">
            <text:p>49.4885121282866</text:p>
          </table:table-cell>
          <table:table-cell office:value-type="float" office:value="33.0279793429137" calcext:value-type="float">
            <text:p>33.0279793429137</text:p>
          </table:table-cell>
          <table:table-cell office:value-type="float" office:value="31.6542050856438" calcext:value-type="float">
            <text:p>31.6542050856438</text:p>
          </table:table-cell>
          <table:table-cell office:value-type="float" office:value="31.6858622937897" calcext:value-type="float">
            <text:p>31.6858622937897</text:p>
          </table:table-cell>
          <table:table-cell office:value-type="float" office:value="31.6706255582295" calcext:value-type="float">
            <text:p>31.6706255582295</text:p>
          </table:table-cell>
          <table:table-cell office:value-type="float" office:value="31.6478342103203" calcext:value-type="float">
            <text:p>31.6478342103203</text:p>
          </table:table-cell>
          <table:table-cell office:value-type="float" office:value="31.6711523326686" calcext:value-type="float">
            <text:p>31.6711523326686</text:p>
          </table:table-cell>
          <table:table-cell office:value-type="float" office:value="95.9900495959543" calcext:value-type="float">
            <text:p>95.9900495959543</text:p>
          </table:table-cell>
          <table:table-cell office:value-type="float" office:value="1.94237950859805" calcext:value-type="float">
            <text:p>1.94237950859805</text:p>
          </table:table-cell>
          <table:table-cell office:value-type="float" office:value="2.88050823079912" calcext:value-type="float">
            <text:p>2.88050823079912</text:p>
          </table:table-cell>
          <table:table-cell office:value-type="float" office:value="0.978849506776198" calcext:value-type="float">
            <text:p>0.978849506776198</text:p>
          </table:table-cell>
          <table:table-cell office:value-type="float" office:value="3.79678072719324" calcext:value-type="float">
            <text:p>3.79678072719324</text:p>
          </table:table-cell>
          <table:table-cell office:value-type="float" office:value="3.79706470040663" calcext:value-type="float">
            <text:p>3.79706470040663</text:p>
          </table:table-cell>
          <table:table-cell office:value-type="float" office:value="3.81779498688021" calcext:value-type="float">
            <text:p>3.81779498688021</text:p>
          </table:table-cell>
          <table:table-cell office:value-type="float" office:value="3.77983377057205" calcext:value-type="float">
            <text:p>3.77983377057205</text:p>
          </table:table-cell>
          <table:table-cell office:value-type="float" office:value="3.81681667188509" calcext:value-type="float">
            <text:p>3.81681667188509</text:p>
          </table:table-cell>
        </table:table-row>
      </table:table>
      <table:table table:name="diff_2" table:style-name="ta1">
        <table:table-column table:style-name="co6" table:number-columns-repeated="30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table:formula="of:=ABS([$rezultati_analiticki.A2]-[$rezultati_simulacija_x100.A2])/[$rezultati_analiticki.A2]" office:value-type="float" office:value="0" calcext:value-type="float">
            <text:p>0.0000</text:p>
          </table:table-cell>
          <table:table-cell table:formula="of:=ABS([$rezultati_analiticki.B2]-[$rezultati_simulacija_x100.B2])/[$rezultati_analiticki.B2]" office:value-type="float" office:value="0" calcext:value-type="float">
            <text:p>0.0000</text:p>
          </table:table-cell>
          <table:table-cell table:formula="of:=ABS([$rezultati_analiticki.C2]-[$rezultati_simulacija_x100.C2])/[$rezultati_analiticki.C2]" office:value-type="float" office:value="0.000649376232491091" calcext:value-type="float">
            <text:p>0.0006</text:p>
          </table:table-cell>
          <table:table-cell table:formula="of:=ABS([$rezultati_analiticki.D2]-[$rezultati_simulacija_x100.D2])/[$rezultati_analiticki.D2]" office:value-type="float" office:value="0.0038296300017239" calcext:value-type="float">
            <text:p>0.0038</text:p>
          </table:table-cell>
          <table:table-cell table:formula="of:=ABS([$rezultati_analiticki.E2]-[$rezultati_simulacija_x100.E2])/[$rezultati_analiticki.E2]" office:value-type="float" office:value="0.00413752905047376" calcext:value-type="float">
            <text:p>0.0041</text:p>
          </table:table-cell>
          <table:table-cell table:formula="of:=ABS([$rezultati_analiticki.F2]-[$rezultati_simulacija_x100.F2])/[$rezultati_analiticki.F2]" office:value-type="float" office:value="0.00506294744406739" calcext:value-type="float">
            <text:p>0.0051</text:p>
          </table:table-cell>
          <table:table-cell table:formula="of:=ABS([$rezultati_analiticki.G2]-[$rezultati_simulacija_x100.G2])/[$rezultati_analiticki.G2]" office:value-type="float" office:value="0.00277306666307878" calcext:value-type="float">
            <text:p>0.0028</text:p>
          </table:table-cell>
          <table:table-cell table:formula="of:=ABS([$rezultati_analiticki.H2]-[$rezultati_simulacija_x100.H2])/[$rezultati_analiticki.H2]" office:value-type="float" office:value="0.000139952731518454" calcext:value-type="float">
            <text:p>0.0001</text:p>
          </table:table-cell>
          <table:table-cell table:formula="of:=ABS([$rezultati_analiticki.I2]-[$rezultati_simulacija_x100.I2])/[$rezultati_analiticki.I2]" office:value-type="float" office:value="0.00330966047455213" calcext:value-type="float">
            <text:p>0.0033</text:p>
          </table:table-cell>
          <table:table-cell table:formula="of:=ABS([$rezultati_analiticki.J2]-[$rezultati_simulacija_x100.J2])/[$rezultati_analiticki.J2]" office:value-type="string" office:string-value="" calcext:value-type="error">
            <text:p>#DIV/0!</text:p>
          </table:table-cell>
          <table:table-cell table:formula="of:=ABS([$rezultati_analiticki.K2]-[$rezultati_simulacija_x100.K2])/[$rezultati_analiticki.K2]" office:value-type="string" office:string-value="" calcext:value-type="error">
            <text:p>#DIV/0!</text:p>
          </table:table-cell>
          <table:table-cell table:formula="of:=ABS([$rezultati_analiticki.L2]-[$rezultati_simulacija_x100.L2])/[$rezultati_analiticki.L2]" office:value-type="string" office:string-value="" calcext:value-type="error">
            <text:p>#DIV/0!</text:p>
          </table:table-cell>
          <table:table-cell table:formula="of:=ABS([$rezultati_analiticki.M2]-[$rezultati_simulacija_x100.M2])/[$rezultati_analiticki.M2]" office:value-type="float" office:value="0.00212788542583964" calcext:value-type="float">
            <text:p>0.0021</text:p>
          </table:table-cell>
          <table:table-cell table:formula="of:=ABS([$rezultati_analiticki.N2]-[$rezultati_simulacija_x100.N2])/[$rezultati_analiticki.N2]" office:value-type="float" office:value="0.00546557729487077" calcext:value-type="float">
            <text:p>0.0055</text:p>
          </table:table-cell>
          <table:table-cell table:formula="of:=ABS([$rezultati_analiticki.O2]-[$rezultati_simulacija_x100.O2])/[$rezultati_analiticki.O2]" office:value-type="float" office:value="0.00403990558289153" calcext:value-type="float">
            <text:p>0.0040</text:p>
          </table:table-cell>
          <table:table-cell table:formula="of:=ABS([$rezultati_analiticki.P2]-[$rezultati_simulacija_x100.P2])/[$rezultati_analiticki.P2]" office:value-type="float" office:value="0.00245538917900404" calcext:value-type="float">
            <text:p>0.0025</text:p>
          </table:table-cell>
          <table:table-cell table:formula="of:=ABS([$rezultati_analiticki.Q2]-[$rezultati_simulacija_x100.Q2])/[$rezultati_analiticki.Q2]" office:value-type="float" office:value="0.00063845285511792" calcext:value-type="float">
            <text:p>0.0006</text:p>
          </table:table-cell>
          <table:table-cell table:formula="of:=ABS([$rezultati_analiticki.R2]-[$rezultati_simulacija_x100.R2])/[$rezultati_analiticki.R2]" office:value-type="float" office:value="0.000868049520589347" calcext:value-type="float">
            <text:p>0.0009</text:p>
          </table:table-cell>
          <table:table-cell table:formula="of:=ABS([$rezultati_analiticki.S2]-[$rezultati_simulacija_x100.S2])/[$rezultati_analiticki.S2]" office:value-type="string" office:string-value="" calcext:value-type="error">
            <text:p>#DIV/0!</text:p>
          </table:table-cell>
          <table:table-cell table:formula="of:=ABS([$rezultati_analiticki.T2]-[$rezultati_simulacija_x100.T2])/[$rezultati_analiticki.T2]" office:value-type="string" office:string-value="" calcext:value-type="error">
            <text:p>#DIV/0!</text:p>
          </table:table-cell>
          <table:table-cell table:formula="of:=ABS([$rezultati_analiticki.U2]-[$rezultati_simulacija_x100.U2])/[$rezultati_analiticki.U2]" office:value-type="string" office:string-value="" calcext:value-type="error">
            <text:p>#DIV/0!</text:p>
          </table:table-cell>
          <table:table-cell table:formula="of:=ABS([$rezultati_analiticki.V2]-[$rezultati_simulacija_x100.V2])/[$rezultati_analiticki.V2]" office:value-type="float" office:value="0.00794173109885632" calcext:value-type="float">
            <text:p>0.0079</text:p>
          </table:table-cell>
          <table:table-cell table:formula="of:=ABS([$rezultati_analiticki.W2]-[$rezultati_simulacija_x100.W2])/[$rezultati_analiticki.W2]" office:value-type="float" office:value="0.00541985431905718" calcext:value-type="float">
            <text:p>0.0054</text:p>
          </table:table-cell>
          <table:table-cell table:formula="of:=ABS([$rezultati_analiticki.X2]-[$rezultati_simulacija_x100.X2])/[$rezultati_analiticki.X2]" office:value-type="float" office:value="0.00524032308582877" calcext:value-type="float">
            <text:p>0.0052</text:p>
          </table:table-cell>
          <table:table-cell table:formula="of:=ABS([$rezultati_analiticki.Y2]-[$rezultati_simulacija_x100.Y2])/[$rezultati_analiticki.Y2]" office:value-type="float" office:value="0.00230897820743233" calcext:value-type="float">
            <text:p>0.0023</text:p>
          </table:table-cell>
          <table:table-cell table:formula="of:=ABS([$rezultati_analiticki.Z2]-[$rezultati_simulacija_x100.Z2])/[$rezultati_analiticki.Z2]" office:value-type="float" office:value="0.00239726700104163" calcext:value-type="float">
            <text:p>0.0024</text:p>
          </table:table-cell>
          <table:table-cell table:formula="of:=ABS([$rezultati_analiticki.AA2]-[$rezultati_simulacija_x100.AA2])/[$rezultati_analiticki.AA2]" office:value-type="float" office:value="0.000969114221644861" calcext:value-type="float">
            <text:p>0.0010</text:p>
          </table:table-cell>
          <table:table-cell table:formula="of:=ABS([$rezultati_analiticki.AB2]-[$rezultati_simulacija_x100.AB2])/[$rezultati_analiticki.AB2]" office:value-type="string" office:string-value="" calcext:value-type="error">
            <text:p>#DIV/0!</text:p>
          </table:table-cell>
          <table:table-cell table:formula="of:=ABS([$rezultati_analiticki.AC2]-[$rezultati_simulacija_x100.AC2])/[$rezultati_analiticki.AC2]" office:value-type="string" office:string-value="" calcext:value-type="error">
            <text:p>#DIV/0!</text:p>
          </table:table-cell>
          <table:table-cell table:formula="of:=ABS([$rezultati_analiticki.AD2]-[$rezultati_simulacija_x100.AD2])/[$rezultati_analiticki.AD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3]-[$rezultati_simulacija_x100.A3])/[$rezultati_analiticki.A3]" office:value-type="float" office:value="0" calcext:value-type="float">
            <text:p>0.0000</text:p>
          </table:table-cell>
          <table:table-cell table:formula="of:=ABS([$rezultati_analiticki.B3]-[$rezultati_simulacija_x100.B3])/[$rezultati_analiticki.B3]" office:value-type="float" office:value="0" calcext:value-type="float">
            <text:p>0.0000</text:p>
          </table:table-cell>
          <table:table-cell table:formula="of:=ABS([$rezultati_analiticki.C3]-[$rezultati_simulacija_x100.C3])/[$rezultati_analiticki.C3]" office:value-type="float" office:value="0.000911617740023623" calcext:value-type="float">
            <text:p>0.0009</text:p>
          </table:table-cell>
          <table:table-cell table:formula="of:=ABS([$rezultati_analiticki.D3]-[$rezultati_simulacija_x100.D3])/[$rezultati_analiticki.D3]" office:value-type="float" office:value="0.000162124103724451" calcext:value-type="float">
            <text:p>0.0002</text:p>
          </table:table-cell>
          <table:table-cell table:formula="of:=ABS([$rezultati_analiticki.E3]-[$rezultati_simulacija_x100.E3])/[$rezultati_analiticki.E3]" office:value-type="float" office:value="0.00185446363560888" calcext:value-type="float">
            <text:p>0.0019</text:p>
          </table:table-cell>
          <table:table-cell table:formula="of:=ABS([$rezultati_analiticki.F3]-[$rezultati_simulacija_x100.F3])/[$rezultati_analiticki.F3]" office:value-type="float" office:value="0.00137673998057674" calcext:value-type="float">
            <text:p>0.0014</text:p>
          </table:table-cell>
          <table:table-cell table:formula="of:=ABS([$rezultati_analiticki.G3]-[$rezultati_simulacija_x100.G3])/[$rezultati_analiticki.G3]" office:value-type="float" office:value="0.00314729486821662" calcext:value-type="float">
            <text:p>0.0031</text:p>
          </table:table-cell>
          <table:table-cell table:formula="of:=ABS([$rezultati_analiticki.H3]-[$rezultati_simulacija_x100.H3])/[$rezultati_analiticki.H3]" office:value-type="float" office:value="0.000130731646464699" calcext:value-type="float">
            <text:p>0.0001</text:p>
          </table:table-cell>
          <table:table-cell table:formula="of:=ABS([$rezultati_analiticki.I3]-[$rezultati_simulacija_x100.I3])/[$rezultati_analiticki.I3]" office:value-type="float" office:value="0.000277966532486697" calcext:value-type="float">
            <text:p>0.0003</text:p>
          </table:table-cell>
          <table:table-cell table:formula="of:=ABS([$rezultati_analiticki.J3]-[$rezultati_simulacija_x100.J3])/[$rezultati_analiticki.J3]" office:value-type="string" office:string-value="" calcext:value-type="error">
            <text:p>#DIV/0!</text:p>
          </table:table-cell>
          <table:table-cell table:formula="of:=ABS([$rezultati_analiticki.K3]-[$rezultati_simulacija_x100.K3])/[$rezultati_analiticki.K3]" office:value-type="string" office:string-value="" calcext:value-type="error">
            <text:p>#DIV/0!</text:p>
          </table:table-cell>
          <table:table-cell table:formula="of:=ABS([$rezultati_analiticki.L3]-[$rezultati_simulacija_x100.L3])/[$rezultati_analiticki.L3]" office:value-type="string" office:string-value="" calcext:value-type="error">
            <text:p>#DIV/0!</text:p>
          </table:table-cell>
          <table:table-cell table:formula="of:=ABS([$rezultati_analiticki.M3]-[$rezultati_simulacija_x100.M3])/[$rezultati_analiticki.M3]" office:value-type="float" office:value="0.000542935855159637" calcext:value-type="float">
            <text:p>0.0005</text:p>
          </table:table-cell>
          <table:table-cell table:formula="of:=ABS([$rezultati_analiticki.N3]-[$rezultati_simulacija_x100.N3])/[$rezultati_analiticki.N3]" office:value-type="float" office:value="0.00148538204864455" calcext:value-type="float">
            <text:p>0.0015</text:p>
          </table:table-cell>
          <table:table-cell table:formula="of:=ABS([$rezultati_analiticki.O3]-[$rezultati_simulacija_x100.O3])/[$rezultati_analiticki.O3]" office:value-type="float" office:value="0.00107648213238556" calcext:value-type="float">
            <text:p>0.0011</text:p>
          </table:table-cell>
          <table:table-cell table:formula="of:=ABS([$rezultati_analiticki.P3]-[$rezultati_simulacija_x100.P3])/[$rezultati_analiticki.P3]" office:value-type="float" office:value="0.000367031502931121" calcext:value-type="float">
            <text:p>0.0004</text:p>
          </table:table-cell>
          <table:table-cell table:formula="of:=ABS([$rezultati_analiticki.Q3]-[$rezultati_simulacija_x100.Q3])/[$rezultati_analiticki.Q3]" office:value-type="float" office:value="0.000448140326505869" calcext:value-type="float">
            <text:p>0.0004</text:p>
          </table:table-cell>
          <table:table-cell table:formula="of:=ABS([$rezultati_analiticki.R3]-[$rezultati_simulacija_x100.R3])/[$rezultati_analiticki.R3]" office:value-type="float" office:value="0.000345260793264418" calcext:value-type="float">
            <text:p>0.0003</text:p>
          </table:table-cell>
          <table:table-cell table:formula="of:=ABS([$rezultati_analiticki.S3]-[$rezultati_simulacija_x100.S3])/[$rezultati_analiticki.S3]" office:value-type="string" office:string-value="" calcext:value-type="error">
            <text:p>#DIV/0!</text:p>
          </table:table-cell>
          <table:table-cell table:formula="of:=ABS([$rezultati_analiticki.T3]-[$rezultati_simulacija_x100.T3])/[$rezultati_analiticki.T3]" office:value-type="string" office:string-value="" calcext:value-type="error">
            <text:p>#DIV/0!</text:p>
          </table:table-cell>
          <table:table-cell table:formula="of:=ABS([$rezultati_analiticki.U3]-[$rezultati_simulacija_x100.U3])/[$rezultati_analiticki.U3]" office:value-type="string" office:string-value="" calcext:value-type="error">
            <text:p>#DIV/0!</text:p>
          </table:table-cell>
          <table:table-cell table:formula="of:=ABS([$rezultati_analiticki.V3]-[$rezultati_simulacija_x100.V3])/[$rezultati_analiticki.V3]" office:value-type="float" office:value="0.0134557852283799" calcext:value-type="float">
            <text:p>0.0135</text:p>
          </table:table-cell>
          <table:table-cell table:formula="of:=ABS([$rezultati_analiticki.W3]-[$rezultati_simulacija_x100.W3])/[$rezultati_analiticki.W3]" office:value-type="float" office:value="0.00225108085147377" calcext:value-type="float">
            <text:p>0.0023</text:p>
          </table:table-cell>
          <table:table-cell table:formula="of:=ABS([$rezultati_analiticki.X3]-[$rezultati_simulacija_x100.X3])/[$rezultati_analiticki.X3]" office:value-type="float" office:value="0.00268598323402762" calcext:value-type="float">
            <text:p>0.0027</text:p>
          </table:table-cell>
          <table:table-cell table:formula="of:=ABS([$rezultati_analiticki.Y3]-[$rezultati_simulacija_x100.Y3])/[$rezultati_analiticki.Y3]" office:value-type="float" office:value="0.00383737617534154" calcext:value-type="float">
            <text:p>0.0038</text:p>
          </table:table-cell>
          <table:table-cell table:formula="of:=ABS([$rezultati_analiticki.Z3]-[$rezultati_simulacija_x100.Z3])/[$rezultati_analiticki.Z3]" office:value-type="float" office:value="0.000117906275218289" calcext:value-type="float">
            <text:p>0.0001</text:p>
          </table:table-cell>
          <table:table-cell table:formula="of:=ABS([$rezultati_analiticki.AA3]-[$rezultati_simulacija_x100.AA3])/[$rezultati_analiticki.AA3]" office:value-type="float" office:value="0.00247449867500223" calcext:value-type="float">
            <text:p>0.0025</text:p>
          </table:table-cell>
          <table:table-cell table:formula="of:=ABS([$rezultati_analiticki.AB3]-[$rezultati_simulacija_x100.AB3])/[$rezultati_analiticki.AB3]" office:value-type="string" office:string-value="" calcext:value-type="error">
            <text:p>#DIV/0!</text:p>
          </table:table-cell>
          <table:table-cell table:formula="of:=ABS([$rezultati_analiticki.AC3]-[$rezultati_simulacija_x100.AC3])/[$rezultati_analiticki.AC3]" office:value-type="string" office:string-value="" calcext:value-type="error">
            <text:p>#DIV/0!</text:p>
          </table:table-cell>
          <table:table-cell table:formula="of:=ABS([$rezultati_analiticki.AD3]-[$rezultati_simulacija_x100.AD3])/[$rezultati_analiticki.AD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4]-[$rezultati_simulacija_x100.A4])/[$rezultati_analiticki.A4]" office:value-type="float" office:value="0" calcext:value-type="float">
            <text:p>0.0000</text:p>
          </table:table-cell>
          <table:table-cell table:formula="of:=ABS([$rezultati_analiticki.B4]-[$rezultati_simulacija_x100.B4])/[$rezultati_analiticki.B4]" office:value-type="float" office:value="0" calcext:value-type="float">
            <text:p>0.0000</text:p>
          </table:table-cell>
          <table:table-cell table:formula="of:=ABS([$rezultati_analiticki.C4]-[$rezultati_simulacija_x100.C4])/[$rezultati_analiticki.C4]" office:value-type="float" office:value="0.011443589503454" calcext:value-type="float">
            <text:p>0.0114</text:p>
          </table:table-cell>
          <table:table-cell table:formula="of:=ABS([$rezultati_analiticki.D4]-[$rezultati_simulacija_x100.D4])/[$rezultati_analiticki.D4]" office:value-type="float" office:value="0.000873945092457156" calcext:value-type="float">
            <text:p>0.0009</text:p>
          </table:table-cell>
          <table:table-cell table:formula="of:=ABS([$rezultati_analiticki.E4]-[$rezultati_simulacija_x100.E4])/[$rezultati_analiticki.E4]" office:value-type="float" office:value="0.00161523735563247" calcext:value-type="float">
            <text:p>0.0016</text:p>
          </table:table-cell>
          <table:table-cell table:formula="of:=ABS([$rezultati_analiticki.F4]-[$rezultati_simulacija_x100.F4])/[$rezultati_analiticki.F4]" office:value-type="float" office:value="0.00209189707654547" calcext:value-type="float">
            <text:p>0.0021</text:p>
          </table:table-cell>
          <table:table-cell table:formula="of:=ABS([$rezultati_analiticki.G4]-[$rezultati_simulacija_x100.G4])/[$rezultati_analiticki.G4]" office:value-type="float" office:value="0.00752537878215654" calcext:value-type="float">
            <text:p>0.0075</text:p>
          </table:table-cell>
          <table:table-cell table:formula="of:=ABS([$rezultati_analiticki.H4]-[$rezultati_simulacija_x100.H4])/[$rezultati_analiticki.H4]" office:value-type="float" office:value="0.00140404743180808" calcext:value-type="float">
            <text:p>0.0014</text:p>
          </table:table-cell>
          <table:table-cell table:formula="of:=ABS([$rezultati_analiticki.I4]-[$rezultati_simulacija_x100.I4])/[$rezultati_analiticki.I4]" office:value-type="float" office:value="0.00197024987828668" calcext:value-type="float">
            <text:p>0.0020</text:p>
          </table:table-cell>
          <table:table-cell table:formula="of:=ABS([$rezultati_analiticki.J4]-[$rezultati_simulacija_x100.J4])/[$rezultati_analiticki.J4]" office:value-type="string" office:string-value="" calcext:value-type="error">
            <text:p>#DIV/0!</text:p>
          </table:table-cell>
          <table:table-cell table:formula="of:=ABS([$rezultati_analiticki.K4]-[$rezultati_simulacija_x100.K4])/[$rezultati_analiticki.K4]" office:value-type="string" office:string-value="" calcext:value-type="error">
            <text:p>#DIV/0!</text:p>
          </table:table-cell>
          <table:table-cell table:formula="of:=ABS([$rezultati_analiticki.L4]-[$rezultati_simulacija_x100.L4])/[$rezultati_analiticki.L4]" office:value-type="string" office:string-value="" calcext:value-type="error">
            <text:p>#DIV/0!</text:p>
          </table:table-cell>
          <table:table-cell table:formula="of:=ABS([$rezultati_analiticki.M4]-[$rezultati_simulacija_x100.M4])/[$rezultati_analiticki.M4]" office:value-type="float" office:value="0.000511403198648471" calcext:value-type="float">
            <text:p>0.0005</text:p>
          </table:table-cell>
          <table:table-cell table:formula="of:=ABS([$rezultati_analiticki.N4]-[$rezultati_simulacija_x100.N4])/[$rezultati_analiticki.N4]" office:value-type="float" office:value="0.00150060460062129" calcext:value-type="float">
            <text:p>0.0015</text:p>
          </table:table-cell>
          <table:table-cell table:formula="of:=ABS([$rezultati_analiticki.O4]-[$rezultati_simulacija_x100.O4])/[$rezultati_analiticki.O4]" office:value-type="float" office:value="0.0027370144169848" calcext:value-type="float">
            <text:p>0.0027</text:p>
          </table:table-cell>
          <table:table-cell table:formula="of:=ABS([$rezultati_analiticki.P4]-[$rezultati_simulacija_x100.P4])/[$rezultati_analiticki.P4]" office:value-type="float" office:value="0.00593138128294693" calcext:value-type="float">
            <text:p>0.0059</text:p>
          </table:table-cell>
          <table:table-cell table:formula="of:=ABS([$rezultati_analiticki.Q4]-[$rezultati_simulacija_x100.Q4])/[$rezultati_analiticki.Q4]" office:value-type="float" office:value="0.0000790627095611922" calcext:value-type="float">
            <text:p>0.0001</text:p>
          </table:table-cell>
          <table:table-cell table:formula="of:=ABS([$rezultati_analiticki.R4]-[$rezultati_simulacija_x100.R4])/[$rezultati_analiticki.R4]" office:value-type="float" office:value="0.00119613053057137" calcext:value-type="float">
            <text:p>0.0012</text:p>
          </table:table-cell>
          <table:table-cell table:formula="of:=ABS([$rezultati_analiticki.S4]-[$rezultati_simulacija_x100.S4])/[$rezultati_analiticki.S4]" office:value-type="string" office:string-value="" calcext:value-type="error">
            <text:p>#DIV/0!</text:p>
          </table:table-cell>
          <table:table-cell table:formula="of:=ABS([$rezultati_analiticki.T4]-[$rezultati_simulacija_x100.T4])/[$rezultati_analiticki.T4]" office:value-type="string" office:string-value="" calcext:value-type="error">
            <text:p>#DIV/0!</text:p>
          </table:table-cell>
          <table:table-cell table:formula="of:=ABS([$rezultati_analiticki.U4]-[$rezultati_simulacija_x100.U4])/[$rezultati_analiticki.U4]" office:value-type="string" office:string-value="" calcext:value-type="error">
            <text:p>#DIV/0!</text:p>
          </table:table-cell>
          <table:table-cell table:formula="of:=ABS([$rezultati_analiticki.V4]-[$rezultati_simulacija_x100.V4])/[$rezultati_analiticki.V4]" office:value-type="float" office:value="0.0261435194137024" calcext:value-type="float">
            <text:p>0.0261</text:p>
          </table:table-cell>
          <table:table-cell table:formula="of:=ABS([$rezultati_analiticki.W4]-[$rezultati_simulacija_x100.W4])/[$rezultati_analiticki.W4]" office:value-type="float" office:value="0.00458385093320222" calcext:value-type="float">
            <text:p>0.0046</text:p>
          </table:table-cell>
          <table:table-cell table:formula="of:=ABS([$rezultati_analiticki.X4]-[$rezultati_simulacija_x100.X4])/[$rezultati_analiticki.X4]" office:value-type="float" office:value="0.00316303786849231" calcext:value-type="float">
            <text:p>0.0032</text:p>
          </table:table-cell>
          <table:table-cell table:formula="of:=ABS([$rezultati_analiticki.Y4]-[$rezultati_simulacija_x100.Y4])/[$rezultati_analiticki.Y4]" office:value-type="float" office:value="0.0082849142246555" calcext:value-type="float">
            <text:p>0.0083</text:p>
          </table:table-cell>
          <table:table-cell table:formula="of:=ABS([$rezultati_analiticki.Z4]-[$rezultati_simulacija_x100.Z4])/[$rezultati_analiticki.Z4]" office:value-type="float" office:value="0.0110300946919774" calcext:value-type="float">
            <text:p>0.0110</text:p>
          </table:table-cell>
          <table:table-cell table:formula="of:=ABS([$rezultati_analiticki.AA4]-[$rezultati_simulacija_x100.AA4])/[$rezultati_analiticki.AA4]" office:value-type="float" office:value="0.0132453577851716" calcext:value-type="float">
            <text:p>0.0132</text:p>
          </table:table-cell>
          <table:table-cell table:formula="of:=ABS([$rezultati_analiticki.AB4]-[$rezultati_simulacija_x100.AB4])/[$rezultati_analiticki.AB4]" office:value-type="string" office:string-value="" calcext:value-type="error">
            <text:p>#DIV/0!</text:p>
          </table:table-cell>
          <table:table-cell table:formula="of:=ABS([$rezultati_analiticki.AC4]-[$rezultati_simulacija_x100.AC4])/[$rezultati_analiticki.AC4]" office:value-type="string" office:string-value="" calcext:value-type="error">
            <text:p>#DIV/0!</text:p>
          </table:table-cell>
          <table:table-cell table:formula="of:=ABS([$rezultati_analiticki.AD4]-[$rezultati_simulacija_x100.AD4])/[$rezultati_analiticki.AD4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5]-[$rezultati_simulacija_x100.A5])/[$rezultati_analiticki.A5]" office:value-type="float" office:value="0" calcext:value-type="float">
            <text:p>0.0000</text:p>
          </table:table-cell>
          <table:table-cell table:formula="of:=ABS([$rezultati_analiticki.B5]-[$rezultati_simulacija_x100.B5])/[$rezultati_analiticki.B5]" office:value-type="float" office:value="0" calcext:value-type="float">
            <text:p>0.0000</text:p>
          </table:table-cell>
          <table:table-cell table:formula="of:=ABS([$rezultati_analiticki.C5]-[$rezultati_simulacija_x100.C5])/[$rezultati_analiticki.C5]" office:value-type="float" office:value="0.208266858701421" calcext:value-type="float">
            <text:p>0.2083</text:p>
          </table:table-cell>
          <table:table-cell table:formula="of:=ABS([$rezultati_analiticki.D5]-[$rezultati_simulacija_x100.D5])/[$rezultati_analiticki.D5]" office:value-type="float" office:value="0.000829746020739406" calcext:value-type="float">
            <text:p>0.0008</text:p>
          </table:table-cell>
          <table:table-cell table:formula="of:=ABS([$rezultati_analiticki.E5]-[$rezultati_simulacija_x100.E5])/[$rezultati_analiticki.E5]" office:value-type="float" office:value="0.000517009778600031" calcext:value-type="float">
            <text:p>0.0005</text:p>
          </table:table-cell>
          <table:table-cell table:formula="of:=ABS([$rezultati_analiticki.F5]-[$rezultati_simulacija_x100.F5])/[$rezultati_analiticki.F5]" office:value-type="float" office:value="0.0015872508038923" calcext:value-type="float">
            <text:p>0.0016</text:p>
          </table:table-cell>
          <table:table-cell table:formula="of:=ABS([$rezultati_analiticki.G5]-[$rezultati_simulacija_x100.G5])/[$rezultati_analiticki.G5]" office:value-type="float" office:value="0.00118738809287672" calcext:value-type="float">
            <text:p>0.0012</text:p>
          </table:table-cell>
          <table:table-cell table:formula="of:=ABS([$rezultati_analiticki.H5]-[$rezultati_simulacija_x100.H5])/[$rezultati_analiticki.H5]" office:value-type="float" office:value="0.00351939141903835" calcext:value-type="float">
            <text:p>0.0035</text:p>
          </table:table-cell>
          <table:table-cell table:formula="of:=ABS([$rezultati_analiticki.I5]-[$rezultati_simulacija_x100.I5])/[$rezultati_analiticki.I5]" office:value-type="float" office:value="0.0000757841415767527" calcext:value-type="float">
            <text:p>0.0001</text:p>
          </table:table-cell>
          <table:table-cell table:formula="of:=ABS([$rezultati_analiticki.J5]-[$rezultati_simulacija_x100.J5])/[$rezultati_analiticki.J5]" office:value-type="string" office:string-value="" calcext:value-type="error">
            <text:p>#DIV/0!</text:p>
          </table:table-cell>
          <table:table-cell table:formula="of:=ABS([$rezultati_analiticki.K5]-[$rezultati_simulacija_x100.K5])/[$rezultati_analiticki.K5]" office:value-type="string" office:string-value="" calcext:value-type="error">
            <text:p>#DIV/0!</text:p>
          </table:table-cell>
          <table:table-cell table:formula="of:=ABS([$rezultati_analiticki.L5]-[$rezultati_simulacija_x100.L5])/[$rezultati_analiticki.L5]" office:value-type="string" office:string-value="" calcext:value-type="error">
            <text:p>#DIV/0!</text:p>
          </table:table-cell>
          <table:table-cell table:formula="of:=ABS([$rezultati_analiticki.M5]-[$rezultati_simulacija_x100.M5])/[$rezultati_analiticki.M5]" office:value-type="float" office:value="0.000724603575620199" calcext:value-type="float">
            <text:p>0.0007</text:p>
          </table:table-cell>
          <table:table-cell table:formula="of:=ABS([$rezultati_analiticki.N5]-[$rezultati_simulacija_x100.N5])/[$rezultati_analiticki.N5]" office:value-type="float" office:value="0.000099419028851621" calcext:value-type="float">
            <text:p>0.0001</text:p>
          </table:table-cell>
          <table:table-cell table:formula="of:=ABS([$rezultati_analiticki.O5]-[$rezultati_simulacija_x100.O5])/[$rezultati_analiticki.O5]" office:value-type="float" office:value="0.000248622340226239" calcext:value-type="float">
            <text:p>0.0002</text:p>
          </table:table-cell>
          <table:table-cell table:formula="of:=ABS([$rezultati_analiticki.P5]-[$rezultati_simulacija_x100.P5])/[$rezultati_analiticki.P5]" office:value-type="float" office:value="0.000662127256872785" calcext:value-type="float">
            <text:p>0.0007</text:p>
          </table:table-cell>
          <table:table-cell table:formula="of:=ABS([$rezultati_analiticki.Q5]-[$rezultati_simulacija_x100.Q5])/[$rezultati_analiticki.Q5]" office:value-type="float" office:value="0.00267554875294703" calcext:value-type="float">
            <text:p>0.0027</text:p>
          </table:table-cell>
          <table:table-cell table:formula="of:=ABS([$rezultati_analiticki.R5]-[$rezultati_simulacija_x100.R5])/[$rezultati_analiticki.R5]" office:value-type="float" office:value="0.000219112300128748" calcext:value-type="float">
            <text:p>0.0002</text:p>
          </table:table-cell>
          <table:table-cell table:formula="of:=ABS([$rezultati_analiticki.S5]-[$rezultati_simulacija_x100.S5])/[$rezultati_analiticki.S5]" office:value-type="string" office:string-value="" calcext:value-type="error">
            <text:p>#DIV/0!</text:p>
          </table:table-cell>
          <table:table-cell table:formula="of:=ABS([$rezultati_analiticki.T5]-[$rezultati_simulacija_x100.T5])/[$rezultati_analiticki.T5]" office:value-type="string" office:string-value="" calcext:value-type="error">
            <text:p>#DIV/0!</text:p>
          </table:table-cell>
          <table:table-cell table:formula="of:=ABS([$rezultati_analiticki.U5]-[$rezultati_simulacija_x100.U5])/[$rezultati_analiticki.U5]" office:value-type="string" office:string-value="" calcext:value-type="error">
            <text:p>#DIV/0!</text:p>
          </table:table-cell>
          <table:table-cell table:formula="of:=ABS([$rezultati_analiticki.V5]-[$rezultati_simulacija_x100.V5])/[$rezultati_analiticki.V5]" office:value-type="float" office:value="0.0308440217323554" calcext:value-type="float">
            <text:p>0.0308</text:p>
          </table:table-cell>
          <table:table-cell table:formula="of:=ABS([$rezultati_analiticki.W5]-[$rezultati_simulacija_x100.W5])/[$rezultati_analiticki.W5]" office:value-type="float" office:value="0.000426408914275335" calcext:value-type="float">
            <text:p>0.0004</text:p>
          </table:table-cell>
          <table:table-cell table:formula="of:=ABS([$rezultati_analiticki.X5]-[$rezultati_simulacija_x100.X5])/[$rezultati_analiticki.X5]" office:value-type="float" office:value="0.00455359422788048" calcext:value-type="float">
            <text:p>0.0046</text:p>
          </table:table-cell>
          <table:table-cell table:formula="of:=ABS([$rezultati_analiticki.Y5]-[$rezultati_simulacija_x100.Y5])/[$rezultati_analiticki.Y5]" office:value-type="float" office:value="0.00446262751787904" calcext:value-type="float">
            <text:p>0.0045</text:p>
          </table:table-cell>
          <table:table-cell table:formula="of:=ABS([$rezultati_analiticki.Z5]-[$rezultati_simulacija_x100.Z5])/[$rezultati_analiticki.Z5]" office:value-type="float" office:value="0.259950786117179" calcext:value-type="float">
            <text:p>0.2600</text:p>
          </table:table-cell>
          <table:table-cell table:formula="of:=ABS([$rezultati_analiticki.AA5]-[$rezultati_simulacija_x100.AA5])/[$rezultati_analiticki.AA5]" office:value-type="float" office:value="0.163471324128928" calcext:value-type="float">
            <text:p>0.1635</text:p>
          </table:table-cell>
          <table:table-cell table:formula="of:=ABS([$rezultati_analiticki.AB5]-[$rezultati_simulacija_x100.AB5])/[$rezultati_analiticki.AB5]" office:value-type="string" office:string-value="" calcext:value-type="error">
            <text:p>#DIV/0!</text:p>
          </table:table-cell>
          <table:table-cell table:formula="of:=ABS([$rezultati_analiticki.AC5]-[$rezultati_simulacija_x100.AC5])/[$rezultati_analiticki.AC5]" office:value-type="string" office:string-value="" calcext:value-type="error">
            <text:p>#DIV/0!</text:p>
          </table:table-cell>
          <table:table-cell table:formula="of:=ABS([$rezultati_analiticki.AD5]-[$rezultati_simulacija_x100.AD5])/[$rezultati_analiticki.AD5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6]-[$rezultati_simulacija_x100.A6])/[$rezultati_analiticki.A6]" office:value-type="float" office:value="0" calcext:value-type="float">
            <text:p>0.0000</text:p>
          </table:table-cell>
          <table:table-cell table:formula="of:=ABS([$rezultati_analiticki.B6]-[$rezultati_simulacija_x100.B6])/[$rezultati_analiticki.B6]" office:value-type="float" office:value="0" calcext:value-type="float">
            <text:p>0.0000</text:p>
          </table:table-cell>
          <table:table-cell table:formula="of:=ABS([$rezultati_analiticki.C6]-[$rezultati_simulacija_x100.C6])/[$rezultati_analiticki.C6]" office:value-type="float" office:value="0.000237141316830537" calcext:value-type="float">
            <text:p>0.0002</text:p>
          </table:table-cell>
          <table:table-cell table:formula="of:=ABS([$rezultati_analiticki.D6]-[$rezultati_simulacija_x100.D6])/[$rezultati_analiticki.D6]" office:value-type="float" office:value="0.000752951109854098" calcext:value-type="float">
            <text:p>0.0008</text:p>
          </table:table-cell>
          <table:table-cell table:formula="of:=ABS([$rezultati_analiticki.E6]-[$rezultati_simulacija_x100.E6])/[$rezultati_analiticki.E6]" office:value-type="float" office:value="0.0033075739284647" calcext:value-type="float">
            <text:p>0.0033</text:p>
          </table:table-cell>
          <table:table-cell table:formula="of:=ABS([$rezultati_analiticki.F6]-[$rezultati_simulacija_x100.F6])/[$rezultati_analiticki.F6]" office:value-type="float" office:value="0.00120416756051778" calcext:value-type="float">
            <text:p>0.0012</text:p>
          </table:table-cell>
          <table:table-cell table:formula="of:=ABS([$rezultati_analiticki.G6]-[$rezultati_simulacija_x100.G6])/[$rezultati_analiticki.G6]" office:value-type="float" office:value="0.00144197501369245" calcext:value-type="float">
            <text:p>0.0014</text:p>
          </table:table-cell>
          <table:table-cell table:formula="of:=ABS([$rezultati_analiticki.H6]-[$rezultati_simulacija_x100.H6])/[$rezultati_analiticki.H6]" office:value-type="float" office:value="0.000735183632168325" calcext:value-type="float">
            <text:p>0.0007</text:p>
          </table:table-cell>
          <table:table-cell table:formula="of:=ABS([$rezultati_analiticki.I6]-[$rezultati_simulacija_x100.I6])/[$rezultati_analiticki.I6]" office:value-type="float" office:value="0.000718447227127947" calcext:value-type="float">
            <text:p>0.0007</text:p>
          </table:table-cell>
          <table:table-cell table:formula="of:=ABS([$rezultati_analiticki.J6]-[$rezultati_simulacija_x100.J6])/[$rezultati_analiticki.J6]" office:value-type="float" office:value="0.001961261869687" calcext:value-type="float">
            <text:p>0.0020</text:p>
          </table:table-cell>
          <table:table-cell table:formula="of:=ABS([$rezultati_analiticki.K6]-[$rezultati_simulacija_x100.K6])/[$rezultati_analiticki.K6]" office:value-type="string" office:string-value="" calcext:value-type="error">
            <text:p>#DIV/0!</text:p>
          </table:table-cell>
          <table:table-cell table:formula="of:=ABS([$rezultati_analiticki.L6]-[$rezultati_simulacija_x100.L6])/[$rezultati_analiticki.L6]" office:value-type="string" office:string-value="" calcext:value-type="error">
            <text:p>#DIV/0!</text:p>
          </table:table-cell>
          <table:table-cell table:formula="of:=ABS([$rezultati_analiticki.M6]-[$rezultati_simulacija_x100.M6])/[$rezultati_analiticki.M6]" office:value-type="float" office:value="0.000130682204273886" calcext:value-type="float">
            <text:p>0.0001</text:p>
          </table:table-cell>
          <table:table-cell table:formula="of:=ABS([$rezultati_analiticki.N6]-[$rezultati_simulacija_x100.N6])/[$rezultati_analiticki.N6]" office:value-type="float" office:value="0.00177150192560276" calcext:value-type="float">
            <text:p>0.0018</text:p>
          </table:table-cell>
          <table:table-cell table:formula="of:=ABS([$rezultati_analiticki.O6]-[$rezultati_simulacija_x100.O6])/[$rezultati_analiticki.O6]" office:value-type="float" office:value="0.0000330217941997222" calcext:value-type="float">
            <text:p>0.0000</text:p>
          </table:table-cell>
          <table:table-cell table:formula="of:=ABS([$rezultati_analiticki.P6]-[$rezultati_simulacija_x100.P6])/[$rezultati_analiticki.P6]" office:value-type="float" office:value="0.00197981426101148" calcext:value-type="float">
            <text:p>0.0020</text:p>
          </table:table-cell>
          <table:table-cell table:formula="of:=ABS([$rezultati_analiticki.Q6]-[$rezultati_simulacija_x100.Q6])/[$rezultati_analiticki.Q6]" office:value-type="float" office:value="0.000593992758543745" calcext:value-type="float">
            <text:p>0.0006</text:p>
          </table:table-cell>
          <table:table-cell table:formula="of:=ABS([$rezultati_analiticki.R6]-[$rezultati_simulacija_x100.R6])/[$rezultati_analiticki.R6]" office:value-type="float" office:value="0.00186542159864492" calcext:value-type="float">
            <text:p>0.0019</text:p>
          </table:table-cell>
          <table:table-cell table:formula="of:=ABS([$rezultati_analiticki.S6]-[$rezultati_simulacija_x100.S6])/[$rezultati_analiticki.S6]" office:value-type="float" office:value="0.0017716835468349" calcext:value-type="float">
            <text:p>0.0018</text:p>
          </table:table-cell>
          <table:table-cell table:formula="of:=ABS([$rezultati_analiticki.T6]-[$rezultati_simulacija_x100.T6])/[$rezultati_analiticki.T6]" office:value-type="string" office:string-value="" calcext:value-type="error">
            <text:p>#DIV/0!</text:p>
          </table:table-cell>
          <table:table-cell table:formula="of:=ABS([$rezultati_analiticki.U6]-[$rezultati_simulacija_x100.U6])/[$rezultati_analiticki.U6]" office:value-type="string" office:string-value="" calcext:value-type="error">
            <text:p>#DIV/0!</text:p>
          </table:table-cell>
          <table:table-cell table:formula="of:=ABS([$rezultati_analiticki.V6]-[$rezultati_simulacija_x100.V6])/[$rezultati_analiticki.V6]" office:value-type="float" office:value="0.00770286113693535" calcext:value-type="float">
            <text:p>0.0077</text:p>
          </table:table-cell>
          <table:table-cell table:formula="of:=ABS([$rezultati_analiticki.W6]-[$rezultati_simulacija_x100.W6])/[$rezultati_analiticki.W6]" office:value-type="float" office:value="0.00626458415913644" calcext:value-type="float">
            <text:p>0.0063</text:p>
          </table:table-cell>
          <table:table-cell table:formula="of:=ABS([$rezultati_analiticki.X6]-[$rezultati_simulacija_x100.X6])/[$rezultati_analiticki.X6]" office:value-type="float" office:value="0.000572071838290603" calcext:value-type="float">
            <text:p>0.0006</text:p>
          </table:table-cell>
          <table:table-cell table:formula="of:=ABS([$rezultati_analiticki.Y6]-[$rezultati_simulacija_x100.Y6])/[$rezultati_analiticki.Y6]" office:value-type="float" office:value="0.0017250845559764" calcext:value-type="float">
            <text:p>0.0017</text:p>
          </table:table-cell>
          <table:table-cell table:formula="of:=ABS([$rezultati_analiticki.Z6]-[$rezultati_simulacija_x100.Z6])/[$rezultati_analiticki.Z6]" office:value-type="float" office:value="0.000914625118429828" calcext:value-type="float">
            <text:p>0.0009</text:p>
          </table:table-cell>
          <table:table-cell table:formula="of:=ABS([$rezultati_analiticki.AA6]-[$rezultati_simulacija_x100.AA6])/[$rezultati_analiticki.AA6]" office:value-type="float" office:value="0.00142242731789909" calcext:value-type="float">
            <text:p>0.0014</text:p>
          </table:table-cell>
          <table:table-cell table:formula="of:=ABS([$rezultati_analiticki.AB6]-[$rezultati_simulacija_x100.AB6])/[$rezultati_analiticki.AB6]" office:value-type="float" office:value="0.00263046686259782" calcext:value-type="float">
            <text:p>0.0026</text:p>
          </table:table-cell>
          <table:table-cell table:formula="of:=ABS([$rezultati_analiticki.AC6]-[$rezultati_simulacija_x100.AC6])/[$rezultati_analiticki.AC6]" office:value-type="string" office:string-value="" calcext:value-type="error">
            <text:p>#DIV/0!</text:p>
          </table:table-cell>
          <table:table-cell table:formula="of:=ABS([$rezultati_analiticki.AD6]-[$rezultati_simulacija_x100.AD6])/[$rezultati_analiticki.AD6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7]-[$rezultati_simulacija_x100.A7])/[$rezultati_analiticki.A7]" office:value-type="float" office:value="0" calcext:value-type="float">
            <text:p>0.0000</text:p>
          </table:table-cell>
          <table:table-cell table:formula="of:=ABS([$rezultati_analiticki.B7]-[$rezultati_simulacija_x100.B7])/[$rezultati_analiticki.B7]" office:value-type="float" office:value="0" calcext:value-type="float">
            <text:p>0.0000</text:p>
          </table:table-cell>
          <table:table-cell table:formula="of:=ABS([$rezultati_analiticki.C7]-[$rezultati_simulacija_x100.C7])/[$rezultati_analiticki.C7]" office:value-type="float" office:value="0.00239912999322033" calcext:value-type="float">
            <text:p>0.0024</text:p>
          </table:table-cell>
          <table:table-cell table:formula="of:=ABS([$rezultati_analiticki.D7]-[$rezultati_simulacija_x100.D7])/[$rezultati_analiticki.D7]" office:value-type="float" office:value="0.000676836718045887" calcext:value-type="float">
            <text:p>0.0007</text:p>
          </table:table-cell>
          <table:table-cell table:formula="of:=ABS([$rezultati_analiticki.E7]-[$rezultati_simulacija_x100.E7])/[$rezultati_analiticki.E7]" office:value-type="float" office:value="0.000605027516712526" calcext:value-type="float">
            <text:p>0.0006</text:p>
          </table:table-cell>
          <table:table-cell table:formula="of:=ABS([$rezultati_analiticki.F7]-[$rezultati_simulacija_x100.F7])/[$rezultati_analiticki.F7]" office:value-type="float" office:value="0.00218487159602814" calcext:value-type="float">
            <text:p>0.0022</text:p>
          </table:table-cell>
          <table:table-cell table:formula="of:=ABS([$rezultati_analiticki.G7]-[$rezultati_simulacija_x100.G7])/[$rezultati_analiticki.G7]" office:value-type="float" office:value="0.0025024904944573" calcext:value-type="float">
            <text:p>0.0025</text:p>
          </table:table-cell>
          <table:table-cell table:formula="of:=ABS([$rezultati_analiticki.H7]-[$rezultati_simulacija_x100.H7])/[$rezultati_analiticki.H7]" office:value-type="float" office:value="0.000916483546530818" calcext:value-type="float">
            <text:p>0.0009</text:p>
          </table:table-cell>
          <table:table-cell table:formula="of:=ABS([$rezultati_analiticki.I7]-[$rezultati_simulacija_x100.I7])/[$rezultati_analiticki.I7]" office:value-type="float" office:value="0.00156118327050146" calcext:value-type="float">
            <text:p>0.0016</text:p>
          </table:table-cell>
          <table:table-cell table:formula="of:=ABS([$rezultati_analiticki.J7]-[$rezultati_simulacija_x100.J7])/[$rezultati_analiticki.J7]" office:value-type="float" office:value="0.00242467027124887" calcext:value-type="float">
            <text:p>0.0024</text:p>
          </table:table-cell>
          <table:table-cell table:formula="of:=ABS([$rezultati_analiticki.K7]-[$rezultati_simulacija_x100.K7])/[$rezultati_analiticki.K7]" office:value-type="string" office:string-value="" calcext:value-type="error">
            <text:p>#DIV/0!</text:p>
          </table:table-cell>
          <table:table-cell table:formula="of:=ABS([$rezultati_analiticki.L7]-[$rezultati_simulacija_x100.L7])/[$rezultati_analiticki.L7]" office:value-type="string" office:string-value="" calcext:value-type="error">
            <text:p>#DIV/0!</text:p>
          </table:table-cell>
          <table:table-cell table:formula="of:=ABS([$rezultati_analiticki.M7]-[$rezultati_simulacija_x100.M7])/[$rezultati_analiticki.M7]" office:value-type="float" office:value="0.000417312986377775" calcext:value-type="float">
            <text:p>0.0004</text:p>
          </table:table-cell>
          <table:table-cell table:formula="of:=ABS([$rezultati_analiticki.N7]-[$rezultati_simulacija_x100.N7])/[$rezultati_analiticki.N7]" office:value-type="float" office:value="0.000621223615405018" calcext:value-type="float">
            <text:p>0.0006</text:p>
          </table:table-cell>
          <table:table-cell table:formula="of:=ABS([$rezultati_analiticki.O7]-[$rezultati_simulacija_x100.O7])/[$rezultati_analiticki.O7]" office:value-type="float" office:value="0.0014602354389862" calcext:value-type="float">
            <text:p>0.0015</text:p>
          </table:table-cell>
          <table:table-cell table:formula="of:=ABS([$rezultati_analiticki.P7]-[$rezultati_simulacija_x100.P7])/[$rezultati_analiticki.P7]" office:value-type="float" office:value="0.00073200665148951" calcext:value-type="float">
            <text:p>0.0007</text:p>
          </table:table-cell>
          <table:table-cell table:formula="of:=ABS([$rezultati_analiticki.Q7]-[$rezultati_simulacija_x100.Q7])/[$rezultati_analiticki.Q7]" office:value-type="float" office:value="0.00074538897680444" calcext:value-type="float">
            <text:p>0.0007</text:p>
          </table:table-cell>
          <table:table-cell table:formula="of:=ABS([$rezultati_analiticki.R7]-[$rezultati_simulacija_x100.R7])/[$rezultati_analiticki.R7]" office:value-type="float" office:value="0.000403353231478389" calcext:value-type="float">
            <text:p>0.0004</text:p>
          </table:table-cell>
          <table:table-cell table:formula="of:=ABS([$rezultati_analiticki.S7]-[$rezultati_simulacija_x100.S7])/[$rezultati_analiticki.S7]" office:value-type="float" office:value="0.00180617614699723" calcext:value-type="float">
            <text:p>0.0018</text:p>
          </table:table-cell>
          <table:table-cell table:formula="of:=ABS([$rezultati_analiticki.T7]-[$rezultati_simulacija_x100.T7])/[$rezultati_analiticki.T7]" office:value-type="string" office:string-value="" calcext:value-type="error">
            <text:p>#DIV/0!</text:p>
          </table:table-cell>
          <table:table-cell table:formula="of:=ABS([$rezultati_analiticki.U7]-[$rezultati_simulacija_x100.U7])/[$rezultati_analiticki.U7]" office:value-type="string" office:string-value="" calcext:value-type="error">
            <text:p>#DIV/0!</text:p>
          </table:table-cell>
          <table:table-cell table:formula="of:=ABS([$rezultati_analiticki.V7]-[$rezultati_simulacija_x100.V7])/[$rezultati_analiticki.V7]" office:value-type="float" office:value="0.0242661891959233" calcext:value-type="float">
            <text:p>0.0243</text:p>
          </table:table-cell>
          <table:table-cell table:formula="of:=ABS([$rezultati_analiticki.W7]-[$rezultati_simulacija_x100.W7])/[$rezultati_analiticki.W7]" office:value-type="float" office:value="0.000802761790052938" calcext:value-type="float">
            <text:p>0.0008</text:p>
          </table:table-cell>
          <table:table-cell table:formula="of:=ABS([$rezultati_analiticki.X7]-[$rezultati_simulacija_x100.X7])/[$rezultati_analiticki.X7]" office:value-type="float" office:value="0.00455316109610215" calcext:value-type="float">
            <text:p>0.0046</text:p>
          </table:table-cell>
          <table:table-cell table:formula="of:=ABS([$rezultati_analiticki.Y7]-[$rezultati_simulacija_x100.Y7])/[$rezultati_analiticki.Y7]" office:value-type="float" office:value="0.00651264304073371" calcext:value-type="float">
            <text:p>0.0065</text:p>
          </table:table-cell>
          <table:table-cell table:formula="of:=ABS([$rezultati_analiticki.Z7]-[$rezultati_simulacija_x100.Z7])/[$rezultati_analiticki.Z7]" office:value-type="float" office:value="0.000266839017193763" calcext:value-type="float">
            <text:p>0.0003</text:p>
          </table:table-cell>
          <table:table-cell table:formula="of:=ABS([$rezultati_analiticki.AA7]-[$rezultati_simulacija_x100.AA7])/[$rezultati_analiticki.AA7]" office:value-type="float" office:value="0.0021448372391014" calcext:value-type="float">
            <text:p>0.0021</text:p>
          </table:table-cell>
          <table:table-cell table:formula="of:=ABS([$rezultati_analiticki.AB7]-[$rezultati_simulacija_x100.AB7])/[$rezultati_analiticki.AB7]" office:value-type="float" office:value="0.0050453726878182" calcext:value-type="float">
            <text:p>0.0050</text:p>
          </table:table-cell>
          <table:table-cell table:formula="of:=ABS([$rezultati_analiticki.AC7]-[$rezultati_simulacija_x100.AC7])/[$rezultati_analiticki.AC7]" office:value-type="string" office:string-value="" calcext:value-type="error">
            <text:p>#DIV/0!</text:p>
          </table:table-cell>
          <table:table-cell table:formula="of:=ABS([$rezultati_analiticki.AD7]-[$rezultati_simulacija_x100.AD7])/[$rezultati_analiticki.AD7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8]-[$rezultati_simulacija_x100.A8])/[$rezultati_analiticki.A8]" office:value-type="float" office:value="0" calcext:value-type="float">
            <text:p>0.0000</text:p>
          </table:table-cell>
          <table:table-cell table:formula="of:=ABS([$rezultati_analiticki.B8]-[$rezultati_simulacija_x100.B8])/[$rezultati_analiticki.B8]" office:value-type="float" office:value="0" calcext:value-type="float">
            <text:p>0.0000</text:p>
          </table:table-cell>
          <table:table-cell table:formula="of:=ABS([$rezultati_analiticki.C8]-[$rezultati_simulacija_x100.C8])/[$rezultati_analiticki.C8]" office:value-type="float" office:value="0.00284153940820502" calcext:value-type="float">
            <text:p>0.0028</text:p>
          </table:table-cell>
          <table:table-cell table:formula="of:=ABS([$rezultati_analiticki.D8]-[$rezultati_simulacija_x100.D8])/[$rezultati_analiticki.D8]" office:value-type="float" office:value="0.000725791803021913" calcext:value-type="float">
            <text:p>0.0007</text:p>
          </table:table-cell>
          <table:table-cell table:formula="of:=ABS([$rezultati_analiticki.E8]-[$rezultati_simulacija_x100.E8])/[$rezultati_analiticki.E8]" office:value-type="float" office:value="0.0000167747558862587" calcext:value-type="float">
            <text:p>0.0000</text:p>
          </table:table-cell>
          <table:table-cell table:formula="of:=ABS([$rezultati_analiticki.F8]-[$rezultati_simulacija_x100.F8])/[$rezultati_analiticki.F8]" office:value-type="float" office:value="0.00126894963822673" calcext:value-type="float">
            <text:p>0.0013</text:p>
          </table:table-cell>
          <table:table-cell table:formula="of:=ABS([$rezultati_analiticki.G8]-[$rezultati_simulacija_x100.G8])/[$rezultati_analiticki.G8]" office:value-type="float" office:value="0.000993462072932678" calcext:value-type="float">
            <text:p>0.0010</text:p>
          </table:table-cell>
          <table:table-cell table:formula="of:=ABS([$rezultati_analiticki.H8]-[$rezultati_simulacija_x100.H8])/[$rezultati_analiticki.H8]" office:value-type="float" office:value="0.000181786083007521" calcext:value-type="float">
            <text:p>0.0002</text:p>
          </table:table-cell>
          <table:table-cell table:formula="of:=ABS([$rezultati_analiticki.I8]-[$rezultati_simulacija_x100.I8])/[$rezultati_analiticki.I8]" office:value-type="float" office:value="0.000759854334989966" calcext:value-type="float">
            <text:p>0.0008</text:p>
          </table:table-cell>
          <table:table-cell table:formula="of:=ABS([$rezultati_analiticki.J8]-[$rezultati_simulacija_x100.J8])/[$rezultati_analiticki.J8]" office:value-type="float" office:value="0.000927445618626348" calcext:value-type="float">
            <text:p>0.0009</text:p>
          </table:table-cell>
          <table:table-cell table:formula="of:=ABS([$rezultati_analiticki.K8]-[$rezultati_simulacija_x100.K8])/[$rezultati_analiticki.K8]" office:value-type="string" office:string-value="" calcext:value-type="error">
            <text:p>#DIV/0!</text:p>
          </table:table-cell>
          <table:table-cell table:formula="of:=ABS([$rezultati_analiticki.L8]-[$rezultati_simulacija_x100.L8])/[$rezultati_analiticki.L8]" office:value-type="string" office:string-value="" calcext:value-type="error">
            <text:p>#DIV/0!</text:p>
          </table:table-cell>
          <table:table-cell table:formula="of:=ABS([$rezultati_analiticki.M8]-[$rezultati_simulacija_x100.M8])/[$rezultati_analiticki.M8]" office:value-type="float" office:value="0.000755692694552277" calcext:value-type="float">
            <text:p>0.0008</text:p>
          </table:table-cell>
          <table:table-cell table:formula="of:=ABS([$rezultati_analiticki.N8]-[$rezultati_simulacija_x100.N8])/[$rezultati_analiticki.N8]" office:value-type="float" office:value="0.0000618451134646179" calcext:value-type="float">
            <text:p>0.0001</text:p>
          </table:table-cell>
          <table:table-cell table:formula="of:=ABS([$rezultati_analiticki.O8]-[$rezultati_simulacija_x100.O8])/[$rezultati_analiticki.O8]" office:value-type="float" office:value="0.00178379593418857" calcext:value-type="float">
            <text:p>0.0018</text:p>
          </table:table-cell>
          <table:table-cell table:formula="of:=ABS([$rezultati_analiticki.P8]-[$rezultati_simulacija_x100.P8])/[$rezultati_analiticki.P8]" office:value-type="float" office:value="0.000676722537747561" calcext:value-type="float">
            <text:p>0.0007</text:p>
          </table:table-cell>
          <table:table-cell table:formula="of:=ABS([$rezultati_analiticki.Q8]-[$rezultati_simulacija_x100.Q8])/[$rezultati_analiticki.Q8]" office:value-type="float" office:value="0.000399851248712121" calcext:value-type="float">
            <text:p>0.0004</text:p>
          </table:table-cell>
          <table:table-cell table:formula="of:=ABS([$rezultati_analiticki.R8]-[$rezultati_simulacija_x100.R8])/[$rezultati_analiticki.R8]" office:value-type="float" office:value="0.00104193745005995" calcext:value-type="float">
            <text:p>0.0010</text:p>
          </table:table-cell>
          <table:table-cell table:formula="of:=ABS([$rezultati_analiticki.S8]-[$rezultati_simulacija_x100.S8])/[$rezultati_analiticki.S8]" office:value-type="float" office:value="0.00131843335709598" calcext:value-type="float">
            <text:p>0.0013</text:p>
          </table:table-cell>
          <table:table-cell table:formula="of:=ABS([$rezultati_analiticki.T8]-[$rezultati_simulacija_x100.T8])/[$rezultati_analiticki.T8]" office:value-type="string" office:string-value="" calcext:value-type="error">
            <text:p>#DIV/0!</text:p>
          </table:table-cell>
          <table:table-cell table:formula="of:=ABS([$rezultati_analiticki.U8]-[$rezultati_simulacija_x100.U8])/[$rezultati_analiticki.U8]" office:value-type="string" office:string-value="" calcext:value-type="error">
            <text:p>#DIV/0!</text:p>
          </table:table-cell>
          <table:table-cell table:formula="of:=ABS([$rezultati_analiticki.V8]-[$rezultati_simulacija_x100.V8])/[$rezultati_analiticki.V8]" office:value-type="float" office:value="0.027352677974999" calcext:value-type="float">
            <text:p>0.0274</text:p>
          </table:table-cell>
          <table:table-cell table:formula="of:=ABS([$rezultati_analiticki.W8]-[$rezultati_simulacija_x100.W8])/[$rezultati_analiticki.W8]" office:value-type="float" office:value="0.000458514193592917" calcext:value-type="float">
            <text:p>0.0005</text:p>
          </table:table-cell>
          <table:table-cell table:formula="of:=ABS([$rezultati_analiticki.X8]-[$rezultati_simulacija_x100.X8])/[$rezultati_analiticki.X8]" office:value-type="float" office:value="0.00181149451170256" calcext:value-type="float">
            <text:p>0.0018</text:p>
          </table:table-cell>
          <table:table-cell table:formula="of:=ABS([$rezultati_analiticki.Y8]-[$rezultati_simulacija_x100.Y8])/[$rezultati_analiticki.Y8]" office:value-type="float" office:value="0.00163797896205962" calcext:value-type="float">
            <text:p>0.0016</text:p>
          </table:table-cell>
          <table:table-cell table:formula="of:=ABS([$rezultati_analiticki.Z8]-[$rezultati_simulacija_x100.Z8])/[$rezultati_analiticki.Z8]" office:value-type="float" office:value="0.00243125678763163" calcext:value-type="float">
            <text:p>0.0024</text:p>
          </table:table-cell>
          <table:table-cell table:formula="of:=ABS([$rezultati_analiticki.AA8]-[$rezultati_simulacija_x100.AA8])/[$rezultati_analiticki.AA8]" office:value-type="float" office:value="0.000884852970126673" calcext:value-type="float">
            <text:p>0.0009</text:p>
          </table:table-cell>
          <table:table-cell table:formula="of:=ABS([$rezultati_analiticki.AB8]-[$rezultati_simulacija_x100.AB8])/[$rezultati_analiticki.AB8]" office:value-type="float" office:value="0.00383551827419625" calcext:value-type="float">
            <text:p>0.0038</text:p>
          </table:table-cell>
          <table:table-cell table:formula="of:=ABS([$rezultati_analiticki.AC8]-[$rezultati_simulacija_x100.AC8])/[$rezultati_analiticki.AC8]" office:value-type="string" office:string-value="" calcext:value-type="error">
            <text:p>#DIV/0!</text:p>
          </table:table-cell>
          <table:table-cell table:formula="of:=ABS([$rezultati_analiticki.AD8]-[$rezultati_simulacija_x100.AD8])/[$rezultati_analiticki.AD8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9]-[$rezultati_simulacija_x100.A9])/[$rezultati_analiticki.A9]" office:value-type="float" office:value="0" calcext:value-type="float">
            <text:p>0.0000</text:p>
          </table:table-cell>
          <table:table-cell table:formula="of:=ABS([$rezultati_analiticki.B9]-[$rezultati_simulacija_x100.B9])/[$rezultati_analiticki.B9]" office:value-type="float" office:value="0" calcext:value-type="float">
            <text:p>0.0000</text:p>
          </table:table-cell>
          <table:table-cell table:formula="of:=ABS([$rezultati_analiticki.C9]-[$rezultati_simulacija_x100.C9])/[$rezultati_analiticki.C9]" office:value-type="float" office:value="0.0891753172281008" calcext:value-type="float">
            <text:p>0.0892</text:p>
          </table:table-cell>
          <table:table-cell table:formula="of:=ABS([$rezultati_analiticki.D9]-[$rezultati_simulacija_x100.D9])/[$rezultati_analiticki.D9]" office:value-type="float" office:value="0.00104453266134944" calcext:value-type="float">
            <text:p>0.0010</text:p>
          </table:table-cell>
          <table:table-cell table:formula="of:=ABS([$rezultati_analiticki.E9]-[$rezultati_simulacija_x100.E9])/[$rezultati_analiticki.E9]" office:value-type="float" office:value="0.0000152630837616328" calcext:value-type="float">
            <text:p>0.0000</text:p>
          </table:table-cell>
          <table:table-cell table:formula="of:=ABS([$rezultati_analiticki.F9]-[$rezultati_simulacija_x100.F9])/[$rezultati_analiticki.F9]" office:value-type="float" office:value="0.000201581649722124" calcext:value-type="float">
            <text:p>0.0002</text:p>
          </table:table-cell>
          <table:table-cell table:formula="of:=ABS([$rezultati_analiticki.G9]-[$rezultati_simulacija_x100.G9])/[$rezultati_analiticki.G9]" office:value-type="float" office:value="0.00337800673330102" calcext:value-type="float">
            <text:p>0.0034</text:p>
          </table:table-cell>
          <table:table-cell table:formula="of:=ABS([$rezultati_analiticki.H9]-[$rezultati_simulacija_x100.H9])/[$rezultati_analiticki.H9]" office:value-type="float" office:value="0.00143344575412324" calcext:value-type="float">
            <text:p>0.0014</text:p>
          </table:table-cell>
          <table:table-cell table:formula="of:=ABS([$rezultati_analiticki.I9]-[$rezultati_simulacija_x100.I9])/[$rezultati_analiticki.I9]" office:value-type="float" office:value="0.000720103936379775" calcext:value-type="float">
            <text:p>0.0007</text:p>
          </table:table-cell>
          <table:table-cell table:formula="of:=ABS([$rezultati_analiticki.J9]-[$rezultati_simulacija_x100.J9])/[$rezultati_analiticki.J9]" office:value-type="float" office:value="0.00118290247219498" calcext:value-type="float">
            <text:p>0.0012</text:p>
          </table:table-cell>
          <table:table-cell table:formula="of:=ABS([$rezultati_analiticki.K9]-[$rezultati_simulacija_x100.K9])/[$rezultati_analiticki.K9]" office:value-type="string" office:string-value="" calcext:value-type="error">
            <text:p>#DIV/0!</text:p>
          </table:table-cell>
          <table:table-cell table:formula="of:=ABS([$rezultati_analiticki.L9]-[$rezultati_simulacija_x100.L9])/[$rezultati_analiticki.L9]" office:value-type="string" office:string-value="" calcext:value-type="error">
            <text:p>#DIV/0!</text:p>
          </table:table-cell>
          <table:table-cell table:formula="of:=ABS([$rezultati_analiticki.M9]-[$rezultati_simulacija_x100.M9])/[$rezultati_analiticki.M9]" office:value-type="float" office:value="0.00059865436609293" calcext:value-type="float">
            <text:p>0.0006</text:p>
          </table:table-cell>
          <table:table-cell table:formula="of:=ABS([$rezultati_analiticki.N9]-[$rezultati_simulacija_x100.N9])/[$rezultati_analiticki.N9]" office:value-type="float" office:value="0.000110981102357549" calcext:value-type="float">
            <text:p>0.0001</text:p>
          </table:table-cell>
          <table:table-cell table:formula="of:=ABS([$rezultati_analiticki.O9]-[$rezultati_simulacija_x100.O9])/[$rezultati_analiticki.O9]" office:value-type="float" office:value="0.000264596940713861" calcext:value-type="float">
            <text:p>0.0003</text:p>
          </table:table-cell>
          <table:table-cell table:formula="of:=ABS([$rezultati_analiticki.P9]-[$rezultati_simulacija_x100.P9])/[$rezultati_analiticki.P9]" office:value-type="float" office:value="0.00277724793861816" calcext:value-type="float">
            <text:p>0.0028</text:p>
          </table:table-cell>
          <table:table-cell table:formula="of:=ABS([$rezultati_analiticki.Q9]-[$rezultati_simulacija_x100.Q9])/[$rezultati_analiticki.Q9]" office:value-type="float" office:value="0.000756539930575766" calcext:value-type="float">
            <text:p>0.0008</text:p>
          </table:table-cell>
          <table:table-cell table:formula="of:=ABS([$rezultati_analiticki.R9]-[$rezultati_simulacija_x100.R9])/[$rezultati_analiticki.R9]" office:value-type="float" office:value="0.0011373623324496" calcext:value-type="float">
            <text:p>0.0011</text:p>
          </table:table-cell>
          <table:table-cell table:formula="of:=ABS([$rezultati_analiticki.S9]-[$rezultati_simulacija_x100.S9])/[$rezultati_analiticki.S9]" office:value-type="float" office:value="0.00136433267492679" calcext:value-type="float">
            <text:p>0.0014</text:p>
          </table:table-cell>
          <table:table-cell table:formula="of:=ABS([$rezultati_analiticki.T9]-[$rezultati_simulacija_x100.T9])/[$rezultati_analiticki.T9]" office:value-type="string" office:string-value="" calcext:value-type="error">
            <text:p>#DIV/0!</text:p>
          </table:table-cell>
          <table:table-cell table:formula="of:=ABS([$rezultati_analiticki.U9]-[$rezultati_simulacija_x100.U9])/[$rezultati_analiticki.U9]" office:value-type="string" office:string-value="" calcext:value-type="error">
            <text:p>#DIV/0!</text:p>
          </table:table-cell>
          <table:table-cell table:formula="of:=ABS([$rezultati_analiticki.V9]-[$rezultati_simulacija_x100.V9])/[$rezultati_analiticki.V9]" office:value-type="float" office:value="0.0193757077237674" calcext:value-type="float">
            <text:p>0.0194</text:p>
          </table:table-cell>
          <table:table-cell table:formula="of:=ABS([$rezultati_analiticki.W9]-[$rezultati_simulacija_x100.W9])/[$rezultati_analiticki.W9]" office:value-type="float" office:value="0.0012570774976977" calcext:value-type="float">
            <text:p>0.0013</text:p>
          </table:table-cell>
          <table:table-cell table:formula="of:=ABS([$rezultati_analiticki.X9]-[$rezultati_simulacija_x100.X9])/[$rezultati_analiticki.X9]" office:value-type="float" office:value="0.000577885705388294" calcext:value-type="float">
            <text:p>0.0006</text:p>
          </table:table-cell>
          <table:table-cell table:formula="of:=ABS([$rezultati_analiticki.Y9]-[$rezultati_simulacija_x100.Y9])/[$rezultati_analiticki.Y9]" office:value-type="float" office:value="0.00366981631165403" calcext:value-type="float">
            <text:p>0.0037</text:p>
          </table:table-cell>
          <table:table-cell table:formula="of:=ABS([$rezultati_analiticki.Z9]-[$rezultati_simulacija_x100.Z9])/[$rezultati_analiticki.Z9]" office:value-type="float" office:value="0.064417980390627" calcext:value-type="float">
            <text:p>0.0644</text:p>
          </table:table-cell>
          <table:table-cell table:formula="of:=ABS([$rezultati_analiticki.AA9]-[$rezultati_simulacija_x100.AA9])/[$rezultati_analiticki.AA9]" office:value-type="float" office:value="0.0365459025359762" calcext:value-type="float">
            <text:p>0.0365</text:p>
          </table:table-cell>
          <table:table-cell table:formula="of:=ABS([$rezultati_analiticki.AB9]-[$rezultati_simulacija_x100.AB9])/[$rezultati_analiticki.AB9]" office:value-type="float" office:value="0.174112100919051" calcext:value-type="float">
            <text:p>0.1741</text:p>
          </table:table-cell>
          <table:table-cell table:formula="of:=ABS([$rezultati_analiticki.AC9]-[$rezultati_simulacija_x100.AC9])/[$rezultati_analiticki.AC9]" office:value-type="string" office:string-value="" calcext:value-type="error">
            <text:p>#DIV/0!</text:p>
          </table:table-cell>
          <table:table-cell table:formula="of:=ABS([$rezultati_analiticki.AD9]-[$rezultati_simulacija_x100.AD9])/[$rezultati_analiticki.AD9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0]-[$rezultati_simulacija_x100.A10])/[$rezultati_analiticki.A10]" office:value-type="float" office:value="0" calcext:value-type="float">
            <text:p>0.0000</text:p>
          </table:table-cell>
          <table:table-cell table:formula="of:=ABS([$rezultati_analiticki.B10]-[$rezultati_simulacija_x100.B10])/[$rezultati_analiticki.B10]" office:value-type="float" office:value="0" calcext:value-type="float">
            <text:p>0.0000</text:p>
          </table:table-cell>
          <table:table-cell table:formula="of:=ABS([$rezultati_analiticki.C10]-[$rezultati_simulacija_x100.C10])/[$rezultati_analiticki.C10]" office:value-type="float" office:value="0.000764894919033386" calcext:value-type="float">
            <text:p>0.0008</text:p>
          </table:table-cell>
          <table:table-cell table:formula="of:=ABS([$rezultati_analiticki.D10]-[$rezultati_simulacija_x100.D10])/[$rezultati_analiticki.D10]" office:value-type="float" office:value="0.0000528538397070487" calcext:value-type="float">
            <text:p>0.0001</text:p>
          </table:table-cell>
          <table:table-cell table:formula="of:=ABS([$rezultati_analiticki.E10]-[$rezultati_simulacija_x100.E10])/[$rezultati_analiticki.E10]" office:value-type="float" office:value="0.00100454574073236" calcext:value-type="float">
            <text:p>0.0010</text:p>
          </table:table-cell>
          <table:table-cell table:formula="of:=ABS([$rezultati_analiticki.F10]-[$rezultati_simulacija_x100.F10])/[$rezultati_analiticki.F10]" office:value-type="float" office:value="0.00268008900588099" calcext:value-type="float">
            <text:p>0.0027</text:p>
          </table:table-cell>
          <table:table-cell table:formula="of:=ABS([$rezultati_analiticki.G10]-[$rezultati_simulacija_x100.G10])/[$rezultati_analiticki.G10]" office:value-type="float" office:value="0.0024479255514614" calcext:value-type="float">
            <text:p>0.0024</text:p>
          </table:table-cell>
          <table:table-cell table:formula="of:=ABS([$rezultati_analiticki.H10]-[$rezultati_simulacija_x100.H10])/[$rezultati_analiticki.H10]" office:value-type="float" office:value="0.00134194509366663" calcext:value-type="float">
            <text:p>0.0013</text:p>
          </table:table-cell>
          <table:table-cell table:formula="of:=ABS([$rezultati_analiticki.I10]-[$rezultati_simulacija_x100.I10])/[$rezultati_analiticki.I10]" office:value-type="float" office:value="0.000158919035538664" calcext:value-type="float">
            <text:p>0.0002</text:p>
          </table:table-cell>
          <table:table-cell table:formula="of:=ABS([$rezultati_analiticki.J10]-[$rezultati_simulacija_x100.J10])/[$rezultati_analiticki.J10]" office:value-type="float" office:value="0.00115501411436023" calcext:value-type="float">
            <text:p>0.0012</text:p>
          </table:table-cell>
          <table:table-cell table:formula="of:=ABS([$rezultati_analiticki.K10]-[$rezultati_simulacija_x100.K10])/[$rezultati_analiticki.K10]" office:value-type="float" office:value="0.000776839542080761" calcext:value-type="float">
            <text:p>0.0008</text:p>
          </table:table-cell>
          <table:table-cell table:formula="of:=ABS([$rezultati_analiticki.L10]-[$rezultati_simulacija_x100.L10])/[$rezultati_analiticki.L10]" office:value-type="string" office:string-value="" calcext:value-type="error">
            <text:p>#DIV/0!</text:p>
          </table:table-cell>
          <table:table-cell table:formula="of:=ABS([$rezultati_analiticki.M10]-[$rezultati_simulacija_x100.M10])/[$rezultati_analiticki.M10]" office:value-type="float" office:value="0.0000103598221940184" calcext:value-type="float">
            <text:p>0.0000</text:p>
          </table:table-cell>
          <table:table-cell table:formula="of:=ABS([$rezultati_analiticki.N10]-[$rezultati_simulacija_x100.N10])/[$rezultati_analiticki.N10]" office:value-type="float" office:value="0.00131390560808583" calcext:value-type="float">
            <text:p>0.0013</text:p>
          </table:table-cell>
          <table:table-cell table:formula="of:=ABS([$rezultati_analiticki.O10]-[$rezultati_simulacija_x100.O10])/[$rezultati_analiticki.O10]" office:value-type="float" office:value="0.00151124539773741" calcext:value-type="float">
            <text:p>0.0015</text:p>
          </table:table-cell>
          <table:table-cell table:formula="of:=ABS([$rezultati_analiticki.P10]-[$rezultati_simulacija_x100.P10])/[$rezultati_analiticki.P10]" office:value-type="float" office:value="0.00166129011682615" calcext:value-type="float">
            <text:p>0.0017</text:p>
          </table:table-cell>
          <table:table-cell table:formula="of:=ABS([$rezultati_analiticki.Q10]-[$rezultati_simulacija_x100.Q10])/[$rezultati_analiticki.Q10]" office:value-type="float" office:value="0.000559414764301369" calcext:value-type="float">
            <text:p>0.0006</text:p>
          </table:table-cell>
          <table:table-cell table:formula="of:=ABS([$rezultati_analiticki.R10]-[$rezultati_simulacija_x100.R10])/[$rezultati_analiticki.R10]" office:value-type="float" office:value="0.000501476152516856" calcext:value-type="float">
            <text:p>0.0005</text:p>
          </table:table-cell>
          <table:table-cell table:formula="of:=ABS([$rezultati_analiticki.S10]-[$rezultati_simulacija_x100.S10])/[$rezultati_analiticki.S10]" office:value-type="float" office:value="0.000131925945429344" calcext:value-type="float">
            <text:p>0.0001</text:p>
          </table:table-cell>
          <table:table-cell table:formula="of:=ABS([$rezultati_analiticki.T10]-[$rezultati_simulacija_x100.T10])/[$rezultati_analiticki.T10]" office:value-type="float" office:value="0.00142493177945274" calcext:value-type="float">
            <text:p>0.0014</text:p>
          </table:table-cell>
          <table:table-cell table:formula="of:=ABS([$rezultati_analiticki.U10]-[$rezultati_simulacija_x100.U10])/[$rezultati_analiticki.U10]" office:value-type="string" office:string-value="" calcext:value-type="error">
            <text:p>#DIV/0!</text:p>
          </table:table-cell>
          <table:table-cell table:formula="of:=ABS([$rezultati_analiticki.V10]-[$rezultati_simulacija_x100.V10])/[$rezultati_analiticki.V10]" office:value-type="float" office:value="0.0134073956789881" calcext:value-type="float">
            <text:p>0.0134</text:p>
          </table:table-cell>
          <table:table-cell table:formula="of:=ABS([$rezultati_analiticki.W10]-[$rezultati_simulacija_x100.W10])/[$rezultati_analiticki.W10]" office:value-type="float" office:value="0.000317888721926642" calcext:value-type="float">
            <text:p>0.0003</text:p>
          </table:table-cell>
          <table:table-cell table:formula="of:=ABS([$rezultati_analiticki.X10]-[$rezultati_simulacija_x100.X10])/[$rezultati_analiticki.X10]" office:value-type="float" office:value="0.00448261348936159" calcext:value-type="float">
            <text:p>0.0045</text:p>
          </table:table-cell>
          <table:table-cell table:formula="of:=ABS([$rezultati_analiticki.Y10]-[$rezultati_simulacija_x100.Y10])/[$rezultati_analiticki.Y10]" office:value-type="float" office:value="0.00501146964568735" calcext:value-type="float">
            <text:p>0.0050</text:p>
          </table:table-cell>
          <table:table-cell table:formula="of:=ABS([$rezultati_analiticki.Z10]-[$rezultati_simulacija_x100.Z10])/[$rezultati_analiticki.Z10]" office:value-type="float" office:value="0.0025910762060747" calcext:value-type="float">
            <text:p>0.0026</text:p>
          </table:table-cell>
          <table:table-cell table:formula="of:=ABS([$rezultati_analiticki.AA10]-[$rezultati_simulacija_x100.AA10])/[$rezultati_analiticki.AA10]" office:value-type="float" office:value="0.000734921336884905" calcext:value-type="float">
            <text:p>0.0007</text:p>
          </table:table-cell>
          <table:table-cell table:formula="of:=ABS([$rezultati_analiticki.AB10]-[$rezultati_simulacija_x100.AB10])/[$rezultati_analiticki.AB10]" office:value-type="float" office:value="0.000771690148988099" calcext:value-type="float">
            <text:p>0.0008</text:p>
          </table:table-cell>
          <table:table-cell table:formula="of:=ABS([$rezultati_analiticki.AC10]-[$rezultati_simulacija_x100.AC10])/[$rezultati_analiticki.AC10]" office:value-type="float" office:value="0.000275732651764629" calcext:value-type="float">
            <text:p>0.0003</text:p>
          </table:table-cell>
          <table:table-cell table:formula="of:=ABS([$rezultati_analiticki.AD10]-[$rezultati_simulacija_x100.AD10])/[$rezultati_analiticki.AD10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1]-[$rezultati_simulacija_x100.A11])/[$rezultati_analiticki.A11]" office:value-type="float" office:value="0" calcext:value-type="float">
            <text:p>0.0000</text:p>
          </table:table-cell>
          <table:table-cell table:formula="of:=ABS([$rezultati_analiticki.B11]-[$rezultati_simulacija_x100.B11])/[$rezultati_analiticki.B11]" office:value-type="float" office:value="0" calcext:value-type="float">
            <text:p>0.0000</text:p>
          </table:table-cell>
          <table:table-cell table:formula="of:=ABS([$rezultati_analiticki.C11]-[$rezultati_simulacija_x100.C11])/[$rezultati_analiticki.C11]" office:value-type="float" office:value="0.00363523840825156" calcext:value-type="float">
            <text:p>0.0036</text:p>
          </table:table-cell>
          <table:table-cell table:formula="of:=ABS([$rezultati_analiticki.D11]-[$rezultati_simulacija_x100.D11])/[$rezultati_analiticki.D11]" office:value-type="float" office:value="0.000865925795048704" calcext:value-type="float">
            <text:p>0.0009</text:p>
          </table:table-cell>
          <table:table-cell table:formula="of:=ABS([$rezultati_analiticki.E11]-[$rezultati_simulacija_x100.E11])/[$rezultati_analiticki.E11]" office:value-type="float" office:value="0.000514074933597869" calcext:value-type="float">
            <text:p>0.0005</text:p>
          </table:table-cell>
          <table:table-cell table:formula="of:=ABS([$rezultati_analiticki.F11]-[$rezultati_simulacija_x100.F11])/[$rezultati_analiticki.F11]" office:value-type="float" office:value="0.0017392834384941" calcext:value-type="float">
            <text:p>0.0017</text:p>
          </table:table-cell>
          <table:table-cell table:formula="of:=ABS([$rezultati_analiticki.G11]-[$rezultati_simulacija_x100.G11])/[$rezultati_analiticki.G11]" office:value-type="float" office:value="0.00112196538743055" calcext:value-type="float">
            <text:p>0.0011</text:p>
          </table:table-cell>
          <table:table-cell table:formula="of:=ABS([$rezultati_analiticki.H11]-[$rezultati_simulacija_x100.H11])/[$rezultati_analiticki.H11]" office:value-type="float" office:value="0.00101180023429741" calcext:value-type="float">
            <text:p>0.0010</text:p>
          </table:table-cell>
          <table:table-cell table:formula="of:=ABS([$rezultati_analiticki.I11]-[$rezultati_simulacija_x100.I11])/[$rezultati_analiticki.I11]" office:value-type="float" office:value="0.000679726378297539" calcext:value-type="float">
            <text:p>0.0007</text:p>
          </table:table-cell>
          <table:table-cell table:formula="of:=ABS([$rezultati_analiticki.J11]-[$rezultati_simulacija_x100.J11])/[$rezultati_analiticki.J11]" office:value-type="float" office:value="0.0000772141563655524" calcext:value-type="float">
            <text:p>0.0001</text:p>
          </table:table-cell>
          <table:table-cell table:formula="of:=ABS([$rezultati_analiticki.K11]-[$rezultati_simulacija_x100.K11])/[$rezultati_analiticki.K11]" office:value-type="float" office:value="0.000363285941217658" calcext:value-type="float">
            <text:p>0.0004</text:p>
          </table:table-cell>
          <table:table-cell table:formula="of:=ABS([$rezultati_analiticki.L11]-[$rezultati_simulacija_x100.L11])/[$rezultati_analiticki.L11]" office:value-type="string" office:string-value="" calcext:value-type="error">
            <text:p>#DIV/0!</text:p>
          </table:table-cell>
          <table:table-cell table:formula="of:=ABS([$rezultati_analiticki.M11]-[$rezultati_simulacija_x100.M11])/[$rezultati_analiticki.M11]" office:value-type="float" office:value="0.000324400381281825" calcext:value-type="float">
            <text:p>0.0003</text:p>
          </table:table-cell>
          <table:table-cell table:formula="of:=ABS([$rezultati_analiticki.N11]-[$rezultati_simulacija_x100.N11])/[$rezultati_analiticki.N11]" office:value-type="float" office:value="0.000089389085760477" calcext:value-type="float">
            <text:p>0.0001</text:p>
          </table:table-cell>
          <table:table-cell table:formula="of:=ABS([$rezultati_analiticki.O11]-[$rezultati_simulacija_x100.O11])/[$rezultati_analiticki.O11]" office:value-type="float" office:value="0.00167260019926163" calcext:value-type="float">
            <text:p>0.0017</text:p>
          </table:table-cell>
          <table:table-cell table:formula="of:=ABS([$rezultati_analiticki.P11]-[$rezultati_simulacija_x100.P11])/[$rezultati_analiticki.P11]" office:value-type="float" office:value="0.00121545794753719" calcext:value-type="float">
            <text:p>0.0012</text:p>
          </table:table-cell>
          <table:table-cell table:formula="of:=ABS([$rezultati_analiticki.Q11]-[$rezultati_simulacija_x100.Q11])/[$rezultati_analiticki.Q11]" office:value-type="float" office:value="0.00038424674433881" calcext:value-type="float">
            <text:p>0.0004</text:p>
          </table:table-cell>
          <table:table-cell table:formula="of:=ABS([$rezultati_analiticki.R11]-[$rezultati_simulacija_x100.R11])/[$rezultati_analiticki.R11]" office:value-type="float" office:value="0.000543673226441656" calcext:value-type="float">
            <text:p>0.0005</text:p>
          </table:table-cell>
          <table:table-cell table:formula="of:=ABS([$rezultati_analiticki.S11]-[$rezultati_simulacija_x100.S11])/[$rezultati_analiticki.S11]" office:value-type="float" office:value="0.000512529297189995" calcext:value-type="float">
            <text:p>0.0005</text:p>
          </table:table-cell>
          <table:table-cell table:formula="of:=ABS([$rezultati_analiticki.T11]-[$rezultati_simulacija_x100.T11])/[$rezultati_analiticki.T11]" office:value-type="float" office:value="0.000885033827392163" calcext:value-type="float">
            <text:p>0.0009</text:p>
          </table:table-cell>
          <table:table-cell table:formula="of:=ABS([$rezultati_analiticki.U11]-[$rezultati_simulacija_x100.U11])/[$rezultati_analiticki.U11]" office:value-type="string" office:string-value="" calcext:value-type="error">
            <text:p>#DIV/0!</text:p>
          </table:table-cell>
          <table:table-cell table:formula="of:=ABS([$rezultati_analiticki.V11]-[$rezultati_simulacija_x100.V11])/[$rezultati_analiticki.V11]" office:value-type="float" office:value="0.0211563477166463" calcext:value-type="float">
            <text:p>0.0212</text:p>
          </table:table-cell>
          <table:table-cell table:formula="of:=ABS([$rezultati_analiticki.W11]-[$rezultati_simulacija_x100.W11])/[$rezultati_analiticki.W11]" office:value-type="float" office:value="0.000585342481542934" calcext:value-type="float">
            <text:p>0.0006</text:p>
          </table:table-cell>
          <table:table-cell table:formula="of:=ABS([$rezultati_analiticki.X11]-[$rezultati_simulacija_x100.X11])/[$rezultati_analiticki.X11]" office:value-type="float" office:value="0.0033985905128043" calcext:value-type="float">
            <text:p>0.0034</text:p>
          </table:table-cell>
          <table:table-cell table:formula="of:=ABS([$rezultati_analiticki.Y11]-[$rezultati_simulacija_x100.Y11])/[$rezultati_analiticki.Y11]" office:value-type="float" office:value="0.00000719324698583594" calcext:value-type="float">
            <text:p>0.0000</text:p>
          </table:table-cell>
          <table:table-cell table:formula="of:=ABS([$rezultati_analiticki.Z11]-[$rezultati_simulacija_x100.Z11])/[$rezultati_analiticki.Z11]" office:value-type="float" office:value="0.00309836487699161" calcext:value-type="float">
            <text:p>0.0031</text:p>
          </table:table-cell>
          <table:table-cell table:formula="of:=ABS([$rezultati_analiticki.AA11]-[$rezultati_simulacija_x100.AA11])/[$rezultati_analiticki.AA11]" office:value-type="float" office:value="0.00218592191827602" calcext:value-type="float">
            <text:p>0.0022</text:p>
          </table:table-cell>
          <table:table-cell table:formula="of:=ABS([$rezultati_analiticki.AB11]-[$rezultati_simulacija_x100.AB11])/[$rezultati_analiticki.AB11]" office:value-type="float" office:value="0.000829013398054987" calcext:value-type="float">
            <text:p>0.0008</text:p>
          </table:table-cell>
          <table:table-cell table:formula="of:=ABS([$rezultati_analiticki.AC11]-[$rezultati_simulacija_x100.AC11])/[$rezultati_analiticki.AC11]" office:value-type="float" office:value="0.000955516712964737" calcext:value-type="float">
            <text:p>0.0010</text:p>
          </table:table-cell>
          <table:table-cell table:formula="of:=ABS([$rezultati_analiticki.AD11]-[$rezultati_simulacija_x100.AD11])/[$rezultati_analiticki.AD11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2]-[$rezultati_simulacija_x100.A12])/[$rezultati_analiticki.A12]" office:value-type="float" office:value="0" calcext:value-type="float">
            <text:p>0.0000</text:p>
          </table:table-cell>
          <table:table-cell table:formula="of:=ABS([$rezultati_analiticki.B12]-[$rezultati_simulacija_x100.B12])/[$rezultati_analiticki.B12]" office:value-type="float" office:value="0" calcext:value-type="float">
            <text:p>0.0000</text:p>
          </table:table-cell>
          <table:table-cell table:formula="of:=ABS([$rezultati_analiticki.C12]-[$rezultati_simulacija_x100.C12])/[$rezultati_analiticki.C12]" office:value-type="float" office:value="0.0000677189692684093" calcext:value-type="float">
            <text:p>0.0001</text:p>
          </table:table-cell>
          <table:table-cell table:formula="of:=ABS([$rezultati_analiticki.D12]-[$rezultati_simulacija_x100.D12])/[$rezultati_analiticki.D12]" office:value-type="float" office:value="0.000080772537383757" calcext:value-type="float">
            <text:p>0.0001</text:p>
          </table:table-cell>
          <table:table-cell table:formula="of:=ABS([$rezultati_analiticki.E12]-[$rezultati_simulacija_x100.E12])/[$rezultati_analiticki.E12]" office:value-type="float" office:value="0.00102084447929157" calcext:value-type="float">
            <text:p>0.0010</text:p>
          </table:table-cell>
          <table:table-cell table:formula="of:=ABS([$rezultati_analiticki.F12]-[$rezultati_simulacija_x100.F12])/[$rezultati_analiticki.F12]" office:value-type="float" office:value="0.0000318463590319045" calcext:value-type="float">
            <text:p>0.0000</text:p>
          </table:table-cell>
          <table:table-cell table:formula="of:=ABS([$rezultati_analiticki.G12]-[$rezultati_simulacija_x100.G12])/[$rezultati_analiticki.G12]" office:value-type="float" office:value="0.000190907490108673" calcext:value-type="float">
            <text:p>0.0002</text:p>
          </table:table-cell>
          <table:table-cell table:formula="of:=ABS([$rezultati_analiticki.H12]-[$rezultati_simulacija_x100.H12])/[$rezultati_analiticki.H12]" office:value-type="float" office:value="0.000532331375439492" calcext:value-type="float">
            <text:p>0.0005</text:p>
          </table:table-cell>
          <table:table-cell table:formula="of:=ABS([$rezultati_analiticki.I12]-[$rezultati_simulacija_x100.I12])/[$rezultati_analiticki.I12]" office:value-type="float" office:value="0.000212378069087116" calcext:value-type="float">
            <text:p>0.0002</text:p>
          </table:table-cell>
          <table:table-cell table:formula="of:=ABS([$rezultati_analiticki.J12]-[$rezultati_simulacija_x100.J12])/[$rezultati_analiticki.J12]" office:value-type="float" office:value="0.00168801761375877" calcext:value-type="float">
            <text:p>0.0017</text:p>
          </table:table-cell>
          <table:table-cell table:formula="of:=ABS([$rezultati_analiticki.K12]-[$rezultati_simulacija_x100.K12])/[$rezultati_analiticki.K12]" office:value-type="float" office:value="0.000600267974049247" calcext:value-type="float">
            <text:p>0.0006</text:p>
          </table:table-cell>
          <table:table-cell table:formula="of:=ABS([$rezultati_analiticki.L12]-[$rezultati_simulacija_x100.L12])/[$rezultati_analiticki.L12]" office:value-type="string" office:string-value="" calcext:value-type="error">
            <text:p>#DIV/0!</text:p>
          </table:table-cell>
          <table:table-cell table:formula="of:=ABS([$rezultati_analiticki.M12]-[$rezultati_simulacija_x100.M12])/[$rezultati_analiticki.M12]" office:value-type="float" office:value="0.000274854796368754" calcext:value-type="float">
            <text:p>0.0003</text:p>
          </table:table-cell>
          <table:table-cell table:formula="of:=ABS([$rezultati_analiticki.N12]-[$rezultati_simulacija_x100.N12])/[$rezultati_analiticki.N12]" office:value-type="float" office:value="0.00054374763700004" calcext:value-type="float">
            <text:p>0.0005</text:p>
          </table:table-cell>
          <table:table-cell table:formula="of:=ABS([$rezultati_analiticki.O12]-[$rezultati_simulacija_x100.O12])/[$rezultati_analiticki.O12]" office:value-type="float" office:value="0.000446410433762584" calcext:value-type="float">
            <text:p>0.0004</text:p>
          </table:table-cell>
          <table:table-cell table:formula="of:=ABS([$rezultati_analiticki.P12]-[$rezultati_simulacija_x100.P12])/[$rezultati_analiticki.P12]" office:value-type="float" office:value="0.0000548877321705061" calcext:value-type="float">
            <text:p>0.0001</text:p>
          </table:table-cell>
          <table:table-cell table:formula="of:=ABS([$rezultati_analiticki.Q12]-[$rezultati_simulacija_x100.Q12])/[$rezultati_analiticki.Q12]" office:value-type="float" office:value="0.000422929025138896" calcext:value-type="float">
            <text:p>0.0004</text:p>
          </table:table-cell>
          <table:table-cell table:formula="of:=ABS([$rezultati_analiticki.R12]-[$rezultati_simulacija_x100.R12])/[$rezultati_analiticki.R12]" office:value-type="float" office:value="0.000274942557010776" calcext:value-type="float">
            <text:p>0.0003</text:p>
          </table:table-cell>
          <table:table-cell table:formula="of:=ABS([$rezultati_analiticki.S12]-[$rezultati_simulacija_x100.S12])/[$rezultati_analiticki.S12]" office:value-type="float" office:value="0.00108680098263889" calcext:value-type="float">
            <text:p>0.0011</text:p>
          </table:table-cell>
          <table:table-cell table:formula="of:=ABS([$rezultati_analiticki.T12]-[$rezultati_simulacija_x100.T12])/[$rezultati_analiticki.T12]" office:value-type="float" office:value="0.000469665764119279" calcext:value-type="float">
            <text:p>0.0005</text:p>
          </table:table-cell>
          <table:table-cell table:formula="of:=ABS([$rezultati_analiticki.U12]-[$rezultati_simulacija_x100.U12])/[$rezultati_analiticki.U12]" office:value-type="string" office:string-value="" calcext:value-type="error">
            <text:p>#DIV/0!</text:p>
          </table:table-cell>
          <table:table-cell table:formula="of:=ABS([$rezultati_analiticki.V12]-[$rezultati_simulacija_x100.V12])/[$rezultati_analiticki.V12]" office:value-type="float" office:value="0.0132705504978511" calcext:value-type="float">
            <text:p>0.0133</text:p>
          </table:table-cell>
          <table:table-cell table:formula="of:=ABS([$rezultati_analiticki.W12]-[$rezultati_simulacija_x100.W12])/[$rezultati_analiticki.W12]" office:value-type="float" office:value="0.00127111316232224" calcext:value-type="float">
            <text:p>0.0013</text:p>
          </table:table-cell>
          <table:table-cell table:formula="of:=ABS([$rezultati_analiticki.X12]-[$rezultati_simulacija_x100.X12])/[$rezultati_analiticki.X12]" office:value-type="float" office:value="0.001622881329807" calcext:value-type="float">
            <text:p>0.0016</text:p>
          </table:table-cell>
          <table:table-cell table:formula="of:=ABS([$rezultati_analiticki.Y12]-[$rezultati_simulacija_x100.Y12])/[$rezultati_analiticki.Y12]" office:value-type="float" office:value="0.000293133271113849" calcext:value-type="float">
            <text:p>0.0003</text:p>
          </table:table-cell>
          <table:table-cell table:formula="of:=ABS([$rezultati_analiticki.Z12]-[$rezultati_simulacija_x100.Z12])/[$rezultati_analiticki.Z12]" office:value-type="float" office:value="0.00499114701781352" calcext:value-type="float">
            <text:p>0.0050</text:p>
          </table:table-cell>
          <table:table-cell table:formula="of:=ABS([$rezultati_analiticki.AA12]-[$rezultati_simulacija_x100.AA12])/[$rezultati_analiticki.AA12]" office:value-type="float" office:value="0.00559107044298766" calcext:value-type="float">
            <text:p>0.0056</text:p>
          </table:table-cell>
          <table:table-cell table:formula="of:=ABS([$rezultati_analiticki.AB12]-[$rezultati_simulacija_x100.AB12])/[$rezultati_analiticki.AB12]" office:value-type="float" office:value="0.00651608012258404" calcext:value-type="float">
            <text:p>0.0065</text:p>
          </table:table-cell>
          <table:table-cell table:formula="of:=ABS([$rezultati_analiticki.AC12]-[$rezultati_simulacija_x100.AC12])/[$rezultati_analiticki.AC12]" office:value-type="float" office:value="0.00740325882317794" calcext:value-type="float">
            <text:p>0.0074</text:p>
          </table:table-cell>
          <table:table-cell table:formula="of:=ABS([$rezultati_analiticki.AD12]-[$rezultati_simulacija_x100.AD12])/[$rezultati_analiticki.AD12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3]-[$rezultati_simulacija_x100.A13])/[$rezultati_analiticki.A13]" office:value-type="float" office:value="0" calcext:value-type="float">
            <text:p>0.0000</text:p>
          </table:table-cell>
          <table:table-cell table:formula="of:=ABS([$rezultati_analiticki.B13]-[$rezultati_simulacija_x100.B13])/[$rezultati_analiticki.B13]" office:value-type="float" office:value="0" calcext:value-type="float">
            <text:p>0.0000</text:p>
          </table:table-cell>
          <table:table-cell table:formula="of:=ABS([$rezultati_analiticki.C13]-[$rezultati_simulacija_x100.C13])/[$rezultati_analiticki.C13]" office:value-type="float" office:value="0.111739911636813" calcext:value-type="float">
            <text:p>0.1117</text:p>
          </table:table-cell>
          <table:table-cell table:formula="of:=ABS([$rezultati_analiticki.D13]-[$rezultati_simulacija_x100.D13])/[$rezultati_analiticki.D13]" office:value-type="float" office:value="0.000132488304844421" calcext:value-type="float">
            <text:p>0.0001</text:p>
          </table:table-cell>
          <table:table-cell table:formula="of:=ABS([$rezultati_analiticki.E13]-[$rezultati_simulacija_x100.E13])/[$rezultati_analiticki.E13]" office:value-type="float" office:value="0.000394808295927354" calcext:value-type="float">
            <text:p>0.0004</text:p>
          </table:table-cell>
          <table:table-cell table:formula="of:=ABS([$rezultati_analiticki.F13]-[$rezultati_simulacija_x100.F13])/[$rezultati_analiticki.F13]" office:value-type="float" office:value="0.00110159944882423" calcext:value-type="float">
            <text:p>0.0011</text:p>
          </table:table-cell>
          <table:table-cell table:formula="of:=ABS([$rezultati_analiticki.G13]-[$rezultati_simulacija_x100.G13])/[$rezultati_analiticki.G13]" office:value-type="float" office:value="0.000246214450404054" calcext:value-type="float">
            <text:p>0.0002</text:p>
          </table:table-cell>
          <table:table-cell table:formula="of:=ABS([$rezultati_analiticki.H13]-[$rezultati_simulacija_x100.H13])/[$rezultati_analiticki.H13]" office:value-type="float" office:value="0.00145800571147066" calcext:value-type="float">
            <text:p>0.0015</text:p>
          </table:table-cell>
          <table:table-cell table:formula="of:=ABS([$rezultati_analiticki.I13]-[$rezultati_simulacija_x100.I13])/[$rezultati_analiticki.I13]" office:value-type="float" office:value="0.00177384182540095" calcext:value-type="float">
            <text:p>0.0018</text:p>
          </table:table-cell>
          <table:table-cell table:formula="of:=ABS([$rezultati_analiticki.J13]-[$rezultati_simulacija_x100.J13])/[$rezultati_analiticki.J13]" office:value-type="float" office:value="0.00144214788709189" calcext:value-type="float">
            <text:p>0.0014</text:p>
          </table:table-cell>
          <table:table-cell table:formula="of:=ABS([$rezultati_analiticki.K13]-[$rezultati_simulacija_x100.K13])/[$rezultati_analiticki.K13]" office:value-type="float" office:value="0.00188365667928788" calcext:value-type="float">
            <text:p>0.0019</text:p>
          </table:table-cell>
          <table:table-cell table:formula="of:=ABS([$rezultati_analiticki.L13]-[$rezultati_simulacija_x100.L13])/[$rezultati_analiticki.L13]" office:value-type="string" office:string-value="" calcext:value-type="error">
            <text:p>#DIV/0!</text:p>
          </table:table-cell>
          <table:table-cell table:formula="of:=ABS([$rezultati_analiticki.M13]-[$rezultati_simulacija_x100.M13])/[$rezultati_analiticki.M13]" office:value-type="float" office:value="0.000374795081151518" calcext:value-type="float">
            <text:p>0.0004</text:p>
          </table:table-cell>
          <table:table-cell table:formula="of:=ABS([$rezultati_analiticki.N13]-[$rezultati_simulacija_x100.N13])/[$rezultati_analiticki.N13]" office:value-type="float" office:value="0.000398377015250076" calcext:value-type="float">
            <text:p>0.0004</text:p>
          </table:table-cell>
          <table:table-cell table:formula="of:=ABS([$rezultati_analiticki.O13]-[$rezultati_simulacija_x100.O13])/[$rezultati_analiticki.O13]" office:value-type="float" office:value="0.00116738360684038" calcext:value-type="float">
            <text:p>0.0012</text:p>
          </table:table-cell>
          <table:table-cell table:formula="of:=ABS([$rezultati_analiticki.P13]-[$rezultati_simulacija_x100.P13])/[$rezultati_analiticki.P13]" office:value-type="float" office:value="0.000510206258630233" calcext:value-type="float">
            <text:p>0.0005</text:p>
          </table:table-cell>
          <table:table-cell table:formula="of:=ABS([$rezultati_analiticki.Q13]-[$rezultati_simulacija_x100.Q13])/[$rezultati_analiticki.Q13]" office:value-type="float" office:value="0.0020780754832449" calcext:value-type="float">
            <text:p>0.0021</text:p>
          </table:table-cell>
          <table:table-cell table:formula="of:=ABS([$rezultati_analiticki.R13]-[$rezultati_simulacija_x100.R13])/[$rezultati_analiticki.R13]" office:value-type="float" office:value="0.00182813039346982" calcext:value-type="float">
            <text:p>0.0018</text:p>
          </table:table-cell>
          <table:table-cell table:formula="of:=ABS([$rezultati_analiticki.S13]-[$rezultati_simulacija_x100.S13])/[$rezultati_analiticki.S13]" office:value-type="float" office:value="0.00186071240717172" calcext:value-type="float">
            <text:p>0.0019</text:p>
          </table:table-cell>
          <table:table-cell table:formula="of:=ABS([$rezultati_analiticki.T13]-[$rezultati_simulacija_x100.T13])/[$rezultati_analiticki.T13]" office:value-type="float" office:value="0.00141588952938888" calcext:value-type="float">
            <text:p>0.0014</text:p>
          </table:table-cell>
          <table:table-cell table:formula="of:=ABS([$rezultati_analiticki.U13]-[$rezultati_simulacija_x100.U13])/[$rezultati_analiticki.U13]" office:value-type="string" office:string-value="" calcext:value-type="error">
            <text:p>#DIV/0!</text:p>
          </table:table-cell>
          <table:table-cell table:formula="of:=ABS([$rezultati_analiticki.V13]-[$rezultati_simulacija_x100.V13])/[$rezultati_analiticki.V13]" office:value-type="float" office:value="0.0266289745683659" calcext:value-type="float">
            <text:p>0.0266</text:p>
          </table:table-cell>
          <table:table-cell table:formula="of:=ABS([$rezultati_analiticki.W13]-[$rezultati_simulacija_x100.W13])/[$rezultati_analiticki.W13]" office:value-type="float" office:value="0.000230037355374887" calcext:value-type="float">
            <text:p>0.0002</text:p>
          </table:table-cell>
          <table:table-cell table:formula="of:=ABS([$rezultati_analiticki.X13]-[$rezultati_simulacija_x100.X13])/[$rezultati_analiticki.X13]" office:value-type="float" office:value="0.00593216608584096" calcext:value-type="float">
            <text:p>0.0059</text:p>
          </table:table-cell>
          <table:table-cell table:formula="of:=ABS([$rezultati_analiticki.Y13]-[$rezultati_simulacija_x100.Y13])/[$rezultati_analiticki.Y13]" office:value-type="float" office:value="0.000130752605942703" calcext:value-type="float">
            <text:p>0.0001</text:p>
          </table:table-cell>
          <table:table-cell table:formula="of:=ABS([$rezultati_analiticki.Z13]-[$rezultati_simulacija_x100.Z13])/[$rezultati_analiticki.Z13]" office:value-type="float" office:value="0.138883098681328" calcext:value-type="float">
            <text:p>0.1389</text:p>
          </table:table-cell>
          <table:table-cell table:formula="of:=ABS([$rezultati_analiticki.AA13]-[$rezultati_simulacija_x100.AA13])/[$rezultati_analiticki.AA13]" office:value-type="float" office:value="0.159884414345451" calcext:value-type="float">
            <text:p>0.1599</text:p>
          </table:table-cell>
          <table:table-cell table:formula="of:=ABS([$rezultati_analiticki.AB13]-[$rezultati_simulacija_x100.AB13])/[$rezultati_analiticki.AB13]" office:value-type="float" office:value="0.136044969290845" calcext:value-type="float">
            <text:p>0.1360</text:p>
          </table:table-cell>
          <table:table-cell table:formula="of:=ABS([$rezultati_analiticki.AC13]-[$rezultati_simulacija_x100.AC13])/[$rezultati_analiticki.AC13]" office:value-type="float" office:value="0.162545555734839" calcext:value-type="float">
            <text:p>0.1625</text:p>
          </table:table-cell>
          <table:table-cell table:formula="of:=ABS([$rezultati_analiticki.AD13]-[$rezultati_simulacija_x100.AD13])/[$rezultati_analiticki.AD13]" office:value-type="string" office:string-value="" calcext:value-type="error">
            <text:p>#DIV/0!</text:p>
          </table:table-cell>
        </table:table-row>
        <table:table-row table:style-name="ro1">
          <table:table-cell table:formula="of:=ABS([$rezultati_analiticki.A14]-[$rezultati_simulacija_x100.A14])/[$rezultati_analiticki.A14]" office:value-type="float" office:value="0" calcext:value-type="float">
            <text:p>0.0000</text:p>
          </table:table-cell>
          <table:table-cell table:formula="of:=ABS([$rezultati_analiticki.B14]-[$rezultati_simulacija_x100.B14])/[$rezultati_analiticki.B14]" office:value-type="float" office:value="0" calcext:value-type="float">
            <text:p>0.0000</text:p>
          </table:table-cell>
          <table:table-cell table:formula="of:=ABS([$rezultati_analiticki.C14]-[$rezultati_simulacija_x100.C14])/[$rezultati_analiticki.C14]" office:value-type="float" office:value="0.00194384746896428" calcext:value-type="float">
            <text:p>0.0019</text:p>
          </table:table-cell>
          <table:table-cell table:formula="of:=ABS([$rezultati_analiticki.D14]-[$rezultati_simulacija_x100.D14])/[$rezultati_analiticki.D14]" office:value-type="float" office:value="0.000217920828855253" calcext:value-type="float">
            <text:p>0.0002</text:p>
          </table:table-cell>
          <table:table-cell table:formula="of:=ABS([$rezultati_analiticki.E14]-[$rezultati_simulacija_x100.E14])/[$rezultati_analiticki.E14]" office:value-type="float" office:value="0.00125924797058579" calcext:value-type="float">
            <text:p>0.0013</text:p>
          </table:table-cell>
          <table:table-cell table:formula="of:=ABS([$rezultati_analiticki.F14]-[$rezultati_simulacija_x100.F14])/[$rezultati_analiticki.F14]" office:value-type="float" office:value="0.000753614394392752" calcext:value-type="float">
            <text:p>0.0008</text:p>
          </table:table-cell>
          <table:table-cell table:formula="of:=ABS([$rezultati_analiticki.G14]-[$rezultati_simulacija_x100.G14])/[$rezultati_analiticki.G14]" office:value-type="float" office:value="0.000877837791771" calcext:value-type="float">
            <text:p>0.0009</text:p>
          </table:table-cell>
          <table:table-cell table:formula="of:=ABS([$rezultati_analiticki.H14]-[$rezultati_simulacija_x100.H14])/[$rezultati_analiticki.H14]" office:value-type="float" office:value="0.00210516765019778" calcext:value-type="float">
            <text:p>0.0021</text:p>
          </table:table-cell>
          <table:table-cell table:formula="of:=ABS([$rezultati_analiticki.I14]-[$rezultati_simulacija_x100.I14])/[$rezultati_analiticki.I14]" office:value-type="float" office:value="0.000455625661675111" calcext:value-type="float">
            <text:p>0.0005</text:p>
          </table:table-cell>
          <table:table-cell table:formula="of:=ABS([$rezultati_analiticki.J14]-[$rezultati_simulacija_x100.J14])/[$rezultati_analiticki.J14]" office:value-type="float" office:value="0.00110924462636792" calcext:value-type="float">
            <text:p>0.0011</text:p>
          </table:table-cell>
          <table:table-cell table:formula="of:=ABS([$rezultati_analiticki.K14]-[$rezultati_simulacija_x100.K14])/[$rezultati_analiticki.K14]" office:value-type="float" office:value="0.000462523635159959" calcext:value-type="float">
            <text:p>0.0005</text:p>
          </table:table-cell>
          <table:table-cell table:formula="of:=ABS([$rezultati_analiticki.L14]-[$rezultati_simulacija_x100.L14])/[$rezultati_analiticki.L14]" office:value-type="float" office:value="0.000813215099928511" calcext:value-type="float">
            <text:p>0.0008</text:p>
          </table:table-cell>
          <table:table-cell table:formula="of:=ABS([$rezultati_analiticki.M14]-[$rezultati_simulacija_x100.M14])/[$rezultati_analiticki.M14]" office:value-type="float" office:value="0.000202790599220107" calcext:value-type="float">
            <text:p>0.0002</text:p>
          </table:table-cell>
          <table:table-cell table:formula="of:=ABS([$rezultati_analiticki.N14]-[$rezultati_simulacija_x100.N14])/[$rezultati_analiticki.N14]" office:value-type="float" office:value="0.000706650863762631" calcext:value-type="float">
            <text:p>0.0007</text:p>
          </table:table-cell>
          <table:table-cell table:formula="of:=ABS([$rezultati_analiticki.O14]-[$rezultati_simulacija_x100.O14])/[$rezultati_analiticki.O14]" office:value-type="float" office:value="0.00162473885754215" calcext:value-type="float">
            <text:p>0.0016</text:p>
          </table:table-cell>
          <table:table-cell table:formula="of:=ABS([$rezultati_analiticki.P14]-[$rezultati_simulacija_x100.P14])/[$rezultati_analiticki.P14]" office:value-type="float" office:value="0.00123341900285963" calcext:value-type="float">
            <text:p>0.0012</text:p>
          </table:table-cell>
          <table:table-cell table:formula="of:=ABS([$rezultati_analiticki.Q14]-[$rezultati_simulacija_x100.Q14])/[$rezultati_analiticki.Q14]" office:value-type="float" office:value="0.00234557955036087" calcext:value-type="float">
            <text:p>0.0023</text:p>
          </table:table-cell>
          <table:table-cell table:formula="of:=ABS([$rezultati_analiticki.R14]-[$rezultati_simulacija_x100.R14])/[$rezultati_analiticki.R14]" office:value-type="float" office:value="0.0000892667012785071" calcext:value-type="float">
            <text:p>0.0001</text:p>
          </table:table-cell>
          <table:table-cell table:formula="of:=ABS([$rezultati_analiticki.S14]-[$rezultati_simulacija_x100.S14])/[$rezultati_analiticki.S14]" office:value-type="float" office:value="0.00168787282891944" calcext:value-type="float">
            <text:p>0.0017</text:p>
          </table:table-cell>
          <table:table-cell table:formula="of:=ABS([$rezultati_analiticki.T14]-[$rezultati_simulacija_x100.T14])/[$rezultati_analiticki.T14]" office:value-type="float" office:value="0.000956972986761449" calcext:value-type="float">
            <text:p>0.0010</text:p>
          </table:table-cell>
          <table:table-cell table:formula="of:=ABS([$rezultati_analiticki.U14]-[$rezultati_simulacija_x100.U14])/[$rezultati_analiticki.U14]" office:value-type="float" office:value="0.000320555485008315" calcext:value-type="float">
            <text:p>0.0003</text:p>
          </table:table-cell>
          <table:table-cell table:formula="of:=ABS([$rezultati_analiticki.V14]-[$rezultati_simulacija_x100.V14])/[$rezultati_analiticki.V14]" office:value-type="float" office:value="0.0130355437633345" calcext:value-type="float">
            <text:p>0.0130</text:p>
          </table:table-cell>
          <table:table-cell table:formula="of:=ABS([$rezultati_analiticki.W14]-[$rezultati_simulacija_x100.W14])/[$rezultati_analiticki.W14]" office:value-type="float" office:value="0.00238302505341233" calcext:value-type="float">
            <text:p>0.0024</text:p>
          </table:table-cell>
          <table:table-cell table:formula="of:=ABS([$rezultati_analiticki.X14]-[$rezultati_simulacija_x100.X14])/[$rezultati_analiticki.X14]" office:value-type="float" office:value="0.00129488535865833" calcext:value-type="float">
            <text:p>0.0013</text:p>
          </table:table-cell>
          <table:table-cell table:formula="of:=ABS([$rezultati_analiticki.Y14]-[$rezultati_simulacija_x100.Y14])/[$rezultati_analiticki.Y14]" office:value-type="float" office:value="0.000921400054694886" calcext:value-type="float">
            <text:p>0.0009</text:p>
          </table:table-cell>
          <table:table-cell table:formula="of:=ABS([$rezultati_analiticki.Z14]-[$rezultati_simulacija_x100.Z14])/[$rezultati_analiticki.Z14]" office:value-type="float" office:value="0.0030956323278911" calcext:value-type="float">
            <text:p>0.0031</text:p>
          </table:table-cell>
          <table:table-cell table:formula="of:=ABS([$rezultati_analiticki.AA14]-[$rezultati_simulacija_x100.AA14])/[$rezultati_analiticki.AA14]" office:value-type="float" office:value="0.00020284283498228" calcext:value-type="float">
            <text:p>0.0002</text:p>
          </table:table-cell>
          <table:table-cell table:formula="of:=ABS([$rezultati_analiticki.AB14]-[$rezultati_simulacija_x100.AB14])/[$rezultati_analiticki.AB14]" office:value-type="float" office:value="0.00192358695721503" calcext:value-type="float">
            <text:p>0.0019</text:p>
          </table:table-cell>
          <table:table-cell table:formula="of:=ABS([$rezultati_analiticki.AC14]-[$rezultati_simulacija_x100.AC14])/[$rezultati_analiticki.AC14]" office:value-type="float" office:value="0.00121367805624813" calcext:value-type="float">
            <text:p>0.0012</text:p>
          </table:table-cell>
          <table:table-cell table:formula="of:=ABS([$rezultati_analiticki.AD14]-[$rezultati_simulacija_x100.AD14])/[$rezultati_analiticki.AD14]" office:value-type="float" office:value="0.00183757146133461" calcext:value-type="float">
            <text:p>0.0018</text:p>
          </table:table-cell>
        </table:table-row>
        <table:table-row table:style-name="ro1">
          <table:table-cell table:formula="of:=ABS([$rezultati_analiticki.A15]-[$rezultati_simulacija_x100.A15])/[$rezultati_analiticki.A15]" office:value-type="float" office:value="0" calcext:value-type="float">
            <text:p>0.0000</text:p>
          </table:table-cell>
          <table:table-cell table:formula="of:=ABS([$rezultati_analiticki.B15]-[$rezultati_simulacija_x100.B15])/[$rezultati_analiticki.B15]" office:value-type="float" office:value="0" calcext:value-type="float">
            <text:p>0.0000</text:p>
          </table:table-cell>
          <table:table-cell table:formula="of:=ABS([$rezultati_analiticki.C15]-[$rezultati_simulacija_x100.C15])/[$rezultati_analiticki.C15]" office:value-type="float" office:value="0.0038340682790467" calcext:value-type="float">
            <text:p>0.0038</text:p>
          </table:table-cell>
          <table:table-cell table:formula="of:=ABS([$rezultati_analiticki.D15]-[$rezultati_simulacija_x100.D15])/[$rezultati_analiticki.D15]" office:value-type="float" office:value="0.000205701167327785" calcext:value-type="float">
            <text:p>0.0002</text:p>
          </table:table-cell>
          <table:table-cell table:formula="of:=ABS([$rezultati_analiticki.E15]-[$rezultati_simulacija_x100.E15])/[$rezultati_analiticki.E15]" office:value-type="float" office:value="0.00100258070434154" calcext:value-type="float">
            <text:p>0.0010</text:p>
          </table:table-cell>
          <table:table-cell table:formula="of:=ABS([$rezultati_analiticki.F15]-[$rezultati_simulacija_x100.F15])/[$rezultati_analiticki.F15]" office:value-type="float" office:value="0.000688520758033699" calcext:value-type="float">
            <text:p>0.0007</text:p>
          </table:table-cell>
          <table:table-cell table:formula="of:=ABS([$rezultati_analiticki.G15]-[$rezultati_simulacija_x100.G15])/[$rezultati_analiticki.G15]" office:value-type="float" office:value="0.00178780145513306" calcext:value-type="float">
            <text:p>0.0018</text:p>
          </table:table-cell>
          <table:table-cell table:formula="of:=ABS([$rezultati_analiticki.H15]-[$rezultati_simulacija_x100.H15])/[$rezultati_analiticki.H15]" office:value-type="float" office:value="0.000464528728138217" calcext:value-type="float">
            <text:p>0.0005</text:p>
          </table:table-cell>
          <table:table-cell table:formula="of:=ABS([$rezultati_analiticki.I15]-[$rezultati_simulacija_x100.I15])/[$rezultati_analiticki.I15]" office:value-type="float" office:value="0.000202095532017975" calcext:value-type="float">
            <text:p>0.0002</text:p>
          </table:table-cell>
          <table:table-cell table:formula="of:=ABS([$rezultati_analiticki.J15]-[$rezultati_simulacija_x100.J15])/[$rezultati_analiticki.J15]" office:value-type="float" office:value="0.000661020764184964" calcext:value-type="float">
            <text:p>0.0007</text:p>
          </table:table-cell>
          <table:table-cell table:formula="of:=ABS([$rezultati_analiticki.K15]-[$rezultati_simulacija_x100.K15])/[$rezultati_analiticki.K15]" office:value-type="float" office:value="0.00024230403578291" calcext:value-type="float">
            <text:p>0.0002</text:p>
          </table:table-cell>
          <table:table-cell table:formula="of:=ABS([$rezultati_analiticki.L15]-[$rezultati_simulacija_x100.L15])/[$rezultati_analiticki.L15]" office:value-type="float" office:value="0.000719724725824179" calcext:value-type="float">
            <text:p>0.0007</text:p>
          </table:table-cell>
          <table:table-cell table:formula="of:=ABS([$rezultati_analiticki.M15]-[$rezultati_simulacija_x100.M15])/[$rezultati_analiticki.M15]" office:value-type="float" office:value="0.0000510401831624973" calcext:value-type="float">
            <text:p>0.0001</text:p>
          </table:table-cell>
          <table:table-cell table:formula="of:=ABS([$rezultati_analiticki.N15]-[$rezultati_simulacija_x100.N15])/[$rezultati_analiticki.N15]" office:value-type="float" office:value="0.0000992219894543709" calcext:value-type="float">
            <text:p>0.0001</text:p>
          </table:table-cell>
          <table:table-cell table:formula="of:=ABS([$rezultati_analiticki.O15]-[$rezultati_simulacija_x100.O15])/[$rezultati_analiticki.O15]" office:value-type="float" office:value="0.000367352221329745" calcext:value-type="float">
            <text:p>0.0004</text:p>
          </table:table-cell>
          <table:table-cell table:formula="of:=ABS([$rezultati_analiticki.P15]-[$rezultati_simulacija_x100.P15])/[$rezultati_analiticki.P15]" office:value-type="float" office:value="0.000240277085278091" calcext:value-type="float">
            <text:p>0.0002</text:p>
          </table:table-cell>
          <table:table-cell table:formula="of:=ABS([$rezultati_analiticki.Q15]-[$rezultati_simulacija_x100.Q15])/[$rezultati_analiticki.Q15]" office:value-type="float" office:value="0.000679830170035522" calcext:value-type="float">
            <text:p>0.0007</text:p>
          </table:table-cell>
          <table:table-cell table:formula="of:=ABS([$rezultati_analiticki.R15]-[$rezultati_simulacija_x100.R15])/[$rezultati_analiticki.R15]" office:value-type="float" office:value="0.0000319868096648159" calcext:value-type="float">
            <text:p>0.0000</text:p>
          </table:table-cell>
          <table:table-cell table:formula="of:=ABS([$rezultati_analiticki.S15]-[$rezultati_simulacija_x100.S15])/[$rezultati_analiticki.S15]" office:value-type="float" office:value="0.0000863220131141112" calcext:value-type="float">
            <text:p>0.0001</text:p>
          </table:table-cell>
          <table:table-cell table:formula="of:=ABS([$rezultati_analiticki.T15]-[$rezultati_simulacija_x100.T15])/[$rezultati_analiticki.T15]" office:value-type="float" office:value="0.0000338175119375834" calcext:value-type="float">
            <text:p>0.0000</text:p>
          </table:table-cell>
          <table:table-cell table:formula="of:=ABS([$rezultati_analiticki.U15]-[$rezultati_simulacija_x100.U15])/[$rezultati_analiticki.U15]" office:value-type="float" office:value="0.00033300873273074" calcext:value-type="float">
            <text:p>0.0003</text:p>
          </table:table-cell>
          <table:table-cell table:formula="of:=ABS([$rezultati_analiticki.V15]-[$rezultati_simulacija_x100.V15])/[$rezultati_analiticki.V15]" office:value-type="float" office:value="0.0210022164350773" calcext:value-type="float">
            <text:p>0.0210</text:p>
          </table:table-cell>
          <table:table-cell table:formula="of:=ABS([$rezultati_analiticki.W15]-[$rezultati_simulacija_x100.W15])/[$rezultati_analiticki.W15]" office:value-type="float" office:value="0.000910873330213967" calcext:value-type="float">
            <text:p>0.0009</text:p>
          </table:table-cell>
          <table:table-cell table:formula="of:=ABS([$rezultati_analiticki.X15]-[$rezultati_simulacija_x100.X15])/[$rezultati_analiticki.X15]" office:value-type="float" office:value="0.0010956842161684" calcext:value-type="float">
            <text:p>0.0011</text:p>
          </table:table-cell>
          <table:table-cell table:formula="of:=ABS([$rezultati_analiticki.Y15]-[$rezultati_simulacija_x100.Y15])/[$rezultati_analiticki.Y15]" office:value-type="float" office:value="0.00357736418812774" calcext:value-type="float">
            <text:p>0.0036</text:p>
          </table:table-cell>
          <table:table-cell table:formula="of:=ABS([$rezultati_analiticki.Z15]-[$rezultati_simulacija_x100.Z15])/[$rezultati_analiticki.Z15]" office:value-type="float" office:value="0.000338922271960909" calcext:value-type="float">
            <text:p>0.0003</text:p>
          </table:table-cell>
          <table:table-cell table:formula="of:=ABS([$rezultati_analiticki.AA15]-[$rezultati_simulacija_x100.AA15])/[$rezultati_analiticki.AA15]" office:value-type="float" office:value="0.000821368846031011" calcext:value-type="float">
            <text:p>0.0008</text:p>
          </table:table-cell>
          <table:table-cell table:formula="of:=ABS([$rezultati_analiticki.AB15]-[$rezultati_simulacija_x100.AB15])/[$rezultati_analiticki.AB15]" office:value-type="float" office:value="0.00286651141143028" calcext:value-type="float">
            <text:p>0.0029</text:p>
          </table:table-cell>
          <table:table-cell table:formula="of:=ABS([$rezultati_analiticki.AC15]-[$rezultati_simulacija_x100.AC15])/[$rezultati_analiticki.AC15]" office:value-type="float" office:value="0.000224361244366405" calcext:value-type="float">
            <text:p>0.0002</text:p>
          </table:table-cell>
          <table:table-cell table:formula="of:=ABS([$rezultati_analiticki.AD15]-[$rezultati_simulacija_x100.AD15])/[$rezultati_analiticki.AD15]" office:value-type="float" office:value="0.00235590263458389" calcext:value-type="float">
            <text:p>0.0024</text:p>
          </table:table-cell>
        </table:table-row>
        <table:table-row table:style-name="ro1">
          <table:table-cell table:formula="of:=ABS([$rezultati_analiticki.A16]-[$rezultati_simulacija_x100.A16])/[$rezultati_analiticki.A16]" office:value-type="float" office:value="0" calcext:value-type="float">
            <text:p>0.0000</text:p>
          </table:table-cell>
          <table:table-cell table:formula="of:=ABS([$rezultati_analiticki.B16]-[$rezultati_simulacija_x100.B16])/[$rezultati_analiticki.B16]" office:value-type="float" office:value="0" calcext:value-type="float">
            <text:p>0.0000</text:p>
          </table:table-cell>
          <table:table-cell table:formula="of:=ABS([$rezultati_analiticki.C16]-[$rezultati_simulacija_x100.C16])/[$rezultati_analiticki.C16]" office:value-type="float" office:value="0.00432670615899953" calcext:value-type="float">
            <text:p>0.0043</text:p>
          </table:table-cell>
          <table:table-cell table:formula="of:=ABS([$rezultati_analiticki.D16]-[$rezultati_simulacija_x100.D16])/[$rezultati_analiticki.D16]" office:value-type="float" office:value="0.000270725654995014" calcext:value-type="float">
            <text:p>0.0003</text:p>
          </table:table-cell>
          <table:table-cell table:formula="of:=ABS([$rezultati_analiticki.E16]-[$rezultati_simulacija_x100.E16])/[$rezultati_analiticki.E16]" office:value-type="float" office:value="0.000561247716710082" calcext:value-type="float">
            <text:p>0.0006</text:p>
          </table:table-cell>
          <table:table-cell table:formula="of:=ABS([$rezultati_analiticki.F16]-[$rezultati_simulacija_x100.F16])/[$rezultati_analiticki.F16]" office:value-type="float" office:value="0.000177587540137949" calcext:value-type="float">
            <text:p>0.0002</text:p>
          </table:table-cell>
          <table:table-cell table:formula="of:=ABS([$rezultati_analiticki.G16]-[$rezultati_simulacija_x100.G16])/[$rezultati_analiticki.G16]" office:value-type="float" office:value="0.00033678956819693" calcext:value-type="float">
            <text:p>0.0003</text:p>
          </table:table-cell>
          <table:table-cell table:formula="of:=ABS([$rezultati_analiticki.H16]-[$rezultati_simulacija_x100.H16])/[$rezultati_analiticki.H16]" office:value-type="float" office:value="0.000982792862062932" calcext:value-type="float">
            <text:p>0.0010</text:p>
          </table:table-cell>
          <table:table-cell table:formula="of:=ABS([$rezultati_analiticki.I16]-[$rezultati_simulacija_x100.I16])/[$rezultati_analiticki.I16]" office:value-type="float" office:value="0.00209554208381012" calcext:value-type="float">
            <text:p>0.0021</text:p>
          </table:table-cell>
          <table:table-cell table:formula="of:=ABS([$rezultati_analiticki.J16]-[$rezultati_simulacija_x100.J16])/[$rezultati_analiticki.J16]" office:value-type="float" office:value="0.000357559829872031" calcext:value-type="float">
            <text:p>0.0004</text:p>
          </table:table-cell>
          <table:table-cell table:formula="of:=ABS([$rezultati_analiticki.K16]-[$rezultati_simulacija_x100.K16])/[$rezultati_analiticki.K16]" office:value-type="float" office:value="0.000445530864914715" calcext:value-type="float">
            <text:p>0.0004</text:p>
          </table:table-cell>
          <table:table-cell table:formula="of:=ABS([$rezultati_analiticki.L16]-[$rezultati_simulacija_x100.L16])/[$rezultati_analiticki.L16]" office:value-type="float" office:value="0.000247245451799395" calcext:value-type="float">
            <text:p>0.0002</text:p>
          </table:table-cell>
          <table:table-cell table:formula="of:=ABS([$rezultati_analiticki.M16]-[$rezultati_simulacija_x100.M16])/[$rezultati_analiticki.M16]" office:value-type="float" office:value="0.000104092893070657" calcext:value-type="float">
            <text:p>0.0001</text:p>
          </table:table-cell>
          <table:table-cell table:formula="of:=ABS([$rezultati_analiticki.N16]-[$rezultati_simulacija_x100.N16])/[$rezultati_analiticki.N16]" office:value-type="float" office:value="0.000584252893435727" calcext:value-type="float">
            <text:p>0.0006</text:p>
          </table:table-cell>
          <table:table-cell table:formula="of:=ABS([$rezultati_analiticki.O16]-[$rezultati_simulacija_x100.O16])/[$rezultati_analiticki.O16]" office:value-type="float" office:value="0.000127251860919081" calcext:value-type="float">
            <text:p>0.0001</text:p>
          </table:table-cell>
          <table:table-cell table:formula="of:=ABS([$rezultati_analiticki.P16]-[$rezultati_simulacija_x100.P16])/[$rezultati_analiticki.P16]" office:value-type="float" office:value="0.000532660406018919" calcext:value-type="float">
            <text:p>0.0005</text:p>
          </table:table-cell>
          <table:table-cell table:formula="of:=ABS([$rezultati_analiticki.Q16]-[$rezultati_simulacija_x100.Q16])/[$rezultati_analiticki.Q16]" office:value-type="float" office:value="0.000405821985436406" calcext:value-type="float">
            <text:p>0.0004</text:p>
          </table:table-cell>
          <table:table-cell table:formula="of:=ABS([$rezultati_analiticki.R16]-[$rezultati_simulacija_x100.R16])/[$rezultati_analiticki.R16]" office:value-type="float" office:value="0.00125482377732797" calcext:value-type="float">
            <text:p>0.0013</text:p>
          </table:table-cell>
          <table:table-cell table:formula="of:=ABS([$rezultati_analiticki.S16]-[$rezultati_simulacija_x100.S16])/[$rezultati_analiticki.S16]" office:value-type="float" office:value="0.000516701177714584" calcext:value-type="float">
            <text:p>0.0005</text:p>
          </table:table-cell>
          <table:table-cell table:formula="of:=ABS([$rezultati_analiticki.T16]-[$rezultati_simulacija_x100.T16])/[$rezultati_analiticki.T16]" office:value-type="float" office:value="0.000119734767333421" calcext:value-type="float">
            <text:p>0.0001</text:p>
          </table:table-cell>
          <table:table-cell table:formula="of:=ABS([$rezultati_analiticki.U16]-[$rezultati_simulacija_x100.U16])/[$rezultati_analiticki.U16]" office:value-type="float" office:value="0.000545213971078033" calcext:value-type="float">
            <text:p>0.0005</text:p>
          </table:table-cell>
          <table:table-cell table:formula="of:=ABS([$rezultati_analiticki.V16]-[$rezultati_simulacija_x100.V16])/[$rezultati_analiticki.V16]" office:value-type="float" office:value="0.0141728041866221" calcext:value-type="float">
            <text:p>0.0142</text:p>
          </table:table-cell>
          <table:table-cell table:formula="of:=ABS([$rezultati_analiticki.W16]-[$rezultati_simulacija_x100.W16])/[$rezultati_analiticki.W16]" office:value-type="float" office:value="0.00149885906344861" calcext:value-type="float">
            <text:p>0.0015</text:p>
          </table:table-cell>
          <table:table-cell table:formula="of:=ABS([$rezultati_analiticki.X16]-[$rezultati_simulacija_x100.X16])/[$rezultati_analiticki.X16]" office:value-type="float" office:value="0.00153757926527477" calcext:value-type="float">
            <text:p>0.0015</text:p>
          </table:table-cell>
          <table:table-cell table:formula="of:=ABS([$rezultati_analiticki.Y16]-[$rezultati_simulacija_x100.Y16])/[$rezultati_analiticki.Y16]" office:value-type="float" office:value="0.00100758529935409" calcext:value-type="float">
            <text:p>0.0010</text:p>
          </table:table-cell>
          <table:table-cell table:formula="of:=ABS([$rezultati_analiticki.Z16]-[$rezultati_simulacija_x100.Z16])/[$rezultati_analiticki.Z16]" office:value-type="float" office:value="0.00249192109596354" calcext:value-type="float">
            <text:p>0.0025</text:p>
          </table:table-cell>
          <table:table-cell table:formula="of:=ABS([$rezultati_analiticki.AA16]-[$rezultati_simulacija_x100.AA16])/[$rezultati_analiticki.AA16]" office:value-type="float" office:value="0.00441488960814273" calcext:value-type="float">
            <text:p>0.0044</text:p>
          </table:table-cell>
          <table:table-cell table:formula="of:=ABS([$rezultati_analiticki.AB16]-[$rezultati_simulacija_x100.AB16])/[$rezultati_analiticki.AB16]" office:value-type="float" office:value="0.00113003180080724" calcext:value-type="float">
            <text:p>0.0011</text:p>
          </table:table-cell>
          <table:table-cell table:formula="of:=ABS([$rezultati_analiticki.AC16]-[$rezultati_simulacija_x100.AC16])/[$rezultati_analiticki.AC16]" office:value-type="float" office:value="0.000322464944072988" calcext:value-type="float">
            <text:p>0.0003</text:p>
          </table:table-cell>
          <table:table-cell table:formula="of:=ABS([$rezultati_analiticki.AD16]-[$rezultati_simulacija_x100.AD16])/[$rezultati_analiticki.AD16]" office:value-type="float" office:value="0.0016195294913651" calcext:value-type="float">
            <text:p>0.0016</text:p>
          </table:table-cell>
        </table:table-row>
        <table:table-row table:style-name="ro1">
          <table:table-cell table:formula="of:=ABS([$rezultati_analiticki.A17]-[$rezultati_simulacija_x100.A17])/[$rezultati_analiticki.A17]" office:value-type="float" office:value="0" calcext:value-type="float">
            <text:p>0.0000</text:p>
          </table:table-cell>
          <table:table-cell table:formula="of:=ABS([$rezultati_analiticki.B17]-[$rezultati_simulacija_x100.B17])/[$rezultati_analiticki.B17]" office:value-type="float" office:value="0" calcext:value-type="float">
            <text:p>0.0000</text:p>
          </table:table-cell>
          <table:table-cell table:formula="of:=ABS([$rezultati_analiticki.C17]-[$rezultati_simulacija_x100.C17])/[$rezultati_analiticki.C17]" office:value-type="float" office:value="0.0243615797192062" calcext:value-type="float">
            <text:p>0.0244</text:p>
          </table:table-cell>
          <table:table-cell table:formula="of:=ABS([$rezultati_analiticki.D17]-[$rezultati_simulacija_x100.D17])/[$rezultati_analiticki.D17]" office:value-type="float" office:value="0.000329754445166644" calcext:value-type="float">
            <text:p>0.0003</text:p>
          </table:table-cell>
          <table:table-cell table:formula="of:=ABS([$rezultati_analiticki.E17]-[$rezultati_simulacija_x100.E17])/[$rezultati_analiticki.E17]" office:value-type="float" office:value="0.000287419469565137" calcext:value-type="float">
            <text:p>0.0003</text:p>
          </table:table-cell>
          <table:table-cell table:formula="of:=ABS([$rezultati_analiticki.F17]-[$rezultati_simulacija_x100.F17])/[$rezultati_analiticki.F17]" office:value-type="float" office:value="0.000253393836619548" calcext:value-type="float">
            <text:p>0.0003</text:p>
          </table:table-cell>
          <table:table-cell table:formula="of:=ABS([$rezultati_analiticki.G17]-[$rezultati_simulacija_x100.G17])/[$rezultati_analiticki.G17]" office:value-type="float" office:value="0.0000227174723110509" calcext:value-type="float">
            <text:p>0.0000</text:p>
          </table:table-cell>
          <table:table-cell table:formula="of:=ABS([$rezultati_analiticki.H17]-[$rezultati_simulacija_x100.H17])/[$rezultati_analiticki.H17]" office:value-type="float" office:value="0.000782586364106077" calcext:value-type="float">
            <text:p>0.0008</text:p>
          </table:table-cell>
          <table:table-cell table:formula="of:=ABS([$rezultati_analiticki.I17]-[$rezultati_simulacija_x100.I17])/[$rezultati_analiticki.I17]" office:value-type="float" office:value="0.0000477098687892444" calcext:value-type="float">
            <text:p>0.0000</text:p>
          </table:table-cell>
          <table:table-cell table:formula="of:=ABS([$rezultati_analiticki.J17]-[$rezultati_simulacija_x100.J17])/[$rezultati_analiticki.J17]" office:value-type="float" office:value="0.0000643295910820766" calcext:value-type="float">
            <text:p>0.0001</text:p>
          </table:table-cell>
          <table:table-cell table:formula="of:=ABS([$rezultati_analiticki.K17]-[$rezultati_simulacija_x100.K17])/[$rezultati_analiticki.K17]" office:value-type="float" office:value="0.000981500903988668" calcext:value-type="float">
            <text:p>0.0010</text:p>
          </table:table-cell>
          <table:table-cell table:formula="of:=ABS([$rezultati_analiticki.L17]-[$rezultati_simulacija_x100.L17])/[$rezultati_analiticki.L17]" office:value-type="float" office:value="0.0000257986975354559" calcext:value-type="float">
            <text:p>0.0000</text:p>
          </table:table-cell>
          <table:table-cell table:formula="of:=ABS([$rezultati_analiticki.M17]-[$rezultati_simulacija_x100.M17])/[$rezultati_analiticki.M17]" office:value-type="float" office:value="0.000271469796343418" calcext:value-type="float">
            <text:p>0.0003</text:p>
          </table:table-cell>
          <table:table-cell table:formula="of:=ABS([$rezultati_analiticki.N17]-[$rezultati_simulacija_x100.N17])/[$rezultati_analiticki.N17]" office:value-type="float" office:value="0.000181834460584806" calcext:value-type="float">
            <text:p>0.0002</text:p>
          </table:table-cell>
          <table:table-cell table:formula="of:=ABS([$rezultati_analiticki.O17]-[$rezultati_simulacija_x100.O17])/[$rezultati_analiticki.O17]" office:value-type="float" office:value="0.000232078216432304" calcext:value-type="float">
            <text:p>0.0002</text:p>
          </table:table-cell>
          <table:table-cell table:formula="of:=ABS([$rezultati_analiticki.P17]-[$rezultati_simulacija_x100.P17])/[$rezultati_analiticki.P17]" office:value-type="float" office:value="0.000847858876172817" calcext:value-type="float">
            <text:p>0.0008</text:p>
          </table:table-cell>
          <table:table-cell table:formula="of:=ABS([$rezultati_analiticki.Q17]-[$rezultati_simulacija_x100.Q17])/[$rezultati_analiticki.Q17]" office:value-type="float" office:value="0.00081423340770836" calcext:value-type="float">
            <text:p>0.0008</text:p>
          </table:table-cell>
          <table:table-cell table:formula="of:=ABS([$rezultati_analiticki.R17]-[$rezultati_simulacija_x100.R17])/[$rezultati_analiticki.R17]" office:value-type="float" office:value="0.000185047152452671" calcext:value-type="float">
            <text:p>0.0002</text:p>
          </table:table-cell>
          <table:table-cell table:formula="of:=ABS([$rezultati_analiticki.S17]-[$rezultati_simulacija_x100.S17])/[$rezultati_analiticki.S17]" office:value-type="float" office:value="0.000295910409422361" calcext:value-type="float">
            <text:p>0.0003</text:p>
          </table:table-cell>
          <table:table-cell table:formula="of:=ABS([$rezultati_analiticki.T17]-[$rezultati_simulacija_x100.T17])/[$rezultati_analiticki.T17]" office:value-type="float" office:value="0.0010153342701925" calcext:value-type="float">
            <text:p>0.0010</text:p>
          </table:table-cell>
          <table:table-cell table:formula="of:=ABS([$rezultati_analiticki.U17]-[$rezultati_simulacija_x100.U17])/[$rezultati_analiticki.U17]" office:value-type="float" office:value="0.000279282428390101" calcext:value-type="float">
            <text:p>0.0003</text:p>
          </table:table-cell>
          <table:table-cell table:formula="of:=ABS([$rezultati_analiticki.V17]-[$rezultati_simulacija_x100.V17])/[$rezultati_analiticki.V17]" office:value-type="float" office:value="0.0304035394348148" calcext:value-type="float">
            <text:p>0.0304</text:p>
          </table:table-cell>
          <table:table-cell table:formula="of:=ABS([$rezultati_analiticki.W17]-[$rezultati_simulacija_x100.W17])/[$rezultati_analiticki.W17]" office:value-type="float" office:value="0.000619746853538499" calcext:value-type="float">
            <text:p>0.0006</text:p>
          </table:table-cell>
          <table:table-cell table:formula="of:=ABS([$rezultati_analiticki.X17]-[$rezultati_simulacija_x100.X17])/[$rezultati_analiticki.X17]" office:value-type="float" office:value="0.00103586608650107" calcext:value-type="float">
            <text:p>0.0010</text:p>
          </table:table-cell>
          <table:table-cell table:formula="of:=ABS([$rezultati_analiticki.Y17]-[$rezultati_simulacija_x100.Y17])/[$rezultati_analiticki.Y17]" office:value-type="float" office:value="0.00137575571317254" calcext:value-type="float">
            <text:p>0.0014</text:p>
          </table:table-cell>
          <table:table-cell table:formula="of:=ABS([$rezultati_analiticki.Z17]-[$rezultati_simulacija_x100.Z17])/[$rezultati_analiticki.Z17]" office:value-type="float" office:value="0.00286566760581643" calcext:value-type="float">
            <text:p>0.0029</text:p>
          </table:table-cell>
          <table:table-cell table:formula="of:=ABS([$rezultati_analiticki.AA17]-[$rezultati_simulacija_x100.AA17])/[$rezultati_analiticki.AA17]" office:value-type="float" office:value="0.00279108878209787" calcext:value-type="float">
            <text:p>0.0028</text:p>
          </table:table-cell>
          <table:table-cell table:formula="of:=ABS([$rezultati_analiticki.AB17]-[$rezultati_simulacija_x100.AB17])/[$rezultati_analiticki.AB17]" office:value-type="float" office:value="0.0026532288776303" calcext:value-type="float">
            <text:p>0.0027</text:p>
          </table:table-cell>
          <table:table-cell table:formula="of:=ABS([$rezultati_analiticki.AC17]-[$rezultati_simulacija_x100.AC17])/[$rezultati_analiticki.AC17]" office:value-type="float" office:value="0.00731638348612888" calcext:value-type="float">
            <text:p>0.0073</text:p>
          </table:table-cell>
          <table:table-cell table:formula="of:=ABS([$rezultati_analiticki.AD17]-[$rezultati_simulacija_x100.AD17])/[$rezultati_analiticki.AD17]" office:value-type="float" office:value="0.00239629766679066" calcext:value-type="float">
            <text:p>0.0024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0:47:01.027337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20:49:26.708316039</dc:date>
    <meta:editing-duration>PT26M43S</meta:editing-duration>
    <meta:editing-cycles>16</meta:editing-cycles>
    <meta:document-statistic meta:table-count="5" meta:cell-count="2478" meta:object-count="0"/>
  </office:meta>
</office:document-meta>
</file>